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93in"/>
    </style:style>
    <style:style style:name="co2" style:family="table-column">
      <style:table-column-properties fo:break-before="auto" style:column-width="1.0807in"/>
    </style:style>
    <style:style style:name="co3" style:family="table-column">
      <style:table-column-properties fo:break-before="auto" style:column-width="1.0035in"/>
    </style:style>
    <style:style style:name="co4" style:family="table-column">
      <style:table-column-properties fo:break-before="auto" style:column-width="0.9701in"/>
    </style:style>
    <style:style style:name="co5" style:family="table-column">
      <style:table-column-properties fo:break-before="auto" style:column-width="0.8709in"/>
    </style:style>
    <style:style style:name="co6" style:family="table-column">
      <style:table-column-properties fo:break-before="auto" style:column-width="0.1654in"/>
    </style:style>
    <style:style style:name="co7" style:family="table-column">
      <style:table-column-properties fo:break-before="auto" style:column-width="3.7583in"/>
    </style:style>
    <style:style style:name="co8" style:family="table-column">
      <style:table-column-properties fo:break-before="auto" style:column-width="1.1799in"/>
    </style:style>
    <style:style style:name="co9" style:family="table-column">
      <style:table-column-properties fo:break-before="auto" style:column-width="0.7937in"/>
    </style:style>
    <style:style style:name="co10" style:family="table-column">
      <style:table-column-properties fo:break-before="auto" style:column-width="0.8929in"/>
    </style:style>
    <style:style style:name="co11" style:family="table-column">
      <style:table-column-properties fo:break-before="auto" style:column-width="0.7165in"/>
    </style:style>
    <style:style style:name="co12" style:family="table-column">
      <style:table-column-properties fo:break-before="auto" style:column-width="0.1984in"/>
    </style:style>
    <style:style style:name="co13" style:family="table-column">
      <style:table-column-properties fo:break-before="auto" style:column-width="8.378in"/>
    </style:style>
    <style:style style:name="co14" style:family="table-column">
      <style:table-column-properties fo:break-before="auto" style:column-width="0.948in"/>
    </style:style>
    <style:style style:name="co15" style:family="table-column">
      <style:table-column-properties fo:break-before="auto" style:column-width="0.6398in"/>
    </style:style>
    <style:style style:name="co16" style:family="table-column">
      <style:table-column-properties fo:break-before="auto" style:column-width="0.8043in"/>
    </style:style>
    <style:style style:name="co17" style:family="table-column">
      <style:table-column-properties fo:break-before="auto" style:column-width="0.1866in"/>
    </style:style>
    <style:style style:name="co18" style:family="table-column">
      <style:table-column-properties fo:break-before="auto" style:column-width="7.6937in"/>
    </style:style>
    <style:style style:name="co19" style:family="table-column">
      <style:table-column-properties fo:break-before="auto" style:column-width="1.0138in"/>
    </style:style>
    <style:style style:name="co20" style:family="table-column">
      <style:table-column-properties fo:break-before="auto" style:column-width="0.2862in"/>
    </style:style>
    <style:style style:name="co21" style:family="table-column">
      <style:table-column-properties fo:break-before="auto" style:column-width="7.9591in"/>
    </style:style>
    <style:style style:name="co22" style:family="table-column">
      <style:table-column-properties fo:break-before="auto" style:column-width="0.9366in"/>
    </style:style>
    <style:style style:name="co23" style:family="table-column">
      <style:table-column-properties fo:break-before="auto" style:column-width="0.8264in"/>
    </style:style>
    <style:style style:name="co24" style:family="table-column">
      <style:table-column-properties fo:break-before="auto" style:column-width="0.2091in"/>
    </style:style>
    <style:style style:name="co25" style:family="table-column">
      <style:table-column-properties fo:break-before="auto" style:column-width="4.939in"/>
    </style:style>
    <style:style style:name="ro1" style:family="table-row">
      <style:table-row-properties style:row-height="0.1783in" fo:break-before="auto" style:use-optimal-row-height="true"/>
    </style:style>
    <style:style style:name="ro2" style:family="table-row">
      <style:table-row-properties style:row-height="0.6839in" fo:break-before="auto" style:use-optimal-row-height="true"/>
    </style:style>
    <style:style style:name="ro3" style:family="table-row">
      <style:table-row-properties style:row-height="0.8492in" fo:break-before="auto" style:use-optimal-row-height="true"/>
    </style:style>
    <style:style style:name="ro4" style:family="table-row">
      <style:table-row-properties style:row-height="0.5181in" fo:break-before="auto" style:use-optimal-row-height="true"/>
    </style:style>
    <style:style style:name="ro5" style:family="table-row">
      <style:table-row-properties style:row-height="0.1772in" fo:break-before="auto" style:use-optimal-row-height="false"/>
    </style:style>
    <style:style style:name="ro6" style:family="table-row">
      <style:table-row-properties style:row-height="0.1862in" fo:break-before="auto" style:use-optimal-row-height="true"/>
    </style:style>
    <style:style style:name="ta1" style:family="table" style:master-page-name="PageStyle_5f_restraining_20_orders">
      <style:table-properties table:display="true" style:writing-mode="lr-tb"/>
    </style:style>
    <style:style style:name="ta2" style:family="table" style:master-page-name="PageStyle_5f_DV_20_arrests">
      <style:table-properties table:display="true" style:writing-mode="lr-tb"/>
    </style:style>
    <style:style style:name="ta3" style:family="table" style:master-page-name="PageStyle_5f_DV_20_factors">
      <style:table-properties table:display="true" style:writing-mode="lr-tb"/>
    </style:style>
    <style:style style:name="ta4" style:family="table" style:master-page-name="PageStyle_5f_DV_20_deaths">
      <style:table-properties table:display="true" style:writing-mode="lr-tb"/>
    </style:style>
    <style:style style:name="ta5" style:family="table" style:master-page-name="PageStyle_5f_all_20_arrests">
      <style:table-properties table:display="true" style:writing-mode="lr-tb"/>
    </style:style>
    <number:number-style style:name="N8002" number:language="en" number:country="US">
      <number:number number:decimal-places="2" number:min-integer-digits="1"/>
    </number:number-style>
    <number:number-style style:name="N8003" number:language="en" number:country="US">
      <number:number number:decimal-places="0" number:min-integer-digits="1" number:grouping="true"/>
    </number:number-style>
    <style:style style:name="ce1"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start" fo:margin-left="0in" style:writing-mode="page"/>
    </style:style>
    <style:style style:name="ce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style>
    <style:style style:name="ce3" style:family="table-cell" style:parent-style-name="Excel_20_Built-in_20_Normal">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Excel_20_Built-in_20_Comma"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Excel_20_Built-in_20_Normal" style:data-style-name="N8003"/>
    <style:style style:name="ce6"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Excel_20_Built-in_20_Comma" style:data-style-name="N118">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Excel_20_Built-in_20_Normal" style:data-style-name="N8120"/>
    <style:style style:name="ce9" style:family="table-cell" style:parent-style-name="Excel_20_Built-in_20_Percent">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style>
    <style:style style:name="ce11" style:family="table-cell" style:parent-style-name="Excel_20_Built-in_20_Comma" style:data-style-name="N8003">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Excel_20_Built-in_20_Normal" style:data-style-name="N118"/>
    <style:style style:name="ce15"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center" fo:margin-left="0in" style:writing-mode="page"/>
    </style:style>
    <style:style style:name="ce16" style:family="table-cell" style:parent-style-name="Excel_20_Built-in_20_Normal" style:data-style-name="N8002"/>
    <style:style style:name="ce17" style:family="table-cell" style:parent-style-name="Excel_20_Built-in_20_Normal" style:data-style-name="N117"/>
    <style:style style:name="ce18" style:family="table-cell" style:parent-style-name="Excel_20_Built-in_20_Normal" style:data-style-name="N116"/>
    <style:style style:name="ce19"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20" style:family="table-cell" style:parent-style-name="Excel_20_Built-in_20_Comma">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center" fo:margin-left="0in" style:writing-mode="page"/>
    </style:style>
    <style:style style:name="ce22" style:family="table-cell" style:parent-style-name="Excel_20_Built-in_20_Percen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Excel_20_Built-in_20_Normal" style:data-style-name="N116">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24" style:family="table-cell" style:parent-style-name="Excel_20_Built-in_20_Normal">
      <style:table-cell-properties style:text-align-source="fix" style:repeat-content="false" fo:wrap-option="wrap" fo:border="none" style:direction="ltr" style:rotation-angle="0" style:rotation-align="none" style:shrink-to-fit="false" style:vertical-align="bottom"/>
      <style:paragraph-properties fo:text-align="center" fo:margin-left="0in" style:writing-mode="page"/>
    </style:style>
    <style:style style:name="ce2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Excel_20_Built-in_20_Normal" style:data-style-name="N8129">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29" style:family="table-cell" style:parent-style-name="Excel_20_Built-in_20_Comma" style:data-style-name="N116">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Excel_20_Built-in_20_Comma" style:data-style-name="N118">
      <style:table-cell-properties style:cell-protect="protected" style:print-content="true" style:diagonal-bl-tr="none" style:diagonal-tl-br="none" style:text-align-source="value-type" style:repeat-content="false" fo:background-color="transparent" fo:wrap-option="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Excel_20_Built-in_20_Comma" style:data-style-name="N8129">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restraining orders"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number-columns-repeated="4" table:default-cell-style-name="Excel_20_Built-in_20_Normal"/>
        <table:table-column table:style-name="co1" table:default-cell-style-name="Excel_20_Built-in_20_Normal"/>
        <table:table-column table:style-name="co6" table:default-cell-style-name="Excel_20_Built-in_20_Normal"/>
        <table:table-column table:style-name="co7" table:default-cell-style-name="Excel_20_Built-in_20_Normal"/>
        <table:table-column table:style-name="co1" table:number-columns-repeated="1013" table:default-cell-style-name="Excel_20_Built-in_20_Normal"/>
        <table:table-row table:style-name="ro1">
          <table:table-cell table:style-name="ce1" office:value-type="string" table:number-columns-spanned="3" table:number-rows-spanned="1">
            <text:p>Restraining orders in Connecticut</text:p>
          </table:table-cell>
          <table:covered-table-cell table:number-columns-repeated="2" table:style-name="ce2"/>
          <table:table-cell table:number-columns-repeated="7"/>
          <table:table-cell office:value-type="string">
            <text:p>Repository:</text:p>
          </table:table-cell>
          <table:table-cell table:number-columns-repeated="1013"/>
        </table:table-row>
        <table:table-row table:style-name="ro1">
          <table:table-cell table:style-name="ce2" table:number-columns-repeated="3"/>
          <table:table-cell table:number-columns-repeated="7"/>
          <table:table-cell office:value-type="string">
            <text:p>http://acrosswalls.org/datasets/</text:p>
          </table:table-cell>
          <table:table-cell table:number-columns-repeated="1013"/>
        </table:table-row>
        <table:table-row table:style-name="ro1">
          <table:table-cell table:number-columns-repeated="10"/>
          <table:table-cell office:value-type="string">
            <text:p>Version: 1.0</text:p>
          </table:table-cell>
          <table:table-cell table:number-columns-repeated="1013"/>
        </table:table-row>
        <table:table-row table:style-name="ro1">
          <table:table-cell office:value-type="string">
            <text:p>est. civil petitions in 2008</text:p>
          </table:table-cell>
          <table:table-cell/>
          <table:table-cell table:style-name="ce7" table:formula="of:=[.C6]*([.E16]+[.F16])/[.C5]" office:value-type="float" office:value="14424.0258182167">
            <text:p><text:s/>14,424 </text:p>
          </table:table-cell>
          <table:table-cell table:number-columns-repeated="1021"/>
        </table:table-row>
        <table:table-row table:style-name="ro1">
          <table:table-cell office:value-type="string">
            <text:p>est. civil grant ratio</text:p>
          </table:table-cell>
          <table:table-cell/>
          <table:table-cell table:style-name="ce9" office:value-type="percentage" office:value="0.8">
            <text:p>80%</text:p>
          </table:table-cell>
          <table:table-cell table:number-columns-repeated="7"/>
          <table:table-cell office:value-type="string">
            <text:p>number of orders rising, grant rate falling 2009-2012</text:p>
          </table:table-cell>
          <table:table-cell table:number-columns-repeated="1013"/>
        </table:table-row>
        <table:table-row table:style-name="ro1">
          <table:table-cell office:value-type="string">
            <text:p>est ratio 2008 to 2009</text:p>
          </table:table-cell>
          <table:table-cell/>
          <table:table-cell table:style-name="ce9" table:formula="of:=[.B22]/[.B21]" office:value-type="percentage" office:value="0.907956617717631">
            <text:p>91%</text:p>
          </table:table-cell>
          <table:table-cell table:number-columns-repeated="1021"/>
        </table:table-row>
        <table:table-row table:style-name="ro1">
          <table:table-cell office:value-type="string">
            <text:p>criminal orders issued</text:p>
          </table:table-cell>
          <table:table-cell/>
          <table:table-cell table:style-name="ce5" table:formula="of:=[.C8]*([.C16]+[.D16])" office:value-type="float" office:value="28110.4308898471">
            <text:p>28,110</text:p>
          </table:table-cell>
          <table:table-cell table:number-columns-repeated="1021"/>
        </table:table-row>
        <table:table-row table:style-name="ro1">
          <table:table-cell office:value-type="string">
            <text:p>arrests <text:s/>ratio 2008 to 2009</text:p>
          </table:table-cell>
          <table:table-cell/>
          <table:table-cell table:style-name="ce9" table:formula="of:=[$'DV arrests'.B13]/[$'DV arrests'.B12]" office:value-type="percentage" office:value="0.95672285378283">
            <text:p>96%</text:p>
          </table:table-cell>
          <table:table-cell table:number-columns-repeated="1021"/>
        </table:table-row>
        <table:table-row table:style-name="ro1" table:number-rows-repeated="2">
          <table:table-cell table:number-columns-repeated="2"/>
          <table:table-cell table:style-name="ce5"/>
          <table:table-cell table:number-columns-repeated="1021"/>
        </table:table-row>
        <table:table-row table:style-name="ro1">
          <table:table-cell table:number-columns-repeated="1024"/>
        </table:table-row>
        <table:table-row table:style-name="ro2">
          <table:table-cell table:style-name="ce3" office:value-type="string">
            <text:p>year total</text:p>
          </table:table-cell>
          <table:table-cell table:style-name="ce3" office:value-type="string">
            <text:p>total orders</text:p>
          </table:table-cell>
          <table:table-cell table:style-name="ce10" office:value-type="string">
            <text:p>Family Violence Protective Order 46b-38c</text:p>
          </table:table-cell>
          <table:table-cell table:style-name="ce10" office:value-type="string">
            <text:p>Standing Criminal Restraining Order 53a-40e</text:p>
          </table:table-cell>
          <table:table-cell table:style-name="ce10" office:value-type="string">
            <text:p>Restraining Order Applications 46b-15</text:p>
          </table:table-cell>
          <table:table-cell table:style-name="ce10" office:value-type="string">
            <text:p>Ex Parte Restraining Order 46b-15</text:p>
          </table:table-cell>
          <table:table-cell table:style-name="ce10" office:value-type="string">
            <text:p>Restraining Order After Hearing 46b-15</text:p>
          </table:table-cell>
          <table:table-cell table:style-name="ce10" office:value-type="string">
            <text:p>est. ex parte grant rate</text:p>
          </table:table-cell>
          <table:table-cell table:number-columns-repeated="1016"/>
        </table:table-row>
        <table:table-row table:style-name="ro1">
          <table:table-cell office:value-type="float" office:value="2012">
            <text:p>2012</text:p>
          </table:table-cell>
          <table:table-cell table:style-name="ce5" table:formula="of:=[.C13]+[.D13]+[.F13]+[.G13]" office:value-type="float" office:value="40328">
            <text:p>40,328</text:p>
          </table:table-cell>
          <table:table-cell table:style-name="ce5" office:value-type="float" office:value="31237">
            <text:p>31,237</text:p>
          </table:table-cell>
          <table:table-cell table:style-name="ce5" office:value-type="float" office:value="755">
            <text:p>755</text:p>
          </table:table-cell>
          <table:table-cell table:style-name="ce5" office:value-type="float" office:value="8861">
            <text:p>8,861</text:p>
          </table:table-cell>
          <table:table-cell table:style-name="ce5" office:value-type="float" office:value="5143">
            <text:p>5,143</text:p>
          </table:table-cell>
          <table:table-cell table:style-name="ce5" office:value-type="float" office:value="3193">
            <text:p>3,193</text:p>
          </table:table-cell>
          <table:table-cell table:style-name="ce9" table:formula="of:=[.F13]/[.E13]" office:value-type="percentage" office:value="0.580408531768423">
            <text:p>58%</text:p>
          </table:table-cell>
          <table:table-cell table:number-columns-repeated="2"/>
          <table:table-cell office:value-type="string">
            <text:p>summed from below</text:p>
          </table:table-cell>
          <table:table-cell table:number-columns-repeated="1013"/>
        </table:table-row>
        <table:table-row table:style-name="ro1">
          <table:table-cell office:value-type="float" office:value="2011">
            <text:p>2011</text:p>
          </table:table-cell>
          <table:table-cell table:style-name="ce5" table:formula="of:=[.C14]+[.D14]+[.F14]+[.G14]" office:value-type="float" office:value="41085">
            <text:p>41,085</text:p>
          </table:table-cell>
          <table:table-cell table:style-name="ce5" office:value-type="float" office:value="32111">
            <text:p>32,111</text:p>
          </table:table-cell>
          <table:table-cell table:style-name="ce5" office:value-type="float" office:value="655">
            <text:p>655</text:p>
          </table:table-cell>
          <table:table-cell table:style-name="ce5" office:value-type="float" office:value="9033">
            <text:p>9,033</text:p>
          </table:table-cell>
          <table:table-cell table:style-name="ce5" office:value-type="float" office:value="5150">
            <text:p>5,150</text:p>
          </table:table-cell>
          <table:table-cell table:style-name="ce5" office:value-type="float" office:value="3169">
            <text:p>3,169</text:p>
          </table:table-cell>
          <table:table-cell table:style-name="ce9" table:formula="of:=[.F14]/[.E14]" office:value-type="percentage" office:value="0.570131739178567">
            <text:p>57%</text:p>
          </table:table-cell>
          <table:table-cell table:number-columns-repeated="1016"/>
        </table:table-row>
        <table:table-row table:style-name="ro1">
          <table:table-cell office:value-type="float" office:value="2010">
            <text:p>2010</text:p>
          </table:table-cell>
          <table:table-cell table:style-name="ce5" table:formula="of:=[.C15]+[.D15]+[.F15]+[.G15]" office:value-type="float" office:value="37947">
            <text:p>37,947</text:p>
          </table:table-cell>
          <table:table-cell table:style-name="ce5" office:value-type="float" office:value="30189">
            <text:p>30,189</text:p>
          </table:table-cell>
          <table:table-cell table:style-name="ce5" office:value-type="float" office:value="477">
            <text:p>477</text:p>
          </table:table-cell>
          <table:table-cell table:style-name="ce5" office:value-type="float" office:value="9224">
            <text:p>9,224</text:p>
          </table:table-cell>
          <table:table-cell table:style-name="ce5" office:value-type="float" office:value="5042">
            <text:p>5,042</text:p>
          </table:table-cell>
          <table:table-cell table:style-name="ce5" office:value-type="float" office:value="2239">
            <text:p>2,239</text:p>
          </table:table-cell>
          <table:table-cell table:style-name="ce9" table:formula="of:=[.F15]/[.E15]" office:value-type="percentage" office:value="0.54661751951431">
            <text:p>55%</text:p>
          </table:table-cell>
          <table:table-cell table:number-columns-repeated="1016"/>
        </table:table-row>
        <table:table-row table:style-name="ro1">
          <table:table-cell office:value-type="float" office:value="2009">
            <text:p>2009</text:p>
          </table:table-cell>
          <table:table-cell table:style-name="ce5" table:formula="of:=[.C16]+[.D16]+[.F16]+[.G16]" office:value-type="float" office:value="37375">
            <text:p>37,375</text:p>
          </table:table-cell>
          <table:table-cell table:style-name="ce5" office:value-type="float" office:value="29005">
            <text:p>29,005</text:p>
          </table:table-cell>
          <table:table-cell table:style-name="ce5" office:value-type="float" office:value="377">
            <text:p>377</text:p>
          </table:table-cell>
          <table:table-cell table:style-name="ce5" office:value-type="float" office:value="7519">
            <text:p>7,519</text:p>
          </table:table-cell>
          <table:table-cell table:style-name="ce5" office:value-type="float" office:value="5190">
            <text:p>5,190</text:p>
          </table:table-cell>
          <table:table-cell table:style-name="ce5" office:value-type="float" office:value="2803">
            <text:p>2,803</text:p>
          </table:table-cell>
          <table:table-cell table:style-name="ce9" table:formula="of:=[.F16]/[.E16]" office:value-type="percentage" office:value="0.690251363213193">
            <text:p>69%</text:p>
          </table:table-cell>
          <table:table-cell table:number-columns-repeated="1016"/>
        </table:table-row>
        <table:table-row table:style-name="ro1">
          <table:table-cell office:value-type="string">
            <text:p>est. 2008</text:p>
          </table:table-cell>
          <table:table-cell table:style-name="ce5" table:formula="of:=[.B16]*[.B22]/[.B21]" office:value-type="float" office:value="33934.8785871965">
            <text:p>33,935</text:p>
          </table:table-cell>
          <table:table-cell/>
          <table:table-cell table:style-name="ce5" table:number-columns-repeated="5"/>
          <table:table-cell table:number-columns-repeated="1016"/>
        </table:table-row>
        <table:table-row table:style-name="ro1">
          <table:table-cell table:number-columns-repeated="3"/>
          <table:table-cell table:style-name="ce5" table:number-columns-repeated="5"/>
          <table:table-cell table:number-columns-repeated="1016"/>
        </table:table-row>
        <table:table-row table:style-name="ro3">
          <table:table-cell table:style-name="ce3" office:value-type="string">
            <text:p>year</text:p>
          </table:table-cell>
          <table:table-cell table:style-name="ce6" office:value-type="string">
            <text:p>incoming domestic-relations protection order cases</text:p>
          </table:table-cell>
          <table:table-cell table:number-columns-repeated="1022"/>
        </table:table-row>
        <table:table-row table:style-name="ro1">
          <table:table-cell table:style-name="ce4" office:value-type="float" office:value="2010">
            <text:p>2010</text:p>
          </table:table-cell>
          <table:table-cell table:style-name="ce7" office:value-type="float" office:value="9081.02">
            <text:p><text:s/>9,081 </text:p>
          </table:table-cell>
          <table:table-cell table:number-columns-repeated="8"/>
          <table:table-cell table:style-name="ce3" office:value-type="string">
            <text:p>National Center for State Courts</text:p>
          </table:table-cell>
          <table:table-cell table:number-columns-repeated="1013"/>
        </table:table-row>
        <table:table-row table:style-name="ro1">
          <table:table-cell table:style-name="ce4" office:value-type="float" office:value="2009">
            <text:p>2009</text:p>
          </table:table-cell>
          <table:table-cell table:style-name="ce7" office:value-type="float" office:value="9377.1">
            <text:p><text:s/>9,377 </text:p>
          </table:table-cell>
          <table:table-cell table:number-columns-repeated="8"/>
          <table:table-cell table:style-name="ce3" office:value-type="string">
            <text:p>see workbook punishment-us-ro-ncsc</text:p>
          </table:table-cell>
          <table:table-cell table:number-columns-repeated="1013"/>
        </table:table-row>
        <table:table-row table:style-name="ro1">
          <table:table-cell table:style-name="ce4" office:value-type="float" office:value="2008">
            <text:p>2008</text:p>
          </table:table-cell>
          <table:table-cell table:style-name="ce7" office:value-type="float" office:value="8514">
            <text:p><text:s/>8,514 </text:p>
          </table:table-cell>
          <table:table-cell table:number-columns-repeated="1022"/>
        </table:table-row>
        <table:table-row table:style-name="ro1">
          <table:table-cell table:style-name="ce4" office:value-type="float" office:value="2007">
            <text:p>2007</text:p>
          </table:table-cell>
          <table:table-cell table:style-name="ce7" office:value-type="float" office:value="8479">
            <text:p><text:s/>8,479 </text:p>
          </table:table-cell>
          <table:table-cell table:number-columns-repeated="1022"/>
        </table:table-row>
        <table:table-row table:style-name="ro1">
          <table:table-cell table:style-name="ce4" office:value-type="float" office:value="2004">
            <text:p>2004</text:p>
          </table:table-cell>
          <table:table-cell table:style-name="ce7" office:value-type="float" office:value="7414.37">
            <text:p><text:s/>7,414 </text:p>
          </table:table-cell>
          <table:table-cell table:number-columns-repeated="1022"/>
        </table:table-row>
        <table:table-row table:style-name="ro1">
          <table:table-cell table:style-name="ce4" office:value-type="float" office:value="2003">
            <text:p>2003</text:p>
          </table:table-cell>
          <table:table-cell table:style-name="ce7" office:value-type="float" office:value="5905.5">
            <text:p><text:s/>5,906 </text:p>
          </table:table-cell>
          <table:table-cell table:number-columns-repeated="1022"/>
        </table:table-row>
        <table:table-row table:style-name="ro1">
          <table:table-cell table:number-columns-repeated="1024"/>
        </table:table-row>
        <table:table-row table:style-name="ro1" table:number-rows-repeated="2">
          <table:table-cell table:number-columns-repeated="3"/>
          <table:table-cell table:style-name="ce5" table:number-columns-repeated="5"/>
          <table:table-cell table:number-columns-repeated="1016"/>
        </table:table-row>
        <table:table-row table:style-name="ro1">
          <table:table-cell table:number-columns-repeated="1024"/>
        </table:table-row>
        <table:table-row table:style-name="ro3">
          <table:table-cell table:style-name="ce3" office:value-type="string">
            <text:p>year ending 6/30</text:p>
          </table:table-cell>
          <table:table-cell office:value-type="string">
            <text:p>Start Date</text:p>
          </table:table-cell>
          <table:table-cell office:value-type="string">
            <text:p>End Date</text:p>
          </table:table-cell>
          <table:table-cell table:style-name="ce10" office:value-type="string">
            <text:p>Family Violence Protective Order 46b-38c</text:p>
          </table:table-cell>
          <table:table-cell table:style-name="ce10" office:value-type="string">
            <text:p>Standing Criminal Restraining Order 53a-40e</text:p>
          </table:table-cell>
          <table:table-cell table:style-name="ce10" office:value-type="string">
            <text:p>Restraining Order Applications 46b-15</text:p>
          </table:table-cell>
          <table:table-cell table:style-name="ce10" office:value-type="string">
            <text:p>Ex Parte Restraining Order 46b-15</text:p>
          </table:table-cell>
          <table:table-cell table:style-name="ce10" office:value-type="string">
            <text:p>Restraining Order After Hearing 46b-15</text:p>
          </table:table-cell>
          <table:table-cell table:number-columns-repeated="2"/>
          <table:table-cell table:style-name="ce3" office:value-type="string">
            <text:p>source</text:p>
          </table:table-cell>
          <table:table-cell table:number-columns-repeated="1013"/>
        </table:table-row>
        <table:table-row table:style-name="ro1">
          <table:table-cell office:value-type="float" office:value="2009">
            <text:p>2009</text:p>
          </table:table-cell>
          <table:table-cell table:style-name="ce8" office:value-type="date" office:date-value="2008-07-01">
            <text:p>7/1/2008</text:p>
          </table:table-cell>
          <table:table-cell table:style-name="ce8" office:value-type="date" office:date-value="2009-06-30">
            <text:p>6/30/2009</text:p>
          </table:table-cell>
          <table:table-cell table:style-name="ce5" office:value-type="float" office:value="29005">
            <text:p>29,005</text:p>
          </table:table-cell>
          <table:table-cell table:style-name="ce5" office:value-type="float" office:value="377">
            <text:p>377</text:p>
          </table:table-cell>
          <table:table-cell table:style-name="ce5" office:value-type="float" office:value="7519">
            <text:p>7,519</text:p>
          </table:table-cell>
          <table:table-cell table:style-name="ce5" office:value-type="float" office:value="5190">
            <text:p>5,190</text:p>
          </table:table-cell>
          <table:table-cell table:style-name="ce5" office:value-type="float" office:value="2803">
            <text:p>2,803</text:p>
          </table:table-cell>
          <table:table-cell table:number-columns-repeated="2"/>
          <table:table-cell table:style-name="ce3" office:value-type="string">
            <text:p>State of Connecticut Judicial Branch</text:p>
          </table:table-cell>
          <table:table-cell table:number-columns-repeated="1013"/>
        </table:table-row>
        <table:table-row table:style-name="ro1">
          <table:table-cell office:value-type="float" office:value="2010">
            <text:p>2010</text:p>
          </table:table-cell>
          <table:table-cell table:style-name="ce8" office:value-type="date" office:date-value="2009-07-01">
            <text:p>7/1/2009</text:p>
          </table:table-cell>
          <table:table-cell table:style-name="ce8" office:value-type="date" office:date-value="2009-09-30">
            <text:p>9/30/2009</text:p>
          </table:table-cell>
          <table:table-cell table:style-name="ce5" office:value-type="float" office:value="8753">
            <text:p>8,753</text:p>
          </table:table-cell>
          <table:table-cell table:style-name="ce5" office:value-type="float" office:value="113">
            <text:p>113</text:p>
          </table:table-cell>
          <table:table-cell table:style-name="ce5" office:value-type="float" office:value="2705">
            <text:p>2,705</text:p>
          </table:table-cell>
          <table:table-cell table:style-name="ce5" office:value-type="float" office:value="1519">
            <text:p>1,519</text:p>
          </table:table-cell>
          <table:table-cell table:style-name="ce5" office:value-type="float" office:value="826">
            <text:p>826</text:p>
          </table:table-cell>
          <table:table-cell table:number-columns-repeated="2"/>
          <table:table-cell table:style-name="ce3" office:value-type="string">
            <text:p>Judicial Branch Statistics website</text:p>
          </table:table-cell>
          <table:table-cell table:number-columns-repeated="1013"/>
        </table:table-row>
        <table:table-row table:style-name="ro1">
          <table:table-cell office:value-type="float" office:value="2010">
            <text:p>2010</text:p>
          </table:table-cell>
          <table:table-cell table:style-name="ce8" office:value-type="date" office:date-value="2009-10-01">
            <text:p>10/1/2009</text:p>
          </table:table-cell>
          <table:table-cell table:style-name="ce8" office:value-type="date" office:date-value="2009-12-31">
            <text:p>12/31/2009</text:p>
          </table:table-cell>
          <table:table-cell table:style-name="ce5" office:value-type="float" office:value="6468">
            <text:p>6,468</text:p>
          </table:table-cell>
          <table:table-cell table:style-name="ce5" office:value-type="float" office:value="96">
            <text:p>96</text:p>
          </table:table-cell>
          <table:table-cell table:style-name="ce5" office:value-type="float" office:value="2047">
            <text:p>2,047</text:p>
          </table:table-cell>
          <table:table-cell table:style-name="ce5" office:value-type="float" office:value="1111">
            <text:p>1,111</text:p>
          </table:table-cell>
          <table:table-cell table:style-name="ce5" office:value-type="float" office:value="315">
            <text:p>315</text:p>
          </table:table-cell>
          <table:table-cell table:number-columns-repeated="2"/>
          <table:table-cell table:style-name="ce3" office:value-type="string">
            <text:p><text:s/>Protective Orders / Restraining Orders</text:p>
          </table:table-cell>
          <table:table-cell table:number-columns-repeated="1013"/>
        </table:table-row>
        <table:table-row table:style-name="ro1">
          <table:table-cell office:value-type="float" office:value="2010">
            <text:p>2010</text:p>
          </table:table-cell>
          <table:table-cell table:style-name="ce8" office:value-type="date" office:date-value="2010-01-01">
            <text:p>1/1/2010</text:p>
          </table:table-cell>
          <table:table-cell table:style-name="ce8" office:value-type="date" office:date-value="2010-03-31">
            <text:p>3/31/2010</text:p>
          </table:table-cell>
          <table:table-cell table:style-name="ce5" office:value-type="float" office:value="6640">
            <text:p>6,640</text:p>
          </table:table-cell>
          <table:table-cell table:style-name="ce5" office:value-type="float" office:value="136">
            <text:p>136</text:p>
          </table:table-cell>
          <table:table-cell table:style-name="ce5" office:value-type="float" office:value="2079">
            <text:p>2,079</text:p>
          </table:table-cell>
          <table:table-cell table:style-name="ce5" office:value-type="float" office:value="1085">
            <text:p>1,085</text:p>
          </table:table-cell>
          <table:table-cell table:style-name="ce5" office:value-type="float" office:value="261">
            <text:p>261</text:p>
          </table:table-cell>
          <table:table-cell table:number-columns-repeated="1016"/>
        </table:table-row>
        <table:table-row table:style-name="ro1">
          <table:table-cell office:value-type="float" office:value="2010">
            <text:p>2010</text:p>
          </table:table-cell>
          <table:table-cell table:style-name="ce8" office:value-type="date" office:date-value="2010-04-01">
            <text:p>4/1/2010</text:p>
          </table:table-cell>
          <table:table-cell table:style-name="ce8" office:value-type="date" office:date-value="2010-06-30">
            <text:p>6/30/2010</text:p>
          </table:table-cell>
          <table:table-cell table:style-name="ce5" office:value-type="float" office:value="8328">
            <text:p>8,328</text:p>
          </table:table-cell>
          <table:table-cell table:style-name="ce5" office:value-type="float" office:value="132">
            <text:p>132</text:p>
          </table:table-cell>
          <table:table-cell table:style-name="ce5" office:value-type="float" office:value="2393">
            <text:p>2,393</text:p>
          </table:table-cell>
          <table:table-cell table:style-name="ce5" office:value-type="float" office:value="1327">
            <text:p>1,327</text:p>
          </table:table-cell>
          <table:table-cell table:style-name="ce5" office:value-type="float" office:value="837">
            <text:p>837</text:p>
          </table:table-cell>
          <table:table-cell table:number-columns-repeated="1016"/>
        </table:table-row>
        <table:table-row table:style-name="ro1">
          <table:table-cell office:value-type="float" office:value="2011">
            <text:p>2011</text:p>
          </table:table-cell>
          <table:table-cell table:style-name="ce8" office:value-type="date" office:date-value="2010-07-01">
            <text:p>7/1/2010</text:p>
          </table:table-cell>
          <table:table-cell table:style-name="ce8" office:value-type="date" office:date-value="2010-09-30">
            <text:p>9/30/2010</text:p>
          </table:table-cell>
          <table:table-cell table:style-name="ce5" office:value-type="float" office:value="8830">
            <text:p>8,830</text:p>
          </table:table-cell>
          <table:table-cell table:style-name="ce5" office:value-type="float" office:value="174">
            <text:p>174</text:p>
          </table:table-cell>
          <table:table-cell table:style-name="ce5" office:value-type="float" office:value="2595">
            <text:p>2,595</text:p>
          </table:table-cell>
          <table:table-cell table:style-name="ce5" office:value-type="float" office:value="1508">
            <text:p>1,508</text:p>
          </table:table-cell>
          <table:table-cell table:style-name="ce5" office:value-type="float" office:value="943">
            <text:p>943</text:p>
          </table:table-cell>
          <table:table-cell table:number-columns-repeated="1016"/>
        </table:table-row>
        <table:table-row table:style-name="ro1">
          <table:table-cell office:value-type="float" office:value="2011">
            <text:p>2011</text:p>
          </table:table-cell>
          <table:table-cell table:style-name="ce8" office:value-type="date" office:date-value="2010-10-01">
            <text:p>10/1/2010</text:p>
          </table:table-cell>
          <table:table-cell table:style-name="ce8" office:value-type="date" office:date-value="2010-12-31">
            <text:p>12/31/2010</text:p>
          </table:table-cell>
          <table:table-cell table:style-name="ce5" office:value-type="float" office:value="7551">
            <text:p>7,551</text:p>
          </table:table-cell>
          <table:table-cell table:style-name="ce5" office:value-type="float" office:value="155">
            <text:p>155</text:p>
          </table:table-cell>
          <table:table-cell table:style-name="ce5" office:value-type="float" office:value="2045">
            <text:p>2,045</text:p>
          </table:table-cell>
          <table:table-cell table:style-name="ce5" office:value-type="float" office:value="1174">
            <text:p>1,174</text:p>
          </table:table-cell>
          <table:table-cell table:style-name="ce5" office:value-type="float" office:value="768">
            <text:p>768</text:p>
          </table:table-cell>
          <table:table-cell table:number-columns-repeated="1016"/>
        </table:table-row>
        <table:table-row table:style-name="ro1">
          <table:table-cell office:value-type="float" office:value="2011">
            <text:p>2011</text:p>
          </table:table-cell>
          <table:table-cell table:style-name="ce8" office:value-type="date" office:date-value="2011-01-01">
            <text:p>1/1/2011</text:p>
          </table:table-cell>
          <table:table-cell table:style-name="ce8" office:value-type="date" office:date-value="2011-03-31">
            <text:p>3/31/2011</text:p>
          </table:table-cell>
          <table:table-cell table:style-name="ce5" office:value-type="float" office:value="7606">
            <text:p>7,606</text:p>
          </table:table-cell>
          <table:table-cell table:style-name="ce5" office:value-type="float" office:value="144">
            <text:p>144</text:p>
          </table:table-cell>
          <table:table-cell table:style-name="ce5" office:value-type="float" office:value="1948">
            <text:p>1,948</text:p>
          </table:table-cell>
          <table:table-cell table:style-name="ce5" office:value-type="float" office:value="1151">
            <text:p>1,151</text:p>
          </table:table-cell>
          <table:table-cell table:style-name="ce5" office:value-type="float" office:value="673">
            <text:p>673</text:p>
          </table:table-cell>
          <table:table-cell table:number-columns-repeated="1016"/>
        </table:table-row>
        <table:table-row table:style-name="ro1">
          <table:table-cell office:value-type="float" office:value="2011">
            <text:p>2011</text:p>
          </table:table-cell>
          <table:table-cell table:style-name="ce8" office:value-type="date" office:date-value="2011-04-01">
            <text:p>4/1/2011</text:p>
          </table:table-cell>
          <table:table-cell table:style-name="ce8" office:value-type="date" office:date-value="2011-06-30">
            <text:p>6/30/2011</text:p>
          </table:table-cell>
          <table:table-cell table:style-name="ce5" office:value-type="float" office:value="8124">
            <text:p>8,124</text:p>
          </table:table-cell>
          <table:table-cell table:style-name="ce5" office:value-type="float" office:value="182">
            <text:p>182</text:p>
          </table:table-cell>
          <table:table-cell table:style-name="ce5" office:value-type="float" office:value="2445">
            <text:p>2,445</text:p>
          </table:table-cell>
          <table:table-cell table:style-name="ce5" office:value-type="float" office:value="1317">
            <text:p>1,317</text:p>
          </table:table-cell>
          <table:table-cell table:style-name="ce5" office:value-type="float" office:value="785">
            <text:p>785</text:p>
          </table:table-cell>
          <table:table-cell table:number-columns-repeated="1016"/>
        </table:table-row>
        <table:table-row table:style-name="ro1">
          <table:table-cell office:value-type="float" office:value="2012">
            <text:p>2012</text:p>
          </table:table-cell>
          <table:table-cell table:style-name="ce8" office:value-type="date" office:date-value="2011-07-01">
            <text:p>7/1/2011</text:p>
          </table:table-cell>
          <table:table-cell table:style-name="ce8" office:value-type="date" office:date-value="2011-09-30">
            <text:p>9/30/2011</text:p>
          </table:table-cell>
          <table:table-cell table:style-name="ce5" office:value-type="float" office:value="8478">
            <text:p>8,478</text:p>
          </table:table-cell>
          <table:table-cell table:style-name="ce5" office:value-type="float" office:value="155">
            <text:p>155</text:p>
          </table:table-cell>
          <table:table-cell table:style-name="ce5" office:value-type="float" office:value="2490">
            <text:p>2,490</text:p>
          </table:table-cell>
          <table:table-cell table:style-name="ce5" office:value-type="float" office:value="1342">
            <text:p>1,342</text:p>
          </table:table-cell>
          <table:table-cell table:style-name="ce5" office:value-type="float" office:value="804">
            <text:p>804</text:p>
          </table:table-cell>
          <table:table-cell table:number-columns-repeated="1016"/>
        </table:table-row>
        <table:table-row table:style-name="ro1">
          <table:table-cell office:value-type="float" office:value="2012">
            <text:p>2012</text:p>
          </table:table-cell>
          <table:table-cell table:style-name="ce8" office:value-type="date" office:date-value="2011-10-01">
            <text:p>10/1/2011</text:p>
          </table:table-cell>
          <table:table-cell table:style-name="ce8" office:value-type="date" office:date-value="2011-12-31">
            <text:p>12/31/2011</text:p>
          </table:table-cell>
          <table:table-cell table:style-name="ce5" office:value-type="float" office:value="7562">
            <text:p>7,562</text:p>
          </table:table-cell>
          <table:table-cell table:style-name="ce5" office:value-type="float" office:value="193">
            <text:p>193</text:p>
          </table:table-cell>
          <table:table-cell table:style-name="ce5" office:value-type="float" office:value="1979">
            <text:p>1,979</text:p>
          </table:table-cell>
          <table:table-cell table:style-name="ce5" office:value-type="float" office:value="1165">
            <text:p>1,165</text:p>
          </table:table-cell>
          <table:table-cell table:style-name="ce5" office:value-type="float" office:value="762">
            <text:p>762</text:p>
          </table:table-cell>
          <table:table-cell table:number-columns-repeated="1016"/>
        </table:table-row>
        <table:table-row table:style-name="ro1">
          <table:table-cell office:value-type="float" office:value="2012">
            <text:p>2012</text:p>
          </table:table-cell>
          <table:table-cell table:style-name="ce8" office:value-type="date" office:date-value="2012-01-01">
            <text:p>1/1/2012</text:p>
          </table:table-cell>
          <table:table-cell table:style-name="ce8" office:value-type="date" office:date-value="2012-03-31">
            <text:p>3/31/2012</text:p>
          </table:table-cell>
          <table:table-cell table:style-name="ce5" office:value-type="float" office:value="7369">
            <text:p>7,369</text:p>
          </table:table-cell>
          <table:table-cell table:style-name="ce5" office:value-type="float" office:value="202">
            <text:p>202</text:p>
          </table:table-cell>
          <table:table-cell table:style-name="ce5" office:value-type="float" office:value="2048">
            <text:p>2,048</text:p>
          </table:table-cell>
          <table:table-cell table:style-name="ce5" office:value-type="float" office:value="1214">
            <text:p>1,214</text:p>
          </table:table-cell>
          <table:table-cell table:style-name="ce5" office:value-type="float" office:value="724">
            <text:p>724</text:p>
          </table:table-cell>
          <table:table-cell table:number-columns-repeated="1016"/>
        </table:table-row>
        <table:table-row table:style-name="ro1">
          <table:table-cell office:value-type="float" office:value="2012">
            <text:p>2012</text:p>
          </table:table-cell>
          <table:table-cell table:style-name="ce8" office:value-type="date" office:date-value="2012-04-01">
            <text:p>4/1/2012</text:p>
          </table:table-cell>
          <table:table-cell table:style-name="ce8" office:value-type="date" office:date-value="2012-06-30">
            <text:p>6/30/2012</text:p>
          </table:table-cell>
          <table:table-cell table:style-name="ce5" office:value-type="float" office:value="7828">
            <text:p>7,828</text:p>
          </table:table-cell>
          <table:table-cell table:style-name="ce5" office:value-type="float" office:value="205">
            <text:p>205</text:p>
          </table:table-cell>
          <table:table-cell table:style-name="ce5" office:value-type="float" office:value="2344">
            <text:p>2,344</text:p>
          </table:table-cell>
          <table:table-cell table:style-name="ce5" office:value-type="float" office:value="1422">
            <text:p>1,422</text:p>
          </table:table-cell>
          <table:table-cell table:style-name="ce5" office:value-type="float" office:value="903">
            <text:p>903</text:p>
          </table:table-cell>
          <table:table-cell table:number-columns-repeated="1016"/>
        </table:table-row>
        <table:table-row table:style-name="ro1">
          <table:table-cell office:value-type="float" office:value="2013">
            <text:p>2013</text:p>
          </table:table-cell>
          <table:table-cell table:style-name="ce8" office:value-type="date" office:date-value="2012-07-01">
            <text:p>7/1/2012</text:p>
          </table:table-cell>
          <table:table-cell table:style-name="ce8" office:value-type="date" office:date-value="2012-09-30">
            <text:p>9/30/2012</text:p>
          </table:table-cell>
          <table:table-cell table:style-name="ce11" office:value-type="float" office:value="7998">
            <text:p>7,998</text:p>
          </table:table-cell>
          <table:table-cell table:style-name="ce11" office:value-type="float" office:value="233">
            <text:p>233</text:p>
          </table:table-cell>
          <table:table-cell table:style-name="ce11" office:value-type="float" office:value="2569">
            <text:p>2,569</text:p>
          </table:table-cell>
          <table:table-cell table:style-name="ce11" office:value-type="float" office:value="1502">
            <text:p>1,502</text:p>
          </table:table-cell>
          <table:table-cell table:style-name="ce11" office:value-type="float" office:value="874">
            <text:p>874</text:p>
          </table:table-cell>
          <table:table-cell table:number-columns-repeated="1016"/>
        </table:table-row>
        <table:table-row table:style-name="ro1">
          <table:table-cell office:value-type="float" office:value="2013">
            <text:p>2013</text:p>
          </table:table-cell>
          <table:table-cell table:style-name="ce8" office:value-type="date" office:date-value="2012-10-01">
            <text:p>10/1/2012</text:p>
          </table:table-cell>
          <table:table-cell table:style-name="ce8" office:value-type="date" office:date-value="2012-12-31">
            <text:p>12/31/2012</text:p>
          </table:table-cell>
          <table:table-cell table:style-name="ce11" office:value-type="float" office:value="7203">
            <text:p>7,203</text:p>
          </table:table-cell>
          <table:table-cell table:style-name="ce11" office:value-type="float" office:value="229">
            <text:p>229</text:p>
          </table:table-cell>
          <table:table-cell table:style-name="ce11" office:value-type="float" office:value="1976">
            <text:p>1,976</text:p>
          </table:table-cell>
          <table:table-cell table:style-name="ce11" office:value-type="float" office:value="1190">
            <text:p>1,190</text:p>
          </table:table-cell>
          <table:table-cell table:style-name="ce11" office:value-type="float" office:value="733">
            <text:p>733</text:p>
          </table:table-cell>
          <table:table-cell table:number-columns-repeated="1016"/>
        </table:table-row>
        <table:table-row table:style-name="ro1">
          <table:table-cell/>
          <table:table-cell table:style-name="ce8" table:number-columns-repeated="2"/>
          <table:table-cell table:number-columns-repeated="1021"/>
        </table:table-row>
        <table:table-row table:style-name="ro1">
          <table:table-cell table:number-columns-repeated="1024"/>
        </table:table-row>
        <table:table-row table:style-name="ro1">
          <table:table-cell table:style-name="ce3" office:value-type="string">
            <text:p>Definitions</text:p>
          </table:table-cell>
          <table:table-cell table:number-columns-repeated="9"/>
          <table:table-cell table:style-name="ce3" office:value-type="string">
            <text:p>Judicial Branch Statistics website</text:p>
          </table:table-cell>
          <table:table-cell table:number-columns-repeated="1013"/>
        </table:table-row>
        <table:table-row table:style-name="ro1">
          <table:table-cell office:value-type="string">
            <text:p>Family Violence Protective Order (section 46b-38c of the Connecticut General Statutes) is an order that is issued at the time of arraignment during a criminal proceeding. Usually these orders are recommended by either the family relations office or in some cases the state's attorney's office. These orders are usually in effect from the date they are issued until the criminal case is sentenced and/or disposed of. In some cases a protective order can be removed prior to the underlying case being settled.</text:p>
          </table:table-cell>
          <table:table-cell table:number-columns-repeated="1023"/>
        </table:table-row>
        <table:table-row table:style-name="ro1">
          <table:table-cell office:value-type="string">
            <text:p><text:s/></text:p>
          </table:table-cell>
          <table:table-cell table:number-columns-repeated="1023"/>
        </table:table-row>
        <table:table-row table:style-name="ro1">
          <table:table-cell office:value-type="string">
            <text:p>Standing Criminal Restraining Order (section 53a-40e of the Connecticut General Statutes) is an order that is issued usually at the end of a criminal case. These are lifetime orders and remain in effect until further order of the court. This order type is generally issued when it is a more severe criminal case.</text:p>
          </table:table-cell>
          <table:table-cell table:number-columns-repeated="1023"/>
        </table:table-row>
        <table:table-row table:style-name="ro1">
          <table:table-cell office:value-type="string">
            <text:p><text:s/></text:p>
          </table:table-cell>
          <table:table-cell table:number-columns-repeated="1023"/>
        </table:table-row>
        <table:table-row table:style-name="ro1">
          <table:table-cell office:value-type="string">
            <text:p>Restraining Order Application (section 46b-15 of the Connecticut General Statutes) is an application for a restraining order ex parte (immediate). It is given out at the clerk's office to people who come in for relief from abuse in family cases. A Judge reviews the application and affidavit, and decides whether or not to issue a restraining order relief from abuse. If one is issued, the application is then updated to an ex parte restraining order. The Judge can also deny the ex parte relief and issue an Order for Hearing and Notice Summons.</text:p>
          </table:table-cell>
          <table:table-cell table:number-columns-repeated="1023"/>
        </table:table-row>
        <table:table-row table:style-name="ro1">
          <table:table-cell office:value-type="string">
            <text:p><text:s/></text:p>
          </table:table-cell>
          <table:table-cell table:number-columns-repeated="1023"/>
        </table:table-row>
        <table:table-row table:style-name="ro1">
          <table:table-cell office:value-type="string">
            <text:p>Ex Parte Restraining Order (section 46b-15 of the Connecticut General Statutes) is an order issued by the family court when someone has completed the restraining order application. The Judge has reviewed the application and affidavit, and issues a temporary ex parte restraining order. A hearing date is scheduled, and the respondent must be notified. Generally speaking, this order is good for for 14 days, or until the date of the hearing. (Hearings can be scheduled before the 14-day time limit).</text:p>
          </table:table-cell>
          <table:table-cell table:number-columns-repeated="1023"/>
        </table:table-row>
        <table:table-row table:style-name="ro1">
          <table:table-cell office:value-type="string">
            <text:p><text:s/></text:p>
          </table:table-cell>
          <table:table-cell table:number-columns-repeated="1023"/>
        </table:table-row>
        <table:table-row table:style-name="ro1">
          <table:table-cell office:value-type="string">
            <text:p>Restraining Order After Hearing (section 46b-15 of the Connecticut General Statutes) is issued after a hearing on an ex parte restraining order, or an Order for Hearing and Notice Summons. Again, this order type is issued out of the family court. Generally speaking, it is effective for 6 months from the date of the hearing. A victim/applicant can request that the restraining order after the hearing be extended when the 6 months is about to run out. They must file a motion to extend and the respondent must again get notice</text:p>
          </table:table-cell>
          <table:table-cell table:number-columns-repeated="1023"/>
        </table:table-row>
        <table:table-row table:style-name="ro1" table:number-rows-repeated="3">
          <table:table-cell table:number-columns-repeated="1024"/>
        </table:table-row>
        <table:table-row table:style-name="ro1">
          <table:table-cell table:style-name="ce3" office:value-type="string">
            <text:p>Restraining orders</text:p>
          </table:table-cell>
          <table:table-cell table:number-columns-repeated="1023"/>
        </table:table-row>
        <table:table-row table:style-name="ro1">
          <table:table-cell office:value-type="string">
            <text:p>Year</text:p>
          </table:table-cell>
          <table:table-cell office:value-type="string">
            <text:p>Total</text:p>
          </table:table-cell>
          <table:table-cell office:value-type="string">
            <text:p>Ex Parte Orders</text:p>
          </table:table-cell>
          <table:table-cell office:value-type="string">
            <text:p>Orders Issued After a Hearing</text:p>
          </table:table-cell>
          <table:table-cell table:number-columns-repeated="1020"/>
        </table:table-row>
        <table:table-row table:style-name="ro1">
          <table:table-cell office:value-type="float" office:value="2008">
            <text:p>2008</text:p>
          </table:table-cell>
          <table:table-cell office:value-type="float" office:value="7970">
            <text:p>7970</text:p>
          </table:table-cell>
          <table:table-cell office:value-type="float" office:value="5137">
            <text:p>5137</text:p>
          </table:table-cell>
          <table:table-cell office:value-type="float" office:value="2833">
            <text:p>2833</text:p>
          </table:table-cell>
          <table:table-cell table:number-columns-repeated="6"/>
          <table:table-cell office:value-type="string">
            <text:p>Norman-Eady, Sandra (2009). Family Violence Statistics. OLR Research Report.</text:p>
          </table:table-cell>
          <table:table-cell table:number-columns-repeated="1013"/>
        </table:table-row>
        <table:table-row table:style-name="ro1">
          <table:table-cell office:value-type="float" office:value="2007">
            <text:p>2007</text:p>
          </table:table-cell>
          <table:table-cell office:value-type="float" office:value="7881">
            <text:p>7881</text:p>
          </table:table-cell>
          <table:table-cell office:value-type="float" office:value="5159">
            <text:p>5159</text:p>
          </table:table-cell>
          <table:table-cell office:value-type="float" office:value="2722">
            <text:p>2722</text:p>
          </table:table-cell>
          <table:table-cell table:number-columns-repeated="1020"/>
        </table:table-row>
        <table:table-row table:style-name="ro1">
          <table:table-cell office:value-type="float" office:value="2006">
            <text:p>2006</text:p>
          </table:table-cell>
          <table:table-cell office:value-type="float" office:value="9198">
            <text:p>9198</text:p>
          </table:table-cell>
          <table:table-cell office:value-type="float" office:value="6036">
            <text:p>6036</text:p>
          </table:table-cell>
          <table:table-cell office:value-type="float" office:value="3162">
            <text:p>3162</text:p>
          </table:table-cell>
          <table:table-cell table:number-columns-repeated="1020"/>
        </table:table-row>
        <table:table-row table:style-name="ro1">
          <table:table-cell office:value-type="float" office:value="2005">
            <text:p>2005</text:p>
          </table:table-cell>
          <table:table-cell office:value-type="float" office:value="9318">
            <text:p>9318</text:p>
          </table:table-cell>
          <table:table-cell office:value-type="float" office:value="5998">
            <text:p>5998</text:p>
          </table:table-cell>
          <table:table-cell office:value-type="float" office:value="3320">
            <text:p>3320</text:p>
          </table:table-cell>
          <table:table-cell table:number-columns-repeated="1020"/>
        </table:table-row>
        <table:table-row table:style-name="ro1">
          <table:table-cell office:value-type="float" office:value="2004">
            <text:p>2004</text:p>
          </table:table-cell>
          <table:table-cell office:value-type="float" office:value="9566">
            <text:p>9566</text:p>
          </table:table-cell>
          <table:table-cell office:value-type="float" office:value="6146">
            <text:p>6146</text:p>
          </table:table-cell>
          <table:table-cell office:value-type="float" office:value="3420">
            <text:p>3420</text:p>
          </table:table-cell>
          <table:table-cell table:number-columns-repeated="1020"/>
        </table:table-row>
        <table:table-row table:style-name="ro1" table:number-rows-repeated="3">
          <table:table-cell table:number-columns-repeated="1024"/>
        </table:table-row>
        <table:table-row table:style-name="ro1">
          <table:table-cell/>
          <table:table-cell office:value-type="string">
            <text:p>Total  </text:p>
          </table:table-cell>
          <table:table-cell table:style-name="ce3" office:value-type="string">
            <text:p>Ex Parte Restraining Orders</text:p>
          </table:table-cell>
          <table:table-cell office:value-type="string">
            <text:p>Permanent Restraining Orders</text:p>
          </table:table-cell>
          <table:table-cell table:number-columns-repeated="1020"/>
        </table:table-row>
        <table:table-row table:style-name="ro1">
          <table:table-cell table:style-name="ce3" office:value-type="string">
            <text:p>2005 (through 12/4/5)</text:p>
          </table:table-cell>
          <table:table-cell office:value-type="float" office:value="8522">
            <text:p>8522</text:p>
          </table:table-cell>
          <table:table-cell office:value-type="float" office:value="5657">
            <text:p>5657</text:p>
          </table:table-cell>
          <table:table-cell office:value-type="float" office:value="2865">
            <text:p>2865</text:p>
          </table:table-cell>
          <table:table-cell table:number-columns-repeated="6"/>
          <table:table-cell office:value-type="string">
            <text:p>Norman-Eady, Sandra (2005). Restraining Orders. Connecticut OLR Research Report.</text:p>
          </table:table-cell>
          <table:table-cell table:number-columns-repeated="1013"/>
        </table:table-row>
        <table:table-row table:style-name="ro1">
          <table:table-cell office:value-type="float" office:value="2004">
            <text:p>2004</text:p>
          </table:table-cell>
          <table:table-cell office:value-type="float" office:value="9390">
            <text:p>9390</text:p>
          </table:table-cell>
          <table:table-cell office:value-type="float" office:value="6248">
            <text:p>6248</text:p>
          </table:table-cell>
          <table:table-cell office:value-type="float" office:value="3142">
            <text:p>3142</text:p>
          </table:table-cell>
          <table:table-cell table:number-columns-repeated="1020"/>
        </table:table-row>
        <table:table-row table:style-name="ro1">
          <table:table-cell office:value-type="float" office:value="2003">
            <text:p>2003</text:p>
          </table:table-cell>
          <table:table-cell office:value-type="float" office:value="7629">
            <text:p>7629</text:p>
          </table:table-cell>
          <table:table-cell office:value-type="float" office:value="4535">
            <text:p>4535</text:p>
          </table:table-cell>
          <table:table-cell office:value-type="float" office:value="3094">
            <text:p>3094</text:p>
          </table:table-cell>
          <table:table-cell table:number-columns-repeated="1020"/>
        </table:table-row>
        <table:table-row table:style-name="ro1" table:number-rows-repeated="3">
          <table:table-cell table:number-columns-repeated="1024"/>
        </table:table-row>
        <table:table-row table:style-name="ro1">
          <table:table-cell office:value-type="string">
            <text:p>In FY 1995-96, the court issued 5,289 civil restraining orders for family violence. </text:p>
          </table:table-cell>
          <table:table-cell table:number-columns-repeated="9"/>
          <table:table-cell office:value-type="string">
            <text:p>Norman-Eady, Sandra (1997). Protective and Restraining Order Statistics. OLR Research Report. Office of Legislative Research Connecticut General Assembly.</text:p>
          </table:table-cell>
          <table:table-cell table:number-columns-repeated="1013"/>
        </table:table-row>
        <table:table-row table:style-name="ro1">
          <table:table-cell office:value-type="string">
            <text:p>The Judicial Department does not keep statistics on the number of protective orders issued. The department does keep statistics on the number of times violation of a protective order was charged by prosecutors. This number, for FY 1995-96, was over 2,000. </text:p>
          </table:table-cell>
          <table:table-cell table:number-columns-repeated="1023"/>
        </table:table-row>
        <table:table-row table:style-name="ro1" table:number-rows-repeated="2">
          <table:table-cell table:number-columns-repeated="1024"/>
        </table:table-row>
        <table:table-row table:style-name="ro1">
          <table:table-cell office:value-type="string">
            <text:p>TABLE 2: PROSECUTIONS FOR CRIMINAL VIOLATION OF RESTRAINING ORDERS</text:p>
          </table:table-cell>
          <table:table-cell table:number-columns-repeated="1023"/>
        </table:table-row>
        <table:table-row table:style-name="ro1">
          <table:table-cell/>
          <table:table-cell office:value-type="string">
            <text:p>Criminal Violation of a Restraining Order</text:p>
          </table:table-cell>
          <table:table-cell table:number-columns-repeated="1022"/>
        </table:table-row>
        <table:table-row table:style-name="ro1">
          <table:table-cell table:style-name="ce3" office:value-type="string">
            <text:p>year</text:p>
          </table:table-cell>
          <table:table-cell office:value-type="string">
            <text:p>Total Offenses</text:p>
          </table:table-cell>
          <table:table-cell office:value-type="string">
            <text:p>Guilty</text:p>
          </table:table-cell>
          <table:table-cell office:value-type="string">
            <text:p>Not Guilty</text:p>
          </table:table-cell>
          <table:table-cell office:value-type="string">
            <text:p>Nolled or Dismissed</text:p>
          </table:table-cell>
          <table:table-cell table:number-columns-repeated="1019"/>
        </table:table-row>
        <table:table-row table:style-name="ro1">
          <table:table-cell office:value-type="float" office:value="2008">
            <text:p>2008</text:p>
          </table:table-cell>
          <table:table-cell office:value-type="float" office:value="660">
            <text:p>660</text:p>
          </table:table-cell>
          <table:table-cell office:value-type="float" office:value="133">
            <text:p>133</text:p>
          </table:table-cell>
          <table:table-cell office:value-type="float" office:value="1">
            <text:p>1</text:p>
          </table:table-cell>
          <table:table-cell office:value-type="float" office:value="526">
            <text:p>526</text:p>
          </table:table-cell>
          <table:table-cell table:number-columns-repeated="5"/>
          <table:table-cell office:value-type="string">
            <text:p>Norman-Eady, Sandra (2009). Family Violence Statistics. OLR Research Report.</text:p>
          </table:table-cell>
          <table:table-cell table:number-columns-repeated="1013"/>
        </table:table-row>
        <table:table-row table:style-name="ro1">
          <table:table-cell office:value-type="float" office:value="2007">
            <text:p>2007</text:p>
          </table:table-cell>
          <table:table-cell office:value-type="float" office:value="694">
            <text:p>694</text:p>
          </table:table-cell>
          <table:table-cell office:value-type="float" office:value="160">
            <text:p>160</text:p>
          </table:table-cell>
          <table:table-cell office:value-type="float" office:value="1">
            <text:p>1</text:p>
          </table:table-cell>
          <table:table-cell office:value-type="float" office:value="533">
            <text:p>533</text:p>
          </table:table-cell>
          <table:table-cell table:number-columns-repeated="1019"/>
        </table:table-row>
        <table:table-row table:style-name="ro1">
          <table:table-cell office:value-type="float" office:value="2006">
            <text:p>2006</text:p>
          </table:table-cell>
          <table:table-cell office:value-type="float" office:value="664">
            <text:p>664</text:p>
          </table:table-cell>
          <table:table-cell office:value-type="float" office:value="172">
            <text:p>172</text:p>
          </table:table-cell>
          <table:table-cell office:value-type="float" office:value="0">
            <text:p>0</text:p>
          </table:table-cell>
          <table:table-cell office:value-type="float" office:value="492">
            <text:p>492</text:p>
          </table:table-cell>
          <table:table-cell table:number-columns-repeated="1019"/>
        </table:table-row>
        <table:table-row table:style-name="ro1">
          <table:table-cell office:value-type="float" office:value="2005">
            <text:p>2005</text:p>
          </table:table-cell>
          <table:table-cell office:value-type="float" office:value="501">
            <text:p>501</text:p>
          </table:table-cell>
          <table:table-cell office:value-type="float" office:value="149">
            <text:p>149</text:p>
          </table:table-cell>
          <table:table-cell office:value-type="float" office:value="1">
            <text:p>1</text:p>
          </table:table-cell>
          <table:table-cell office:value-type="float" office:value="351">
            <text:p>351</text:p>
          </table:table-cell>
          <table:table-cell table:number-columns-repeated="1019"/>
        </table:table-row>
        <table:table-row table:style-name="ro1">
          <table:table-cell office:value-type="float" office:value="2004">
            <text:p>2004</text:p>
          </table:table-cell>
          <table:table-cell office:value-type="float" office:value="284">
            <text:p>284</text:p>
          </table:table-cell>
          <table:table-cell office:value-type="float" office:value="97">
            <text:p>97</text:p>
          </table:table-cell>
          <table:table-cell office:value-type="float" office:value="0">
            <text:p>0</text:p>
          </table:table-cell>
          <table:table-cell office:value-type="float" office:value="187">
            <text:p>187</text:p>
          </table:table-cell>
          <table:table-cell table:number-columns-repeated="1019"/>
        </table:table-row>
        <table:table-row table:style-name="ro1">
          <table:table-cell/>
          <table:table-cell office:value-type="string">
            <text:p>Violation of a Standing Criminal Restraining Order</text:p>
          </table:table-cell>
          <table:table-cell table:number-columns-repeated="1022"/>
        </table:table-row>
        <table:table-row table:style-name="ro1">
          <table:table-cell table:style-name="ce3" office:value-type="string">
            <text:p>year</text:p>
          </table:table-cell>
          <table:table-cell office:value-type="string">
            <text:p>Total Offenses</text:p>
          </table:table-cell>
          <table:table-cell office:value-type="string">
            <text:p>Guilty</text:p>
          </table:table-cell>
          <table:table-cell office:value-type="string">
            <text:p>Not Guilty</text:p>
          </table:table-cell>
          <table:table-cell office:value-type="string">
            <text:p>Nolled or Dismissed</text:p>
          </table:table-cell>
          <table:table-cell table:number-columns-repeated="1019"/>
        </table:table-row>
        <table:table-row table:style-name="ro1">
          <table:table-cell office:value-type="float" office:value="2008">
            <text:p>2008</text:p>
          </table:table-cell>
          <table:table-cell office:value-type="float" office:value="142">
            <text:p>142</text:p>
          </table:table-cell>
          <table:table-cell office:value-type="float" office:value="27">
            <text:p>27</text:p>
          </table:table-cell>
          <table:table-cell office:value-type="float" office:value="0">
            <text:p>0</text:p>
          </table:table-cell>
          <table:table-cell office:value-type="float" office:value="115">
            <text:p>115</text:p>
          </table:table-cell>
          <table:table-cell table:number-columns-repeated="1019"/>
        </table:table-row>
        <table:table-row table:style-name="ro1">
          <table:table-cell office:value-type="float" office:value="2007">
            <text:p>2007</text:p>
          </table:table-cell>
          <table:table-cell office:value-type="float" office:value="124">
            <text:p>124</text:p>
          </table:table-cell>
          <table:table-cell office:value-type="float" office:value="34">
            <text:p>34</text:p>
          </table:table-cell>
          <table:table-cell office:value-type="float" office:value="1">
            <text:p>1</text:p>
          </table:table-cell>
          <table:table-cell office:value-type="float" office:value="89">
            <text:p>89</text:p>
          </table:table-cell>
          <table:table-cell table:number-columns-repeated="1019"/>
        </table:table-row>
        <table:table-row table:style-name="ro1">
          <table:table-cell office:value-type="float" office:value="2006">
            <text:p>2006</text:p>
          </table:table-cell>
          <table:table-cell office:value-type="float" office:value="126">
            <text:p>126</text:p>
          </table:table-cell>
          <table:table-cell office:value-type="float" office:value="23">
            <text:p>23</text:p>
          </table:table-cell>
          <table:table-cell office:value-type="float" office:value="0">
            <text:p>0</text:p>
          </table:table-cell>
          <table:table-cell office:value-type="float" office:value="103">
            <text:p>103</text:p>
          </table:table-cell>
          <table:table-cell table:number-columns-repeated="1019"/>
        </table:table-row>
        <table:table-row table:style-name="ro1">
          <table:table-cell office:value-type="float" office:value="2005">
            <text:p>2005</text:p>
          </table:table-cell>
          <table:table-cell office:value-type="float" office:value="161">
            <text:p>161</text:p>
          </table:table-cell>
          <table:table-cell office:value-type="float" office:value="34">
            <text:p>34</text:p>
          </table:table-cell>
          <table:table-cell office:value-type="float" office:value="0">
            <text:p>0</text:p>
          </table:table-cell>
          <table:table-cell office:value-type="float" office:value="127">
            <text:p>127</text:p>
          </table:table-cell>
          <table:table-cell table:number-columns-repeated="1019"/>
        </table:table-row>
        <table:table-row table:style-name="ro1">
          <table:table-cell office:value-type="float" office:value="2004">
            <text:p>2004</text:p>
          </table:table-cell>
          <table:table-cell office:value-type="float" office:value="137">
            <text:p>137</text:p>
          </table:table-cell>
          <table:table-cell office:value-type="float" office:value="30">
            <text:p>30</text:p>
          </table:table-cell>
          <table:table-cell office:value-type="float" office:value="0">
            <text:p>0</text:p>
          </table:table-cell>
          <table:table-cell office:value-type="float" office:value="107">
            <text:p>107</text:p>
          </table:table-cell>
          <table:table-cell table:number-columns-repeated="1019"/>
        </table:table-row>
        <table:table-row table:style-name="ro1" table:number-rows-repeated="1048479">
          <table:table-cell table:number-columns-repeated="1024"/>
        </table:table-row>
        <table:table-row table:style-name="ro1">
          <table:table-cell table:number-columns-repeated="1024"/>
        </table:table-row>
      </table:table>
      <table:table table:name="DV arrests" table:style-name="ta2" table:print="false">
        <table:table-column table:style-name="co8" table:default-cell-style-name="Excel_20_Built-in_20_Normal"/>
        <table:table-column table:style-name="co9" table:default-cell-style-name="Excel_20_Built-in_20_Normal"/>
        <table:table-column table:style-name="co10" table:number-columns-repeated="4" table:default-cell-style-name="Excel_20_Built-in_20_Normal"/>
        <table:table-column table:style-name="co11" table:number-columns-repeated="3" table:default-cell-style-name="Excel_20_Built-in_20_Normal"/>
        <table:table-column table:style-name="co9" table:default-cell-style-name="Excel_20_Built-in_20_Normal"/>
        <table:table-column table:style-name="co11" table:default-cell-style-name="Excel_20_Built-in_20_Normal"/>
        <table:table-column table:style-name="co12" table:default-cell-style-name="Excel_20_Built-in_20_Normal"/>
        <table:table-column table:style-name="co13" table:default-cell-style-name="Excel_20_Built-in_20_Normal"/>
        <table:table-column table:style-name="co1" table:number-columns-repeated="1011" table:default-cell-style-name="Excel_20_Built-in_20_Normal"/>
        <table:table-row table:style-name="ro1">
          <table:table-cell table:style-name="ce12" office:value-type="string" table:number-columns-spanned="4" table:number-rows-spanned="1">
            <text:p>Family violence arrests annually in Connecticut, 1992-2011</text:p>
          </table:table-cell>
          <table:covered-table-cell table:number-columns-repeated="3" table:style-name="ce2"/>
          <table:table-cell table:number-columns-repeated="8"/>
          <table:table-cell office:value-type="string">
            <text:p>Repository:</text:p>
          </table:table-cell>
          <table:table-cell table:number-columns-repeated="1011"/>
        </table:table-row>
        <table:table-row table:style-name="ro1">
          <table:table-cell table:number-columns-repeated="12"/>
          <table:table-cell office:value-type="string">
            <text:p>http://acrosswalls.org/datasets/</text:p>
          </table:table-cell>
          <table:table-cell table:number-columns-repeated="1011"/>
        </table:table-row>
        <table:table-row table:style-name="ro1">
          <table:table-cell office:value-type="string">
            <text:p>summary for 1992 to 2011</text:p>
          </table:table-cell>
          <table:table-cell table:number-columns-repeated="2"/>
          <table:table-cell office:value-type="string">
            <text:p>males/females</text:p>
          </table:table-cell>
          <table:table-cell table:number-columns-repeated="8"/>
          <table:table-cell office:value-type="string">
            <text:p>Version: 1.0</text:p>
          </table:table-cell>
          <table:table-cell table:number-columns-repeated="1011"/>
        </table:table-row>
        <table:table-row table:style-name="ro1">
          <table:table-cell office:value-type="string">
            <text:p>sex ratio of victims in arrest incidents</text:p>
          </table:table-cell>
          <table:table-cell table:number-columns-repeated="2"/>
          <table:table-cell table:style-name="ce16" table:formula="of:=SUM([.I35:.I54])/SUM([.F35:.F54])" office:value-type="float" office:value="0.304713984023506">
            <text:p>0.30</text:p>
          </table:table-cell>
          <table:table-cell table:number-columns-repeated="1020"/>
        </table:table-row>
        <table:table-row table:style-name="ro1">
          <table:table-cell office:value-type="string">
            <text:p>sex ratio of arrested persons</text:p>
          </table:table-cell>
          <table:table-cell table:number-columns-repeated="2"/>
          <table:table-cell table:style-name="ce17" table:formula="of:=SUM([.J35:.K54])/SUM([.G35:.H54])" office:value-type="float" office:value="2.3243382025053">
            <text:p>2.3</text:p>
          </table:table-cell>
          <table:table-cell table:number-columns-repeated="1020"/>
        </table:table-row>
        <table:table-row table:style-name="ro1">
          <table:table-cell table:number-columns-repeated="1024"/>
        </table:table-row>
        <table:table-row table:style-name="ro1">
          <table:table-cell office:value-type="string">
            <text:p>arrest in dual arrests/all DV arrests</text:p>
          </table:table-cell>
          <table:table-cell table:number-columns-repeated="2"/>
          <table:table-cell table:style-name="ce9" table:formula="of:=SUM([.E35:.E54])/SUM([.D35:.E54])" office:value-type="percentage" office:value="0.346899122396966">
            <text:p>35%</text:p>
          </table:table-cell>
          <table:table-cell table:number-columns-repeated="1020"/>
        </table:table-row>
        <table:table-row table:style-name="ro1">
          <table:table-cell table:number-columns-repeated="1024"/>
        </table:table-row>
        <table:table-row table:style-name="ro2">
          <table:table-cell table:style-name="ce13" office:value-type="string">
            <text:p>year</text:p>
          </table:table-cell>
          <table:table-cell table:style-name="ce10" office:value-type="string">
            <text:p>arrests for family violence</text:p>
          </table:table-cell>
          <table:table-cell table:style-name="ce10" office:value-type="string">
            <text:p>share of all violent, disorderly &amp; other arrests</text:p>
          </table:table-cell>
          <table:table-cell table:style-name="ce6" office:value-type="string">
            <text:p>males / females arrested</text:p>
          </table:table-cell>
          <table:table-cell table:style-name="ce6" office:value-type="string">
            <text:p>males / females reported victims</text:p>
          </table:table-cell>
          <table:table-cell table:style-name="ce6" office:value-type="string">
            <text:p>both or all persons / total persons arrested</text:p>
          </table:table-cell>
          <table:table-cell table:number-columns-repeated="1018"/>
        </table:table-row>
        <table:table-row table:style-name="ro1">
          <table:table-cell office:value-type="float" office:value="2011">
            <text:p>2011</text:p>
          </table:table-cell>
          <table:table-cell table:style-name="ce14" table:formula="of:=[.D35]+[.E35]" office:value-type="float" office:value="24850">
            <text:p><text:s/>24,850 </text:p>
          </table:table-cell>
          <table:table-cell table:style-name="ce9" table:formula="of:=[.B10]/[$'all arrests'.J5]" office:value-type="percentage" office:value="0.38615975081834">
            <text:p>39%</text:p>
          </table:table-cell>
          <table:table-cell table:style-name="ce18" table:formula="of:=([.J35]+[.K35])/([.G35]+[.H35])" office:value-type="float" office:value="2.11637822924505">
            <text:p><text:s/>2.12 </text:p>
          </table:table-cell>
          <table:table-cell table:style-name="ce20" table:formula="of:=[.I35]/[.F35]" office:value-type="float" office:value="0.346002523940316">
            <text:p><text:s/>0.35 </text:p>
          </table:table-cell>
          <table:table-cell table:style-name="ce9" table:formula="of:=[.E35]/([.D35]+[.E35])" office:value-type="percentage" office:value="0.330221327967807">
            <text:p>33%</text:p>
          </table:table-cell>
          <table:table-cell table:number-columns-repeated="1018"/>
        </table:table-row>
        <table:table-row table:style-name="ro1">
          <table:table-cell office:value-type="float" office:value="2010">
            <text:p>2010</text:p>
          </table:table-cell>
          <table:table-cell table:style-name="ce14" table:formula="of:=[.D36]+[.E36]" office:value-type="float" office:value="25476">
            <text:p><text:s/>25,476 </text:p>
          </table:table-cell>
          <table:table-cell table:style-name="ce9" table:formula="of:=[.B11]/[$'all arrests'.J6]" office:value-type="percentage" office:value="0.369049889879873">
            <text:p>37%</text:p>
          </table:table-cell>
          <table:table-cell table:style-name="ce18" table:formula="of:=([.J36]+[.K36])/([.G36]+[.H36])" office:value-type="float" office:value="2.11138251099169">
            <text:p><text:s/>2.11 </text:p>
          </table:table-cell>
          <table:table-cell table:style-name="ce20" table:formula="of:=[.I36]/[.F36]" office:value-type="float" office:value="0.350202280250092">
            <text:p><text:s/>0.35 </text:p>
          </table:table-cell>
          <table:table-cell table:style-name="ce9" table:formula="of:=[.E36]/([.D36]+[.E36])" office:value-type="percentage" office:value="0.329879101899827">
            <text:p>33%</text:p>
          </table:table-cell>
          <table:table-cell table:number-columns-repeated="1018"/>
        </table:table-row>
        <table:table-row table:style-name="ro1">
          <table:table-cell office:value-type="float" office:value="2009">
            <text:p>2009</text:p>
          </table:table-cell>
          <table:table-cell table:style-name="ce14" table:formula="of:=[.D37]+[.E37]" office:value-type="float" office:value="25510">
            <text:p><text:s/>25,510 </text:p>
          </table:table-cell>
          <table:table-cell table:style-name="ce9" table:formula="of:=[.B12]/[$'all arrests'.J7]" office:value-type="percentage" office:value="0.35488924211649">
            <text:p>35%</text:p>
          </table:table-cell>
          <table:table-cell table:style-name="ce18" table:formula="of:=([.J37]+[.K37])/([.G37]+[.H37])" office:value-type="float" office:value="2.14394873058911">
            <text:p><text:s/>2.14 </text:p>
          </table:table-cell>
          <table:table-cell table:style-name="ce20" table:formula="of:=[.I37]/[.F37]" office:value-type="float" office:value="0.346492799312173">
            <text:p><text:s/>0.35 </text:p>
          </table:table-cell>
          <table:table-cell table:style-name="ce9" table:formula="of:=[.E37]/([.D37]+[.E37])" office:value-type="percentage" office:value="0.325597804782438">
            <text:p>33%</text:p>
          </table:table-cell>
          <table:table-cell table:number-columns-repeated="1018"/>
        </table:table-row>
        <table:table-row table:style-name="ro1">
          <table:table-cell office:value-type="float" office:value="2008">
            <text:p>2008</text:p>
          </table:table-cell>
          <table:table-cell table:style-name="ce14" table:formula="of:=[.D38]+[.E38]" office:value-type="float" office:value="24406">
            <text:p><text:s/>24,406 </text:p>
          </table:table-cell>
          <table:table-cell table:style-name="ce9" table:formula="of:=[.B13]/[$'all arrests'.J8]" office:value-type="percentage" office:value="0.323505058680202">
            <text:p>32%</text:p>
          </table:table-cell>
          <table:table-cell table:style-name="ce18" table:formula="of:=([.J38]+[.K38])/([.G38]+[.H38])" office:value-type="float" office:value="2.18408349641226">
            <text:p><text:s/>2.18 </text:p>
          </table:table-cell>
          <table:table-cell table:style-name="ce20" table:formula="of:=[.I38]/[.F38]" office:value-type="float" office:value="0.343565171820019">
            <text:p><text:s/>0.34 </text:p>
          </table:table-cell>
          <table:table-cell table:style-name="ce9" table:formula="of:=[.E38]/([.D38]+[.E38])" office:value-type="percentage" office:value="0.329877898877325">
            <text:p>33%</text:p>
          </table:table-cell>
          <table:table-cell table:number-columns-repeated="1018"/>
        </table:table-row>
        <table:table-row table:style-name="ro1">
          <table:table-cell office:value-type="float" office:value="2007">
            <text:p>2007</text:p>
          </table:table-cell>
          <table:table-cell table:style-name="ce14" table:formula="of:=[.D39]+[.E39]" office:value-type="float" office:value="24325">
            <text:p><text:s/>24,325 </text:p>
          </table:table-cell>
          <table:table-cell table:style-name="ce9" table:formula="of:=[.B14]/[$'all arrests'.J9]" office:value-type="percentage" office:value="0.31171548159374">
            <text:p>31%</text:p>
          </table:table-cell>
          <table:table-cell table:style-name="ce18" table:formula="of:=([.J39]+[.K39])/([.G39]+[.H39])" office:value-type="float" office:value="2.22398939695162">
            <text:p><text:s/>2.22 </text:p>
          </table:table-cell>
          <table:table-cell table:style-name="ce20" table:formula="of:=[.I39]/[.F39]" office:value-type="float" office:value="0.334605784759947">
            <text:p><text:s/>0.33 </text:p>
          </table:table-cell>
          <table:table-cell table:style-name="ce9" table:formula="of:=[.E39]/([.D39]+[.E39])" office:value-type="percentage" office:value="0.32398766700925">
            <text:p>32%</text:p>
          </table:table-cell>
          <table:table-cell table:number-columns-repeated="1018"/>
        </table:table-row>
        <table:table-row table:style-name="ro1">
          <table:table-cell office:value-type="float" office:value="2006">
            <text:p>2006</text:p>
          </table:table-cell>
          <table:table-cell table:style-name="ce14" table:formula="of:=[.D40]+[.E40]" office:value-type="float" office:value="24056">
            <text:p><text:s/>24,056 </text:p>
          </table:table-cell>
          <table:table-cell table:style-name="ce9" table:formula="of:=[.B15]/[$'all arrests'.J10]" office:value-type="percentage" office:value="0.299884640886671">
            <text:p>30%</text:p>
          </table:table-cell>
          <table:table-cell table:style-name="ce18" table:formula="of:=([.J40]+[.K40])/([.G40]+[.H40])" office:value-type="float" office:value="2.21733315500869">
            <text:p><text:s/>2.22 </text:p>
          </table:table-cell>
          <table:table-cell table:style-name="ce20" table:formula="of:=[.I40]/[.F40]" office:value-type="float" office:value="0.326395173453997">
            <text:p><text:s/>0.33 </text:p>
          </table:table-cell>
          <table:table-cell table:style-name="ce9" table:formula="of:=[.E40]/([.D40]+[.E40])" office:value-type="percentage" office:value="0.327984702361157">
            <text:p>33%</text:p>
          </table:table-cell>
          <table:table-cell table:number-columns-repeated="1018"/>
        </table:table-row>
        <table:table-row table:style-name="ro1">
          <table:table-cell office:value-type="float" office:value="2005">
            <text:p>2005</text:p>
          </table:table-cell>
          <table:table-cell table:style-name="ce14" table:formula="of:=[.D41]+[.E41]" office:value-type="float" office:value="24510">
            <text:p><text:s/>24,510 </text:p>
          </table:table-cell>
          <table:table-cell table:style-name="ce9" table:formula="of:=[.B16]/[$'all arrests'.J11]" office:value-type="percentage" office:value="0.31879920798184">
            <text:p>32%</text:p>
          </table:table-cell>
          <table:table-cell table:style-name="ce18" table:formula="of:=([.J41]+[.K41])/([.G41]+[.H41])" office:value-type="float" office:value="2.19265338022665">
            <text:p><text:s/>2.19 </text:p>
          </table:table-cell>
          <table:table-cell table:style-name="ce20" table:formula="of:=[.I41]/[.F41]" office:value-type="float" office:value="0.329477196885428">
            <text:p><text:s/>0.33 </text:p>
          </table:table-cell>
          <table:table-cell table:style-name="ce9" table:formula="of:=[.E41]/([.D41]+[.E41])" office:value-type="percentage" office:value="0.330966952264382">
            <text:p>33%</text:p>
          </table:table-cell>
          <table:table-cell table:number-columns-repeated="1018"/>
        </table:table-row>
        <table:table-row table:style-name="ro1">
          <table:table-cell office:value-type="float" office:value="2004">
            <text:p>2004</text:p>
          </table:table-cell>
          <table:table-cell table:style-name="ce14" table:formula="of:=[.D42]+[.E42]" office:value-type="float" office:value="25023">
            <text:p><text:s/>25,023 </text:p>
          </table:table-cell>
          <table:table-cell table:style-name="ce9" table:formula="of:=[.B17]/[$'all arrests'.J12]" office:value-type="percentage" office:value="0.322076750228913">
            <text:p>32%</text:p>
          </table:table-cell>
          <table:table-cell table:style-name="ce18" table:formula="of:=([.J42]+[.K42])/([.G42]+[.H42])" office:value-type="float" office:value="2.19905395039632">
            <text:p><text:s/>2.20 </text:p>
          </table:table-cell>
          <table:table-cell table:style-name="ce20" table:formula="of:=[.I42]/[.F42]" office:value-type="float" office:value="0.328509512965548">
            <text:p><text:s/>0.33 </text:p>
          </table:table-cell>
          <table:table-cell table:style-name="ce9" table:formula="of:=[.E42]/([.D42]+[.E42])" office:value-type="percentage" office:value="0.346880869599968">
            <text:p>35%</text:p>
          </table:table-cell>
          <table:table-cell table:number-columns-repeated="1018"/>
        </table:table-row>
        <table:table-row table:style-name="ro1">
          <table:table-cell office:value-type="float" office:value="2003">
            <text:p>2003</text:p>
          </table:table-cell>
          <table:table-cell table:style-name="ce14" table:formula="of:=[.D43]+[.E43]" office:value-type="float" office:value="25400">
            <text:p><text:s/>25,400 </text:p>
          </table:table-cell>
          <table:table-cell table:style-name="ce9" table:formula="of:=[.B18]/[$'all arrests'.J13]" office:value-type="percentage" office:value="0.325201393702345">
            <text:p>33%</text:p>
          </table:table-cell>
          <table:table-cell table:style-name="ce18" table:formula="of:=([.J43]+[.K43])/([.G43]+[.H43])" office:value-type="float" office:value="2.22048941295803">
            <text:p><text:s/>2.22 </text:p>
          </table:table-cell>
          <table:table-cell table:style-name="ce20" table:formula="of:=[.I43]/[.F43]" office:value-type="float" office:value="0.322864045684164">
            <text:p><text:s/>0.32 </text:p>
          </table:table-cell>
          <table:table-cell table:style-name="ce9" table:formula="of:=[.E43]/([.D43]+[.E43])" office:value-type="percentage" office:value="0.361889763779528">
            <text:p>36%</text:p>
          </table:table-cell>
          <table:table-cell table:number-columns-repeated="1018"/>
        </table:table-row>
        <table:table-row table:style-name="ro1">
          <table:table-cell office:value-type="float" office:value="2002">
            <text:p>2002</text:p>
          </table:table-cell>
          <table:table-cell table:style-name="ce14" table:formula="of:=[.D44]+[.E44]" office:value-type="float" office:value="26525">
            <text:p><text:s/>26,525 </text:p>
          </table:table-cell>
          <table:table-cell table:style-name="ce9" table:formula="of:=[.B19]/[$'all arrests'.J14]" office:value-type="percentage" office:value="0.31481361103499">
            <text:p>31%</text:p>
          </table:table-cell>
          <table:table-cell table:style-name="ce18" table:formula="of:=([.J44]+[.K44])/([.G44]+[.H44])" office:value-type="float" office:value="2.16943481897479">
            <text:p><text:s/>2.17 </text:p>
          </table:table-cell>
          <table:table-cell table:style-name="ce20" table:formula="of:=[.I44]/[.F44]" office:value-type="float" office:value="0.332886568848758">
            <text:p><text:s/>0.33 </text:p>
          </table:table-cell>
          <table:table-cell table:style-name="ce9" table:formula="of:=[.E44]/([.D44]+[.E44])" office:value-type="percentage" office:value="0.361394910461828">
            <text:p>36%</text:p>
          </table:table-cell>
          <table:table-cell table:number-columns-repeated="1018"/>
        </table:table-row>
        <table:table-row table:style-name="ro1">
          <table:table-cell office:value-type="float" office:value="2001">
            <text:p>2001</text:p>
          </table:table-cell>
          <table:table-cell table:style-name="ce14" table:formula="of:=[.D45]+[.E45]" office:value-type="float" office:value="26216">
            <text:p><text:s/>26,216 </text:p>
          </table:table-cell>
          <table:table-cell table:style-name="ce9" table:formula="of:=[.B20]/[$'all arrests'.J15]" office:value-type="percentage" office:value="0.3112219676671">
            <text:p>31%</text:p>
          </table:table-cell>
          <table:table-cell table:style-name="ce18" table:formula="of:=([.J45]+[.K45])/([.G45]+[.H45])" office:value-type="float" office:value="2.13401075911536">
            <text:p><text:s/>2.13 </text:p>
          </table:table-cell>
          <table:table-cell table:style-name="ce20" table:formula="of:=[.I45]/[.F45]" office:value-type="float" office:value="0.330496863056177">
            <text:p><text:s/>0.33 </text:p>
          </table:table-cell>
          <table:table-cell table:style-name="ce9" table:formula="of:=[.E45]/([.D45]+[.E45])" office:value-type="percentage" office:value="0.371490692706744">
            <text:p>37%</text:p>
          </table:table-cell>
          <table:table-cell table:number-columns-repeated="1018"/>
        </table:table-row>
        <table:table-row table:style-name="ro1">
          <table:table-cell office:value-type="float" office:value="2000">
            <text:p>2000</text:p>
          </table:table-cell>
          <table:table-cell table:style-name="ce14" table:formula="of:=[.D46]+[.E46]" office:value-type="float" office:value="24520">
            <text:p><text:s/>24,520 </text:p>
          </table:table-cell>
          <table:table-cell table:style-name="ce9" table:formula="of:=[.B21]/[$'all arrests'.J16]" office:value-type="percentage" office:value="0.296862930580816">
            <text:p>30%</text:p>
          </table:table-cell>
          <table:table-cell table:style-name="ce18" table:formula="of:=([.J46]+[.K46])/([.G46]+[.H46])" office:value-type="float" office:value="2.2468220338983">
            <text:p><text:s/>2.25 </text:p>
          </table:table-cell>
          <table:table-cell table:style-name="ce20" table:formula="of:=[.I46]/[.F46]" office:value-type="float" office:value="0.311696311696312">
            <text:p><text:s/>0.31 </text:p>
          </table:table-cell>
          <table:table-cell table:style-name="ce9" table:formula="of:=[.E46]/([.D46]+[.E46])" office:value-type="percentage" office:value="0.374061990212072">
            <text:p>37%</text:p>
          </table:table-cell>
          <table:table-cell table:number-columns-repeated="1018"/>
        </table:table-row>
        <table:table-row table:style-name="ro1">
          <table:table-cell office:value-type="float" office:value="1999">
            <text:p>1999</text:p>
          </table:table-cell>
          <table:table-cell table:style-name="ce14" table:formula="of:=[.D47]+[.E47]" office:value-type="float" office:value="23622">
            <text:p><text:s/>23,622 </text:p>
          </table:table-cell>
          <table:table-cell table:style-name="ce9" table:formula="of:=[.B22]/[$'all arrests'.J17]" office:value-type="percentage" office:value="0.274105896869666">
            <text:p>27%</text:p>
          </table:table-cell>
          <table:table-cell table:style-name="ce18" table:formula="of:=([.J47]+[.K47])/([.G47]+[.H47])" office:value-type="float" office:value="2.29043042206435">
            <text:p><text:s/>2.29 </text:p>
          </table:table-cell>
          <table:table-cell table:style-name="ce20" table:formula="of:=[.I47]/[.F47]" office:value-type="float" office:value="0.30342476367581">
            <text:p><text:s/>0.30 </text:p>
          </table:table-cell>
          <table:table-cell table:style-name="ce9" table:formula="of:=[.E47]/([.D47]+[.E47])" office:value-type="percentage" office:value="0.36245872491745">
            <text:p>36%</text:p>
          </table:table-cell>
          <table:table-cell table:number-columns-repeated="1018"/>
        </table:table-row>
        <table:table-row table:style-name="ro1">
          <table:table-cell office:value-type="float" office:value="1998">
            <text:p>1998</text:p>
          </table:table-cell>
          <table:table-cell table:style-name="ce14" table:formula="of:=[.D48]+[.E48]" office:value-type="float" office:value="23780">
            <text:p><text:s/>23,780 </text:p>
          </table:table-cell>
          <table:table-cell table:style-name="ce9" table:formula="of:=[.B23]/[$'all arrests'.J18]" office:value-type="percentage" office:value="0.261275627220682">
            <text:p>26%</text:p>
          </table:table-cell>
          <table:table-cell table:style-name="ce18" table:formula="of:=([.J48]+[.K48])/([.G48]+[.H48])" office:value-type="float" office:value="2.31336212902327">
            <text:p><text:s/>2.31 </text:p>
          </table:table-cell>
          <table:table-cell table:style-name="ce20" table:formula="of:=[.I48]/[.F48]" office:value-type="float" office:value="0.294862987558202">
            <text:p><text:s/>0.29 </text:p>
          </table:table-cell>
          <table:table-cell table:style-name="ce9" table:formula="of:=[.E48]/([.D48]+[.E48])" office:value-type="percentage" office:value="0.369470142977292">
            <text:p>37%</text:p>
          </table:table-cell>
          <table:table-cell table:number-columns-repeated="1018"/>
        </table:table-row>
        <table:table-row table:style-name="ro1">
          <table:table-cell office:value-type="float" office:value="1997">
            <text:p>1997</text:p>
          </table:table-cell>
          <table:table-cell table:style-name="ce14" table:formula="of:=[.D49]+[.E49]" office:value-type="float" office:value="24657">
            <text:p><text:s/>24,657 </text:p>
          </table:table-cell>
          <table:table-cell table:style-name="ce9" table:formula="of:=[.B24]/[$'all arrests'.J19]" office:value-type="percentage" office:value="0.262209360507189">
            <text:p>26%</text:p>
          </table:table-cell>
          <table:table-cell table:style-name="ce18" table:formula="of:=([.J49]+[.K49])/([.G49]+[.H49])" office:value-type="float" office:value="2.40801658604008">
            <text:p><text:s/>2.41 </text:p>
          </table:table-cell>
          <table:table-cell table:style-name="ce20" table:formula="of:=[.I49]/[.F49]" office:value-type="float" office:value="0.272510822510822">
            <text:p><text:s/>0.27 </text:p>
          </table:table-cell>
          <table:table-cell table:style-name="ce9" table:formula="of:=[.E49]/([.D49]+[.E49])" office:value-type="percentage" office:value="0.361601168025307">
            <text:p>36%</text:p>
          </table:table-cell>
          <table:table-cell table:number-columns-repeated="1018"/>
        </table:table-row>
        <table:table-row table:style-name="ro1">
          <table:table-cell office:value-type="float" office:value="1996">
            <text:p>1996</text:p>
          </table:table-cell>
          <table:table-cell table:style-name="ce14" table:formula="of:=[.D50]+[.E50]" office:value-type="float" office:value="23150">
            <text:p><text:s/>23,150 </text:p>
          </table:table-cell>
          <table:table-cell table:style-name="ce9" table:formula="of:=[.B25]/[$'all arrests'.J20]" office:value-type="percentage" office:value="0.247433870569444">
            <text:p>25%</text:p>
          </table:table-cell>
          <table:table-cell table:style-name="ce18" table:formula="of:=([.J50]+[.K50])/([.G50]+[.H50])" office:value-type="float" office:value="2.55224796685592">
            <text:p><text:s/>2.55 </text:p>
          </table:table-cell>
          <table:table-cell table:style-name="ce20" table:formula="of:=[.I50]/[.F50]" office:value-type="float" office:value="0.258096699923254">
            <text:p><text:s/>0.26 </text:p>
          </table:table-cell>
          <table:table-cell table:style-name="ce9" table:formula="of:=[.E50]/([.D50]+[.E50])" office:value-type="percentage" office:value="0.361727861771058">
            <text:p>36%</text:p>
          </table:table-cell>
          <table:table-cell table:number-columns-repeated="1018"/>
        </table:table-row>
        <table:table-row table:style-name="ro1">
          <table:table-cell office:value-type="float" office:value="1995">
            <text:p>1995</text:p>
          </table:table-cell>
          <table:table-cell table:style-name="ce14" table:formula="of:=[.D51]+[.E51]" office:value-type="float" office:value="24125">
            <text:p><text:s/>24,125 </text:p>
          </table:table-cell>
          <table:table-cell table:style-name="ce9" table:formula="of:=[.B26]/[$'all arrests'.J21]" office:value-type="percentage" office:value="0.253551852192165">
            <text:p>25%</text:p>
          </table:table-cell>
          <table:table-cell table:style-name="ce18" table:formula="of:=([.J51]+[.K51])/([.G51]+[.H51])" office:value-type="float" office:value="2.57089994079337">
            <text:p><text:s/>2.57 </text:p>
          </table:table-cell>
          <table:table-cell table:style-name="ce20" table:formula="of:=[.I51]/[.F51]" office:value-type="float" office:value="0.258735137500912">
            <text:p><text:s/>0.26 </text:p>
          </table:table-cell>
          <table:table-cell table:style-name="ce9" table:formula="of:=[.E51]/([.D51]+[.E51])" office:value-type="percentage" office:value="0.355067357512953">
            <text:p>36%</text:p>
          </table:table-cell>
          <table:table-cell table:number-columns-repeated="1018"/>
        </table:table-row>
        <table:table-row table:style-name="ro1">
          <table:table-cell office:value-type="float" office:value="1994">
            <text:p>1994</text:p>
          </table:table-cell>
          <table:table-cell table:style-name="ce14" table:formula="of:=[.D52]+[.E52]" office:value-type="float" office:value="23107">
            <text:p><text:s/>23,107 </text:p>
          </table:table-cell>
          <table:table-cell table:style-name="ce9" table:formula="of:=[.B27]/[$'all arrests'.J22]" office:value-type="percentage" office:value="0.248849980133768">
            <text:p>25%</text:p>
          </table:table-cell>
          <table:table-cell table:style-name="ce18" table:formula="of:=([.J52]+[.K52])/([.G52]+[.H52])" office:value-type="float" office:value="2.73899676375404">
            <text:p><text:s/>2.74 </text:p>
          </table:table-cell>
          <table:table-cell table:style-name="ce20" table:formula="of:=[.I52]/[.F52]" office:value-type="float" office:value="0.247814717967874">
            <text:p><text:s/>0.25 </text:p>
          </table:table-cell>
          <table:table-cell table:style-name="ce9" table:formula="of:=[.E52]/([.D52]+[.E52])" office:value-type="percentage" office:value="0.347254078850565">
            <text:p>35%</text:p>
          </table:table-cell>
          <table:table-cell table:number-columns-repeated="1018"/>
        </table:table-row>
        <table:table-row table:style-name="ro1">
          <table:table-cell office:value-type="float" office:value="1993">
            <text:p>1993</text:p>
          </table:table-cell>
          <table:table-cell table:style-name="ce14" table:formula="of:=[.D53]+[.E53]" office:value-type="float" office:value="23914">
            <text:p><text:s/>23,914 </text:p>
          </table:table-cell>
          <table:table-cell table:style-name="ce9" table:formula="of:=[.B28]/[$'all arrests'.J23]" office:value-type="percentage" office:value="0.2560340011923">
            <text:p>26%</text:p>
          </table:table-cell>
          <table:table-cell table:style-name="ce18" table:formula="of:=([.J53]+[.K53])/([.G53]+[.H53])" office:value-type="float" office:value="2.88972023422251">
            <text:p><text:s/>2.89 </text:p>
          </table:table-cell>
          <table:table-cell table:style-name="ce20" table:formula="of:=[.I53]/[.F53]" office:value-type="float" office:value="0.243702770780856">
            <text:p><text:s/>0.24 </text:p>
          </table:table-cell>
          <table:table-cell table:style-name="ce9" table:formula="of:=[.E53]/([.D53]+[.E53])" office:value-type="percentage" office:value="0.329764991218533">
            <text:p>33%</text:p>
          </table:table-cell>
          <table:table-cell table:number-columns-repeated="1018"/>
        </table:table-row>
        <table:table-row table:style-name="ro1">
          <table:table-cell office:value-type="float" office:value="1992">
            <text:p>1992</text:p>
          </table:table-cell>
          <table:table-cell table:style-name="ce14" table:formula="of:=[.D54]+[.E54]" office:value-type="float" office:value="24850">
            <text:p><text:s/>24,850 </text:p>
          </table:table-cell>
          <table:table-cell table:style-name="ce9" table:formula="of:=[.B29]/[$'all arrests'.J24]" office:value-type="percentage" office:value="0.274889896289514">
            <text:p>27%</text:p>
          </table:table-cell>
          <table:table-cell table:style-name="ce18" table:formula="of:=([.J54]+[.K54])/([.G54]+[.H54])" office:value-type="float" office:value="3.0216863570157">
            <text:p><text:s/>3.02 </text:p>
          </table:table-cell>
          <table:table-cell table:style-name="ce20" table:formula="of:=[.I54]/[.F54]" office:value-type="float" office:value="0.220303821187178">
            <text:p><text:s/>0.22 </text:p>
          </table:table-cell>
          <table:table-cell table:style-name="ce9" table:formula="of:=[.E54]/([.D54]+[.E54])" office:value-type="percentage" office:value="0.335975855130785">
            <text:p>34%</text:p>
          </table:table-cell>
          <table:table-cell table:number-columns-repeated="1018"/>
        </table:table-row>
        <table:table-row table:style-name="ro1" table:number-rows-repeated="3">
          <table:table-cell table:number-columns-repeated="1024"/>
        </table:table-row>
        <table:table-row table:style-name="ro1">
          <table:table-cell table:number-columns-repeated="2"/>
          <table:table-cell table:style-name="ce15" office:value-type="string" table:number-columns-spanned="3" table:number-rows-spanned="1">
            <text:p>all persons</text:p>
          </table:table-cell>
          <table:covered-table-cell table:number-columns-repeated="2" table:style-name="ce19"/>
          <table:table-cell table:style-name="ce15" office:value-type="string" table:number-columns-spanned="3" table:number-rows-spanned="1">
            <text:p>females</text:p>
          </table:table-cell>
          <table:covered-table-cell table:number-columns-repeated="2" table:style-name="ce19"/>
          <table:table-cell table:style-name="ce15" office:value-type="string" table:number-columns-spanned="3" table:number-rows-spanned="1">
            <text:p>males</text:p>
          </table:table-cell>
          <table:covered-table-cell table:number-columns-repeated="2" table:style-name="ce19"/>
          <table:table-cell table:number-columns-repeated="1013"/>
        </table:table-row>
        <table:table-row table:style-name="ro4">
          <table:table-cell table:style-name="ce13" office:value-type="string">
            <text:p>year</text:p>
          </table:table-cell>
          <table:table-cell table:style-name="ce10" office:value-type="string">
            <text:p>arrest incidents</text:p>
          </table:table-cell>
          <table:table-cell table:style-name="ce10" office:value-type="string">
            <text:p>victims (persons)</text:p>
          </table:table-cell>
          <table:table-cell table:style-name="ce10" office:value-type="string">
            <text:p>single person arrests</text:p>
          </table:table-cell>
          <table:table-cell table:style-name="ce10" office:value-type="string">
            <text:p>both/all arrests (persons)</text:p>
          </table:table-cell>
          <table:table-cell table:style-name="ce10" office:value-type="string">
            <text:p>victims (persons)</text:p>
          </table:table-cell>
          <table:table-cell table:style-name="ce10" office:value-type="string">
            <text:p>single persons (offenders)</text:p>
          </table:table-cell>
          <table:table-cell table:style-name="ce10" office:value-type="string">
            <text:p>both/all arrests (persons)</text:p>
          </table:table-cell>
          <table:table-cell table:style-name="ce10" office:value-type="string">
            <text:p>victims (persons)</text:p>
          </table:table-cell>
          <table:table-cell table:style-name="ce10" office:value-type="string">
            <text:p>single persons (offenders)</text:p>
          </table:table-cell>
          <table:table-cell table:style-name="ce10" office:value-type="string">
            <text:p>both/all arrests (persons)</text:p>
          </table:table-cell>
          <table:table-cell table:number-columns-repeated="1013"/>
        </table:table-row>
        <table:table-row table:style-name="ro1">
          <table:table-cell office:value-type="float" office:value="2011">
            <text:p>2011</text:p>
          </table:table-cell>
          <table:table-cell table:style-name="ce7" office:value-type="float" office:value="20494">
            <text:p><text:s/>20,494 </text:p>
          </table:table-cell>
          <table:table-cell table:style-name="ce7" table:formula="of:=[.F35]+[.I35]" office:value-type="float" office:value="18132">
            <text:p><text:s/>18,132 </text:p>
          </table:table-cell>
          <table:table-cell table:style-name="ce7" table:formula="of:=[.G35]+[.J35]" office:value-type="float" office:value="16644">
            <text:p><text:s/>16,644 </text:p>
          </table:table-cell>
          <table:table-cell table:style-name="ce7" table:formula="of:=[.H35]+[.K35]" office:value-type="float" office:value="8206">
            <text:p><text:s/>8,206 </text:p>
          </table:table-cell>
          <table:table-cell table:style-name="ce7" office:value-type="float" office:value="13471">
            <text:p><text:s/>13,471 </text:p>
          </table:table-cell>
          <table:table-cell table:style-name="ce7" office:value-type="float" office:value="3859">
            <text:p><text:s/>3,859 </text:p>
          </table:table-cell>
          <table:table-cell table:style-name="ce7" office:value-type="float" office:value="4115">
            <text:p><text:s/>4,115 </text:p>
          </table:table-cell>
          <table:table-cell table:style-name="ce7" office:value-type="float" office:value="4661">
            <text:p><text:s/>4,661 </text:p>
          </table:table-cell>
          <table:table-cell table:style-name="ce7" office:value-type="float" office:value="12785">
            <text:p><text:s/>12,785 </text:p>
          </table:table-cell>
          <table:table-cell table:style-name="ce7" office:value-type="float" office:value="4091">
            <text:p><text:s/>4,091 </text:p>
          </table:table-cell>
          <table:table-cell/>
          <table:table-cell office:value-type="string">
            <text:p>2001-10: AR 2010</text:p>
          </table:table-cell>
          <table:table-cell table:number-columns-repeated="1011"/>
        </table:table-row>
        <table:table-row table:style-name="ro1">
          <table:table-cell office:value-type="float" office:value="2010">
            <text:p>2010</text:p>
          </table:table-cell>
          <table:table-cell table:style-name="ce7" office:value-type="float" office:value="20990">
            <text:p><text:s/>20,990 </text:p>
          </table:table-cell>
          <table:table-cell table:style-name="ce7" office:value-type="float" office:value="18356">
            <text:p><text:s/>18,356 </text:p>
          </table:table-cell>
          <table:table-cell table:style-name="ce7" office:value-type="float" office:value="17072">
            <text:p><text:s/>17,072 </text:p>
          </table:table-cell>
          <table:table-cell table:style-name="ce7" office:value-type="float" office:value="8404">
            <text:p><text:s/>8,404 </text:p>
          </table:table-cell>
          <table:table-cell table:style-name="ce7" office:value-type="float" office:value="13595">
            <text:p><text:s/>13,595 </text:p>
          </table:table-cell>
          <table:table-cell table:style-name="ce7" office:value-type="float" office:value="3979">
            <text:p><text:s/>3,979 </text:p>
          </table:table-cell>
          <table:table-cell table:style-name="ce7" office:value-type="float" office:value="4209">
            <text:p><text:s/>4,209 </text:p>
          </table:table-cell>
          <table:table-cell table:style-name="ce7" office:value-type="float" office:value="4761">
            <text:p><text:s/>4,761 </text:p>
          </table:table-cell>
          <table:table-cell table:style-name="ce7" office:value-type="float" office:value="13093">
            <text:p><text:s/>13,093 </text:p>
          </table:table-cell>
          <table:table-cell table:style-name="ce7" office:value-type="float" office:value="4195">
            <text:p><text:s/>4,195 </text:p>
          </table:table-cell>
          <table:table-cell/>
          <table:table-cell office:value-type="string">
            <text:p>An individual is assigned the status of BOTH/ALL when involved in a family violence incident in which all parties were arrested.</text:p>
          </table:table-cell>
          <table:table-cell table:number-columns-repeated="1011"/>
        </table:table-row>
        <table:table-row table:style-name="ro1">
          <table:table-cell office:value-type="float" office:value="2009">
            <text:p>2009</text:p>
          </table:table-cell>
          <table:table-cell table:style-name="ce7" office:value-type="float" office:value="21018">
            <text:p><text:s/>21,018 </text:p>
          </table:table-cell>
          <table:table-cell table:style-name="ce7" table:formula="of:=[.F37]+[.I37]" office:value-type="float" office:value="18793">
            <text:p><text:s/>18,793 </text:p>
          </table:table-cell>
          <table:table-cell table:style-name="ce7" table:formula="of:=[.G37]+[.J37]" office:value-type="float" office:value="17204">
            <text:p><text:s/>17,204 </text:p>
          </table:table-cell>
          <table:table-cell table:style-name="ce7" table:formula="of:=[.H37]+[.K37]" office:value-type="float" office:value="8306">
            <text:p><text:s/>8,306 </text:p>
          </table:table-cell>
          <table:table-cell table:style-name="ce7" office:value-type="float" office:value="13957">
            <text:p><text:s/>13,957 </text:p>
          </table:table-cell>
          <table:table-cell table:style-name="ce7" office:value-type="float" office:value="3944">
            <text:p><text:s/>3,944 </text:p>
          </table:table-cell>
          <table:table-cell table:style-name="ce7" office:value-type="float" office:value="4170">
            <text:p><text:s/>4,170 </text:p>
          </table:table-cell>
          <table:table-cell table:style-name="ce7" office:value-type="float" office:value="4836">
            <text:p><text:s/>4,836 </text:p>
          </table:table-cell>
          <table:table-cell table:style-name="ce7" office:value-type="float" office:value="13260">
            <text:p><text:s/>13,260 </text:p>
          </table:table-cell>
          <table:table-cell table:style-name="ce7" office:value-type="float" office:value="4136">
            <text:p><text:s/>4,136 </text:p>
          </table:table-cell>
          <table:table-cell/>
          <table:table-cell office:value-type="string">
            <text:p>An offender can be associated with mutiple victims.</text:p>
          </table:table-cell>
          <table:table-cell table:number-columns-repeated="1011"/>
        </table:table-row>
        <table:table-row table:style-name="ro1">
          <table:table-cell office:value-type="float" office:value="2008">
            <text:p>2008</text:p>
          </table:table-cell>
          <table:table-cell table:style-name="ce7" office:value-type="float" office:value="20079">
            <text:p><text:s/>20,079 </text:p>
          </table:table-cell>
          <table:table-cell table:style-name="ce7" table:formula="of:=[.F38]+[.I38]" office:value-type="float" office:value="17946">
            <text:p><text:s/>17,946 </text:p>
          </table:table-cell>
          <table:table-cell table:style-name="ce7" table:formula="of:=[.G38]+[.J38]" office:value-type="float" office:value="16355">
            <text:p><text:s/>16,355 </text:p>
          </table:table-cell>
          <table:table-cell table:style-name="ce7" table:formula="of:=[.H38]+[.K38]" office:value-type="float" office:value="8051">
            <text:p><text:s/>8,051 </text:p>
          </table:table-cell>
          <table:table-cell table:style-name="ce7" office:value-type="float" office:value="13357">
            <text:p><text:s/>13,357 </text:p>
          </table:table-cell>
          <table:table-cell table:style-name="ce7" office:value-type="float" office:value="3686">
            <text:p><text:s/>3,686 </text:p>
          </table:table-cell>
          <table:table-cell table:style-name="ce7" office:value-type="float" office:value="3979">
            <text:p><text:s/>3,979 </text:p>
          </table:table-cell>
          <table:table-cell table:style-name="ce7" office:value-type="float" office:value="4589">
            <text:p><text:s/>4,589 </text:p>
          </table:table-cell>
          <table:table-cell table:style-name="ce7" office:value-type="float" office:value="12669">
            <text:p><text:s/>12,669 </text:p>
          </table:table-cell>
          <table:table-cell table:style-name="ce7" office:value-type="float" office:value="4072">
            <text:p><text:s/>4,072 </text:p>
          </table:table-cell>
          <table:table-cell table:number-columns-repeated="1013"/>
        </table:table-row>
        <table:table-row table:style-name="ro1">
          <table:table-cell office:value-type="float" office:value="2007">
            <text:p>2007</text:p>
          </table:table-cell>
          <table:table-cell table:style-name="ce7" office:value-type="float" office:value="20042">
            <text:p><text:s/>20,042 </text:p>
          </table:table-cell>
          <table:table-cell table:style-name="ce7" table:formula="of:=[.F39]+[.I39]" office:value-type="float" office:value="18180">
            <text:p><text:s/>18,180 </text:p>
          </table:table-cell>
          <table:table-cell table:style-name="ce7" table:formula="of:=[.G39]+[.J39]" office:value-type="float" office:value="16444">
            <text:p><text:s/>16,444 </text:p>
          </table:table-cell>
          <table:table-cell table:style-name="ce7" table:formula="of:=[.H39]+[.K39]" office:value-type="float" office:value="7881">
            <text:p><text:s/>7,881 </text:p>
          </table:table-cell>
          <table:table-cell table:style-name="ce7" office:value-type="float" office:value="13622">
            <text:p><text:s/>13,622 </text:p>
          </table:table-cell>
          <table:table-cell table:style-name="ce7" office:value-type="float" office:value="3643">
            <text:p><text:s/>3,643 </text:p>
          </table:table-cell>
          <table:table-cell table:style-name="ce7" office:value-type="float" office:value="3902">
            <text:p><text:s/>3,902 </text:p>
          </table:table-cell>
          <table:table-cell table:style-name="ce7" office:value-type="float" office:value="4558">
            <text:p><text:s/>4,558 </text:p>
          </table:table-cell>
          <table:table-cell table:style-name="ce7" office:value-type="float" office:value="12801">
            <text:p><text:s/>12,801 </text:p>
          </table:table-cell>
          <table:table-cell table:style-name="ce7" office:value-type="float" office:value="3979">
            <text:p><text:s/>3,979 </text:p>
          </table:table-cell>
          <table:table-cell/>
          <table:table-cell office:value-type="string">
            <text:p>State of Connecticut Department of Emergency Services and Public Protection, Family Violence Arrests, Annual Report.</text:p>
          </table:table-cell>
          <table:table-cell table:number-columns-repeated="1011"/>
        </table:table-row>
        <table:table-row table:style-name="ro1">
          <table:table-cell office:value-type="float" office:value="2006">
            <text:p>2006</text:p>
          </table:table-cell>
          <table:table-cell table:style-name="ce7" office:value-type="float" office:value="19784">
            <text:p><text:s/>19,784 </text:p>
          </table:table-cell>
          <table:table-cell table:style-name="ce7" table:formula="of:=[.F40]+[.I40]" office:value-type="float" office:value="17588">
            <text:p><text:s/>17,588 </text:p>
          </table:table-cell>
          <table:table-cell table:style-name="ce7" table:formula="of:=[.G40]+[.J40]" office:value-type="float" office:value="16166">
            <text:p><text:s/>16,166 </text:p>
          </table:table-cell>
          <table:table-cell table:style-name="ce7" table:formula="of:=[.H40]+[.K40]" office:value-type="float" office:value="7890">
            <text:p><text:s/>7,890 </text:p>
          </table:table-cell>
          <table:table-cell table:style-name="ce7" office:value-type="float" office:value="13260">
            <text:p><text:s/>13,260 </text:p>
          </table:table-cell>
          <table:table-cell table:style-name="ce7" office:value-type="float" office:value="3579">
            <text:p><text:s/>3,579 </text:p>
          </table:table-cell>
          <table:table-cell table:style-name="ce7" office:value-type="float" office:value="3898">
            <text:p><text:s/>3,898 </text:p>
          </table:table-cell>
          <table:table-cell table:style-name="ce7" office:value-type="float" office:value="4328">
            <text:p><text:s/>4,328 </text:p>
          </table:table-cell>
          <table:table-cell table:style-name="ce7" office:value-type="float" office:value="12587">
            <text:p><text:s/>12,587 </text:p>
          </table:table-cell>
          <table:table-cell table:style-name="ce7" office:value-type="float" office:value="3992">
            <text:p><text:s/>3,992 </text:p>
          </table:table-cell>
          <table:table-cell table:number-columns-repeated="1013"/>
        </table:table-row>
        <table:table-row table:style-name="ro1">
          <table:table-cell office:value-type="float" office:value="2005">
            <text:p>2005</text:p>
          </table:table-cell>
          <table:table-cell table:style-name="ce7" office:value-type="float" office:value="20102">
            <text:p><text:s/>20,102 </text:p>
          </table:table-cell>
          <table:table-cell table:style-name="ce7" table:formula="of:=[.F41]+[.I41]" office:value-type="float" office:value="17928">
            <text:p><text:s/>17,928 </text:p>
          </table:table-cell>
          <table:table-cell table:style-name="ce7" table:formula="of:=[.G41]+[.J41]" office:value-type="float" office:value="16398">
            <text:p><text:s/>16,398 </text:p>
          </table:table-cell>
          <table:table-cell table:style-name="ce7" table:formula="of:=[.H41]+[.K41]" office:value-type="float" office:value="8112">
            <text:p><text:s/>8,112 </text:p>
          </table:table-cell>
          <table:table-cell table:style-name="ce7" office:value-type="float" office:value="13485">
            <text:p><text:s/>13,485 </text:p>
          </table:table-cell>
          <table:table-cell table:style-name="ce7" office:value-type="float" office:value="3703">
            <text:p><text:s/>3,703 </text:p>
          </table:table-cell>
          <table:table-cell table:style-name="ce7" office:value-type="float" office:value="3974">
            <text:p><text:s/>3,974 </text:p>
          </table:table-cell>
          <table:table-cell table:style-name="ce7" office:value-type="float" office:value="4443">
            <text:p><text:s/>4,443 </text:p>
          </table:table-cell>
          <table:table-cell table:style-name="ce7" office:value-type="float" office:value="12695">
            <text:p><text:s/>12,695 </text:p>
          </table:table-cell>
          <table:table-cell table:style-name="ce7" office:value-type="float" office:value="4138">
            <text:p><text:s/>4,138 </text:p>
          </table:table-cell>
          <table:table-cell table:number-columns-repeated="1013"/>
        </table:table-row>
        <table:table-row table:style-name="ro1">
          <table:table-cell office:value-type="float" office:value="2004">
            <text:p>2004</text:p>
          </table:table-cell>
          <table:table-cell table:style-name="ce7" office:value-type="float" office:value="20320">
            <text:p><text:s/>20,320 </text:p>
          </table:table-cell>
          <table:table-cell table:style-name="ce7" table:formula="of:=[.F42]+[.I42]" office:value-type="float" office:value="18085">
            <text:p><text:s/>18,085 </text:p>
          </table:table-cell>
          <table:table-cell table:style-name="ce7" table:formula="of:=[.G42]+[.J42]" office:value-type="float" office:value="16343">
            <text:p><text:s/>16,343 </text:p>
          </table:table-cell>
          <table:table-cell table:style-name="ce7" table:formula="of:=[.H42]+[.K42]" office:value-type="float" office:value="8680">
            <text:p><text:s/>8,680 </text:p>
          </table:table-cell>
          <table:table-cell table:style-name="ce7" office:value-type="float" office:value="13613">
            <text:p><text:s/>13,613 </text:p>
          </table:table-cell>
          <table:table-cell table:style-name="ce7" office:value-type="float" office:value="3525">
            <text:p><text:s/>3,525 </text:p>
          </table:table-cell>
          <table:table-cell table:style-name="ce7" office:value-type="float" office:value="4297">
            <text:p><text:s/>4,297 </text:p>
          </table:table-cell>
          <table:table-cell table:style-name="ce7" office:value-type="float" office:value="4472">
            <text:p><text:s/>4,472 </text:p>
          </table:table-cell>
          <table:table-cell table:style-name="ce7" office:value-type="float" office:value="12818">
            <text:p><text:s/>12,818 </text:p>
          </table:table-cell>
          <table:table-cell table:style-name="ce7" office:value-type="float" office:value="4383">
            <text:p><text:s/>4,383 </text:p>
          </table:table-cell>
          <table:table-cell table:number-columns-repeated="1013"/>
        </table:table-row>
        <table:table-row table:style-name="ro1">
          <table:table-cell office:value-type="float" office:value="2003">
            <text:p>2003</text:p>
          </table:table-cell>
          <table:table-cell table:style-name="ce7" office:value-type="float" office:value="20428">
            <text:p><text:s/>20,428 </text:p>
          </table:table-cell>
          <table:table-cell table:style-name="ce7" table:formula="of:=[.F43]+[.I43]" office:value-type="float" office:value="18069">
            <text:p><text:s/>18,069 </text:p>
          </table:table-cell>
          <table:table-cell table:style-name="ce7" table:formula="of:=[.G43]+[.J43]" office:value-type="float" office:value="16208">
            <text:p><text:s/>16,208 </text:p>
          </table:table-cell>
          <table:table-cell table:style-name="ce7" table:formula="of:=[.H43]+[.K43]" office:value-type="float" office:value="9192">
            <text:p><text:s/>9,192 </text:p>
          </table:table-cell>
          <table:table-cell table:style-name="ce7" office:value-type="float" office:value="13659">
            <text:p><text:s/>13,659 </text:p>
          </table:table-cell>
          <table:table-cell table:style-name="ce7" office:value-type="float" office:value="3423">
            <text:p><text:s/>3,423 </text:p>
          </table:table-cell>
          <table:table-cell table:style-name="ce7" office:value-type="float" office:value="4464">
            <text:p><text:s/>4,464 </text:p>
          </table:table-cell>
          <table:table-cell table:style-name="ce7" office:value-type="float" office:value="4410">
            <text:p><text:s/>4,410 </text:p>
          </table:table-cell>
          <table:table-cell table:style-name="ce7" office:value-type="float" office:value="12785">
            <text:p><text:s/>12,785 </text:p>
          </table:table-cell>
          <table:table-cell table:style-name="ce7" office:value-type="float" office:value="4728">
            <text:p><text:s/>4,728 </text:p>
          </table:table-cell>
          <table:table-cell table:number-columns-repeated="1013"/>
        </table:table-row>
        <table:table-row table:style-name="ro1">
          <table:table-cell office:value-type="float" office:value="2002">
            <text:p>2002</text:p>
          </table:table-cell>
          <table:table-cell table:style-name="ce7" office:value-type="float" office:value="21328">
            <text:p><text:s/>21,328 </text:p>
          </table:table-cell>
          <table:table-cell table:style-name="ce7" table:formula="of:=[.F44]+[.I44]" office:value-type="float" office:value="18895">
            <text:p><text:s/>18,895 </text:p>
          </table:table-cell>
          <table:table-cell table:style-name="ce7" table:formula="of:=[.G44]+[.J44]" office:value-type="float" office:value="16939">
            <text:p><text:s/>16,939 </text:p>
          </table:table-cell>
          <table:table-cell table:style-name="ce7" table:formula="of:=[.H44]+[.K44]" office:value-type="float" office:value="9586">
            <text:p><text:s/>9,586 </text:p>
          </table:table-cell>
          <table:table-cell table:style-name="ce7" office:value-type="float" office:value="14176">
            <text:p><text:s/>14,176 </text:p>
          </table:table-cell>
          <table:table-cell table:style-name="ce7" office:value-type="float" office:value="3625">
            <text:p><text:s/>3,625 </text:p>
          </table:table-cell>
          <table:table-cell table:style-name="ce7" office:value-type="float" office:value="4744">
            <text:p><text:s/>4,744 </text:p>
          </table:table-cell>
          <table:table-cell table:style-name="ce7" office:value-type="float" office:value="4719">
            <text:p><text:s/>4,719 </text:p>
          </table:table-cell>
          <table:table-cell table:style-name="ce7" office:value-type="float" office:value="13314">
            <text:p><text:s/>13,314 </text:p>
          </table:table-cell>
          <table:table-cell table:style-name="ce7" office:value-type="float" office:value="4842">
            <text:p><text:s/>4,842 </text:p>
          </table:table-cell>
          <table:table-cell table:number-columns-repeated="1013"/>
        </table:table-row>
        <table:table-row table:style-name="ro1">
          <table:table-cell office:value-type="float" office:value="2001">
            <text:p>2001</text:p>
          </table:table-cell>
          <table:table-cell table:style-name="ce7" office:value-type="float" office:value="20927">
            <text:p><text:s/>20,927 </text:p>
          </table:table-cell>
          <table:table-cell table:style-name="ce7" table:formula="of:=[.F45]+[.I45]" office:value-type="float" office:value="18450">
            <text:p><text:s/>18,450 </text:p>
          </table:table-cell>
          <table:table-cell table:style-name="ce7" table:formula="of:=[.G45]+[.J45]" office:value-type="float" office:value="16477">
            <text:p><text:s/>16,477 </text:p>
          </table:table-cell>
          <table:table-cell table:style-name="ce7" table:formula="of:=[.H45]+[.K45]" office:value-type="float" office:value="9739">
            <text:p><text:s/>9,739 </text:p>
          </table:table-cell>
          <table:table-cell table:style-name="ce7" office:value-type="float" office:value="13867">
            <text:p><text:s/>13,867 </text:p>
          </table:table-cell>
          <table:table-cell table:style-name="ce7" office:value-type="float" office:value="3566">
            <text:p><text:s/>3,566 </text:p>
          </table:table-cell>
          <table:table-cell table:style-name="ce7" office:value-type="float" office:value="4799">
            <text:p><text:s/>4,799 </text:p>
          </table:table-cell>
          <table:table-cell table:style-name="ce7" office:value-type="float" office:value="4583">
            <text:p><text:s/>4,583 </text:p>
          </table:table-cell>
          <table:table-cell table:style-name="ce7" office:value-type="float" office:value="12911">
            <text:p><text:s/>12,911 </text:p>
          </table:table-cell>
          <table:table-cell table:style-name="ce7" office:value-type="float" office:value="4940">
            <text:p><text:s/>4,940 </text:p>
          </table:table-cell>
          <table:table-cell table:number-columns-repeated="1013"/>
        </table:table-row>
        <table:table-row table:style-name="ro1">
          <table:table-cell office:value-type="float" office:value="2000">
            <text:p>2000</text:p>
          </table:table-cell>
          <table:table-cell table:style-name="ce7" office:value-type="float" office:value="19536">
            <text:p><text:s/>19,536 </text:p>
          </table:table-cell>
          <table:table-cell table:style-name="ce7" table:formula="of:=[.F46]+[.I46]" office:value-type="float" office:value="17035">
            <text:p><text:s/>17,035 </text:p>
          </table:table-cell>
          <table:table-cell table:style-name="ce7" table:formula="of:=[.G46]+[.J46]" office:value-type="float" office:value="15348">
            <text:p><text:s/>15,348 </text:p>
          </table:table-cell>
          <table:table-cell table:style-name="ce7" table:formula="of:=[.H46]+[.K46]" office:value-type="float" office:value="9172">
            <text:p><text:s/>9,172 </text:p>
          </table:table-cell>
          <table:table-cell table:style-name="ce7" office:value-type="float" office:value="12987">
            <text:p><text:s/>12,987 </text:p>
          </table:table-cell>
          <table:table-cell table:style-name="ce7" office:value-type="float" office:value="3057">
            <text:p><text:s/>3,057 </text:p>
          </table:table-cell>
          <table:table-cell table:style-name="ce7" office:value-type="float" office:value="4495">
            <text:p><text:s/>4,495 </text:p>
          </table:table-cell>
          <table:table-cell table:style-name="ce7" office:value-type="float" office:value="4048">
            <text:p><text:s/>4,048 </text:p>
          </table:table-cell>
          <table:table-cell table:style-name="ce7" office:value-type="float" office:value="12291">
            <text:p><text:s/>12,291 </text:p>
          </table:table-cell>
          <table:table-cell table:style-name="ce7" office:value-type="float" office:value="4677">
            <text:p><text:s/>4,677 </text:p>
          </table:table-cell>
          <table:table-cell table:number-columns-repeated="1013"/>
        </table:table-row>
        <table:table-row table:style-name="ro1">
          <table:table-cell office:value-type="float" office:value="1999">
            <text:p>1999</text:p>
          </table:table-cell>
          <table:table-cell table:style-name="ce7" office:value-type="float" office:value="18948">
            <text:p><text:s/>18,948 </text:p>
          </table:table-cell>
          <table:table-cell table:style-name="ce7" table:formula="of:=[.F47]+[.I47]" office:value-type="float" office:value="16822">
            <text:p><text:s/>16,822 </text:p>
          </table:table-cell>
          <table:table-cell table:style-name="ce7" table:formula="of:=[.G47]+[.J47]" office:value-type="float" office:value="15060">
            <text:p><text:s/>15,060 </text:p>
          </table:table-cell>
          <table:table-cell table:style-name="ce7" table:formula="of:=[.H47]+[.K47]" office:value-type="float" office:value="8562">
            <text:p><text:s/>8,562 </text:p>
          </table:table-cell>
          <table:table-cell table:style-name="ce7" office:value-type="float" office:value="12906">
            <text:p><text:s/>12,906 </text:p>
          </table:table-cell>
          <table:table-cell table:style-name="ce7" office:value-type="float" office:value="2987">
            <text:p><text:s/>2,987 </text:p>
          </table:table-cell>
          <table:table-cell table:style-name="ce7" office:value-type="float" office:value="4192">
            <text:p><text:s/>4,192 </text:p>
          </table:table-cell>
          <table:table-cell table:style-name="ce7" office:value-type="float" office:value="3916">
            <text:p><text:s/>3,916 </text:p>
          </table:table-cell>
          <table:table-cell table:style-name="ce7" office:value-type="float" office:value="12073">
            <text:p><text:s/>12,073 </text:p>
          </table:table-cell>
          <table:table-cell table:style-name="ce7" office:value-type="float" office:value="4370">
            <text:p><text:s/>4,370 </text:p>
          </table:table-cell>
          <table:table-cell table:number-columns-repeated="1013"/>
        </table:table-row>
        <table:table-row table:style-name="ro1">
          <table:table-cell office:value-type="float" office:value="1998">
            <text:p>1998</text:p>
          </table:table-cell>
          <table:table-cell table:style-name="ce7" office:value-type="float" office:value="18986">
            <text:p><text:s/>18,986 </text:p>
          </table:table-cell>
          <table:table-cell table:style-name="ce7" table:formula="of:=[.F48]+[.I48]" office:value-type="float" office:value="16964">
            <text:p><text:s/>16,964 </text:p>
          </table:table-cell>
          <table:table-cell table:style-name="ce7" table:formula="of:=[.G48]+[.J48]" office:value-type="float" office:value="14994">
            <text:p><text:s/>14,994 </text:p>
          </table:table-cell>
          <table:table-cell table:style-name="ce7" table:formula="of:=[.H48]+[.K48]" office:value-type="float" office:value="8786">
            <text:p><text:s/>8,786 </text:p>
          </table:table-cell>
          <table:table-cell table:style-name="ce7" office:value-type="float" office:value="13101">
            <text:p><text:s/>13,101 </text:p>
          </table:table-cell>
          <table:table-cell table:style-name="ce7" office:value-type="float" office:value="2852">
            <text:p><text:s/>2,852 </text:p>
          </table:table-cell>
          <table:table-cell table:style-name="ce7" office:value-type="float" office:value="4325">
            <text:p><text:s/>4,325 </text:p>
          </table:table-cell>
          <table:table-cell table:style-name="ce7" office:value-type="float" office:value="3863">
            <text:p><text:s/>3,863 </text:p>
          </table:table-cell>
          <table:table-cell table:style-name="ce7" office:value-type="float" office:value="12142">
            <text:p><text:s/>12,142 </text:p>
          </table:table-cell>
          <table:table-cell table:style-name="ce7" office:value-type="float" office:value="4461">
            <text:p><text:s/>4,461 </text:p>
          </table:table-cell>
          <table:table-cell table:number-columns-repeated="1013"/>
        </table:table-row>
        <table:table-row table:style-name="ro1">
          <table:table-cell office:value-type="float" office:value="1997">
            <text:p>1997</text:p>
          </table:table-cell>
          <table:table-cell table:style-name="ce7" office:value-type="float" office:value="19830">
            <text:p><text:s/>19,830 </text:p>
          </table:table-cell>
          <table:table-cell table:style-name="ce7" table:formula="of:=[.F49]+[.I49]" office:value-type="float" office:value="17637">
            <text:p><text:s/>17,637 </text:p>
          </table:table-cell>
          <table:table-cell table:style-name="ce7" table:formula="of:=[.G49]+[.J49]" office:value-type="float" office:value="15741">
            <text:p><text:s/>15,741 </text:p>
          </table:table-cell>
          <table:table-cell table:style-name="ce7" table:formula="of:=[.H49]+[.K49]" office:value-type="float" office:value="8916">
            <text:p><text:s/>8,916 </text:p>
          </table:table-cell>
          <table:table-cell table:style-name="ce7" office:value-type="float" office:value="13860">
            <text:p><text:s/>13,860 </text:p>
          </table:table-cell>
          <table:table-cell table:style-name="ce7" office:value-type="float" office:value="2794">
            <text:p><text:s/>2,794 </text:p>
          </table:table-cell>
          <table:table-cell table:style-name="ce7" office:value-type="float" office:value="4441">
            <text:p><text:s/>4,441 </text:p>
          </table:table-cell>
          <table:table-cell table:style-name="ce7" office:value-type="float" office:value="3777">
            <text:p><text:s/>3,777 </text:p>
          </table:table-cell>
          <table:table-cell table:style-name="ce7" office:value-type="float" office:value="12947">
            <text:p><text:s/>12,947 </text:p>
          </table:table-cell>
          <table:table-cell table:style-name="ce7" office:value-type="float" office:value="4475">
            <text:p><text:s/>4,475 </text:p>
          </table:table-cell>
          <table:table-cell table:number-columns-repeated="1013"/>
        </table:table-row>
        <table:table-row table:style-name="ro1">
          <table:table-cell office:value-type="float" office:value="1996">
            <text:p>1996</text:p>
          </table:table-cell>
          <table:table-cell table:style-name="ce7" office:value-type="float" office:value="18653">
            <text:p><text:s/>18,653 </text:p>
          </table:table-cell>
          <table:table-cell table:style-name="ce7" table:formula="of:=[.F50]+[.I50]" office:value-type="float" office:value="16393">
            <text:p><text:s/>16,393 </text:p>
          </table:table-cell>
          <table:table-cell table:style-name="ce7" table:formula="of:=[.G50]+[.J50]" office:value-type="float" office:value="14776">
            <text:p><text:s/>14,776 </text:p>
          </table:table-cell>
          <table:table-cell table:style-name="ce7" table:formula="of:=[.H50]+[.K50]" office:value-type="float" office:value="8374">
            <text:p><text:s/>8,374 </text:p>
          </table:table-cell>
          <table:table-cell table:style-name="ce7" office:value-type="float" office:value="13030">
            <text:p><text:s/>13,030 </text:p>
          </table:table-cell>
          <table:table-cell table:style-name="ce7" office:value-type="float" office:value="2418">
            <text:p><text:s/>2,418 </text:p>
          </table:table-cell>
          <table:table-cell table:style-name="ce7" office:value-type="float" office:value="4099">
            <text:p><text:s/>4,099 </text:p>
          </table:table-cell>
          <table:table-cell table:style-name="ce7" office:value-type="float" office:value="3363">
            <text:p><text:s/>3,363 </text:p>
          </table:table-cell>
          <table:table-cell table:style-name="ce7" office:value-type="float" office:value="12358">
            <text:p><text:s/>12,358 </text:p>
          </table:table-cell>
          <table:table-cell table:style-name="ce7" office:value-type="float" office:value="4275">
            <text:p><text:s/>4,275 </text:p>
          </table:table-cell>
          <table:table-cell table:number-columns-repeated="1013"/>
        </table:table-row>
        <table:table-row table:style-name="ro1">
          <table:table-cell office:value-type="float" office:value="1995">
            <text:p>1995</text:p>
          </table:table-cell>
          <table:table-cell table:style-name="ce7" office:value-type="float" office:value="19467">
            <text:p><text:s/>19,467 </text:p>
          </table:table-cell>
          <table:table-cell table:style-name="ce7" table:formula="of:=[.F51]+[.I51]" office:value-type="float" office:value="17256">
            <text:p><text:s/>17,256 </text:p>
          </table:table-cell>
          <table:table-cell table:style-name="ce7" table:formula="of:=[.G51]+[.J51]" office:value-type="float" office:value="15559">
            <text:p><text:s/>15,559 </text:p>
          </table:table-cell>
          <table:table-cell table:style-name="ce7" table:formula="of:=[.H51]+[.K51]" office:value-type="float" office:value="8566">
            <text:p><text:s/>8,566 </text:p>
          </table:table-cell>
          <table:table-cell table:style-name="ce7" office:value-type="float" office:value="13709">
            <text:p><text:s/>13,709 </text:p>
          </table:table-cell>
          <table:table-cell table:style-name="ce7" office:value-type="float" office:value="2569">
            <text:p><text:s/>2,569 </text:p>
          </table:table-cell>
          <table:table-cell table:style-name="ce7" office:value-type="float" office:value="4187">
            <text:p><text:s/>4,187 </text:p>
          </table:table-cell>
          <table:table-cell table:style-name="ce7" office:value-type="float" office:value="3547">
            <text:p><text:s/>3,547 </text:p>
          </table:table-cell>
          <table:table-cell table:style-name="ce7" office:value-type="float" office:value="12990">
            <text:p><text:s/>12,990 </text:p>
          </table:table-cell>
          <table:table-cell table:style-name="ce7" office:value-type="float" office:value="4379">
            <text:p><text:s/>4,379 </text:p>
          </table:table-cell>
          <table:table-cell table:number-columns-repeated="1013"/>
        </table:table-row>
        <table:table-row table:style-name="ro1">
          <table:table-cell office:value-type="float" office:value="1994">
            <text:p>1994</text:p>
          </table:table-cell>
          <table:table-cell table:style-name="ce7" office:value-type="float" office:value="18768">
            <text:p><text:s/>18,768 </text:p>
          </table:table-cell>
          <table:table-cell table:style-name="ce7" table:formula="of:=[.F52]+[.I52]" office:value-type="float" office:value="16702">
            <text:p><text:s/>16,702 </text:p>
          </table:table-cell>
          <table:table-cell table:style-name="ce7" table:formula="of:=[.G52]+[.J52]" office:value-type="float" office:value="15083">
            <text:p><text:s/>15,083 </text:p>
          </table:table-cell>
          <table:table-cell table:style-name="ce7" table:formula="of:=[.H52]+[.K52]" office:value-type="float" office:value="8024">
            <text:p><text:s/>8,024 </text:p>
          </table:table-cell>
          <table:table-cell table:style-name="ce7" office:value-type="float" office:value="13385">
            <text:p><text:s/>13,385 </text:p>
          </table:table-cell>
          <table:table-cell table:style-name="ce7" office:value-type="float" office:value="2271">
            <text:p><text:s/>2,271 </text:p>
          </table:table-cell>
          <table:table-cell table:style-name="ce7" office:value-type="float" office:value="3909">
            <text:p><text:s/>3,909 </text:p>
          </table:table-cell>
          <table:table-cell table:style-name="ce7" office:value-type="float" office:value="3317">
            <text:p><text:s/>3,317 </text:p>
          </table:table-cell>
          <table:table-cell table:style-name="ce7" office:value-type="float" office:value="12812">
            <text:p><text:s/>12,812 </text:p>
          </table:table-cell>
          <table:table-cell table:style-name="ce7" office:value-type="float" office:value="4115">
            <text:p><text:s/>4,115 </text:p>
          </table:table-cell>
          <table:table-cell table:number-columns-repeated="1013"/>
        </table:table-row>
        <table:table-row table:style-name="ro1">
          <table:table-cell office:value-type="float" office:value="1993">
            <text:p>1993</text:p>
          </table:table-cell>
          <table:table-cell table:style-name="ce7" office:value-type="float" office:value="19629">
            <text:p><text:s/>19,629 </text:p>
          </table:table-cell>
          <table:table-cell table:style-name="ce7" table:formula="of:=[.F53]+[.I53]" office:value-type="float" office:value="17775">
            <text:p><text:s/>17,775 </text:p>
          </table:table-cell>
          <table:table-cell table:style-name="ce7" table:formula="of:=[.G53]+[.J53]" office:value-type="float" office:value="16028">
            <text:p><text:s/>16,028 </text:p>
          </table:table-cell>
          <table:table-cell table:style-name="ce7" table:formula="of:=[.H53]+[.K53]" office:value-type="float" office:value="7886">
            <text:p><text:s/>7,886 </text:p>
          </table:table-cell>
          <table:table-cell table:style-name="ce7" office:value-type="float" office:value="14292">
            <text:p><text:s/>14,292 </text:p>
          </table:table-cell>
          <table:table-cell table:style-name="ce7" office:value-type="float" office:value="2314">
            <text:p><text:s/>2,314 </text:p>
          </table:table-cell>
          <table:table-cell table:style-name="ce7" office:value-type="float" office:value="3834">
            <text:p><text:s/>3,834 </text:p>
          </table:table-cell>
          <table:table-cell table:style-name="ce7" office:value-type="float" office:value="3483">
            <text:p><text:s/>3,483 </text:p>
          </table:table-cell>
          <table:table-cell table:style-name="ce7" office:value-type="float" office:value="13714">
            <text:p><text:s/>13,714 </text:p>
          </table:table-cell>
          <table:table-cell table:style-name="ce7" office:value-type="float" office:value="4052">
            <text:p><text:s/>4,052 </text:p>
          </table:table-cell>
          <table:table-cell table:number-columns-repeated="1013"/>
        </table:table-row>
        <table:table-row table:style-name="ro1">
          <table:table-cell office:value-type="float" office:value="1992">
            <text:p>1992</text:p>
          </table:table-cell>
          <table:table-cell table:style-name="ce7" office:value-type="float" office:value="20322">
            <text:p><text:s/>20,322 </text:p>
          </table:table-cell>
          <table:table-cell table:style-name="ce7" table:formula="of:=[.F54]+[.I54]" office:value-type="float" office:value="18235">
            <text:p><text:s/>18,235 </text:p>
          </table:table-cell>
          <table:table-cell table:style-name="ce7" table:formula="of:=[.G54]+[.J54]" office:value-type="float" office:value="16501">
            <text:p><text:s/>16,501 </text:p>
          </table:table-cell>
          <table:table-cell table:style-name="ce7" table:formula="of:=[.H54]+[.K54]" office:value-type="float" office:value="8349">
            <text:p><text:s/>8,349 </text:p>
          </table:table-cell>
          <table:table-cell table:style-name="ce7" office:value-type="float" office:value="14943">
            <text:p><text:s/>14,943 </text:p>
          </table:table-cell>
          <table:table-cell table:style-name="ce7" office:value-type="float" office:value="2175">
            <text:p><text:s/>2,175 </text:p>
          </table:table-cell>
          <table:table-cell table:style-name="ce7" office:value-type="float" office:value="4004">
            <text:p><text:s/>4,004 </text:p>
          </table:table-cell>
          <table:table-cell table:style-name="ce7" office:value-type="float" office:value="3292">
            <text:p><text:s/>3,292 </text:p>
          </table:table-cell>
          <table:table-cell table:style-name="ce7" office:value-type="float" office:value="14326">
            <text:p><text:s/>14,326 </text:p>
          </table:table-cell>
          <table:table-cell table:style-name="ce7" office:value-type="float" office:value="4345">
            <text:p><text:s/>4,345 </text:p>
          </table:table-cell>
          <table:table-cell table:number-columns-repeated="1013"/>
        </table:table-row>
        <table:table-row table:style-name="ro1" table:number-rows-repeated="4">
          <table:table-cell table:number-columns-repeated="1024"/>
        </table:table-row>
        <table:table-row table:style-name="ro1">
          <table:table-cell office:value-type="string">
            <text:p>1988 Martin sample</text:p>
          </table:table-cell>
          <table:table-cell table:number-columns-repeated="1023"/>
        </table:table-row>
        <table:table-row table:style-name="ro1">
          <table:table-cell table:number-columns-repeated="1024"/>
        </table:table-row>
        <table:table-row table:style-name="ro1">
          <table:table-cell office:value-type="string">
            <text:p>dual-arrest incidents</text:p>
          </table:table-cell>
          <table:table-cell office:value-type="float" office:value="134">
            <text:p>134</text:p>
          </table:table-cell>
          <table:table-cell table:number-columns-repeated="10"/>
          <table:table-cell office:value-type="string">
            <text:p>Martin (1997) p. 146</text:p>
          </table:table-cell>
          <table:table-cell table:number-columns-repeated="1011"/>
        </table:table-row>
        <table:table-row table:style-name="ro1">
          <table:table-cell office:value-type="string">
            <text:p>single-arrest incidents</text:p>
          </table:table-cell>
          <table:table-cell office:value-type="float" office:value="314">
            <text:p>314</text:p>
          </table:table-cell>
          <table:table-cell table:number-columns-repeated="1022"/>
        </table:table-row>
        <table:table-row table:style-name="ro1">
          <table:table-cell office:value-type="string">
            <text:p>dual-arrest incident share</text:p>
          </table:table-cell>
          <table:table-cell table:style-name="ce9" table:formula="of:=[.B61]/([.B61]+[.B62])" office:value-type="percentage" office:value="0.299107142857143">
            <text:p>30%</text:p>
          </table:table-cell>
          <table:table-cell table:number-columns-repeated="1022"/>
        </table:table-row>
        <table:table-row table:style-name="ro1">
          <table:table-cell table:number-columns-repeated="1024"/>
        </table:table-row>
        <table:table-row table:style-name="ro1">
          <table:table-cell office:value-type="string">
            <text:p>estimate: "33% of the adult intimate family violence arrests involved dual arrest"</text:p>
          </table:table-cell>
          <table:table-cell table:number-columns-repeated="11"/>
          <table:table-cell office:value-type="string">
            <text:p>Id. p. 147</text:p>
          </table:table-cell>
          <table:table-cell table:number-columns-repeated="1011"/>
        </table:table-row>
        <table:table-row table:style-name="ro1" table:number-rows-repeated="2">
          <table:table-cell table:number-columns-repeated="1024"/>
        </table:table-row>
        <table:table-row table:style-name="ro1">
          <table:table-cell office:value-type="string">
            <text:p>incident-based statistics</text:p>
          </table:table-cell>
          <table:table-cell table:number-columns-repeated="1023"/>
        </table:table-row>
        <table:table-row table:style-name="ro1">
          <table:table-cell/>
          <table:table-cell office:value-type="string">
            <text:p>dual arrest</text:p>
          </table:table-cell>
          <table:table-cell office:value-type="string">
            <text:p>single arrest</text:p>
          </table:table-cell>
          <table:table-cell table:number-columns-repeated="1021"/>
        </table:table-row>
        <table:table-row table:style-name="ro1">
          <table:table-cell office:value-type="string">
            <text:p>arrested men</text:p>
          </table:table-cell>
          <table:table-cell table:style-name="ce9" office:value-type="percentage" office:value="0.56">
            <text:p>56%</text:p>
          </table:table-cell>
          <table:table-cell table:style-name="ce9" office:value-type="percentage" office:value="0.86">
            <text:p>86%</text:p>
          </table:table-cell>
          <table:table-cell table:number-columns-repeated="9"/>
          <table:table-cell office:value-type="string">
            <text:p>Id. Tables I, II</text:p>
          </table:table-cell>
          <table:table-cell table:number-columns-repeated="1011"/>
        </table:table-row>
        <table:table-row table:style-name="ro1">
          <table:table-cell office:value-type="string">
            <text:p>court outcome</text:p>
          </table:table-cell>
          <table:table-cell table:number-columns-repeated="1023"/>
        </table:table-row>
        <table:table-row table:style-name="ro1">
          <table:table-cell office:value-type="string">
            <text:p>convicted</text:p>
          </table:table-cell>
          <table:table-cell table:style-name="ce9" office:value-type="percentage" office:value="0.12">
            <text:p>12%</text:p>
          </table:table-cell>
          <table:table-cell table:style-name="ce9" office:value-type="percentage" office:value="0.24">
            <text:p>24%</text:p>
          </table:table-cell>
          <table:table-cell table:number-columns-repeated="1021"/>
        </table:table-row>
        <table:table-row table:style-name="ro1">
          <table:table-cell office:value-type="string">
            <text:p>dismissed</text:p>
          </table:table-cell>
          <table:table-cell table:number-columns-repeated="2" table:style-name="ce9" office:value-type="percentage" office:value="0.07">
            <text:p>7%</text:p>
          </table:table-cell>
          <table:table-cell table:number-columns-repeated="1021"/>
        </table:table-row>
        <table:table-row table:style-name="ro1">
          <table:table-cell office:value-type="string">
            <text:p>nolle prosequi</text:p>
          </table:table-cell>
          <table:table-cell table:style-name="ce9" office:value-type="percentage" office:value="0.81">
            <text:p>81%</text:p>
          </table:table-cell>
          <table:table-cell table:style-name="ce9" office:value-type="percentage" office:value="0.69">
            <text:p>69%</text:p>
          </table:table-cell>
          <table:table-cell table:number-columns-repeated="1021"/>
        </table:table-row>
        <table:table-row table:style-name="ro1">
          <table:table-cell table:number-columns-repeated="1024"/>
        </table:table-row>
        <table:table-row table:style-name="ro1">
          <table:table-cell table:number-columns-repeated="12"/>
          <table:table-cell office:value-type="string">
            <text:p>Martin, Margaret E. (1997). "Double Your Trouble: Dual Arrest in Family Violence." Journal of Family Violence vol. 12(2): 139-57.</text:p>
          </table:table-cell>
          <table:table-cell table:number-columns-repeated="1011"/>
        </table:table-row>
        <table:table-row table:style-name="ro1" table:number-rows-repeated="1048499">
          <table:table-cell table:number-columns-repeated="1024"/>
        </table:table-row>
        <table:table-row table:style-name="ro1">
          <table:table-cell table:number-columns-repeated="1024"/>
        </table:table-row>
      </table:table>
      <table:table table:name="DV factors" table:style-name="ta3" table:print="false">
        <table:table-column table:style-name="co1" table:default-cell-style-name="Excel_20_Built-in_20_Normal"/>
        <table:table-column table:style-name="co14" table:number-columns-repeated="4" table:default-cell-style-name="Excel_20_Built-in_20_Normal"/>
        <table:table-column table:style-name="co15" table:default-cell-style-name="Excel_20_Built-in_20_Normal"/>
        <table:table-column table:style-name="co16" table:default-cell-style-name="Excel_20_Built-in_20_Normal"/>
        <table:table-column table:style-name="co15" table:number-columns-repeated="6" table:default-cell-style-name="Excel_20_Built-in_20_Normal"/>
        <table:table-column table:style-name="co17" table:default-cell-style-name="Excel_20_Built-in_20_Normal"/>
        <table:table-column table:style-name="co18" table:default-cell-style-name="Excel_20_Built-in_20_Normal"/>
        <table:table-column table:style-name="co1" table:number-columns-repeated="1009" table:default-cell-style-name="Excel_20_Built-in_20_Normal"/>
        <table:table-row table:style-name="ro1">
          <table:table-cell table:style-name="ce12" office:value-type="string" table:number-columns-spanned="8" table:number-rows-spanned="1">
            <text:p>Characteristics of family violence arrest incidents in Connecticut, 1992-2011</text:p>
          </table:table-cell>
          <table:covered-table-cell table:number-columns-repeated="7" table:style-name="ce2"/>
          <table:table-cell table:number-columns-repeated="1016"/>
        </table:table-row>
        <table:table-row table:style-name="ro1" table:number-rows-repeated="2">
          <table:table-cell table:number-columns-repeated="1024"/>
        </table:table-row>
        <table:table-row table:style-name="ro4">
          <table:table-cell table:style-name="ce3" office:value-type="string">
            <text:p>year</text:p>
          </table:table-cell>
          <table:table-cell table:style-name="ce21" office:value-type="string">
            <text:p>est. under prior TRO/PO</text:p>
          </table:table-cell>
          <table:table-cell table:style-name="ce21" office:value-type="string">
            <text:p>not involving weapon</text:p>
          </table:table-cell>
          <table:table-cell table:style-name="ce21" office:value-type="string">
            <text:p>minor or no physical injury</text:p>
          </table:table-cell>
          <table:table-cell table:style-name="ce21" office:value-type="string">
            <text:p>no physical injury</text:p>
          </table:table-cell>
          <table:table-cell table:number-columns-repeated="1019"/>
        </table:table-row>
        <table:table-row table:style-name="ro1">
          <table:table-cell office:value-type="float" office:value="2011">
            <text:p>2011</text:p>
          </table:table-cell>
          <table:table-cell table:style-name="ce22" table:formula="of:=[.C32]/([.B32]*[.D$28])" office:value-type="percentage" office:value="0.226184527472515">
            <text:p>23%</text:p>
          </table:table-cell>
          <table:table-cell table:style-name="ce22" table:formula="of:=([.H32]+[.I32])/[.B32]" office:value-type="percentage" office:value="0.897677368986045">
            <text:p>90%</text:p>
          </table:table-cell>
          <table:table-cell table:style-name="ce22" table:formula="of:=([.L32]+[.M32])/[.B32]" office:value-type="percentage" office:value="0.989606714160242">
            <text:p>99%</text:p>
          </table:table-cell>
          <table:table-cell table:style-name="ce22" table:formula="of:=[.M32]/[.B32]" office:value-type="percentage" office:value="0.592563677173807">
            <text:p>59%</text:p>
          </table:table-cell>
          <table:table-cell table:number-columns-repeated="1019"/>
        </table:table-row>
        <table:table-row table:style-name="ro1">
          <table:table-cell office:value-type="float" office:value="2010">
            <text:p>2010</text:p>
          </table:table-cell>
          <table:table-cell table:style-name="ce22" table:formula="of:=[.C33]/([.B33]*[.D$28])" office:value-type="percentage" office:value="0.222955682218713">
            <text:p>22%</text:p>
          </table:table-cell>
          <table:table-cell table:style-name="ce22" table:formula="of:=([.H33]+[.I33])/[.B33]" office:value-type="percentage" office:value="0.897379704621248">
            <text:p>90%</text:p>
          </table:table-cell>
          <table:table-cell table:style-name="ce22" table:formula="of:=([.L33]+[.M33])/[.B33]" office:value-type="percentage" office:value="0.988470700333492">
            <text:p>99%</text:p>
          </table:table-cell>
          <table:table-cell table:style-name="ce22" table:formula="of:=[.M33]/[.B33]" office:value-type="percentage" office:value="0.59237732253454">
            <text:p>59%</text:p>
          </table:table-cell>
          <table:table-cell table:number-columns-repeated="1019"/>
        </table:table-row>
        <table:table-row table:style-name="ro1">
          <table:table-cell office:value-type="float" office:value="2009">
            <text:p>2009</text:p>
          </table:table-cell>
          <table:table-cell table:style-name="ce22" table:formula="of:=[.C34]/([.B34]*[.D$28])" office:value-type="percentage" office:value="0.213205122944678">
            <text:p>21%</text:p>
          </table:table-cell>
          <table:table-cell table:style-name="ce22" table:formula="of:=([.H34]+[.I34])/[.B34]" office:value-type="percentage" office:value="0.892425540013322">
            <text:p>89%</text:p>
          </table:table-cell>
          <table:table-cell table:style-name="ce22" table:formula="of:=([.L34]+[.M34])/[.B34]" office:value-type="percentage" office:value="0.987867542106766">
            <text:p>99%</text:p>
          </table:table-cell>
          <table:table-cell table:style-name="ce22" table:formula="of:=[.M34]/[.B34]" office:value-type="percentage" office:value="0.588019792558759">
            <text:p>59%</text:p>
          </table:table-cell>
          <table:table-cell table:number-columns-repeated="1019"/>
        </table:table-row>
        <table:table-row table:style-name="ro1">
          <table:table-cell office:value-type="float" office:value="2008">
            <text:p>2008</text:p>
          </table:table-cell>
          <table:table-cell table:style-name="ce22" table:formula="of:=[.C35]/([.B35]*[.D$28])" office:value-type="percentage" office:value="0.218402529988812">
            <text:p>22%</text:p>
          </table:table-cell>
          <table:table-cell table:style-name="ce22" table:formula="of:=([.H35]+[.I35])/[.B35]" office:value-type="percentage" office:value="0.891179839633448">
            <text:p>89%</text:p>
          </table:table-cell>
          <table:table-cell table:style-name="ce22" table:formula="of:=([.L35]+[.M35])/[.B35]" office:value-type="percentage" office:value="0.988395836446038">
            <text:p>99%</text:p>
          </table:table-cell>
          <table:table-cell table:style-name="ce22" table:formula="of:=[.M35]/[.B35]" office:value-type="percentage" office:value="0.592858210070223">
            <text:p>59%</text:p>
          </table:table-cell>
          <table:table-cell table:number-columns-repeated="1019"/>
        </table:table-row>
        <table:table-row table:style-name="ro1">
          <table:table-cell office:value-type="float" office:value="2007">
            <text:p>2007</text:p>
          </table:table-cell>
          <table:table-cell table:style-name="ce22" table:formula="of:=[.C36]/([.B36]*[.D$28])" office:value-type="percentage" office:value="0.215306702453242">
            <text:p>22%</text:p>
          </table:table-cell>
          <table:table-cell table:style-name="ce22" table:formula="of:=([.H36]+[.I36])/[.B36]" office:value-type="percentage" office:value="0.885091308252669">
            <text:p>89%</text:p>
          </table:table-cell>
          <table:table-cell table:style-name="ce22" table:formula="of:=([.L36]+[.M36])/[.B36]" office:value-type="percentage" office:value="0.987576090210558">
            <text:p>99%</text:p>
          </table:table-cell>
          <table:table-cell table:style-name="ce22" table:formula="of:=[.M36]/[.B36]" office:value-type="percentage" office:value="0.586418521105678">
            <text:p>59%</text:p>
          </table:table-cell>
          <table:table-cell table:number-columns-repeated="1019"/>
        </table:table-row>
        <table:table-row table:style-name="ro1">
          <table:table-cell office:value-type="float" office:value="2006">
            <text:p>2006</text:p>
          </table:table-cell>
          <table:table-cell table:style-name="ce22" table:formula="of:=[.C37]/([.B37]*[.D$28])" office:value-type="percentage" office:value="0.210375317920981">
            <text:p>21%</text:p>
          </table:table-cell>
          <table:table-cell table:style-name="ce22" table:formula="of:=([.H37]+[.I37])/[.B37]" office:value-type="percentage" office:value="0.883643348160129">
            <text:p>88%</text:p>
          </table:table-cell>
          <table:table-cell table:style-name="ce22" table:formula="of:=([.L37]+[.M37])/[.B37]" office:value-type="percentage" office:value="0.986302062272543">
            <text:p>99%</text:p>
          </table:table-cell>
          <table:table-cell table:style-name="ce22" table:formula="of:=[.M37]/[.B37]" office:value-type="percentage" office:value="0.563536190861302">
            <text:p>56%</text:p>
          </table:table-cell>
          <table:table-cell table:number-columns-repeated="1019"/>
        </table:table-row>
        <table:table-row table:style-name="ro1">
          <table:table-cell office:value-type="float" office:value="2005">
            <text:p>2005</text:p>
          </table:table-cell>
          <table:table-cell table:style-name="ce22" table:formula="of:=[.C38]/([.B38]*[.D$28])" office:value-type="percentage" office:value="0.209082329123664">
            <text:p>21%</text:p>
          </table:table-cell>
          <table:table-cell table:style-name="ce22" table:formula="of:=([.H38]+[.I38])/[.B38]" office:value-type="percentage" office:value="0.884041388916526">
            <text:p>88%</text:p>
          </table:table-cell>
          <table:table-cell table:style-name="ce22" table:formula="of:=([.L38]+[.M38])/[.B38]" office:value-type="percentage" office:value="0.986419261764998">
            <text:p>99%</text:p>
          </table:table-cell>
          <table:table-cell table:style-name="ce22" table:formula="of:=[.M38]/[.B38]" office:value-type="percentage" office:value="0.550094517958412">
            <text:p>55%</text:p>
          </table:table-cell>
          <table:table-cell table:number-columns-repeated="1019"/>
        </table:table-row>
        <table:table-row table:style-name="ro1">
          <table:table-cell office:value-type="float" office:value="2004">
            <text:p>2004</text:p>
          </table:table-cell>
          <table:table-cell table:style-name="ce22" table:formula="of:=[.C39]/([.B39]*[.D$28])" office:value-type="percentage" office:value="0.207299375455425">
            <text:p>21%</text:p>
          </table:table-cell>
          <table:table-cell table:style-name="ce22" table:formula="of:=([.H39]+[.I39])/[.B39]" office:value-type="percentage" office:value="0.879970472440945">
            <text:p>88%</text:p>
          </table:table-cell>
          <table:table-cell table:style-name="ce22" table:formula="of:=([.L39]+[.M39])/[.B39]" office:value-type="percentage" office:value="0.985285433070866">
            <text:p>99%</text:p>
          </table:table-cell>
          <table:table-cell table:style-name="ce22" table:formula="of:=[.M39]/[.B39]" office:value-type="percentage" office:value="0.525590551181102">
            <text:p>53%</text:p>
          </table:table-cell>
          <table:table-cell table:number-columns-repeated="1019"/>
        </table:table-row>
        <table:table-row table:style-name="ro1">
          <table:table-cell office:value-type="float" office:value="2003">
            <text:p>2003</text:p>
          </table:table-cell>
          <table:table-cell table:style-name="ce22" table:formula="of:=[.C40]/([.B40]*[.D$28])" office:value-type="percentage" office:value="0.211181130772302">
            <text:p>21%</text:p>
          </table:table-cell>
          <table:table-cell table:style-name="ce22" table:formula="of:=([.H40]+[.I40])/[.B40]" office:value-type="percentage" office:value="0.884178578421774">
            <text:p>88%</text:p>
          </table:table-cell>
          <table:table-cell table:style-name="ce22" table:formula="of:=([.L40]+[.M40])/[.B40]" office:value-type="percentage" office:value="0.986146465635402">
            <text:p>99%</text:p>
          </table:table-cell>
          <table:table-cell table:style-name="ce22" table:formula="of:=[.M40]/[.B40]" office:value-type="percentage" office:value="0.516741727041316">
            <text:p>52%</text:p>
          </table:table-cell>
          <table:table-cell table:number-columns-repeated="1019"/>
        </table:table-row>
        <table:table-row table:style-name="ro1">
          <table:table-cell office:value-type="float" office:value="2002">
            <text:p>2002</text:p>
          </table:table-cell>
          <table:table-cell table:style-name="ce22" table:formula="of:=[.C41]/([.B41]*[.D$28])" office:value-type="percentage" office:value="0.202105296603653">
            <text:p>20%</text:p>
          </table:table-cell>
          <table:table-cell table:style-name="ce22" table:formula="of:=([.H41]+[.I41])/[.B41]" office:value-type="percentage" office:value="0.87387471867967">
            <text:p>87%</text:p>
          </table:table-cell>
          <table:table-cell table:style-name="ce22" table:formula="of:=([.L41]+[.M41])/[.B41]" office:value-type="percentage" office:value="0.985933983495874">
            <text:p>99%</text:p>
          </table:table-cell>
          <table:table-cell table:style-name="ce22" table:formula="of:=[.M41]/[.B41]" office:value-type="percentage" office:value="0.500843960990248">
            <text:p>50%</text:p>
          </table:table-cell>
          <table:table-cell table:number-columns-repeated="1019"/>
        </table:table-row>
        <table:table-row table:style-name="ro1">
          <table:table-cell office:value-type="float" office:value="2001">
            <text:p>2001</text:p>
          </table:table-cell>
          <table:table-cell table:style-name="ce22" table:formula="of:=[.C42]/([.B42]*[.D$28])" office:value-type="percentage" office:value="0.194361026735514">
            <text:p>19%</text:p>
          </table:table-cell>
          <table:table-cell table:style-name="ce22" table:formula="of:=([.H42]+[.I42])/[.B42]" office:value-type="percentage" office:value="0.870311081378124">
            <text:p>87%</text:p>
          </table:table-cell>
          <table:table-cell table:style-name="ce22" table:formula="of:=([.L42]+[.M42])/[.B42]" office:value-type="percentage" office:value="0.985091030725857">
            <text:p>99%</text:p>
          </table:table-cell>
          <table:table-cell table:style-name="ce22" table:formula="of:=[.M42]/[.B42]" office:value-type="percentage" office:value="0.47732594256224">
            <text:p>48%</text:p>
          </table:table-cell>
          <table:table-cell table:number-columns-repeated="1019"/>
        </table:table-row>
        <table:table-row table:style-name="ro1">
          <table:table-cell office:value-type="float" office:value="2000">
            <text:p>2000</text:p>
          </table:table-cell>
          <table:table-cell table:style-name="ce22" table:formula="of:=[.C43]/([.B43]*[.D$28])" office:value-type="percentage" office:value="0.191328526915946">
            <text:p>19%</text:p>
          </table:table-cell>
          <table:table-cell table:style-name="ce22" table:formula="of:=([.H43]+[.I43])/[.B43]" office:value-type="percentage" office:value="0.866758804258804">
            <text:p>87%</text:p>
          </table:table-cell>
          <table:table-cell table:style-name="ce22" table:formula="of:=([.L43]+[.M43])/[.B43]" office:value-type="percentage" office:value="0.982289107289107">
            <text:p>98%</text:p>
          </table:table-cell>
          <table:table-cell table:style-name="ce22" table:formula="of:=[.M43]/[.B43]" office:value-type="percentage" office:value="0.457104832104832">
            <text:p>46%</text:p>
          </table:table-cell>
          <table:table-cell table:number-columns-repeated="9"/>
          <table:table-cell office:value-type="string">
            <text:p>Repository:</text:p>
          </table:table-cell>
          <table:table-cell table:number-columns-repeated="1009"/>
        </table:table-row>
        <table:table-row table:style-name="ro1">
          <table:table-cell office:value-type="float" office:value="1999">
            <text:p>1999</text:p>
          </table:table-cell>
          <table:table-cell table:style-name="ce22" table:formula="of:=[.C44]/([.B44]*[.D$28])" office:value-type="percentage" office:value="0.200843571279545">
            <text:p>20%</text:p>
          </table:table-cell>
          <table:table-cell table:style-name="ce22" table:formula="of:=([.H44]+[.I44])/[.B44]" office:value-type="percentage" office:value="0.864207304200971">
            <text:p>86%</text:p>
          </table:table-cell>
          <table:table-cell table:style-name="ce22" table:formula="of:=([.L44]+[.M44])/[.B44]" office:value-type="percentage" office:value="0.982583913869538">
            <text:p>98%</text:p>
          </table:table-cell>
          <table:table-cell table:style-name="ce22" table:formula="of:=[.M44]/[.B44]" office:value-type="percentage" office:value="0.417511082963901">
            <text:p>42%</text:p>
          </table:table-cell>
          <table:table-cell table:number-columns-repeated="9"/>
          <table:table-cell office:value-type="string">
            <text:p>http://acrosswalls.org/datasets/</text:p>
          </table:table-cell>
          <table:table-cell table:number-columns-repeated="1009"/>
        </table:table-row>
        <table:table-row table:style-name="ro1">
          <table:table-cell office:value-type="float" office:value="1998">
            <text:p>1998</text:p>
          </table:table-cell>
          <table:table-cell table:style-name="ce22" table:formula="of:=[.C45]/([.B45]*[.D$28])" office:value-type="percentage" office:value="0.210537540156779">
            <text:p>21%</text:p>
          </table:table-cell>
          <table:table-cell table:style-name="ce22" table:formula="of:=([.H45]+[.I45])/[.B45]" office:value-type="percentage" office:value="0.863320341304119">
            <text:p>86%</text:p>
          </table:table-cell>
          <table:table-cell table:style-name="ce22" table:formula="of:=([.L45]+[.M45])/[.B45]" office:value-type="percentage" office:value="0.97898451490572">
            <text:p>98%</text:p>
          </table:table-cell>
          <table:table-cell table:style-name="ce22" table:formula="of:=[.M45]/[.B45]" office:value-type="percentage" office:value="0.365321816075003">
            <text:p>37%</text:p>
          </table:table-cell>
          <table:table-cell table:number-columns-repeated="9"/>
          <table:table-cell office:value-type="string">
            <text:p>Version: 1.0</text:p>
          </table:table-cell>
          <table:table-cell table:number-columns-repeated="1009"/>
        </table:table-row>
        <table:table-row table:style-name="ro1">
          <table:table-cell office:value-type="float" office:value="1997">
            <text:p>1997</text:p>
          </table:table-cell>
          <table:table-cell table:style-name="ce22" table:formula="of:=[.C46]/([.B46]*[.D$28])" office:value-type="percentage" office:value="0.209415782175409">
            <text:p>21%</text:p>
          </table:table-cell>
          <table:table-cell table:style-name="ce22" table:formula="of:=([.H46]+[.I46])/[.B46]" office:value-type="percentage" office:value="0.801260716086737">
            <text:p>80%</text:p>
          </table:table-cell>
          <table:table-cell table:style-name="ce22" table:formula="of:=([.L46]+[.M46])/[.B46]" office:value-type="percentage" office:value="0.979778113968734">
            <text:p>98%</text:p>
          </table:table-cell>
          <table:table-cell table:style-name="ce22" table:formula="of:=[.M46]/[.B46]" office:value-type="percentage" office:value="0.356732223903177">
            <text:p>36%</text:p>
          </table:table-cell>
          <table:table-cell table:number-columns-repeated="1019"/>
        </table:table-row>
        <table:table-row table:style-name="ro1">
          <table:table-cell office:value-type="float" office:value="1996">
            <text:p>1996</text:p>
          </table:table-cell>
          <table:table-cell table:style-name="ce22" table:formula="of:=[.C47]/([.B47]*[.D$28])" office:value-type="percentage" office:value="0.207027607562687">
            <text:p>21%</text:p>
          </table:table-cell>
          <table:table-cell table:style-name="ce22" table:formula="of:=([.H47]+[.I47])/[.B47]" office:value-type="percentage" office:value="0.863989706749585">
            <text:p>86%</text:p>
          </table:table-cell>
          <table:table-cell table:style-name="ce22" table:formula="of:=([.L47]+[.M47])/[.B47]" office:value-type="percentage" office:value="0.978662949659572">
            <text:p>98%</text:p>
          </table:table-cell>
          <table:table-cell table:style-name="ce22" table:formula="of:=[.M47]/[.B47]" office:value-type="percentage" office:value="0.343751675333726">
            <text:p>34%</text:p>
          </table:table-cell>
          <table:table-cell table:number-columns-repeated="1019"/>
        </table:table-row>
        <table:table-row table:style-name="ro1">
          <table:table-cell office:value-type="float" office:value="1995">
            <text:p>1995</text:p>
          </table:table-cell>
          <table:table-cell table:style-name="ce22" table:formula="of:=[.C48]/([.B48]*[.D$28])" office:value-type="percentage" office:value="0.20773706187231">
            <text:p>21%</text:p>
          </table:table-cell>
          <table:table-cell table:style-name="ce22" table:formula="of:=([.H48]+[.I48])/[.B48]" office:value-type="percentage" office:value="0.859865413263472">
            <text:p>86%</text:p>
          </table:table-cell>
          <table:table-cell table:style-name="ce22" table:formula="of:=([.L48]+[.M48])/[.B48]" office:value-type="percentage" office:value="0.978527764935532">
            <text:p>98%</text:p>
          </table:table-cell>
          <table:table-cell table:style-name="ce22" table:formula="of:=[.M48]/[.B48]" office:value-type="percentage" office:value="0.342168798479478">
            <text:p>34%</text:p>
          </table:table-cell>
          <table:table-cell table:number-columns-repeated="1019"/>
        </table:table-row>
        <table:table-row table:style-name="ro1">
          <table:table-cell office:value-type="float" office:value="1994">
            <text:p>1994</text:p>
          </table:table-cell>
          <table:table-cell table:style-name="ce22" table:formula="of:=[.C49]/([.B49]*[.D$28])" office:value-type="percentage" office:value="0.211052494230956">
            <text:p>21%</text:p>
          </table:table-cell>
          <table:table-cell table:style-name="ce22" table:formula="of:=([.H49]+[.I49])/[.B49]" office:value-type="percentage" office:value="0.860294117647059">
            <text:p>86%</text:p>
          </table:table-cell>
          <table:table-cell table:style-name="ce22" table:formula="of:=([.L49]+[.M49])/[.B49]" office:value-type="percentage" office:value="0.975863171355499">
            <text:p>98%</text:p>
          </table:table-cell>
          <table:table-cell table:style-name="ce22" table:formula="of:=[.M49]/[.B49]" office:value-type="percentage" office:value="0.336583546462063">
            <text:p>34%</text:p>
          </table:table-cell>
          <table:table-cell table:number-columns-repeated="1019"/>
        </table:table-row>
        <table:table-row table:style-name="ro1">
          <table:table-cell office:value-type="float" office:value="1993">
            <text:p>1993</text:p>
          </table:table-cell>
          <table:table-cell table:style-name="ce22" table:formula="of:=[.C50]/([.B50]*[.D$28])" office:value-type="percentage" office:value="0.201318604234359">
            <text:p>20%</text:p>
          </table:table-cell>
          <table:table-cell table:style-name="ce22" table:formula="of:=([.H50]+[.I50])/[.B50]" office:value-type="percentage" office:value="0.854195323246217">
            <text:p>85%</text:p>
          </table:table-cell>
          <table:table-cell table:style-name="ce22" table:formula="of:=([.L50]+[.M50])/[.B50]" office:value-type="percentage" office:value="0.976769066177594">
            <text:p>98%</text:p>
          </table:table-cell>
          <table:table-cell table:style-name="ce22" table:formula="of:=[.M50]/[.B50]" office:value-type="percentage" office:value="0.339650517092058">
            <text:p>34%</text:p>
          </table:table-cell>
          <table:table-cell table:number-columns-repeated="1019"/>
        </table:table-row>
        <table:table-row table:style-name="ro1">
          <table:table-cell office:value-type="float" office:value="1992">
            <text:p>1992</text:p>
          </table:table-cell>
          <table:table-cell table:style-name="ce22" table:formula="of:=[.C51]/([.B51]*[.D$28])" office:value-type="percentage" office:value="0.20170015586945">
            <text:p>20%</text:p>
          </table:table-cell>
          <table:table-cell table:style-name="ce22" table:formula="of:=([.H51]+[.I51])/[.B51]" office:value-type="percentage" office:value="0.857641964373585">
            <text:p>86%</text:p>
          </table:table-cell>
          <table:table-cell table:style-name="ce22" table:formula="of:=([.L51]+[.M51])/[.B51]" office:value-type="percentage" office:value="0.975543745694321">
            <text:p>98%</text:p>
          </table:table-cell>
          <table:table-cell table:style-name="ce22" table:formula="of:=[.M51]/[.B51]" office:value-type="percentage" office:value="0.327231571695699">
            <text:p>33%</text:p>
          </table:table-cell>
          <table:table-cell table:number-columns-repeated="1019"/>
        </table:table-row>
        <table:table-row table:style-name="ro1" table:number-rows-repeated="3">
          <table:table-cell/>
          <table:table-cell table:style-name="ce19" table:number-columns-repeated="4"/>
          <table:table-cell table:number-columns-repeated="1019"/>
        </table:table-row>
        <table:table-row table:style-name="ro1">
          <table:table-cell office:value-type="string">
            <text:p>estimated prior order known share</text:p>
          </table:table-cell>
          <table:table-cell table:style-name="ce19" table:number-columns-repeated="2"/>
          <table:table-cell table:style-name="ce23" table:formula="of:=1-([.D42]+[.D43]+[.D50]+[.D51])/([.B42]+[.B43]+[.B50]+[.B51])" office:value-type="float" office:value="0.855584848409481">
            <text:p><text:s/>0.86 </text:p>
          </table:table-cell>
          <table:table-cell table:style-name="ce19"/>
          <table:table-cell table:number-columns-repeated="1019"/>
        </table:table-row>
        <table:table-row table:style-name="ro1">
          <table:table-cell table:number-columns-repeated="1024"/>
        </table:table-row>
        <table:table-row table:style-name="ro5">
          <table:table-cell/>
          <table:table-cell table:style-name="ce10" table:number-columns-repeated="3"/>
          <table:table-cell table:style-name="ce24" office:value-type="string" table:number-columns-spanned="5" table:number-rows-spanned="1">
            <text:p>incidents by weapons</text:p>
          </table:table-cell>
          <table:covered-table-cell table:number-columns-repeated="4" table:style-name="ce21"/>
          <table:table-cell table:style-name="ce24" office:value-type="string" table:number-columns-spanned="4" table:number-rows-spanned="1">
            <text:p>incidents by physical injury</text:p>
          </table:table-cell>
          <table:covered-table-cell table:number-columns-repeated="3" table:style-name="ce21"/>
          <table:table-cell table:number-columns-repeated="1011"/>
        </table:table-row>
        <table:table-row table:style-name="ro4">
          <table:table-cell/>
          <table:table-cell table:style-name="ce10" office:value-type="string">
            <text:p>incidents</text:p>
          </table:table-cell>
          <table:table-cell table:style-name="ce10" office:value-type="string">
            <text:p>prior TRO/PO</text:p>
          </table:table-cell>
          <table:table-cell table:style-name="ce10" office:value-type="string">
            <text:p>prior order unknown</text:p>
          </table:table-cell>
          <table:table-cell table:style-name="ce10" office:value-type="string">
            <text:p>guns</text:p>
          </table:table-cell>
          <table:table-cell table:style-name="ce10" office:value-type="string">
            <text:p>knives</text:p>
          </table:table-cell>
          <table:table-cell table:style-name="ce10" office:value-type="string">
            <text:p>other dangerous weapons</text:p>
          </table:table-cell>
          <table:table-cell table:style-name="ce10" office:value-type="string">
            <text:p>physical force</text:p>
          </table:table-cell>
          <table:table-cell table:style-name="ce10" office:value-type="string">
            <text:p>no weapons</text:p>
          </table:table-cell>
          <table:table-cell table:style-name="ce10" office:value-type="string">
            <text:p>fatal</text:p>
          </table:table-cell>
          <table:table-cell table:style-name="ce10" office:value-type="string">
            <text:p>serious</text:p>
          </table:table-cell>
          <table:table-cell table:style-name="ce10" office:value-type="string">
            <text:p>minor</text:p>
          </table:table-cell>
          <table:table-cell table:style-name="ce10" office:value-type="string">
            <text:p>none</text:p>
          </table:table-cell>
          <table:table-cell table:number-columns-repeated="1011"/>
        </table:table-row>
        <table:table-row table:style-name="ro1">
          <table:table-cell office:value-type="float" office:value="2011">
            <text:p>2011</text:p>
          </table:table-cell>
          <table:table-cell table:style-name="ce7" office:value-type="float" office:value="20494">
            <text:p><text:s/>20,494 </text:p>
          </table:table-cell>
          <table:table-cell table:style-name="ce7" office:value-type="float" office:value="3966">
            <text:p><text:s/>3,966 </text:p>
          </table:table-cell>
          <table:table-cell table:style-name="ce7"/>
          <table:table-cell table:style-name="ce7" office:value-type="float" office:value="144">
            <text:p><text:s/>144 </text:p>
          </table:table-cell>
          <table:table-cell table:style-name="ce7" office:value-type="float" office:value="655">
            <text:p><text:s/>655 </text:p>
          </table:table-cell>
          <table:table-cell table:style-name="ce7" office:value-type="float" office:value="1298">
            <text:p><text:s/>1,298 </text:p>
          </table:table-cell>
          <table:table-cell table:style-name="ce7" office:value-type="float" office:value="13148">
            <text:p><text:s/>13,148 </text:p>
          </table:table-cell>
          <table:table-cell table:style-name="ce7" office:value-type="float" office:value="5249">
            <text:p><text:s/>5,249 </text:p>
          </table:table-cell>
          <table:table-cell table:style-name="ce7" office:value-type="float" office:value="18">
            <text:p><text:s/>18 </text:p>
          </table:table-cell>
          <table:table-cell table:style-name="ce7" office:value-type="float" office:value="195">
            <text:p><text:s/>195 </text:p>
          </table:table-cell>
          <table:table-cell table:style-name="ce7" office:value-type="float" office:value="8137">
            <text:p><text:s/>8,137 </text:p>
          </table:table-cell>
          <table:table-cell table:style-name="ce7" office:value-type="float" office:value="12144">
            <text:p><text:s/>12,144 </text:p>
          </table:table-cell>
          <table:table-cell/>
          <table:table-cell office:value-type="string">
            <text:p>Temporary Restraining Orders are usually issued at the request of the person to be protected. See C.G.S. 46b-15. Protective Orders are generally issued at the arraignment of a family violence arrestee. See C.G.S.46b-38c.</text:p>
          </table:table-cell>
          <table:table-cell table:number-columns-repeated="1009"/>
        </table:table-row>
        <table:table-row table:style-name="ro1">
          <table:table-cell office:value-type="float" office:value="2010">
            <text:p>2010</text:p>
          </table:table-cell>
          <table:table-cell table:style-name="ce7" office:value-type="float" office:value="20990">
            <text:p><text:s/>20,990 </text:p>
          </table:table-cell>
          <table:table-cell table:style-name="ce7" office:value-type="float" office:value="4004">
            <text:p><text:s/>4,004 </text:p>
          </table:table-cell>
          <table:table-cell table:style-name="ce7"/>
          <table:table-cell table:style-name="ce7" office:value-type="float" office:value="160">
            <text:p><text:s/>160 </text:p>
          </table:table-cell>
          <table:table-cell table:style-name="ce7" office:value-type="float" office:value="679">
            <text:p><text:s/>679 </text:p>
          </table:table-cell>
          <table:table-cell table:style-name="ce7" office:value-type="float" office:value="1315">
            <text:p><text:s/>1,315 </text:p>
          </table:table-cell>
          <table:table-cell table:style-name="ce7" office:value-type="float" office:value="13504">
            <text:p><text:s/>13,504 </text:p>
          </table:table-cell>
          <table:table-cell table:style-name="ce7" office:value-type="float" office:value="5332">
            <text:p><text:s/>5,332 </text:p>
          </table:table-cell>
          <table:table-cell table:style-name="ce7" office:value-type="float" office:value="21">
            <text:p><text:s/>21 </text:p>
          </table:table-cell>
          <table:table-cell table:style-name="ce7" office:value-type="float" office:value="221">
            <text:p><text:s/>221 </text:p>
          </table:table-cell>
          <table:table-cell table:style-name="ce7" office:value-type="float" office:value="8314">
            <text:p><text:s/>8,314 </text:p>
          </table:table-cell>
          <table:table-cell table:style-name="ce7" office:value-type="float" office:value="12434">
            <text:p><text:s/>12,434 </text:p>
          </table:table-cell>
          <table:table-cell/>
          <table:table-cell office:value-type="string">
            <text:p>prior orders are known prior TRO/PO; arrest incidents where prior order status unknown only given for a few years</text:p>
          </table:table-cell>
          <table:table-cell table:number-columns-repeated="1009"/>
        </table:table-row>
        <table:table-row table:style-name="ro1">
          <table:table-cell office:value-type="float" office:value="2009">
            <text:p>2009</text:p>
          </table:table-cell>
          <table:table-cell table:style-name="ce7" office:value-type="float" office:value="21018">
            <text:p><text:s/>21,018 </text:p>
          </table:table-cell>
          <table:table-cell table:style-name="ce7" office:value-type="float" office:value="3834">
            <text:p><text:s/>3,834 </text:p>
          </table:table-cell>
          <table:table-cell table:style-name="ce7"/>
          <table:table-cell table:style-name="ce7" office:value-type="float" office:value="170">
            <text:p><text:s/>170 </text:p>
          </table:table-cell>
          <table:table-cell table:style-name="ce7" office:value-type="float" office:value="639">
            <text:p><text:s/>639 </text:p>
          </table:table-cell>
          <table:table-cell table:style-name="ce7" office:value-type="float" office:value="1452">
            <text:p><text:s/>1,452 </text:p>
          </table:table-cell>
          <table:table-cell table:style-name="ce7" office:value-type="float" office:value="13619">
            <text:p><text:s/>13,619 </text:p>
          </table:table-cell>
          <table:table-cell table:style-name="ce7" office:value-type="float" office:value="5138">
            <text:p><text:s/>5,138 </text:p>
          </table:table-cell>
          <table:table-cell table:style-name="ce7" office:value-type="float" office:value="18">
            <text:p><text:s/>18 </text:p>
          </table:table-cell>
          <table:table-cell table:style-name="ce7" office:value-type="float" office:value="237">
            <text:p><text:s/>237 </text:p>
          </table:table-cell>
          <table:table-cell table:style-name="ce7" office:value-type="float" office:value="8404">
            <text:p><text:s/>8,404 </text:p>
          </table:table-cell>
          <table:table-cell table:style-name="ce7" office:value-type="float" office:value="12359">
            <text:p><text:s/>12,359 </text:p>
          </table:table-cell>
          <table:table-cell table:number-columns-repeated="1011"/>
        </table:table-row>
        <table:table-row table:style-name="ro1">
          <table:table-cell office:value-type="float" office:value="2008">
            <text:p>2008</text:p>
          </table:table-cell>
          <table:table-cell table:style-name="ce7" office:value-type="float" office:value="20079">
            <text:p><text:s/>20,079 </text:p>
          </table:table-cell>
          <table:table-cell table:style-name="ce7" office:value-type="float" office:value="3752">
            <text:p><text:s/>3,752 </text:p>
          </table:table-cell>
          <table:table-cell table:style-name="ce7"/>
          <table:table-cell table:style-name="ce7" office:value-type="float" office:value="166">
            <text:p><text:s/>166 </text:p>
          </table:table-cell>
          <table:table-cell table:style-name="ce7" office:value-type="float" office:value="733">
            <text:p><text:s/>733 </text:p>
          </table:table-cell>
          <table:table-cell table:style-name="ce7" office:value-type="float" office:value="1286">
            <text:p><text:s/>1,286 </text:p>
          </table:table-cell>
          <table:table-cell table:style-name="ce7" office:value-type="float" office:value="12994">
            <text:p><text:s/>12,994 </text:p>
          </table:table-cell>
          <table:table-cell table:style-name="ce7" office:value-type="float" office:value="4900">
            <text:p><text:s/>4,900 </text:p>
          </table:table-cell>
          <table:table-cell table:style-name="ce7" office:value-type="float" office:value="20">
            <text:p><text:s/>20 </text:p>
          </table:table-cell>
          <table:table-cell table:style-name="ce7" office:value-type="float" office:value="213">
            <text:p><text:s/>213 </text:p>
          </table:table-cell>
          <table:table-cell table:style-name="ce7" office:value-type="float" office:value="7942">
            <text:p><text:s/>7,942 </text:p>
          </table:table-cell>
          <table:table-cell table:style-name="ce7" office:value-type="float" office:value="11904">
            <text:p><text:s/>11,904 </text:p>
          </table:table-cell>
          <table:table-cell/>
          <table:table-cell office:value-type="string">
            <text:p>State of Connecticut Department of Emergency Services and Public Protection, Family Violence Arrests, Annual Report.</text:p>
          </table:table-cell>
          <table:table-cell table:number-columns-repeated="1009"/>
        </table:table-row>
        <table:table-row table:style-name="ro1">
          <table:table-cell office:value-type="float" office:value="2007">
            <text:p>2007</text:p>
          </table:table-cell>
          <table:table-cell table:style-name="ce7" office:value-type="float" office:value="20042">
            <text:p><text:s/>20,042 </text:p>
          </table:table-cell>
          <table:table-cell table:style-name="ce7" office:value-type="float" office:value="3692">
            <text:p><text:s/>3,692 </text:p>
          </table:table-cell>
          <table:table-cell table:style-name="ce7"/>
          <table:table-cell table:style-name="ce7" office:value-type="float" office:value="252">
            <text:p><text:s/>252 </text:p>
          </table:table-cell>
          <table:table-cell table:style-name="ce7" office:value-type="float" office:value="698">
            <text:p><text:s/>698 </text:p>
          </table:table-cell>
          <table:table-cell table:style-name="ce7" office:value-type="float" office:value="1353">
            <text:p><text:s/>1,353 </text:p>
          </table:table-cell>
          <table:table-cell table:style-name="ce7" office:value-type="float" office:value="13183">
            <text:p><text:s/>13,183 </text:p>
          </table:table-cell>
          <table:table-cell table:style-name="ce7" office:value-type="float" office:value="4556">
            <text:p><text:s/>4,556 </text:p>
          </table:table-cell>
          <table:table-cell table:style-name="ce7" office:value-type="float" office:value="22">
            <text:p><text:s/>22 </text:p>
          </table:table-cell>
          <table:table-cell table:style-name="ce7" office:value-type="float" office:value="227">
            <text:p><text:s/>227 </text:p>
          </table:table-cell>
          <table:table-cell table:style-name="ce7" office:value-type="float" office:value="8040">
            <text:p><text:s/>8,040 </text:p>
          </table:table-cell>
          <table:table-cell table:style-name="ce7" office:value-type="float" office:value="11753">
            <text:p><text:s/>11,753 </text:p>
          </table:table-cell>
          <table:table-cell table:number-columns-repeated="1011"/>
        </table:table-row>
        <table:table-row table:style-name="ro1">
          <table:table-cell office:value-type="float" office:value="2006">
            <text:p>2006</text:p>
          </table:table-cell>
          <table:table-cell table:style-name="ce7" office:value-type="float" office:value="19784">
            <text:p><text:s/>19,784 </text:p>
          </table:table-cell>
          <table:table-cell table:style-name="ce7" office:value-type="float" office:value="3561">
            <text:p><text:s/>3,561 </text:p>
          </table:table-cell>
          <table:table-cell table:style-name="ce7"/>
          <table:table-cell table:style-name="ce7" office:value-type="float" office:value="173">
            <text:p><text:s/>173 </text:p>
          </table:table-cell>
          <table:table-cell table:style-name="ce7" office:value-type="float" office:value="750">
            <text:p><text:s/>750 </text:p>
          </table:table-cell>
          <table:table-cell table:style-name="ce7" office:value-type="float" office:value="1379">
            <text:p><text:s/>1,379 </text:p>
          </table:table-cell>
          <table:table-cell table:style-name="ce7" office:value-type="float" office:value="12958">
            <text:p><text:s/>12,958 </text:p>
          </table:table-cell>
          <table:table-cell table:style-name="ce7" office:value-type="float" office:value="4524">
            <text:p><text:s/>4,524 </text:p>
          </table:table-cell>
          <table:table-cell table:style-name="ce7" office:value-type="float" office:value="25">
            <text:p><text:s/>25 </text:p>
          </table:table-cell>
          <table:table-cell table:style-name="ce7" office:value-type="float" office:value="246">
            <text:p><text:s/>246 </text:p>
          </table:table-cell>
          <table:table-cell table:style-name="ce7" office:value-type="float" office:value="8364">
            <text:p><text:s/>8,364 </text:p>
          </table:table-cell>
          <table:table-cell table:style-name="ce7" office:value-type="float" office:value="11149">
            <text:p><text:s/>11,149 </text:p>
          </table:table-cell>
          <table:table-cell table:number-columns-repeated="1011"/>
        </table:table-row>
        <table:table-row table:style-name="ro1">
          <table:table-cell office:value-type="float" office:value="2005">
            <text:p>2005</text:p>
          </table:table-cell>
          <table:table-cell table:style-name="ce7" office:value-type="float" office:value="20102">
            <text:p><text:s/>20,102 </text:p>
          </table:table-cell>
          <table:table-cell table:style-name="ce7" office:value-type="float" office:value="3596">
            <text:p><text:s/>3,596 </text:p>
          </table:table-cell>
          <table:table-cell table:style-name="ce7"/>
          <table:table-cell table:style-name="ce7" office:value-type="float" office:value="152">
            <text:p><text:s/>152 </text:p>
          </table:table-cell>
          <table:table-cell table:style-name="ce7" office:value-type="float" office:value="743">
            <text:p><text:s/>743 </text:p>
          </table:table-cell>
          <table:table-cell table:style-name="ce7" office:value-type="float" office:value="1436">
            <text:p><text:s/>1,436 </text:p>
          </table:table-cell>
          <table:table-cell table:style-name="ce7" office:value-type="float" office:value="13322">
            <text:p><text:s/>13,322 </text:p>
          </table:table-cell>
          <table:table-cell table:style-name="ce7" table:formula="of:=[.B38]-SUM([.E38:.H38])" office:value-type="float" office:value="4449">
            <text:p><text:s/>4,449 </text:p>
          </table:table-cell>
          <table:table-cell table:style-name="ce7" office:value-type="float" office:value="17">
            <text:p><text:s/>17 </text:p>
          </table:table-cell>
          <table:table-cell table:style-name="ce7" office:value-type="float" office:value="256">
            <text:p><text:s/>256 </text:p>
          </table:table-cell>
          <table:table-cell table:style-name="ce7" office:value-type="float" office:value="8771">
            <text:p><text:s/>8,771 </text:p>
          </table:table-cell>
          <table:table-cell table:style-name="ce7" office:value-type="float" office:value="11058">
            <text:p><text:s/>11,058 </text:p>
          </table:table-cell>
          <table:table-cell table:number-columns-repeated="1011"/>
        </table:table-row>
        <table:table-row table:style-name="ro1">
          <table:table-cell office:value-type="float" office:value="2004">
            <text:p>2004</text:p>
          </table:table-cell>
          <table:table-cell table:style-name="ce7" office:value-type="float" office:value="20320">
            <text:p><text:s/>20,320 </text:p>
          </table:table-cell>
          <table:table-cell table:style-name="ce7" office:value-type="float" office:value="3604">
            <text:p><text:s/>3,604 </text:p>
          </table:table-cell>
          <table:table-cell table:style-name="ce7"/>
          <table:table-cell table:style-name="ce7" office:value-type="float" office:value="284">
            <text:p><text:s/>284 </text:p>
          </table:table-cell>
          <table:table-cell table:style-name="ce7" office:value-type="float" office:value="778">
            <text:p><text:s/>778 </text:p>
          </table:table-cell>
          <table:table-cell table:style-name="ce7" office:value-type="float" office:value="1377">
            <text:p><text:s/>1,377 </text:p>
          </table:table-cell>
          <table:table-cell table:style-name="ce7" office:value-type="float" office:value="13673">
            <text:p><text:s/>13,673 </text:p>
          </table:table-cell>
          <table:table-cell table:style-name="ce7" office:value-type="float" office:value="4208">
            <text:p><text:s/>4,208 </text:p>
          </table:table-cell>
          <table:table-cell table:style-name="ce7" office:value-type="float" office:value="25">
            <text:p><text:s/>25 </text:p>
          </table:table-cell>
          <table:table-cell table:style-name="ce7" office:value-type="float" office:value="274">
            <text:p><text:s/>274 </text:p>
          </table:table-cell>
          <table:table-cell table:style-name="ce7" office:value-type="float" office:value="9341">
            <text:p><text:s/>9,341 </text:p>
          </table:table-cell>
          <table:table-cell table:style-name="ce7" office:value-type="float" office:value="10680">
            <text:p><text:s/>10,680 </text:p>
          </table:table-cell>
          <table:table-cell table:number-columns-repeated="1011"/>
        </table:table-row>
        <table:table-row table:style-name="ro1">
          <table:table-cell office:value-type="float" office:value="2003">
            <text:p>2003</text:p>
          </table:table-cell>
          <table:table-cell table:style-name="ce7" office:value-type="float" office:value="20428">
            <text:p><text:s/>20,428 </text:p>
          </table:table-cell>
          <table:table-cell table:style-name="ce7" office:value-type="float" office:value="3691">
            <text:p><text:s/>3,691 </text:p>
          </table:table-cell>
          <table:table-cell table:style-name="ce7"/>
          <table:table-cell table:style-name="ce7" office:value-type="float" office:value="157">
            <text:p><text:s/>157 </text:p>
          </table:table-cell>
          <table:table-cell table:style-name="ce7" office:value-type="float" office:value="813">
            <text:p><text:s/>813 </text:p>
          </table:table-cell>
          <table:table-cell table:style-name="ce7" office:value-type="float" office:value="1395">
            <text:p><text:s/>1,395 </text:p>
          </table:table-cell>
          <table:table-cell table:style-name="ce7" office:value-type="float" office:value="13885">
            <text:p><text:s/>13,885 </text:p>
          </table:table-cell>
          <table:table-cell table:style-name="ce7" office:value-type="float" office:value="4177">
            <text:p><text:s/>4,177 </text:p>
          </table:table-cell>
          <table:table-cell table:style-name="ce7" office:value-type="float" office:value="27">
            <text:p><text:s/>27 </text:p>
          </table:table-cell>
          <table:table-cell table:style-name="ce7" office:value-type="float" office:value="256">
            <text:p><text:s/>256 </text:p>
          </table:table-cell>
          <table:table-cell table:style-name="ce7" office:value-type="float" office:value="9589">
            <text:p><text:s/>9,589 </text:p>
          </table:table-cell>
          <table:table-cell table:style-name="ce7" office:value-type="float" office:value="10556">
            <text:p><text:s/>10,556 </text:p>
          </table:table-cell>
          <table:table-cell table:number-columns-repeated="1011"/>
        </table:table-row>
        <table:table-row table:style-name="ro1">
          <table:table-cell office:value-type="float" office:value="2002">
            <text:p>2002</text:p>
          </table:table-cell>
          <table:table-cell table:style-name="ce7" office:value-type="float" office:value="21328">
            <text:p><text:s/>21,328 </text:p>
          </table:table-cell>
          <table:table-cell table:style-name="ce7" office:value-type="float" office:value="3688">
            <text:p><text:s/>3,688 </text:p>
          </table:table-cell>
          <table:table-cell table:style-name="ce7"/>
          <table:table-cell table:style-name="ce7" office:value-type="float" office:value="181">
            <text:p><text:s/>181 </text:p>
          </table:table-cell>
          <table:table-cell table:style-name="ce7" office:value-type="float" office:value="911">
            <text:p><text:s/>911 </text:p>
          </table:table-cell>
          <table:table-cell table:style-name="ce7" office:value-type="float" office:value="1598">
            <text:p><text:s/>1,598 </text:p>
          </table:table-cell>
          <table:table-cell table:style-name="ce7" office:value-type="float" office:value="14496">
            <text:p><text:s/>14,496 </text:p>
          </table:table-cell>
          <table:table-cell table:style-name="ce7" table:formula="of:=[.B41]-SUM([.E41:.H41])" office:value-type="float" office:value="4142">
            <text:p><text:s/>4,142 </text:p>
          </table:table-cell>
          <table:table-cell table:style-name="ce7" office:value-type="float" office:value="21">
            <text:p><text:s/>21 </text:p>
          </table:table-cell>
          <table:table-cell table:style-name="ce7" office:value-type="float" office:value="279">
            <text:p><text:s/>279 </text:p>
          </table:table-cell>
          <table:table-cell table:style-name="ce7" office:value-type="float" office:value="10346">
            <text:p><text:s/>10,346 </text:p>
          </table:table-cell>
          <table:table-cell table:style-name="ce7" table:formula="of:=[.B41]-SUM([.J41:.L41])" office:value-type="float" office:value="10682">
            <text:p><text:s/>10,682 </text:p>
          </table:table-cell>
          <table:table-cell table:number-columns-repeated="1011"/>
        </table:table-row>
        <table:table-row table:style-name="ro1">
          <table:table-cell office:value-type="float" office:value="2001">
            <text:p>2001</text:p>
          </table:table-cell>
          <table:table-cell table:style-name="ce7" office:value-type="float" office:value="20927">
            <text:p><text:s/>20,927 </text:p>
          </table:table-cell>
          <table:table-cell table:style-name="ce7" office:value-type="float" office:value="3480">
            <text:p><text:s/>3,480 </text:p>
          </table:table-cell>
          <table:table-cell table:style-name="ce7" office:value-type="float" office:value="5049">
            <text:p><text:s/>5,049 </text:p>
          </table:table-cell>
          <table:table-cell table:style-name="ce7" office:value-type="float" office:value="210">
            <text:p><text:s/>210 </text:p>
          </table:table-cell>
          <table:table-cell table:style-name="ce7" office:value-type="float" office:value="857">
            <text:p><text:s/>857 </text:p>
          </table:table-cell>
          <table:table-cell table:style-name="ce7" office:value-type="float" office:value="1647">
            <text:p><text:s/>1,647 </text:p>
          </table:table-cell>
          <table:table-cell table:style-name="ce7" office:value-type="float" office:value="14328">
            <text:p><text:s/>14,328 </text:p>
          </table:table-cell>
          <table:table-cell table:style-name="ce7" office:value-type="float" office:value="3885">
            <text:p><text:s/>3,885 </text:p>
          </table:table-cell>
          <table:table-cell table:style-name="ce7" office:value-type="float" office:value="26">
            <text:p><text:s/>26 </text:p>
          </table:table-cell>
          <table:table-cell table:style-name="ce7" office:value-type="float" office:value="287">
            <text:p><text:s/>287 </text:p>
          </table:table-cell>
          <table:table-cell table:style-name="ce7" office:value-type="float" office:value="10626">
            <text:p><text:s/>10,626 </text:p>
          </table:table-cell>
          <table:table-cell table:style-name="ce7" office:value-type="float" office:value="9989">
            <text:p><text:s/>9,989 </text:p>
          </table:table-cell>
          <table:table-cell table:number-columns-repeated="1011"/>
        </table:table-row>
        <table:table-row table:style-name="ro1">
          <table:table-cell office:value-type="float" office:value="2000">
            <text:p>2000</text:p>
          </table:table-cell>
          <table:table-cell table:style-name="ce7" table:formula="of:=[$'DV arrests'.B46]" office:value-type="float" office:value="19536">
            <text:p><text:s/>19,536 </text:p>
          </table:table-cell>
          <table:table-cell table:style-name="ce7" office:value-type="float" office:value="3198">
            <text:p><text:s/>3,198 </text:p>
          </table:table-cell>
          <table:table-cell table:style-name="ce7" office:value-type="float" office:value="4142">
            <text:p><text:s/>4,142 </text:p>
          </table:table-cell>
          <table:table-cell table:style-name="ce7" office:value-type="float" office:value="215">
            <text:p><text:s/>215 </text:p>
          </table:table-cell>
          <table:table-cell table:style-name="ce7" office:value-type="float" office:value="827">
            <text:p><text:s/>827 </text:p>
          </table:table-cell>
          <table:table-cell table:style-name="ce7" office:value-type="float" office:value="1561">
            <text:p><text:s/>1,561 </text:p>
          </table:table-cell>
          <table:table-cell table:style-name="ce7" office:value-type="float" office:value="13462">
            <text:p><text:s/>13,462 </text:p>
          </table:table-cell>
          <table:table-cell table:style-name="ce7" office:value-type="float" office:value="3471">
            <text:p><text:s/>3,471 </text:p>
          </table:table-cell>
          <table:table-cell table:style-name="ce7" office:value-type="float" office:value="23">
            <text:p><text:s/>23 </text:p>
          </table:table-cell>
          <table:table-cell table:style-name="ce7" table:formula="of:=346-[.J43]" office:value-type="float" office:value="323">
            <text:p><text:s/>323 </text:p>
          </table:table-cell>
          <table:table-cell table:style-name="ce7" office:value-type="float" office:value="10260">
            <text:p><text:s/>10,260 </text:p>
          </table:table-cell>
          <table:table-cell table:style-name="ce7" office:value-type="float" office:value="8930">
            <text:p><text:s/>8,930 </text:p>
          </table:table-cell>
          <table:table-cell table:number-columns-repeated="1011"/>
        </table:table-row>
        <table:table-row table:style-name="ro1">
          <table:table-cell office:value-type="float" office:value="1999">
            <text:p>1999</text:p>
          </table:table-cell>
          <table:table-cell table:style-name="ce7" table:formula="of:=[$'DV arrests'.B47]" office:value-type="float" office:value="18948">
            <text:p><text:s/>18,948 </text:p>
          </table:table-cell>
          <table:table-cell table:style-name="ce7" office:value-type="float" office:value="3256">
            <text:p><text:s/>3,256 </text:p>
          </table:table-cell>
          <table:table-cell table:style-name="ce7"/>
          <table:table-cell table:style-name="ce7" office:value-type="float" office:value="192">
            <text:p><text:s/>192 </text:p>
          </table:table-cell>
          <table:table-cell table:style-name="ce7" office:value-type="float" office:value="829">
            <text:p><text:s/>829 </text:p>
          </table:table-cell>
          <table:table-cell table:style-name="ce7" office:value-type="float" office:value="1552">
            <text:p><text:s/>1,552 </text:p>
          </table:table-cell>
          <table:table-cell table:style-name="ce7" office:value-type="float" office:value="13028">
            <text:p><text:s/>13,028 </text:p>
          </table:table-cell>
          <table:table-cell table:style-name="ce7" table:formula="of:=[.B44]-SUM([.E44:.H44])" office:value-type="float" office:value="3347">
            <text:p><text:s/>3,347 </text:p>
          </table:table-cell>
          <table:table-cell table:style-name="ce7" office:value-type="float" office:value="21">
            <text:p><text:s/>21 </text:p>
          </table:table-cell>
          <table:table-cell table:style-name="ce7" office:value-type="float" office:value="309">
            <text:p><text:s/>309 </text:p>
          </table:table-cell>
          <table:table-cell table:style-name="ce7" office:value-type="float" office:value="10707">
            <text:p><text:s/>10,707 </text:p>
          </table:table-cell>
          <table:table-cell table:style-name="ce7" table:formula="of:=[.B44]-SUM([.J44:.L44])" office:value-type="float" office:value="7911">
            <text:p><text:s/>7,911 </text:p>
          </table:table-cell>
          <table:table-cell table:number-columns-repeated="1011"/>
        </table:table-row>
        <table:table-row table:style-name="ro1">
          <table:table-cell office:value-type="float" office:value="1998">
            <text:p>1998</text:p>
          </table:table-cell>
          <table:table-cell table:style-name="ce7" table:formula="of:=[$'DV arrests'.B48]" office:value-type="float" office:value="18986">
            <text:p><text:s/>18,986 </text:p>
          </table:table-cell>
          <table:table-cell table:style-name="ce7" office:value-type="float" office:value="3420">
            <text:p><text:s/>3,420 </text:p>
          </table:table-cell>
          <table:table-cell table:style-name="ce7"/>
          <table:table-cell table:style-name="ce7" office:value-type="float" office:value="197">
            <text:p><text:s/>197 </text:p>
          </table:table-cell>
          <table:table-cell table:style-name="ce7" office:value-type="float" office:value="884">
            <text:p><text:s/>884 </text:p>
          </table:table-cell>
          <table:table-cell table:style-name="ce7" office:value-type="float" office:value="1514">
            <text:p><text:s/>1,514 </text:p>
          </table:table-cell>
          <table:table-cell table:style-name="ce7" office:value-type="float" office:value="13170">
            <text:p><text:s/>13,170 </text:p>
          </table:table-cell>
          <table:table-cell table:style-name="ce7" table:formula="of:=[.B45]-SUM([.E45:.H45])" office:value-type="float" office:value="3221">
            <text:p><text:s/>3,221 </text:p>
          </table:table-cell>
          <table:table-cell table:style-name="ce7" office:value-type="float" office:value="20">
            <text:p><text:s/>20 </text:p>
          </table:table-cell>
          <table:table-cell table:style-name="ce7" office:value-type="float" office:value="379">
            <text:p><text:s/>379 </text:p>
          </table:table-cell>
          <table:table-cell table:style-name="ce7" office:value-type="float" office:value="11651">
            <text:p><text:s/>11,651 </text:p>
          </table:table-cell>
          <table:table-cell table:style-name="ce7" table:formula="of:=[.B45]-SUM([.J45:.L45])" office:value-type="float" office:value="6936">
            <text:p><text:s/>6,936 </text:p>
          </table:table-cell>
          <table:table-cell table:number-columns-repeated="1011"/>
        </table:table-row>
        <table:table-row table:style-name="ro1">
          <table:table-cell office:value-type="float" office:value="1997">
            <text:p>1997</text:p>
          </table:table-cell>
          <table:table-cell table:style-name="ce7" table:formula="of:=[$'DV arrests'.B49]" office:value-type="float" office:value="19830">
            <text:p><text:s/>19,830 </text:p>
          </table:table-cell>
          <table:table-cell table:style-name="ce7" office:value-type="float" office:value="3553">
            <text:p><text:s/>3,553 </text:p>
          </table:table-cell>
          <table:table-cell table:style-name="ce7"/>
          <table:table-cell table:style-name="ce7" office:value-type="float" office:value="1607">
            <text:p><text:s/>1,607 </text:p>
          </table:table-cell>
          <table:table-cell table:style-name="ce7" office:value-type="float" office:value="781">
            <text:p><text:s/>781 </text:p>
          </table:table-cell>
          <table:table-cell table:style-name="ce7" office:value-type="float" office:value="1553">
            <text:p><text:s/>1,553 </text:p>
          </table:table-cell>
          <table:table-cell table:style-name="ce7" office:value-type="float" office:value="12355">
            <text:p><text:s/>12,355 </text:p>
          </table:table-cell>
          <table:table-cell table:style-name="ce7" table:formula="of:=[.B46]-SUM([.E46:.H46])" office:value-type="float" office:value="3534">
            <text:p><text:s/>3,534 </text:p>
          </table:table-cell>
          <table:table-cell table:style-name="ce7" office:value-type="float" office:value="20">
            <text:p><text:s/>20 </text:p>
          </table:table-cell>
          <table:table-cell table:style-name="ce7" office:value-type="float" office:value="381">
            <text:p><text:s/>381 </text:p>
          </table:table-cell>
          <table:table-cell table:style-name="ce7" office:value-type="float" office:value="12355">
            <text:p><text:s/>12,355 </text:p>
          </table:table-cell>
          <table:table-cell table:style-name="ce7" table:formula="of:=[.B46]-SUM([.J46:.L46])" office:value-type="float" office:value="7074">
            <text:p><text:s/>7,074 </text:p>
          </table:table-cell>
          <table:table-cell table:number-columns-repeated="1011"/>
        </table:table-row>
        <table:table-row table:style-name="ro1">
          <table:table-cell office:value-type="float" office:value="1996">
            <text:p>1996</text:p>
          </table:table-cell>
          <table:table-cell table:style-name="ce7" table:formula="of:=[$'DV arrests'.B50]" office:value-type="float" office:value="18653">
            <text:p><text:s/>18,653 </text:p>
          </table:table-cell>
          <table:table-cell table:style-name="ce7" office:value-type="float" office:value="3304">
            <text:p><text:s/>3,304 </text:p>
          </table:table-cell>
          <table:table-cell table:style-name="ce7"/>
          <table:table-cell table:style-name="ce7" office:value-type="float" office:value="229">
            <text:p><text:s/>229 </text:p>
          </table:table-cell>
          <table:table-cell table:style-name="ce7" office:value-type="float" office:value="830">
            <text:p><text:s/>830 </text:p>
          </table:table-cell>
          <table:table-cell table:style-name="ce7" office:value-type="float" office:value="1478">
            <text:p><text:s/>1,478 </text:p>
          </table:table-cell>
          <table:table-cell table:style-name="ce7" office:value-type="float" office:value="13178">
            <text:p><text:s/>13,178 </text:p>
          </table:table-cell>
          <table:table-cell table:style-name="ce7" table:formula="of:=[.B47]-SUM([.E47:.H47])" office:value-type="float" office:value="2938">
            <text:p><text:s/>2,938 </text:p>
          </table:table-cell>
          <table:table-cell table:style-name="ce7" office:value-type="float" office:value="27">
            <text:p><text:s/>27 </text:p>
          </table:table-cell>
          <table:table-cell table:style-name="ce7" office:value-type="float" office:value="371">
            <text:p><text:s/>371 </text:p>
          </table:table-cell>
          <table:table-cell table:style-name="ce7" office:value-type="float" office:value="11843">
            <text:p><text:s/>11,843 </text:p>
          </table:table-cell>
          <table:table-cell table:style-name="ce7" table:formula="of:=[.B47]-SUM([.J47:.L47])" office:value-type="float" office:value="6412">
            <text:p><text:s/>6,412 </text:p>
          </table:table-cell>
          <table:table-cell table:number-columns-repeated="1011"/>
        </table:table-row>
        <table:table-row table:style-name="ro1">
          <table:table-cell office:value-type="float" office:value="1995">
            <text:p>1995</text:p>
          </table:table-cell>
          <table:table-cell table:style-name="ce7" table:formula="of:=[$'DV arrests'.B51]" office:value-type="float" office:value="19467">
            <text:p><text:s/>19,467 </text:p>
          </table:table-cell>
          <table:table-cell table:style-name="ce7" office:value-type="float" office:value="3460">
            <text:p><text:s/>3,460 </text:p>
          </table:table-cell>
          <table:table-cell table:style-name="ce7"/>
          <table:table-cell table:style-name="ce7" office:value-type="float" office:value="247">
            <text:p><text:s/>247 </text:p>
          </table:table-cell>
          <table:table-cell table:style-name="ce7" office:value-type="float" office:value="950">
            <text:p><text:s/>950 </text:p>
          </table:table-cell>
          <table:table-cell table:style-name="ce7" office:value-type="float" office:value="1531">
            <text:p><text:s/>1,531 </text:p>
          </table:table-cell>
          <table:table-cell table:style-name="ce7" office:value-type="float" office:value="13897">
            <text:p><text:s/>13,897 </text:p>
          </table:table-cell>
          <table:table-cell table:style-name="ce7" table:formula="of:=[.B48]-SUM([.E48:.H48])" office:value-type="float" office:value="2842">
            <text:p><text:s/>2,842 </text:p>
          </table:table-cell>
          <table:table-cell table:style-name="ce7" office:value-type="float" office:value="19">
            <text:p><text:s/>19 </text:p>
          </table:table-cell>
          <table:table-cell table:style-name="ce7" table:formula="of:=418-[.J48]" office:value-type="float" office:value="399">
            <text:p><text:s/>399 </text:p>
          </table:table-cell>
          <table:table-cell table:style-name="ce7" office:value-type="float" office:value="12388">
            <text:p><text:s/>12,388 </text:p>
          </table:table-cell>
          <table:table-cell table:style-name="ce7" table:formula="of:=[.B48]-SUM([.J48:.L48])" office:value-type="float" office:value="6661">
            <text:p><text:s/>6,661 </text:p>
          </table:table-cell>
          <table:table-cell table:number-columns-repeated="1011"/>
        </table:table-row>
        <table:table-row table:style-name="ro1">
          <table:table-cell office:value-type="float" office:value="1994">
            <text:p>1994</text:p>
          </table:table-cell>
          <table:table-cell table:style-name="ce7" table:formula="of:=[$'DV arrests'.B52]" office:value-type="float" office:value="18768">
            <text:p><text:s/>18,768 </text:p>
          </table:table-cell>
          <table:table-cell table:style-name="ce7" office:value-type="float" office:value="3389">
            <text:p><text:s/>3,389 </text:p>
          </table:table-cell>
          <table:table-cell table:style-name="ce7"/>
          <table:table-cell table:style-name="ce7" office:value-type="float" office:value="275">
            <text:p><text:s/>275 </text:p>
          </table:table-cell>
          <table:table-cell table:style-name="ce7" office:value-type="float" office:value="945">
            <text:p><text:s/>945 </text:p>
          </table:table-cell>
          <table:table-cell table:style-name="ce7" office:value-type="float" office:value="1402">
            <text:p><text:s/>1,402 </text:p>
          </table:table-cell>
          <table:table-cell table:style-name="ce7" office:value-type="float" office:value="13461">
            <text:p><text:s/>13,461 </text:p>
          </table:table-cell>
          <table:table-cell table:style-name="ce7" table:formula="of:=[.B49]-SUM([.E49:.H49])" office:value-type="float" office:value="2685">
            <text:p><text:s/>2,685 </text:p>
          </table:table-cell>
          <table:table-cell table:style-name="ce7" office:value-type="float" office:value="29">
            <text:p><text:s/>29 </text:p>
          </table:table-cell>
          <table:table-cell table:style-name="ce7" office:value-type="float" office:value="424">
            <text:p><text:s/>424 </text:p>
          </table:table-cell>
          <table:table-cell table:style-name="ce7" office:value-type="float" office:value="11998">
            <text:p><text:s/>11,998 </text:p>
          </table:table-cell>
          <table:table-cell table:style-name="ce7" table:formula="of:=[.B49]-SUM([.J49:.L49])" office:value-type="float" office:value="6317">
            <text:p><text:s/>6,317 </text:p>
          </table:table-cell>
          <table:table-cell table:number-columns-repeated="1011"/>
        </table:table-row>
        <table:table-row table:style-name="ro1">
          <table:table-cell office:value-type="float" office:value="1993">
            <text:p>1993</text:p>
          </table:table-cell>
          <table:table-cell table:style-name="ce7" table:formula="of:=[$'DV arrests'.B53]" office:value-type="float" office:value="19629">
            <text:p><text:s/>19,629 </text:p>
          </table:table-cell>
          <table:table-cell table:style-name="ce7" office:value-type="float" office:value="3381">
            <text:p><text:s/>3,381 </text:p>
          </table:table-cell>
          <table:table-cell table:style-name="ce7" office:value-type="float" office:value="1146">
            <text:p><text:s/>1,146 </text:p>
          </table:table-cell>
          <table:table-cell table:style-name="ce7" office:value-type="float" office:value="324">
            <text:p><text:s/>324 </text:p>
          </table:table-cell>
          <table:table-cell table:style-name="ce7" office:value-type="float" office:value="986">
            <text:p><text:s/>986 </text:p>
          </table:table-cell>
          <table:table-cell table:style-name="ce7" office:value-type="float" office:value="1552">
            <text:p><text:s/>1,552 </text:p>
          </table:table-cell>
          <table:table-cell table:style-name="ce7" office:value-type="float" office:value="13809">
            <text:p><text:s/>13,809 </text:p>
          </table:table-cell>
          <table:table-cell table:style-name="ce7" office:value-type="float" office:value="2958">
            <text:p><text:s/>2,958 </text:p>
          </table:table-cell>
          <table:table-cell table:style-name="ce7" office:value-type="float" office:value="23">
            <text:p><text:s/>23 </text:p>
          </table:table-cell>
          <table:table-cell table:style-name="ce7" office:value-type="float" office:value="456">
            <text:p><text:s/>456 </text:p>
          </table:table-cell>
          <table:table-cell table:style-name="ce7" office:value-type="float" office:value="12506">
            <text:p><text:s/>12,506 </text:p>
          </table:table-cell>
          <table:table-cell table:style-name="ce7" office:value-type="float" office:value="6667">
            <text:p><text:s/>6,667 </text:p>
          </table:table-cell>
          <table:table-cell table:number-columns-repeated="1011"/>
        </table:table-row>
        <table:table-row table:style-name="ro1">
          <table:table-cell office:value-type="float" office:value="1992">
            <text:p>1992</text:p>
          </table:table-cell>
          <table:table-cell table:style-name="ce7" table:formula="of:=[$'DV arrests'.B54]" office:value-type="float" office:value="20322">
            <text:p><text:s/>20,322 </text:p>
          </table:table-cell>
          <table:table-cell table:style-name="ce7" office:value-type="float" office:value="3507">
            <text:p><text:s/>3,507 </text:p>
          </table:table-cell>
          <table:table-cell table:style-name="ce7" office:value-type="float" office:value="1276">
            <text:p><text:s/>1,276 </text:p>
          </table:table-cell>
          <table:table-cell table:style-name="ce7" office:value-type="float" office:value="319">
            <text:p><text:s/>319 </text:p>
          </table:table-cell>
          <table:table-cell table:style-name="ce7" office:value-type="float" office:value="989">
            <text:p><text:s/>989 </text:p>
          </table:table-cell>
          <table:table-cell table:style-name="ce7" office:value-type="float" office:value="1585">
            <text:p><text:s/>1,585 </text:p>
          </table:table-cell>
          <table:table-cell table:style-name="ce7" office:value-type="float" office:value="14562">
            <text:p><text:s/>14,562 </text:p>
          </table:table-cell>
          <table:table-cell table:style-name="ce7" office:value-type="float" office:value="2867">
            <text:p><text:s/>2,867 </text:p>
          </table:table-cell>
          <table:table-cell table:style-name="ce7" office:value-type="float" office:value="24">
            <text:p><text:s/>24 </text:p>
          </table:table-cell>
          <table:table-cell table:style-name="ce7" office:value-type="float" office:value="497">
            <text:p><text:s/>497 </text:p>
          </table:table-cell>
          <table:table-cell table:style-name="ce7" office:value-type="float" office:value="13175">
            <text:p><text:s/>13,175 </text:p>
          </table:table-cell>
          <table:table-cell table:style-name="ce7" office:value-type="float" office:value="6650">
            <text:p><text:s/>6,650 </text:p>
          </table:table-cell>
          <table:table-cell table:number-columns-repeated="1011"/>
        </table:table-row>
        <table:table-row table:style-name="ro1" table:number-rows-repeated="1048524">
          <table:table-cell table:number-columns-repeated="1024"/>
        </table:table-row>
        <table:table-row table:style-name="ro1">
          <table:table-cell table:number-columns-repeated="1024"/>
        </table:table-row>
      </table:table>
      <table:table table:name="DV deaths" table:style-name="ta4" table:print="false">
        <table:table-column table:style-name="co1" table:number-columns-repeated="2" table:default-cell-style-name="Excel_20_Built-in_20_Normal"/>
        <table:table-column table:style-name="co19" table:number-columns-repeated="3" table:default-cell-style-name="Excel_20_Built-in_20_Normal"/>
        <table:table-column table:style-name="co20" table:default-cell-style-name="Excel_20_Built-in_20_Normal"/>
        <table:table-column table:style-name="co21" table:default-cell-style-name="Excel_20_Built-in_20_Normal"/>
        <table:table-column table:style-name="co1" table:number-columns-repeated="1017" table:default-cell-style-name="Excel_20_Built-in_20_Normal"/>
        <table:table-row table:style-name="ro1">
          <table:table-cell table:style-name="ce12" office:value-type="string" table:number-columns-spanned="5" table:number-rows-spanned="1">
            <text:p>Family violence deaths in Connecticut, 1992-2011</text:p>
          </table:table-cell>
          <table:covered-table-cell table:number-columns-repeated="4" table:style-name="ce2"/>
          <table:table-cell/>
          <table:table-cell office:value-type="string">
            <text:p>Repository:</text:p>
          </table:table-cell>
          <table:table-cell table:number-columns-repeated="1017"/>
        </table:table-row>
        <table:table-row table:style-name="ro1">
          <table:table-cell table:number-columns-repeated="6"/>
          <table:table-cell office:value-type="string">
            <text:p>http://acrosswalls.org/datasets/</text:p>
          </table:table-cell>
          <table:table-cell table:number-columns-repeated="1017"/>
        </table:table-row>
        <table:table-row table:style-name="ro1">
          <table:table-cell table:number-columns-repeated="6"/>
          <table:table-cell office:value-type="string">
            <text:p>Version: 1.0</text:p>
          </table:table-cell>
          <table:table-cell table:number-columns-repeated="1017"/>
        </table:table-row>
        <table:table-row table:style-name="ro4">
          <table:table-cell table:style-name="ce25" office:value-type="string">
            <text:p>year</text:p>
          </table:table-cell>
          <table:table-cell table:style-name="ce19" office:value-type="string">
            <text:p>incidents</text:p>
          </table:table-cell>
          <table:table-cell table:style-name="ce21" office:value-type="string">
            <text:p>homicide victims</text:p>
          </table:table-cell>
          <table:table-cell table:style-name="ce26" office:value-type="string">
            <text:p>murder / suicides</text:p>
          </table:table-cell>
          <table:table-cell table:style-name="ce26" office:value-type="string">
            <text:p>murder / suicide death share</text:p>
          </table:table-cell>
          <table:table-cell table:number-columns-repeated="1019"/>
        </table:table-row>
        <table:table-row table:style-name="ro1">
          <table:table-cell table:style-name="ce19" office:value-type="float" office:value="2011">
            <text:p>2011</text:p>
          </table:table-cell>
          <table:table-cell table:number-columns-repeated="2" table:style-name="ce19" office:value-type="float" office:value="18">
            <text:p>18</text:p>
          </table:table-cell>
          <table:table-cell table:style-name="ce19" office:value-type="float" office:value="5">
            <text:p>5</text:p>
          </table:table-cell>
          <table:table-cell table:style-name="ce22" table:formula="of:=[.D5]*(1+[.C5]/[.B5])/([.C5]+[.D5])" office:value-type="percentage" office:value="0.434782608695652">
            <text:p>43%</text:p>
          </table:table-cell>
          <table:table-cell/>
          <table:table-cell office:value-type="string">
            <text:p>murder/suicides are offender count; may involve more than one murder victim</text:p>
          </table:table-cell>
          <table:table-cell table:number-columns-repeated="1017"/>
        </table:table-row>
        <table:table-row table:style-name="ro1">
          <table:table-cell table:style-name="ce19" office:value-type="float" office:value="2010">
            <text:p>2010</text:p>
          </table:table-cell>
          <table:table-cell table:number-columns-repeated="2" table:style-name="ce19" office:value-type="float" office:value="21">
            <text:p>21</text:p>
          </table:table-cell>
          <table:table-cell table:style-name="ce19" office:value-type="float" office:value="7">
            <text:p>7</text:p>
          </table:table-cell>
          <table:table-cell table:style-name="ce22" table:formula="of:=[.D6]*(1+[.C6]/[.B6])/([.C6]+[.D6])" office:value-type="percentage" office:value="0.5">
            <text:p>50%</text:p>
          </table:table-cell>
          <table:table-cell/>
          <table:table-cell office:value-type="string">
            <text:p>Based on annual FVAR</text:p>
          </table:table-cell>
          <table:table-cell table:number-columns-repeated="1017"/>
        </table:table-row>
        <table:table-row table:style-name="ro1">
          <table:table-cell table:style-name="ce19" office:value-type="float" office:value="2009">
            <text:p>2009</text:p>
          </table:table-cell>
          <table:table-cell table:number-columns-repeated="2" table:style-name="ce19" office:value-type="float" office:value="18">
            <text:p>18</text:p>
          </table:table-cell>
          <table:table-cell table:style-name="ce19" office:value-type="float" office:value="5">
            <text:p>5</text:p>
          </table:table-cell>
          <table:table-cell table:style-name="ce22" table:formula="of:=[.D7]*(1+[.C7]/[.B7])/([.C7]+[.D7])" office:value-type="percentage" office:value="0.434782608695652">
            <text:p>43%</text:p>
          </table:table-cell>
          <table:table-cell/>
          <table:table-cell office:value-type="string">
            <text:p>FVHR gives slightly different historical figures 2002-2010</text:p>
          </table:table-cell>
          <table:table-cell table:number-columns-repeated="1017"/>
        </table:table-row>
        <table:table-row table:style-name="ro1">
          <table:table-cell table:style-name="ce19" office:value-type="float" office:value="2008">
            <text:p>2008</text:p>
          </table:table-cell>
          <table:table-cell table:style-name="ce19" office:value-type="float" office:value="20">
            <text:p>20</text:p>
          </table:table-cell>
          <table:table-cell table:style-name="ce19" office:value-type="float" office:value="15">
            <text:p>15</text:p>
          </table:table-cell>
          <table:table-cell table:style-name="ce19" office:value-type="float" office:value="5">
            <text:p>5</text:p>
          </table:table-cell>
          <table:table-cell table:style-name="ce22" table:formula="of:=[.D8]*(1+[.C8]/[.B8])/([.C8]+[.D8])" office:value-type="percentage" office:value="0.4375">
            <text:p>44%</text:p>
          </table:table-cell>
          <table:table-cell table:number-columns-repeated="1019"/>
        </table:table-row>
        <table:table-row table:style-name="ro1">
          <table:table-cell table:style-name="ce19" office:value-type="float" office:value="2007">
            <text:p>2007</text:p>
          </table:table-cell>
          <table:table-cell table:style-name="ce19" office:value-type="float" office:value="22">
            <text:p>22</text:p>
          </table:table-cell>
          <table:table-cell table:style-name="ce19" office:value-type="float" office:value="25">
            <text:p>25</text:p>
          </table:table-cell>
          <table:table-cell table:style-name="ce19" office:value-type="float" office:value="6">
            <text:p>6</text:p>
          </table:table-cell>
          <table:table-cell table:style-name="ce22" table:formula="of:=[.D9]*(1+[.C9]/[.B9])/([.C9]+[.D9])" office:value-type="percentage" office:value="0.413489736070381">
            <text:p>41%</text:p>
          </table:table-cell>
          <table:table-cell/>
          <table:table-cell office:value-type="string">
            <text:p>State of Connecticut Department of Emergency Services and Public Protection, Family Violence Arrests, Annual Report.</text:p>
          </table:table-cell>
          <table:table-cell table:number-columns-repeated="1017"/>
        </table:table-row>
        <table:table-row table:style-name="ro1">
          <table:table-cell table:style-name="ce19" office:value-type="float" office:value="2006">
            <text:p>2006</text:p>
          </table:table-cell>
          <table:table-cell table:number-columns-repeated="2" table:style-name="ce19" office:value-type="float" office:value="25">
            <text:p>25</text:p>
          </table:table-cell>
          <table:table-cell table:style-name="ce19" office:value-type="float" office:value="6">
            <text:p>6</text:p>
          </table:table-cell>
          <table:table-cell table:style-name="ce22" table:formula="of:=[.D10]*(1+[.C10]/[.B10])/([.C10]+[.D10])" office:value-type="percentage" office:value="0.387096774193548">
            <text:p>39%</text:p>
          </table:table-cell>
          <table:table-cell/>
          <table:table-cell office:value-type="string">
            <text:p>State of Connecticut Department of Emergency Services and Public Protection, Family Violence Homicides, Annual Report.</text:p>
          </table:table-cell>
          <table:table-cell table:number-columns-repeated="1017"/>
        </table:table-row>
        <table:table-row table:style-name="ro1">
          <table:table-cell table:style-name="ce19" office:value-type="float" office:value="2005">
            <text:p>2005</text:p>
          </table:table-cell>
          <table:table-cell table:number-columns-repeated="2" table:style-name="ce19" office:value-type="float" office:value="17">
            <text:p>17</text:p>
          </table:table-cell>
          <table:table-cell table:style-name="ce19" office:value-type="float" office:value="6">
            <text:p>6</text:p>
          </table:table-cell>
          <table:table-cell table:style-name="ce22" table:formula="of:=[.D11]*(1+[.C11]/[.B11])/([.C11]+[.D11])" office:value-type="percentage" office:value="0.521739130434783">
            <text:p>52%</text:p>
          </table:table-cell>
          <table:table-cell table:number-columns-repeated="1019"/>
        </table:table-row>
        <table:table-row table:style-name="ro1">
          <table:table-cell table:style-name="ce19" office:value-type="float" office:value="2004">
            <text:p>2004</text:p>
          </table:table-cell>
          <table:table-cell table:style-name="ce19" office:value-type="float" office:value="25">
            <text:p>25</text:p>
          </table:table-cell>
          <table:table-cell table:style-name="ce19" office:value-type="float" office:value="27">
            <text:p>27</text:p>
          </table:table-cell>
          <table:table-cell table:style-name="ce19" office:value-type="float" office:value="6">
            <text:p>6</text:p>
          </table:table-cell>
          <table:table-cell table:style-name="ce22" table:formula="of:=[.D12]*(1+[.C12]/[.B12])/([.C12]+[.D12])" office:value-type="percentage" office:value="0.378181818181818">
            <text:p>38%</text:p>
          </table:table-cell>
          <table:table-cell table:number-columns-repeated="1019"/>
        </table:table-row>
        <table:table-row table:style-name="ro1">
          <table:table-cell table:style-name="ce19" office:value-type="float" office:value="2003">
            <text:p>2003</text:p>
          </table:table-cell>
          <table:table-cell table:style-name="ce19" office:value-type="float" office:value="27">
            <text:p>27</text:p>
          </table:table-cell>
          <table:table-cell table:style-name="ce19" office:value-type="float" office:value="29">
            <text:p>29</text:p>
          </table:table-cell>
          <table:table-cell table:style-name="ce19" office:value-type="float" office:value="6">
            <text:p>6</text:p>
          </table:table-cell>
          <table:table-cell table:style-name="ce22" table:formula="of:=[.D13]*(1+[.C13]/[.B13])/([.C13]+[.D13])" office:value-type="percentage" office:value="0.355555555555556">
            <text:p>36%</text:p>
          </table:table-cell>
          <table:table-cell table:number-columns-repeated="1019"/>
        </table:table-row>
        <table:table-row table:style-name="ro1">
          <table:table-cell table:style-name="ce19" office:value-type="float" office:value="2002">
            <text:p>2002</text:p>
          </table:table-cell>
          <table:table-cell table:number-columns-repeated="2" table:style-name="ce19" office:value-type="float" office:value="21">
            <text:p>21</text:p>
          </table:table-cell>
          <table:table-cell table:style-name="ce19" office:value-type="float" office:value="3">
            <text:p>3</text:p>
          </table:table-cell>
          <table:table-cell table:style-name="ce22" table:formula="of:=[.D14]*(1+[.C14]/[.B14])/([.C14]+[.D14])" office:value-type="percentage" office:value="0.25">
            <text:p>25%</text:p>
          </table:table-cell>
          <table:table-cell table:number-columns-repeated="1019"/>
        </table:table-row>
        <table:table-row table:style-name="ro1">
          <table:table-cell table:style-name="ce19" office:value-type="float" office:value="2001">
            <text:p>2001</text:p>
          </table:table-cell>
          <table:table-cell table:number-columns-repeated="2" table:style-name="ce19" office:value-type="float" office:value="26">
            <text:p>26</text:p>
          </table:table-cell>
          <table:table-cell table:style-name="ce19" office:value-type="float" office:value="3">
            <text:p>3</text:p>
          </table:table-cell>
          <table:table-cell table:style-name="ce22" table:formula="of:=[.D15]*(1+[.C15]/[.B15])/([.C15]+[.D15])" office:value-type="percentage" office:value="0.206896551724138">
            <text:p>21%</text:p>
          </table:table-cell>
          <table:table-cell table:number-columns-repeated="1019"/>
        </table:table-row>
        <table:table-row table:style-name="ro1">
          <table:table-cell table:style-name="ce19" office:value-type="float" office:value="2000">
            <text:p>2000</text:p>
          </table:table-cell>
          <table:table-cell table:style-name="ce19" office:value-type="float" office:value="23">
            <text:p>23</text:p>
          </table:table-cell>
          <table:table-cell table:style-name="ce19" office:value-type="float" office:value="25">
            <text:p>25</text:p>
          </table:table-cell>
          <table:table-cell table:style-name="ce19" office:value-type="float" office:value="7">
            <text:p>7</text:p>
          </table:table-cell>
          <table:table-cell table:style-name="ce22" table:formula="of:=[.D16]*(1+[.C16]/[.B16])/([.C16]+[.D16])" office:value-type="percentage" office:value="0.456521739130435">
            <text:p>46%</text:p>
          </table:table-cell>
          <table:table-cell table:number-columns-repeated="1019"/>
        </table:table-row>
        <table:table-row table:style-name="ro1">
          <table:table-cell table:style-name="ce19" office:value-type="float" office:value="1999">
            <text:p>1999</text:p>
          </table:table-cell>
          <table:table-cell table:style-name="ce19" office:value-type="float" office:value="21">
            <text:p>21</text:p>
          </table:table-cell>
          <table:table-cell table:style-name="ce19" office:value-type="float" office:value="23">
            <text:p>23</text:p>
          </table:table-cell>
          <table:table-cell table:style-name="ce19" office:value-type="float" office:value="12">
            <text:p>12</text:p>
          </table:table-cell>
          <table:table-cell table:style-name="ce22" table:formula="of:=[.D17]*(1+[.C17]/[.B17])/([.C17]+[.D17])" office:value-type="percentage" office:value="0.718367346938776">
            <text:p>72%</text:p>
          </table:table-cell>
          <table:table-cell table:number-columns-repeated="1019"/>
        </table:table-row>
        <table:table-row table:style-name="ro1">
          <table:table-cell table:style-name="ce19" office:value-type="float" office:value="1998">
            <text:p>1998</text:p>
          </table:table-cell>
          <table:table-cell table:style-name="ce19" office:value-type="float" office:value="20">
            <text:p>20</text:p>
          </table:table-cell>
          <table:table-cell table:style-name="ce19" office:value-type="float" office:value="26">
            <text:p>26</text:p>
          </table:table-cell>
          <table:table-cell table:style-name="ce19" office:value-type="float" office:value="6">
            <text:p>6</text:p>
          </table:table-cell>
          <table:table-cell table:style-name="ce22" table:formula="of:=[.D18]*(1+[.C18]/[.B18])/([.C18]+[.D18])" office:value-type="percentage" office:value="0.43125">
            <text:p>43%</text:p>
          </table:table-cell>
          <table:table-cell table:number-columns-repeated="1019"/>
        </table:table-row>
        <table:table-row table:style-name="ro1">
          <table:table-cell table:style-name="ce19" office:value-type="float" office:value="1997">
            <text:p>1997</text:p>
          </table:table-cell>
          <table:table-cell table:style-name="ce19" office:value-type="float" office:value="20">
            <text:p>20</text:p>
          </table:table-cell>
          <table:table-cell table:style-name="ce19" office:value-type="float" office:value="22">
            <text:p>22</text:p>
          </table:table-cell>
          <table:table-cell table:style-name="ce19" office:value-type="float" office:value="4">
            <text:p>4</text:p>
          </table:table-cell>
          <table:table-cell table:style-name="ce22" table:formula="of:=[.D19]*(1+[.C19]/[.B19])/([.C19]+[.D19])" office:value-type="percentage" office:value="0.323076923076923">
            <text:p>32%</text:p>
          </table:table-cell>
          <table:table-cell table:number-columns-repeated="1019"/>
        </table:table-row>
        <table:table-row table:style-name="ro1">
          <table:table-cell table:style-name="ce19" office:value-type="float" office:value="1996">
            <text:p>1996</text:p>
          </table:table-cell>
          <table:table-cell table:style-name="ce19" office:value-type="float" office:value="27">
            <text:p>27</text:p>
          </table:table-cell>
          <table:table-cell table:style-name="ce19" office:value-type="float" office:value="28">
            <text:p>28</text:p>
          </table:table-cell>
          <table:table-cell table:style-name="ce19" office:value-type="float" office:value="7">
            <text:p>7</text:p>
          </table:table-cell>
          <table:table-cell table:style-name="ce22" table:formula="of:=[.D20]*(1+[.C20]/[.B20])/([.C20]+[.D20])" office:value-type="percentage" office:value="0.407407407407407">
            <text:p>41%</text:p>
          </table:table-cell>
          <table:table-cell table:number-columns-repeated="1019"/>
        </table:table-row>
        <table:table-row table:style-name="ro1">
          <table:table-cell table:style-name="ce19" office:value-type="float" office:value="1995">
            <text:p>1995</text:p>
          </table:table-cell>
          <table:table-cell table:style-name="ce19" office:value-type="float" office:value="19">
            <text:p>19</text:p>
          </table:table-cell>
          <table:table-cell table:style-name="ce19" office:value-type="float" office:value="21">
            <text:p>21</text:p>
          </table:table-cell>
          <table:table-cell table:style-name="ce19" office:value-type="float" office:value="4">
            <text:p>4</text:p>
          </table:table-cell>
          <table:table-cell table:style-name="ce22" table:formula="of:=[.D21]*(1+[.C21]/[.B21])/([.C21]+[.D21])" office:value-type="percentage" office:value="0.336842105263158">
            <text:p>34%</text:p>
          </table:table-cell>
          <table:table-cell table:number-columns-repeated="1019"/>
        </table:table-row>
        <table:table-row table:style-name="ro1">
          <table:table-cell table:style-name="ce19" office:value-type="float" office:value="1994">
            <text:p>1994</text:p>
          </table:table-cell>
          <table:table-cell table:number-columns-repeated="2" table:style-name="ce19" office:value-type="float" office:value="29">
            <text:p>29</text:p>
          </table:table-cell>
          <table:table-cell table:style-name="ce19" office:value-type="float" office:value="5">
            <text:p>5</text:p>
          </table:table-cell>
          <table:table-cell table:style-name="ce22" table:formula="of:=[.D22]*(1+[.C22]/[.B22])/([.C22]+[.D22])" office:value-type="percentage" office:value="0.294117647058823">
            <text:p>29%</text:p>
          </table:table-cell>
          <table:table-cell table:number-columns-repeated="1019"/>
        </table:table-row>
        <table:table-row table:style-name="ro1">
          <table:table-cell table:style-name="ce19" office:value-type="float" office:value="1993">
            <text:p>1993</text:p>
          </table:table-cell>
          <table:table-cell table:style-name="ce19" office:value-type="float" office:value="23">
            <text:p>23</text:p>
          </table:table-cell>
          <table:table-cell table:style-name="ce19" office:value-type="float" office:value="28">
            <text:p>28</text:p>
          </table:table-cell>
          <table:table-cell table:style-name="ce19" office:value-type="float" office:value="7">
            <text:p>7</text:p>
          </table:table-cell>
          <table:table-cell table:style-name="ce22" table:formula="of:=[.D23]*(1+[.C23]/[.B23])/([.C23]+[.D23])" office:value-type="percentage" office:value="0.443478260869565">
            <text:p>44%</text:p>
          </table:table-cell>
          <table:table-cell table:number-columns-repeated="1019"/>
        </table:table-row>
        <table:table-row table:style-name="ro1">
          <table:table-cell table:style-name="ce19" office:value-type="float" office:value="1992">
            <text:p>1992</text:p>
          </table:table-cell>
          <table:table-cell table:number-columns-repeated="2" table:style-name="ce19" office:value-type="float" office:value="24">
            <text:p>24</text:p>
          </table:table-cell>
          <table:table-cell table:style-name="ce19" office:value-type="float" office:value="4">
            <text:p>4</text:p>
          </table:table-cell>
          <table:table-cell table:style-name="ce22" table:formula="of:=[.D24]*(1+[.C24]/[.B24])/([.C24]+[.D24])" office:value-type="percentage" office:value="0.285714285714286">
            <text:p>29%</text:p>
          </table:table-cell>
          <table:table-cell table:number-columns-repeated="1019"/>
        </table:table-row>
        <table:table-row table:style-name="ro1">
          <table:table-cell table:style-name="ce19" table:number-columns-repeated="5"/>
          <table:table-cell table:number-columns-repeated="1019"/>
        </table:table-row>
        <table:table-row table:style-name="ro1">
          <table:table-cell table:style-name="ce19" office:value-type="string">
            <text:p>total</text:p>
          </table:table-cell>
          <table:table-cell table:style-name="ce19" table:formula="of:=SUM([.B5:.B24])" office:value-type="float" office:value="446">
            <text:p>446</text:p>
          </table:table-cell>
          <table:table-cell table:style-name="ce19" table:formula="of:=SUM([.C5:.C24])" office:value-type="float" office:value="468">
            <text:p>468</text:p>
          </table:table-cell>
          <table:table-cell table:style-name="ce19" table:formula="of:=SUM([.D5:.D24])" office:value-type="float" office:value="114">
            <text:p>114</text:p>
          </table:table-cell>
          <table:table-cell table:style-name="ce22" table:formula="of:=[.D26]*(1+[.C26]/[.B26])/([.C26]+[.D26])" office:value-type="percentage" office:value="0.401414636401461">
            <text:p>40%</text:p>
          </table:table-cell>
          <table:table-cell table:number-columns-repeated="1019"/>
        </table:table-row>
        <table:table-row table:style-name="ro1" table:number-rows-repeated="1048549">
          <table:table-cell table:number-columns-repeated="1024"/>
        </table:table-row>
        <table:table-row table:style-name="ro1">
          <table:table-cell table:number-columns-repeated="1024"/>
        </table:table-row>
      </table:table>
      <table:table table:name="all arrests" table:style-name="ta5" table:print="false">
        <table:table-column table:style-name="co1" table:default-cell-style-name="Excel_20_Built-in_20_Normal"/>
        <table:table-column table:style-name="co22" table:default-cell-style-name="Excel_20_Built-in_20_Normal"/>
        <table:table-column table:style-name="co11" table:number-columns-repeated="2" table:default-cell-style-name="Excel_20_Built-in_20_Normal"/>
        <table:table-column table:style-name="co23" table:default-cell-style-name="Excel_20_Built-in_20_Normal"/>
        <table:table-column table:style-name="co11" table:number-columns-repeated="2" table:default-cell-style-name="Excel_20_Built-in_20_Normal"/>
        <table:table-column table:style-name="co9" table:default-cell-style-name="Excel_20_Built-in_20_Normal"/>
        <table:table-column table:style-name="co11" table:default-cell-style-name="Excel_20_Built-in_20_Normal"/>
        <table:table-column table:style-name="co9" table:default-cell-style-name="Excel_20_Built-in_20_Normal"/>
        <table:table-column table:style-name="co11" table:number-columns-repeated="9" table:default-cell-style-name="Excel_20_Built-in_20_Normal"/>
        <table:table-column table:style-name="co9" table:default-cell-style-name="Excel_20_Built-in_20_Normal"/>
        <table:table-column table:style-name="co11" table:number-columns-repeated="2" table:default-cell-style-name="Excel_20_Built-in_20_Normal"/>
        <table:table-column table:style-name="co9" table:default-cell-style-name="Excel_20_Built-in_20_Normal"/>
        <table:table-column table:style-name="co11" table:default-cell-style-name="Excel_20_Built-in_20_Normal"/>
        <table:table-column table:style-name="co9" table:default-cell-style-name="Excel_20_Built-in_20_Normal"/>
        <table:table-column table:style-name="co11" table:default-cell-style-name="Excel_20_Built-in_20_Normal"/>
        <table:table-column table:style-name="co9" table:default-cell-style-name="Excel_20_Built-in_20_Normal"/>
        <table:table-column table:style-name="co11" table:number-columns-repeated="2" table:default-cell-style-name="Excel_20_Built-in_20_Normal"/>
        <table:table-column table:style-name="co5" table:default-cell-style-name="Excel_20_Built-in_20_Normal"/>
        <table:table-column table:style-name="co10" table:default-cell-style-name="Excel_20_Built-in_20_Normal"/>
        <table:table-column table:style-name="co24" table:default-cell-style-name="Excel_20_Built-in_20_Normal"/>
        <table:table-column table:style-name="co25" table:default-cell-style-name="Excel_20_Built-in_20_Normal"/>
        <table:table-column table:style-name="co1" table:number-columns-repeated="991" table:default-cell-style-name="Excel_20_Built-in_20_Normal"/>
        <table:table-row table:style-name="ro1">
          <table:table-cell table:style-name="ce12" office:value-type="string" table:number-columns-spanned="5" table:number-rows-spanned="1">
            <text:p>Arrests annually by offense in Connecticut, 1985-2011</text:p>
          </table:table-cell>
          <table:covered-table-cell table:number-columns-repeated="4" table:style-name="ce27"/>
          <table:table-cell table:number-columns-repeated="27"/>
          <table:table-cell office:value-type="string">
            <text:p>Repository:</text:p>
          </table:table-cell>
          <table:table-cell table:number-columns-repeated="991"/>
        </table:table-row>
        <table:table-row table:style-name="ro1">
          <table:table-cell table:number-columns-repeated="32"/>
          <table:table-cell office:value-type="string">
            <text:p>http://acrosswalls.org/datasets/</text:p>
          </table:table-cell>
          <table:table-cell table:number-columns-repeated="991"/>
        </table:table-row>
        <table:table-row table:style-name="ro1">
          <table:table-cell table:number-columns-repeated="32"/>
          <table:table-cell office:value-type="string">
            <text:p>Version: 1.0</text:p>
          </table:table-cell>
          <table:table-cell table:number-columns-repeated="991"/>
        </table:table-row>
        <table:table-row table:style-name="ro2">
          <table:table-cell table:style-name="ce19" office:value-type="string">
            <text:p>Year </text:p>
          </table:table-cell>
          <table:table-cell table:style-name="ce26" office:value-type="string">
            <text:p>Murder / Manslaughter </text:p>
          </table:table-cell>
          <table:table-cell table:style-name="ce21" office:value-type="string">
            <text:p>Rape </text:p>
          </table:table-cell>
          <table:table-cell table:style-name="ce21" office:value-type="string">
            <text:p>Robbery</text:p>
          </table:table-cell>
          <table:table-cell table:style-name="ce21" office:value-type="string">
            <text:p>Aggravated Assault</text:p>
          </table:table-cell>
          <table:table-cell table:style-name="ce21" office:value-type="string">
            <text:p>Simple Assault</text:p>
          </table:table-cell>
          <table:table-cell table:style-name="ce21" office:value-type="string">
            <text:p>Disorderly Conduct</text:p>
          </table:table-cell>
          <table:table-cell table:style-name="ce21" office:value-type="string">
            <text:p>other offenses</text:p>
          </table:table-cell>
          <table:table-cell table:style-name="ce26" office:value-type="string">
            <text:p>total violence, disorderly &amp; other</text:p>
          </table:table-cell>
          <table:table-cell table:style-name="ce21" office:value-type="string">
            <text:p>est. adult</text:p>
          </table:table-cell>
          <table:table-cell table:number-columns-repeated="1014"/>
        </table:table-row>
        <table:table-row table:style-name="ro1">
          <table:table-cell table:style-name="ce19" office:value-type="float" office:value="2011">
            <text:p>2011</text:p>
          </table:table-cell>
          <table:table-cell table:style-name="ce28" table:formula="of:=[.B50]+[.C50]" office:value-type="float" office:value="130">
            <text:p>130 </text:p>
          </table:table-cell>
          <table:table-cell table:style-name="ce28" table:formula="of:=[.D50]" office:value-type="float" office:value="258">
            <text:p>258 </text:p>
          </table:table-cell>
          <table:table-cell table:style-name="ce28" table:formula="of:=[.E50]" office:value-type="float" office:value="1437">
            <text:p>1,437 </text:p>
          </table:table-cell>
          <table:table-cell table:style-name="ce28" table:formula="of:=[.F50]" office:value-type="float" office:value="3130">
            <text:p>3,130 </text:p>
          </table:table-cell>
          <table:table-cell table:style-name="ce28" table:formula="of:=[.J50]" office:value-type="float" office:value="23600">
            <text:p>23,600 </text:p>
          </table:table-cell>
          <table:table-cell table:style-name="ce28" table:formula="of:=[.Y50]" office:value-type="float" office:value="13284">
            <text:p>13,284 </text:p>
          </table:table-cell>
          <table:table-cell table:style-name="ce28" table:formula="of:=[.AA50]" office:value-type="float" office:value="30341">
            <text:p>30,341 </text:p>
          </table:table-cell>
          <table:table-cell table:style-name="ce31" table:formula="of:=SUM([.B5:.H5])" office:value-type="float" office:value="72180">
            <text:p>72,180 </text:p>
          </table:table-cell>
          <table:table-cell table:style-name="ce31" table:formula="of:=[.I5]*[.B$37]" office:value-type="float" office:value="64351.60564336">
            <text:p>64,352 </text:p>
          </table:table-cell>
          <table:table-cell table:number-columns-repeated="1014"/>
        </table:table-row>
        <table:table-row table:style-name="ro1">
          <table:table-cell table:style-name="ce19" office:value-type="float" office:value="2010">
            <text:p>2010</text:p>
          </table:table-cell>
          <table:table-cell table:style-name="ce28" table:formula="of:=[.B51]+[.C51]" office:value-type="float" office:value="116">
            <text:p>116 </text:p>
          </table:table-cell>
          <table:table-cell table:style-name="ce28" table:formula="of:=[.D51]" office:value-type="float" office:value="231">
            <text:p>231 </text:p>
          </table:table-cell>
          <table:table-cell table:style-name="ce28" table:formula="of:=[.E51]" office:value-type="float" office:value="1473">
            <text:p>1,473 </text:p>
          </table:table-cell>
          <table:table-cell table:style-name="ce28" table:formula="of:=[.F51]" office:value-type="float" office:value="3674">
            <text:p>3,674 </text:p>
          </table:table-cell>
          <table:table-cell table:style-name="ce28" table:formula="of:=[.J51]" office:value-type="float" office:value="24296">
            <text:p>24,296 </text:p>
          </table:table-cell>
          <table:table-cell table:style-name="ce28" table:formula="of:=[.Y51]" office:value-type="float" office:value="15085">
            <text:p>15,085 </text:p>
          </table:table-cell>
          <table:table-cell table:style-name="ce28" table:formula="of:=[.AA51]" office:value-type="float" office:value="32554">
            <text:p>32,554 </text:p>
          </table:table-cell>
          <table:table-cell table:style-name="ce31" table:formula="of:=SUM([.B6:.H6])" office:value-type="float" office:value="77429">
            <text:p>77,429 </text:p>
          </table:table-cell>
          <table:table-cell table:style-name="ce31" table:formula="of:=[.I6]*[.B$37]" office:value-type="float" office:value="69031.3171704035">
            <text:p>69,031 </text:p>
          </table:table-cell>
          <table:table-cell table:number-columns-repeated="22"/>
          <table:table-cell office:value-type="string">
            <text:p>other offenses is specific category from categorization below </text:p>
          </table:table-cell>
          <table:table-cell table:number-columns-repeated="991"/>
        </table:table-row>
        <table:table-row table:style-name="ro1">
          <table:table-cell table:style-name="ce19" office:value-type="float" office:value="2009">
            <text:p>2009</text:p>
          </table:table-cell>
          <table:table-cell table:style-name="ce28" table:formula="of:=[.B52]+[.C52]" office:value-type="float" office:value="126">
            <text:p>126 </text:p>
          </table:table-cell>
          <table:table-cell table:style-name="ce28" table:formula="of:=[.D52]" office:value-type="float" office:value="237">
            <text:p>237 </text:p>
          </table:table-cell>
          <table:table-cell table:style-name="ce28" table:formula="of:=[.E52]" office:value-type="float" office:value="1474">
            <text:p>1,474 </text:p>
          </table:table-cell>
          <table:table-cell table:style-name="ce28" table:formula="of:=[.F52]" office:value-type="float" office:value="3685">
            <text:p>3,685 </text:p>
          </table:table-cell>
          <table:table-cell table:style-name="ce28" table:formula="of:=[.J52]" office:value-type="float" office:value="24804">
            <text:p>24,804 </text:p>
          </table:table-cell>
          <table:table-cell table:style-name="ce28" table:formula="of:=[.Y52]" office:value-type="float" office:value="16318">
            <text:p>16,318 </text:p>
          </table:table-cell>
          <table:table-cell table:style-name="ce28" table:formula="of:=[.AA52]" office:value-type="float" office:value="33982">
            <text:p>33,982 </text:p>
          </table:table-cell>
          <table:table-cell table:style-name="ce31" table:formula="of:=SUM([.B7:.H7])" office:value-type="float" office:value="80626">
            <text:p>80,626 </text:p>
          </table:table-cell>
          <table:table-cell table:style-name="ce31" table:formula="of:=[.I7]*[.B$37]" office:value-type="float" office:value="71881.5815544686">
            <text:p>71,882 </text:p>
          </table:table-cell>
          <table:table-cell table:number-columns-repeated="22"/>
          <table:table-cell office:value-type="string">
            <text:p>other offenses presumed to include a significant share of breach of peace</text:p>
          </table:table-cell>
          <table:table-cell table:number-columns-repeated="991"/>
        </table:table-row>
        <table:table-row table:style-name="ro1">
          <table:table-cell table:style-name="ce19" office:value-type="float" office:value="2008">
            <text:p>2008</text:p>
          </table:table-cell>
          <table:table-cell table:style-name="ce28" table:formula="of:=[.B53]+[.C53]" office:value-type="float" office:value="133">
            <text:p>133 </text:p>
          </table:table-cell>
          <table:table-cell table:style-name="ce28" table:formula="of:=[.D53]" office:value-type="float" office:value="261">
            <text:p>261 </text:p>
          </table:table-cell>
          <table:table-cell table:style-name="ce28" table:formula="of:=[.E53]" office:value-type="float" office:value="1535">
            <text:p>1,535 </text:p>
          </table:table-cell>
          <table:table-cell table:style-name="ce28" table:formula="of:=[.F53]" office:value-type="float" office:value="4984">
            <text:p>4,984 </text:p>
          </table:table-cell>
          <table:table-cell table:style-name="ce28" table:formula="of:=[.J53]" office:value-type="float" office:value="24236">
            <text:p>24,236 </text:p>
          </table:table-cell>
          <table:table-cell table:style-name="ce28" table:formula="of:=[.Y53]" office:value-type="float" office:value="17423">
            <text:p>17,423 </text:p>
          </table:table-cell>
          <table:table-cell table:style-name="ce28" table:formula="of:=[.AA53]" office:value-type="float" office:value="36048">
            <text:p>36,048 </text:p>
          </table:table-cell>
          <table:table-cell table:style-name="ce31" table:formula="of:=SUM([.B8:.H8])" office:value-type="float" office:value="84620">
            <text:p>84,620 </text:p>
          </table:table-cell>
          <table:table-cell table:style-name="ce31" table:formula="of:=[.I8]*[.B$37]" office:value-type="float" office:value="75442.4060618055">
            <text:p>75,442 </text:p>
          </table:table-cell>
          <table:table-cell table:number-columns-repeated="1014"/>
        </table:table-row>
        <table:table-row table:style-name="ro1">
          <table:table-cell table:style-name="ce19" office:value-type="float" office:value="2007">
            <text:p>2007</text:p>
          </table:table-cell>
          <table:table-cell table:style-name="ce28" table:formula="of:=[.B54]+[.C54]" office:value-type="float" office:value="89">
            <text:p>89 </text:p>
          </table:table-cell>
          <table:table-cell table:style-name="ce28" table:formula="of:=[.D54]" office:value-type="float" office:value="269">
            <text:p>269 </text:p>
          </table:table-cell>
          <table:table-cell table:style-name="ce28" table:formula="of:=[.E54]" office:value-type="float" office:value="1569">
            <text:p>1,569 </text:p>
          </table:table-cell>
          <table:table-cell table:style-name="ce28" table:formula="of:=[.F54]" office:value-type="float" office:value="4804">
            <text:p>4,804 </text:p>
          </table:table-cell>
          <table:table-cell table:style-name="ce28" table:formula="of:=[.J54]" office:value-type="float" office:value="24587">
            <text:p>24,587 </text:p>
          </table:table-cell>
          <table:table-cell table:style-name="ce28" table:formula="of:=[.Y54]" office:value-type="float" office:value="17666">
            <text:p>17,666 </text:p>
          </table:table-cell>
          <table:table-cell table:style-name="ce28" table:formula="of:=[.AA54]" office:value-type="float" office:value="38545">
            <text:p>38,545 </text:p>
          </table:table-cell>
          <table:table-cell table:style-name="ce31" table:formula="of:=SUM([.B9:.H9])" office:value-type="float" office:value="87529">
            <text:p>87,529 </text:p>
          </table:table-cell>
          <table:table-cell table:style-name="ce31" table:formula="of:=[.I9]*[.B$37]" office:value-type="float" office:value="78035.9059345755">
            <text:p>78,036 </text:p>
          </table:table-cell>
          <table:table-cell table:number-columns-repeated="1014"/>
        </table:table-row>
        <table:table-row table:style-name="ro1">
          <table:table-cell table:style-name="ce19" office:value-type="float" office:value="2006">
            <text:p>2006</text:p>
          </table:table-cell>
          <table:table-cell table:style-name="ce28" table:formula="of:=[.B55]+[.C55]" office:value-type="float" office:value="165">
            <text:p>165 </text:p>
          </table:table-cell>
          <table:table-cell table:style-name="ce28" table:formula="of:=[.D55]" office:value-type="float" office:value="333">
            <text:p>333 </text:p>
          </table:table-cell>
          <table:table-cell table:style-name="ce28" table:formula="of:=[.E55]" office:value-type="float" office:value="1508">
            <text:p>1,508 </text:p>
          </table:table-cell>
          <table:table-cell table:style-name="ce28" table:formula="of:=[.F55]" office:value-type="float" office:value="4470">
            <text:p>4,470 </text:p>
          </table:table-cell>
          <table:table-cell table:style-name="ce28" table:formula="of:=[.J55]" office:value-type="float" office:value="24373">
            <text:p>24,373 </text:p>
          </table:table-cell>
          <table:table-cell table:style-name="ce28" table:formula="of:=[.Y55]" office:value-type="float" office:value="17693">
            <text:p>17,693 </text:p>
          </table:table-cell>
          <table:table-cell table:style-name="ce28" table:formula="of:=[.AA55]" office:value-type="float" office:value="41434">
            <text:p>41,434 </text:p>
          </table:table-cell>
          <table:table-cell table:style-name="ce31" table:formula="of:=SUM([.B10:.H10])" office:value-type="float" office:value="89976">
            <text:p>89,976 </text:p>
          </table:table-cell>
          <table:table-cell table:style-name="ce31" table:formula="of:=[.I10]*[.B$37]" office:value-type="float" office:value="80217.5127371427">
            <text:p>80,218 </text:p>
          </table:table-cell>
          <table:table-cell table:number-columns-repeated="1014"/>
        </table:table-row>
        <table:table-row table:style-name="ro1">
          <table:table-cell table:style-name="ce19" office:value-type="float" office:value="2005">
            <text:p>2005</text:p>
          </table:table-cell>
          <table:table-cell table:style-name="ce28" table:formula="of:=[.B56]+[.C56]" office:value-type="float" office:value="139">
            <text:p>139 </text:p>
          </table:table-cell>
          <table:table-cell table:style-name="ce28" table:formula="of:=[.D56]" office:value-type="float" office:value="290">
            <text:p>290 </text:p>
          </table:table-cell>
          <table:table-cell table:style-name="ce28" table:formula="of:=[.E56]" office:value-type="float" office:value="1562">
            <text:p>1,562 </text:p>
          </table:table-cell>
          <table:table-cell table:style-name="ce28" table:formula="of:=[.F56]" office:value-type="float" office:value="4458">
            <text:p>4,458 </text:p>
          </table:table-cell>
          <table:table-cell table:style-name="ce28" table:formula="of:=[.J56]" office:value-type="float" office:value="25243">
            <text:p>25,243 </text:p>
          </table:table-cell>
          <table:table-cell table:style-name="ce28" table:formula="of:=[.Y56]" office:value-type="float" office:value="17737">
            <text:p>17,737 </text:p>
          </table:table-cell>
          <table:table-cell table:style-name="ce28" table:formula="of:=[.AA56]" office:value-type="float" office:value="36806">
            <text:p>36,806 </text:p>
          </table:table-cell>
          <table:table-cell table:style-name="ce31" table:formula="of:=SUM([.B11:.H11])" office:value-type="float" office:value="86235">
            <text:p>86,235 </text:p>
          </table:table-cell>
          <table:table-cell table:style-name="ce31" table:formula="of:=[.I11]*[.B$37]" office:value-type="float" office:value="76882.2487206311">
            <text:p>76,882 </text:p>
          </table:table-cell>
          <table:table-cell table:number-columns-repeated="1014"/>
        </table:table-row>
        <table:table-row table:style-name="ro1">
          <table:table-cell table:style-name="ce19" office:value-type="float" office:value="2004">
            <text:p>2004</text:p>
          </table:table-cell>
          <table:table-cell table:style-name="ce28" table:formula="of:=[.B57]+[.C57]" office:value-type="float" office:value="114">
            <text:p>114 </text:p>
          </table:table-cell>
          <table:table-cell table:style-name="ce28" table:formula="of:=[.D57]" office:value-type="float" office:value="306">
            <text:p>306 </text:p>
          </table:table-cell>
          <table:table-cell table:style-name="ce28" table:formula="of:=[.E57]" office:value-type="float" office:value="1736">
            <text:p>1,736 </text:p>
          </table:table-cell>
          <table:table-cell table:style-name="ce28" table:formula="of:=[.F57]" office:value-type="float" office:value="4379">
            <text:p>4,379 </text:p>
          </table:table-cell>
          <table:table-cell table:style-name="ce28" table:formula="of:=[.J57]" office:value-type="float" office:value="25753">
            <text:p>25,753 </text:p>
          </table:table-cell>
          <table:table-cell table:style-name="ce28" table:formula="of:=[.Y57]" office:value-type="float" office:value="18323">
            <text:p>18,323 </text:p>
          </table:table-cell>
          <table:table-cell table:style-name="ce28" table:formula="of:=[.AA57]" office:value-type="float" office:value="36533">
            <text:p>36,533 </text:p>
          </table:table-cell>
          <table:table-cell table:style-name="ce31" table:formula="of:=SUM([.B12:.H12])" office:value-type="float" office:value="87144">
            <text:p>87,144 </text:p>
          </table:table-cell>
          <table:table-cell table:style-name="ce31" table:formula="of:=[.I12]*[.B$37]" office:value-type="float" office:value="77692.6617094065">
            <text:p>77,693 </text:p>
          </table:table-cell>
          <table:table-cell table:number-columns-repeated="1014"/>
        </table:table-row>
        <table:table-row table:style-name="ro1">
          <table:table-cell table:style-name="ce19" office:value-type="float" office:value="2003">
            <text:p>2003</text:p>
          </table:table-cell>
          <table:table-cell table:style-name="ce28" table:formula="of:=[.B58]+[.C58]" office:value-type="float" office:value="136">
            <text:p>136 </text:p>
          </table:table-cell>
          <table:table-cell table:style-name="ce28" table:formula="of:=[.D58]" office:value-type="float" office:value="285">
            <text:p>285 </text:p>
          </table:table-cell>
          <table:table-cell table:style-name="ce28" table:formula="of:=[.E58]" office:value-type="float" office:value="1585">
            <text:p>1,585 </text:p>
          </table:table-cell>
          <table:table-cell table:style-name="ce28" table:formula="of:=[.F58]" office:value-type="float" office:value="3967">
            <text:p>3,967 </text:p>
          </table:table-cell>
          <table:table-cell table:style-name="ce28" table:formula="of:=[.J58]" office:value-type="float" office:value="24556">
            <text:p>24,556 </text:p>
          </table:table-cell>
          <table:table-cell table:style-name="ce28" table:formula="of:=[.Y58]" office:value-type="float" office:value="18807">
            <text:p>18,807 </text:p>
          </table:table-cell>
          <table:table-cell table:style-name="ce28" table:formula="of:=[.AA58]" office:value-type="float" office:value="38271">
            <text:p>38,271 </text:p>
          </table:table-cell>
          <table:table-cell table:style-name="ce31" table:formula="of:=SUM([.B13:.H13])" office:value-type="float" office:value="87607">
            <text:p>87,607 </text:p>
          </table:table-cell>
          <table:table-cell table:style-name="ce31" table:formula="of:=[.I13]*[.B$37]" office:value-type="float" office:value="78105.4463230513">
            <text:p>78,105 </text:p>
          </table:table-cell>
          <table:table-cell table:number-columns-repeated="1014"/>
        </table:table-row>
        <table:table-row table:style-name="ro1">
          <table:table-cell table:style-name="ce19" office:value-type="float" office:value="2002">
            <text:p>2002</text:p>
          </table:table-cell>
          <table:table-cell table:style-name="ce28" table:formula="of:=[.B59]+[.C59]" office:value-type="float" office:value="92">
            <text:p>92 </text:p>
          </table:table-cell>
          <table:table-cell table:style-name="ce28" table:formula="of:=[.D59]" office:value-type="float" office:value="335">
            <text:p>335 </text:p>
          </table:table-cell>
          <table:table-cell table:style-name="ce28" table:formula="of:=[.E59]" office:value-type="float" office:value="1687">
            <text:p>1,687 </text:p>
          </table:table-cell>
          <table:table-cell table:style-name="ce28" table:formula="of:=[.F59]" office:value-type="float" office:value="4492">
            <text:p>4,492 </text:p>
          </table:table-cell>
          <table:table-cell table:style-name="ce28" table:formula="of:=[.J59]" office:value-type="float" office:value="22448">
            <text:p>22,448 </text:p>
          </table:table-cell>
          <table:table-cell table:style-name="ce28" table:formula="of:=[.Y59]" office:value-type="float" office:value="20766">
            <text:p>20,766 </text:p>
          </table:table-cell>
          <table:table-cell table:style-name="ce28" table:formula="of:=[.AA59]" office:value-type="float" office:value="44686">
            <text:p>44,686 </text:p>
          </table:table-cell>
          <table:table-cell table:style-name="ce31" table:formula="of:=SUM([.B14:.H14])" office:value-type="float" office:value="94506">
            <text:p>94,506 </text:p>
          </table:table-cell>
          <table:table-cell table:style-name="ce31" table:formula="of:=[.I14]*[.B$37]" office:value-type="float" office:value="84256.2045293901">
            <text:p>84,256 </text:p>
          </table:table-cell>
          <table:table-cell table:number-columns-repeated="1014"/>
        </table:table-row>
        <table:table-row table:style-name="ro1">
          <table:table-cell table:style-name="ce19" office:value-type="float" office:value="2001">
            <text:p>2001</text:p>
          </table:table-cell>
          <table:table-cell table:style-name="ce28" table:formula="of:=[.B60]+[.C60]" office:value-type="float" office:value="152">
            <text:p>152 </text:p>
          </table:table-cell>
          <table:table-cell table:style-name="ce28" table:formula="of:=[.D60]" office:value-type="float" office:value="315">
            <text:p>315 </text:p>
          </table:table-cell>
          <table:table-cell table:style-name="ce28" table:formula="of:=[.E60]" office:value-type="float" office:value="1560">
            <text:p>1,560 </text:p>
          </table:table-cell>
          <table:table-cell table:style-name="ce28" table:formula="of:=[.F60]" office:value-type="float" office:value="4931">
            <text:p>4,931 </text:p>
          </table:table-cell>
          <table:table-cell table:style-name="ce28" table:formula="of:=[.J60]" office:value-type="float" office:value="19169">
            <text:p>19,169 </text:p>
          </table:table-cell>
          <table:table-cell table:style-name="ce28" table:formula="of:=[.Y60]" office:value-type="float" office:value="22733">
            <text:p>22,733 </text:p>
          </table:table-cell>
          <table:table-cell table:style-name="ce28" table:formula="of:=[.AA60]" office:value-type="float" office:value="45623">
            <text:p>45,623 </text:p>
          </table:table-cell>
          <table:table-cell table:style-name="ce31" table:formula="of:=SUM([.B15:.H15])" office:value-type="float" office:value="94483">
            <text:p>94,483 </text:p>
          </table:table-cell>
          <table:table-cell table:style-name="ce31" table:formula="of:=[.I15]*[.B$37]" office:value-type="float" office:value="84235.6990302242">
            <text:p>84,236 </text:p>
          </table:table-cell>
          <table:table-cell table:number-columns-repeated="1014"/>
        </table:table-row>
        <table:table-row table:style-name="ro1">
          <table:table-cell table:style-name="ce19" office:value-type="float" office:value="2000">
            <text:p>2000</text:p>
          </table:table-cell>
          <table:table-cell table:style-name="ce28" table:formula="of:=[.B61]+[.C61]" office:value-type="float" office:value="112">
            <text:p>112 </text:p>
          </table:table-cell>
          <table:table-cell table:style-name="ce28" table:formula="of:=[.D61]" office:value-type="float" office:value="306">
            <text:p>306 </text:p>
          </table:table-cell>
          <table:table-cell table:style-name="ce28" table:formula="of:=[.E61]" office:value-type="float" office:value="1316">
            <text:p>1,316 </text:p>
          </table:table-cell>
          <table:table-cell table:style-name="ce28" table:formula="of:=[.F61]" office:value-type="float" office:value="4895">
            <text:p>4,895 </text:p>
          </table:table-cell>
          <table:table-cell table:style-name="ce28" table:formula="of:=[.J61]" office:value-type="float" office:value="17340">
            <text:p>17,340 </text:p>
          </table:table-cell>
          <table:table-cell table:style-name="ce28" table:formula="of:=[.Y61]" office:value-type="float" office:value="21147">
            <text:p>21,147 </text:p>
          </table:table-cell>
          <table:table-cell table:style-name="ce28" table:formula="of:=[.AA61]" office:value-type="float" office:value="47529">
            <text:p>47,529 </text:p>
          </table:table-cell>
          <table:table-cell table:style-name="ce31" table:formula="of:=SUM([.B16:.H16])" office:value-type="float" office:value="92645">
            <text:p>92,645 </text:p>
          </table:table-cell>
          <table:table-cell table:style-name="ce31" table:formula="of:=[.I16]*[.B$37]" office:value-type="float" office:value="82597.0421838333">
            <text:p>82,597 </text:p>
          </table:table-cell>
          <table:table-cell table:number-columns-repeated="1014"/>
        </table:table-row>
        <table:table-row table:style-name="ro1">
          <table:table-cell table:style-name="ce19" office:value-type="float" office:value="1999">
            <text:p>1999</text:p>
          </table:table-cell>
          <table:table-cell table:style-name="ce28" table:formula="of:=[.B62]+[.C62]" office:value-type="float" office:value="112">
            <text:p>112 </text:p>
          </table:table-cell>
          <table:table-cell table:style-name="ce28" table:formula="of:=[.D62]" office:value-type="float" office:value="303">
            <text:p>303 </text:p>
          </table:table-cell>
          <table:table-cell table:style-name="ce28" table:formula="of:=[.E62]" office:value-type="float" office:value="1409">
            <text:p>1,409 </text:p>
          </table:table-cell>
          <table:table-cell table:style-name="ce28" table:formula="of:=[.F62]" office:value-type="float" office:value="4560">
            <text:p>4,560 </text:p>
          </table:table-cell>
          <table:table-cell table:style-name="ce28" table:formula="of:=[.J62]" office:value-type="float" office:value="16162">
            <text:p>16,162 </text:p>
          </table:table-cell>
          <table:table-cell table:style-name="ce28" table:formula="of:=[.Y62]" office:value-type="float" office:value="23835">
            <text:p>23,835 </text:p>
          </table:table-cell>
          <table:table-cell table:style-name="ce28" table:formula="of:=[.AA62]" office:value-type="float" office:value="50281">
            <text:p>50,281 </text:p>
          </table:table-cell>
          <table:table-cell table:style-name="ce31" table:formula="of:=SUM([.B17:.H17])" office:value-type="float" office:value="96662">
            <text:p>96,662 </text:p>
          </table:table-cell>
          <table:table-cell table:style-name="ce31" table:formula="of:=[.I17]*[.B$37]" office:value-type="float" office:value="86178.3721903362">
            <text:p>86,178 </text:p>
          </table:table-cell>
          <table:table-cell table:number-columns-repeated="1014"/>
        </table:table-row>
        <table:table-row table:style-name="ro1">
          <table:table-cell table:style-name="ce19" office:value-type="float" office:value="1998">
            <text:p>1998</text:p>
          </table:table-cell>
          <table:table-cell table:style-name="ce28" table:formula="of:=[.B63]+[.C63]" office:value-type="float" office:value="168">
            <text:p>168 </text:p>
          </table:table-cell>
          <table:table-cell table:style-name="ce28" table:formula="of:=[.D63]" office:value-type="float" office:value="349">
            <text:p>349 </text:p>
          </table:table-cell>
          <table:table-cell table:style-name="ce28" table:formula="of:=[.E63]" office:value-type="float" office:value="1694">
            <text:p>1,694 </text:p>
          </table:table-cell>
          <table:table-cell table:style-name="ce28" table:formula="of:=[.F63]" office:value-type="float" office:value="4783">
            <text:p>4,783 </text:p>
          </table:table-cell>
          <table:table-cell table:style-name="ce28" table:formula="of:=[.J63]" office:value-type="float" office:value="17588">
            <text:p>17,588 </text:p>
          </table:table-cell>
          <table:table-cell table:style-name="ce28" table:formula="of:=[.Y63]" office:value-type="float" office:value="25435">
            <text:p>25,435 </text:p>
          </table:table-cell>
          <table:table-cell table:style-name="ce28" table:formula="of:=[.AA63]" office:value-type="float" office:value="52070">
            <text:p>52,070 </text:p>
          </table:table-cell>
          <table:table-cell table:style-name="ce31" table:formula="of:=SUM([.B18:.H18])" office:value-type="float" office:value="102087">
            <text:p>102,087 </text:p>
          </table:table-cell>
          <table:table-cell table:style-name="ce31" table:formula="of:=[.I18]*[.B$37]" office:value-type="float" office:value="91014.9953631711">
            <text:p>91,015 </text:p>
          </table:table-cell>
          <table:table-cell table:number-columns-repeated="1014"/>
        </table:table-row>
        <table:table-row table:style-name="ro1">
          <table:table-cell table:style-name="ce19" office:value-type="float" office:value="1997">
            <text:p>1997</text:p>
          </table:table-cell>
          <table:table-cell table:style-name="ce28" table:formula="of:=[.B64]+[.C64]" office:value-type="float" office:value="167">
            <text:p>167 </text:p>
          </table:table-cell>
          <table:table-cell table:style-name="ce28" table:formula="of:=[.D64]" office:value-type="float" office:value="379">
            <text:p>379 </text:p>
          </table:table-cell>
          <table:table-cell table:style-name="ce28" table:formula="of:=[.E64]" office:value-type="float" office:value="1939">
            <text:p>1,939 </text:p>
          </table:table-cell>
          <table:table-cell table:style-name="ce28" table:formula="of:=[.F64]" office:value-type="float" office:value="5000">
            <text:p>5,000 </text:p>
          </table:table-cell>
          <table:table-cell table:style-name="ce28" table:formula="of:=[.J64]" office:value-type="float" office:value="18199">
            <text:p>18,199 </text:p>
          </table:table-cell>
          <table:table-cell table:style-name="ce28" table:formula="of:=[.Y64]" office:value-type="float" office:value="26728">
            <text:p>26,728 </text:p>
          </table:table-cell>
          <table:table-cell table:style-name="ce28" table:formula="of:=[.AA64]" office:value-type="float" office:value="53063">
            <text:p>53,063 </text:p>
          </table:table-cell>
          <table:table-cell table:style-name="ce31" table:formula="of:=SUM([.B19:.H19])" office:value-type="float" office:value="105475">
            <text:p>105,475 </text:p>
          </table:table-cell>
          <table:table-cell table:style-name="ce31" table:formula="of:=[.I19]*[.B$37]" office:value-type="float" office:value="94035.5445446578">
            <text:p>94,036 </text:p>
          </table:table-cell>
          <table:table-cell table:number-columns-repeated="1014"/>
        </table:table-row>
        <table:table-row table:style-name="ro1">
          <table:table-cell table:style-name="ce19" office:value-type="float" office:value="1996">
            <text:p>1996</text:p>
          </table:table-cell>
          <table:table-cell table:style-name="ce28" table:formula="of:=[.B65]+[.C65]" office:value-type="float" office:value="188">
            <text:p>188 </text:p>
          </table:table-cell>
          <table:table-cell table:style-name="ce28" table:formula="of:=[.D65]" office:value-type="float" office:value="407">
            <text:p>407 </text:p>
          </table:table-cell>
          <table:table-cell table:style-name="ce28" table:formula="of:=[.E65]" office:value-type="float" office:value="2052">
            <text:p>2,052 </text:p>
          </table:table-cell>
          <table:table-cell table:style-name="ce28" table:formula="of:=[.F65]" office:value-type="float" office:value="5435">
            <text:p>5,435 </text:p>
          </table:table-cell>
          <table:table-cell table:style-name="ce28" table:formula="of:=[.J65]" office:value-type="float" office:value="18257">
            <text:p>18,257 </text:p>
          </table:table-cell>
          <table:table-cell table:style-name="ce28" table:formula="of:=[.Y65]" office:value-type="float" office:value="26654">
            <text:p>26,654 </text:p>
          </table:table-cell>
          <table:table-cell table:style-name="ce28" table:formula="of:=[.AA65]" office:value-type="float" office:value="51949">
            <text:p>51,949 </text:p>
          </table:table-cell>
          <table:table-cell table:style-name="ce31" table:formula="of:=SUM([.B20:.H20])" office:value-type="float" office:value="104942">
            <text:p>104,942 </text:p>
          </table:table-cell>
          <table:table-cell table:style-name="ce31" table:formula="of:=[.I20]*[.B$37]" office:value-type="float" office:value="93560.3518900732">
            <text:p>93,560 </text:p>
          </table:table-cell>
          <table:table-cell table:number-columns-repeated="1014"/>
        </table:table-row>
        <table:table-row table:style-name="ro1">
          <table:table-cell table:style-name="ce19" office:value-type="float" office:value="1995">
            <text:p>1995</text:p>
          </table:table-cell>
          <table:table-cell table:style-name="ce28" table:formula="of:=[.B66]+[.C66]" office:value-type="float" office:value="195">
            <text:p>195 </text:p>
          </table:table-cell>
          <table:table-cell table:style-name="ce28" table:formula="of:=[.D66]" office:value-type="float" office:value="417">
            <text:p>417 </text:p>
          </table:table-cell>
          <table:table-cell table:style-name="ce28" table:formula="of:=[.E66]" office:value-type="float" office:value="2135">
            <text:p>2,135 </text:p>
          </table:table-cell>
          <table:table-cell table:style-name="ce28" table:formula="of:=[.F66]" office:value-type="float" office:value="5785">
            <text:p>5,785 </text:p>
          </table:table-cell>
          <table:table-cell table:style-name="ce28" table:formula="of:=[.J66]" office:value-type="float" office:value="19224">
            <text:p>19,224 </text:p>
          </table:table-cell>
          <table:table-cell table:style-name="ce28" table:formula="of:=[.Y66]" office:value-type="float" office:value="26987">
            <text:p>26,987 </text:p>
          </table:table-cell>
          <table:table-cell table:style-name="ce28" table:formula="of:=[.AA66]" office:value-type="float" office:value="51980">
            <text:p>51,980 </text:p>
          </table:table-cell>
          <table:table-cell table:style-name="ce31" table:formula="of:=SUM([.B21:.H21])" office:value-type="float" office:value="106723">
            <text:p>106,723 </text:p>
          </table:table-cell>
          <table:table-cell table:style-name="ce31" table:formula="of:=[.I21]*[.B$37]" office:value-type="float" office:value="95148.1907602703">
            <text:p>95,148 </text:p>
          </table:table-cell>
          <table:table-cell table:number-columns-repeated="1014"/>
        </table:table-row>
        <table:table-row table:style-name="ro1">
          <table:table-cell table:style-name="ce19" office:value-type="float" office:value="1994">
            <text:p>1994</text:p>
          </table:table-cell>
          <table:table-cell table:style-name="ce28" table:formula="of:=[.B67]+[.C67]" office:value-type="float" office:value="215">
            <text:p>215 </text:p>
          </table:table-cell>
          <table:table-cell table:style-name="ce28" table:formula="of:=[.D67]" office:value-type="float" office:value="379">
            <text:p>379 </text:p>
          </table:table-cell>
          <table:table-cell table:style-name="ce28" table:formula="of:=[.E67]" office:value-type="float" office:value="2185">
            <text:p>2,185 </text:p>
          </table:table-cell>
          <table:table-cell table:style-name="ce28" table:formula="of:=[.F67]" office:value-type="float" office:value="5878">
            <text:p>5,878 </text:p>
          </table:table-cell>
          <table:table-cell table:style-name="ce28" table:formula="of:=[.J67]" office:value-type="float" office:value="18510">
            <text:p>18,510 </text:p>
          </table:table-cell>
          <table:table-cell table:style-name="ce28" table:formula="of:=[.Y67]" office:value-type="float" office:value="26435">
            <text:p>26,435 </text:p>
          </table:table-cell>
          <table:table-cell table:style-name="ce28" table:formula="of:=[.AA67]" office:value-type="float" office:value="50549">
            <text:p>50,549 </text:p>
          </table:table-cell>
          <table:table-cell table:style-name="ce31" table:formula="of:=SUM([.B22:.H22])" office:value-type="float" office:value="104151">
            <text:p>104,151 </text:p>
          </table:table-cell>
          <table:table-cell table:style-name="ce31" table:formula="of:=[.I22]*[.B$37]" office:value-type="float" office:value="92855.1410274534">
            <text:p>92,855 </text:p>
          </table:table-cell>
          <table:table-cell table:number-columns-repeated="1014"/>
        </table:table-row>
        <table:table-row table:style-name="ro1">
          <table:table-cell table:style-name="ce19" office:value-type="float" office:value="1993">
            <text:p>1993</text:p>
          </table:table-cell>
          <table:table-cell table:style-name="ce28" table:formula="of:=[.B68]+[.C68]" office:value-type="float" office:value="177">
            <text:p>177 </text:p>
          </table:table-cell>
          <table:table-cell table:style-name="ce28" table:formula="of:=[.D68]" office:value-type="float" office:value="466">
            <text:p>466 </text:p>
          </table:table-cell>
          <table:table-cell table:style-name="ce28" table:formula="of:=[.E68]" office:value-type="float" office:value="2036">
            <text:p>2,036 </text:p>
          </table:table-cell>
          <table:table-cell table:style-name="ce28" table:formula="of:=[.F68]" office:value-type="float" office:value="6276">
            <text:p>6,276 </text:p>
          </table:table-cell>
          <table:table-cell table:style-name="ce28" table:formula="of:=[.J68]" office:value-type="float" office:value="18383">
            <text:p>18,383 </text:p>
          </table:table-cell>
          <table:table-cell table:style-name="ce28" table:formula="of:=[.Y68]" office:value-type="float" office:value="27489">
            <text:p>27,489 </text:p>
          </table:table-cell>
          <table:table-cell table:style-name="ce28" table:formula="of:=[.AA68]" office:value-type="float" office:value="49937">
            <text:p>49,937 </text:p>
          </table:table-cell>
          <table:table-cell table:style-name="ce31" table:formula="of:=SUM([.B23:.H23])" office:value-type="float" office:value="104764">
            <text:p>104,764 </text:p>
          </table:table-cell>
          <table:table-cell table:style-name="ce31" table:formula="of:=[.I23]*[.B$37]" office:value-type="float" office:value="93401.6571573977">
            <text:p>93,402 </text:p>
          </table:table-cell>
          <table:table-cell table:number-columns-repeated="1014"/>
        </table:table-row>
        <table:table-row table:style-name="ro1">
          <table:table-cell table:style-name="ce19" office:value-type="float" office:value="1992">
            <text:p>1992</text:p>
          </table:table-cell>
          <table:table-cell table:style-name="ce28" table:formula="of:=[.B69]+[.C69]" office:value-type="float" office:value="178">
            <text:p>178 </text:p>
          </table:table-cell>
          <table:table-cell table:style-name="ce28" table:formula="of:=[.D69]" office:value-type="float" office:value="470">
            <text:p>470 </text:p>
          </table:table-cell>
          <table:table-cell table:style-name="ce28" table:formula="of:=[.E69]" office:value-type="float" office:value="2046">
            <text:p>2,046 </text:p>
          </table:table-cell>
          <table:table-cell table:style-name="ce28" table:formula="of:=[.F69]" office:value-type="float" office:value="7374">
            <text:p>7,374 </text:p>
          </table:table-cell>
          <table:table-cell table:style-name="ce28" table:formula="of:=[.J69]" office:value-type="float" office:value="17755">
            <text:p>17,755 </text:p>
          </table:table-cell>
          <table:table-cell table:style-name="ce28" table:formula="of:=[.Y69]" office:value-type="float" office:value="29593">
            <text:p>29,593 </text:p>
          </table:table-cell>
          <table:table-cell table:style-name="ce28" table:formula="of:=[.AA69]" office:value-type="float" office:value="43981">
            <text:p>43,981 </text:p>
          </table:table-cell>
          <table:table-cell table:style-name="ce31" table:formula="of:=SUM([.B24:.H24])" office:value-type="float" office:value="101397">
            <text:p>101,397 </text:p>
          </table:table-cell>
          <table:table-cell table:style-name="ce31" table:formula="of:=[.I24]*[.B$37]" office:value-type="float" office:value="90399.830388193">
            <text:p>90,400 </text:p>
          </table:table-cell>
          <table:table-cell table:number-columns-repeated="1014"/>
        </table:table-row>
        <table:table-row table:style-name="ro1">
          <table:table-cell table:style-name="ce19" office:value-type="float" office:value="1991">
            <text:p>1991</text:p>
          </table:table-cell>
          <table:table-cell table:style-name="ce28" table:formula="of:=[.B70]+[.C70]" office:value-type="float" office:value="249">
            <text:p>249 </text:p>
          </table:table-cell>
          <table:table-cell table:style-name="ce28" table:formula="of:=[.D70]" office:value-type="float" office:value="555">
            <text:p>555 </text:p>
          </table:table-cell>
          <table:table-cell table:style-name="ce28" table:formula="of:=[.E70]" office:value-type="float" office:value="2352">
            <text:p>2,352 </text:p>
          </table:table-cell>
          <table:table-cell table:style-name="ce28" table:formula="of:=[.F70]" office:value-type="float" office:value="7414">
            <text:p>7,414 </text:p>
          </table:table-cell>
          <table:table-cell table:style-name="ce28" table:formula="of:=[.J70]" office:value-type="float" office:value="20496">
            <text:p>20,496 </text:p>
          </table:table-cell>
          <table:table-cell table:style-name="ce28" table:formula="of:=[.Y70]" office:value-type="float" office:value="33795">
            <text:p>33,795 </text:p>
          </table:table-cell>
          <table:table-cell table:style-name="ce28" table:formula="of:=[.AA70]" office:value-type="float" office:value="43794">
            <text:p>43,794 </text:p>
          </table:table-cell>
          <table:table-cell table:style-name="ce31" table:formula="of:=SUM([.B25:.H25])" office:value-type="float" office:value="108655">
            <text:p>108,655 </text:p>
          </table:table-cell>
          <table:table-cell table:style-name="ce31" table:formula="of:=[.I25]*[.B$37]" office:value-type="float" office:value="96870.6526902089">
            <text:p>96,871 </text:p>
          </table:table-cell>
          <table:table-cell table:number-columns-repeated="1014"/>
        </table:table-row>
        <table:table-row table:style-name="ro1">
          <table:table-cell table:style-name="ce19" office:value-type="float" office:value="1990">
            <text:p>1990</text:p>
          </table:table-cell>
          <table:table-cell table:style-name="ce28" table:formula="of:=[.B71]+[.C71]" office:value-type="float" office:value="220">
            <text:p>220 </text:p>
          </table:table-cell>
          <table:table-cell table:style-name="ce28" table:formula="of:=[.D71]" office:value-type="float" office:value="526">
            <text:p>526 </text:p>
          </table:table-cell>
          <table:table-cell table:style-name="ce28" table:formula="of:=[.E71]" office:value-type="float" office:value="2442">
            <text:p>2,442 </text:p>
          </table:table-cell>
          <table:table-cell table:style-name="ce28" table:formula="of:=[.F71]" office:value-type="float" office:value="7994">
            <text:p>7,994 </text:p>
          </table:table-cell>
          <table:table-cell table:style-name="ce28" table:formula="of:=[.J71]" office:value-type="float" office:value="21972">
            <text:p>21,972 </text:p>
          </table:table-cell>
          <table:table-cell table:style-name="ce28" table:formula="of:=[.Y71]" office:value-type="float" office:value="38050">
            <text:p>38,050 </text:p>
          </table:table-cell>
          <table:table-cell table:style-name="ce28" table:formula="of:=[.AA71]" office:value-type="float" office:value="48786">
            <text:p>48,786 </text:p>
          </table:table-cell>
          <table:table-cell table:style-name="ce31" table:formula="of:=SUM([.B26:.H26])" office:value-type="float" office:value="119990">
            <text:p>119,990 </text:p>
          </table:table-cell>
          <table:table-cell table:style-name="ce31" table:formula="of:=[.I26]*[.B$37]" office:value-type="float" office:value="106976.297605248">
            <text:p>106,976 </text:p>
          </table:table-cell>
          <table:table-cell table:number-columns-repeated="1014"/>
        </table:table-row>
        <table:table-row table:style-name="ro1">
          <table:table-cell table:style-name="ce19" office:value-type="float" office:value="1989">
            <text:p>1989</text:p>
          </table:table-cell>
          <table:table-cell table:style-name="ce28" table:formula="of:=[.B72]+[.C72]" office:value-type="float" office:value="230">
            <text:p>230 </text:p>
          </table:table-cell>
          <table:table-cell table:style-name="ce28" table:formula="of:=[.D72]" office:value-type="float" office:value="479">
            <text:p>479 </text:p>
          </table:table-cell>
          <table:table-cell table:style-name="ce28" table:formula="of:=[.E72]" office:value-type="float" office:value="2086">
            <text:p>2,086 </text:p>
          </table:table-cell>
          <table:table-cell table:style-name="ce28" table:formula="of:=[.F72]" office:value-type="float" office:value="7266">
            <text:p>7,266 </text:p>
          </table:table-cell>
          <table:table-cell table:style-name="ce28" table:formula="of:=[.J72]" office:value-type="float" office:value="21406">
            <text:p>21,406 </text:p>
          </table:table-cell>
          <table:table-cell table:style-name="ce28" table:formula="of:=[.Y72]" office:value-type="float" office:value="38276">
            <text:p>38,276 </text:p>
          </table:table-cell>
          <table:table-cell table:style-name="ce28" table:formula="of:=[.AA72]" office:value-type="float" office:value="52840">
            <text:p>52,840 </text:p>
          </table:table-cell>
          <table:table-cell table:style-name="ce31" table:formula="of:=SUM([.B27:.H27])" office:value-type="float" office:value="122583">
            <text:p>122,583 </text:p>
          </table:table-cell>
          <table:table-cell table:style-name="ce31" table:formula="of:=[.I27]*[.B$37]" office:value-type="float" office:value="109288.069750346">
            <text:p>109,288 </text:p>
          </table:table-cell>
          <table:table-cell table:number-columns-repeated="1014"/>
        </table:table-row>
        <table:table-row table:style-name="ro1">
          <table:table-cell table:style-name="ce19" office:value-type="float" office:value="1988">
            <text:p>1988</text:p>
          </table:table-cell>
          <table:table-cell table:style-name="ce28" table:formula="of:=[.B73]+[.C73]" office:value-type="float" office:value="216">
            <text:p>216 </text:p>
          </table:table-cell>
          <table:table-cell table:style-name="ce28" table:formula="of:=[.D73]" office:value-type="float" office:value="438">
            <text:p>438 </text:p>
          </table:table-cell>
          <table:table-cell table:style-name="ce28" table:formula="of:=[.E73]" office:value-type="float" office:value="1912">
            <text:p>1,912 </text:p>
          </table:table-cell>
          <table:table-cell table:style-name="ce28" table:formula="of:=[.F73]" office:value-type="float" office:value="6429">
            <text:p>6,429 </text:p>
          </table:table-cell>
          <table:table-cell table:style-name="ce28" table:formula="of:=[.J73]" office:value-type="float" office:value="21094">
            <text:p>21,094 </text:p>
          </table:table-cell>
          <table:table-cell table:style-name="ce28" table:formula="of:=[.Y73]" office:value-type="float" office:value="36472">
            <text:p>36,472 </text:p>
          </table:table-cell>
          <table:table-cell table:style-name="ce28" table:formula="of:=[.AA73]" office:value-type="float" office:value="49228">
            <text:p>49,228 </text:p>
          </table:table-cell>
          <table:table-cell table:style-name="ce31" table:formula="of:=SUM([.B28:.H28])" office:value-type="float" office:value="115789">
            <text:p>115,789 </text:p>
          </table:table-cell>
          <table:table-cell table:style-name="ce31" table:formula="of:=[.I28]*[.B$37]" office:value-type="float" office:value="103230.923605417">
            <text:p>103,231 </text:p>
          </table:table-cell>
          <table:table-cell table:number-columns-repeated="1014"/>
        </table:table-row>
        <table:table-row table:style-name="ro1">
          <table:table-cell table:style-name="ce19" office:value-type="float" office:value="1987">
            <text:p>1987</text:p>
          </table:table-cell>
          <table:table-cell table:style-name="ce28" table:formula="of:=[.B74]+[.C74]" office:value-type="float" office:value="219">
            <text:p>219 </text:p>
          </table:table-cell>
          <table:table-cell table:style-name="ce28" table:formula="of:=[.D74]" office:value-type="float" office:value="414">
            <text:p>414 </text:p>
          </table:table-cell>
          <table:table-cell table:style-name="ce28" table:formula="of:=[.E74]" office:value-type="float" office:value="1818">
            <text:p>1,818 </text:p>
          </table:table-cell>
          <table:table-cell table:style-name="ce28" table:formula="of:=[.F74]" office:value-type="float" office:value="5526">
            <text:p>5,526 </text:p>
          </table:table-cell>
          <table:table-cell table:style-name="ce28" table:formula="of:=[.J74]" office:value-type="float" office:value="19805">
            <text:p>19,805 </text:p>
          </table:table-cell>
          <table:table-cell table:style-name="ce28" table:formula="of:=[.Y74]" office:value-type="float" office:value="37021">
            <text:p>37,021 </text:p>
          </table:table-cell>
          <table:table-cell table:style-name="ce28" table:formula="of:=[.AA74]" office:value-type="float" office:value="40448">
            <text:p>40,448 </text:p>
          </table:table-cell>
          <table:table-cell table:style-name="ce31" table:formula="of:=SUM([.B29:.H29])" office:value-type="float" office:value="105251">
            <text:p>105,251 </text:p>
          </table:table-cell>
          <table:table-cell table:style-name="ce31" table:formula="of:=[.I29]*[.B$37]" office:value-type="float" office:value="93835.8388136504">
            <text:p>93,836 </text:p>
          </table:table-cell>
          <table:table-cell table:number-columns-repeated="1014"/>
        </table:table-row>
        <table:table-row table:style-name="ro1">
          <table:table-cell table:style-name="ce19" office:value-type="float" office:value="1986">
            <text:p>1986</text:p>
          </table:table-cell>
          <table:table-cell table:style-name="ce28" table:formula="of:=[.B75]+[.C75]" office:value-type="float" office:value="164">
            <text:p>164 </text:p>
          </table:table-cell>
          <table:table-cell table:style-name="ce28" table:formula="of:=[.D75]" office:value-type="float" office:value="423">
            <text:p>423 </text:p>
          </table:table-cell>
          <table:table-cell table:style-name="ce28" table:formula="of:=[.E75]" office:value-type="float" office:value="2048">
            <text:p>2,048 </text:p>
          </table:table-cell>
          <table:table-cell table:style-name="ce28" table:formula="of:=[.F75]" office:value-type="float" office:value="4618">
            <text:p>4,618 </text:p>
          </table:table-cell>
          <table:table-cell table:style-name="ce28" table:formula="of:=[.J75]" office:value-type="float" office:value="13930">
            <text:p>13,930 </text:p>
          </table:table-cell>
          <table:table-cell table:style-name="ce28" table:formula="of:=[.Y75]" office:value-type="float" office:value="31268">
            <text:p>31,268 </text:p>
          </table:table-cell>
          <table:table-cell table:style-name="ce28" table:formula="of:=[.AA75]" office:value-type="float" office:value="35488">
            <text:p>35,488 </text:p>
          </table:table-cell>
          <table:table-cell table:style-name="ce31" table:formula="of:=SUM([.B30:.H30])" office:value-type="float" office:value="87939">
            <text:p>87,939 </text:p>
          </table:table-cell>
          <table:table-cell table:style-name="ce31" table:formula="of:=[.I30]*[.B$37]" office:value-type="float" office:value="78401.4387457943">
            <text:p>78,401 </text:p>
          </table:table-cell>
          <table:table-cell table:number-columns-repeated="1014"/>
        </table:table-row>
        <table:table-row table:style-name="ro1">
          <table:table-cell table:style-name="ce19" office:value-type="float" office:value="1985">
            <text:p>1985</text:p>
          </table:table-cell>
          <table:table-cell table:style-name="ce28" table:formula="of:=[.B76]+[.C76]" office:value-type="float" office:value="168">
            <text:p>168 </text:p>
          </table:table-cell>
          <table:table-cell table:style-name="ce28" table:formula="of:=[.D76]" office:value-type="float" office:value="416">
            <text:p>416 </text:p>
          </table:table-cell>
          <table:table-cell table:style-name="ce28" table:formula="of:=[.E76]" office:value-type="float" office:value="1924">
            <text:p>1,924 </text:p>
          </table:table-cell>
          <table:table-cell table:style-name="ce28" table:formula="of:=[.F76]" office:value-type="float" office:value="3665">
            <text:p>3,665 </text:p>
          </table:table-cell>
          <table:table-cell table:style-name="ce28" table:formula="of:=[.J76]" office:value-type="float" office:value="10287">
            <text:p>10,287 </text:p>
          </table:table-cell>
          <table:table-cell table:style-name="ce28" table:formula="of:=[.Y76]" office:value-type="float" office:value="27983">
            <text:p>27,983 </text:p>
          </table:table-cell>
          <table:table-cell table:style-name="ce28" table:formula="of:=[.AA76]" office:value-type="float" office:value="30818">
            <text:p>30,818 </text:p>
          </table:table-cell>
          <table:table-cell table:style-name="ce31" table:formula="of:=SUM([.B31:.H31])" office:value-type="float" office:value="75261">
            <text:p>75,261 </text:p>
          </table:table-cell>
          <table:table-cell table:style-name="ce31" table:formula="of:=[.I31]*[.B$37]" office:value-type="float" office:value="67098.4509881535">
            <text:p>67,098 </text:p>
          </table:table-cell>
          <table:table-cell table:number-columns-repeated="1014"/>
        </table:table-row>
        <table:table-row table:style-name="ro1" table:number-rows-repeated="2">
          <table:table-cell/>
          <table:table-cell table:style-name="ce7" table:number-columns-repeated="6"/>
          <table:table-cell table:number-columns-repeated="1017"/>
        </table:table-row>
        <table:table-row table:style-name="ro1">
          <table:table-cell office:value-type="string">
            <text:p>adult share of violent and disorderly in 2011</text:p>
          </table:table-cell>
          <table:table-cell table:style-name="ce7" table:number-columns-repeated="6"/>
          <table:table-cell table:number-columns-repeated="1017"/>
        </table:table-row>
        <table:table-row table:style-name="ro1">
          <table:table-cell office:value-type="string">
            <text:p>juveniles</text:p>
          </table:table-cell>
          <table:table-cell table:style-name="ce7" table:formula="of:=[.B42]+[.D42]+[.F42]+[.J42]+[.Y42]+[.AA42]" office:value-type="float" office:value="7672">
            <text:p><text:s/>7,672 </text:p>
          </table:table-cell>
          <table:table-cell table:style-name="ce7" table:number-columns-repeated="5"/>
          <table:table-cell table:number-columns-repeated="1017"/>
        </table:table-row>
        <table:table-row table:style-name="ro1">
          <table:table-cell office:value-type="string">
            <text:p>adults</text:p>
          </table:table-cell>
          <table:table-cell table:style-name="ce7" table:formula="of:=[.B43]+[.D43]+[.F43]+[.J43]+[.Y43]+[.AA43]" office:value-type="float" office:value="63066">
            <text:p><text:s/>63,066 </text:p>
          </table:table-cell>
          <table:table-cell table:style-name="ce7" table:number-columns-repeated="5"/>
          <table:table-cell table:number-columns-repeated="1017"/>
        </table:table-row>
        <table:table-row table:style-name="ro1">
          <table:table-cell office:value-type="string">
            <text:p>adult share</text:p>
          </table:table-cell>
          <table:table-cell table:style-name="ce29" table:formula="of:=[.B36]/([.B35]+[.B36])" office:value-type="float" office:value="0.891543441997229">
            <text:p><text:s/>0.89 </text:p>
          </table:table-cell>
          <table:table-cell table:style-name="ce7" table:number-columns-repeated="5"/>
          <table:table-cell table:number-columns-repeated="1017"/>
        </table:table-row>
        <table:table-row table:style-name="ro1" table:number-rows-repeated="2">
          <table:table-cell/>
          <table:table-cell table:style-name="ce7" table:number-columns-repeated="6"/>
          <table:table-cell table:number-columns-repeated="1017"/>
        </table:table-row>
        <table:table-row table:style-name="ro1">
          <table:table-cell office:value-type="string">
            <text:p>Arrests in 2011</text:p>
          </table:table-cell>
          <table:table-cell table:number-columns-repeated="1023"/>
        </table:table-row>
        <table:table-row table:style-name="ro1">
          <table:table-cell/>
          <table:table-cell office:value-type="string">
            <text:p>Murder</text:p>
          </table:table-cell>
          <table:table-cell office:value-type="string">
            <text:p>Neg. Manslaughter</text:p>
          </table:table-cell>
          <table:table-cell office:value-type="string">
            <text:p>Forcible Rape</text:p>
          </table:table-cell>
          <table:table-cell office:value-type="string">
            <text:p>Robbery</text:p>
          </table:table-cell>
          <table:table-cell office:value-type="string">
            <text:p>Aggravated Assault</text:p>
          </table:table-cell>
          <table:table-cell office:value-type="string">
            <text:p>Burglary</text:p>
          </table:table-cell>
          <table:table-cell office:value-type="string">
            <text:p>Larceny-Theft</text:p>
          </table:table-cell>
          <table:table-cell office:value-type="string">
            <text:p>Motor Vehicle Theft</text:p>
          </table:table-cell>
          <table:table-cell office:value-type="string">
            <text:p>Simple Assault</text:p>
          </table:table-cell>
          <table:table-cell office:value-type="string">
            <text:p>Arson</text:p>
          </table:table-cell>
          <table:table-cell office:value-type="string">
            <text:p>Forgery/Counterfeiting</text:p>
          </table:table-cell>
          <table:table-cell office:value-type="string">
            <text:p>Fraud</text:p>
          </table:table-cell>
          <table:table-cell office:value-type="string">
            <text:p>Embezzlement</text:p>
          </table:table-cell>
          <table:table-cell office:value-type="string">
            <text:p>Stolen Property</text:p>
          </table:table-cell>
          <table:table-cell office:value-type="string">
            <text:p>Vandalism</text:p>
          </table:table-cell>
          <table:table-cell office:value-type="string">
            <text:p>Weapons Charges</text:p>
          </table:table-cell>
          <table:table-cell office:value-type="string">
            <text:p>Prostitution</text:p>
          </table:table-cell>
          <table:table-cell office:value-type="string">
            <text:p>Sex Offenses</text:p>
          </table:table-cell>
          <table:table-cell office:value-type="string">
            <text:p>Drug Abuse Violations</text:p>
          </table:table-cell>
          <table:table-cell office:value-type="string">
            <text:p>Gambling</text:p>
          </table:table-cell>
          <table:table-cell office:value-type="string">
            <text:p>Offense vs. Family</text:p>
          </table:table-cell>
          <table:table-cell office:value-type="string">
            <text:p>Driving Under Influence</text:p>
          </table:table-cell>
          <table:table-cell office:value-type="string">
            <text:p>Liquor Laws</text:p>
          </table:table-cell>
          <table:table-cell office:value-type="string">
            <text:p>Disorderly Conduct</text:p>
          </table:table-cell>
          <table:table-cell office:value-type="string">
            <text:p>Vagrancy</text:p>
          </table:table-cell>
          <table:table-cell office:value-type="string">
            <text:p>All Other Offenses</text:p>
          </table:table-cell>
          <table:table-cell office:value-type="string">
            <text:p>Curfew and Loitering</text:p>
          </table:table-cell>
          <table:table-cell office:value-type="string">
            <text:p>Runaways</text:p>
          </table:table-cell>
          <table:table-cell office:value-type="string">
            <text:p>TOTAL</text:p>
          </table:table-cell>
          <table:table-cell table:number-columns-repeated="994"/>
        </table:table-row>
        <table:table-row table:style-name="ro1">
          <table:table-cell office:value-type="string">
            <text:p>persons under 18 years old</text:p>
          </table:table-cell>
          <table:table-cell office:value-type="float" office:value="4">
            <text:p>4</text:p>
          </table:table-cell>
          <table:table-cell office:value-type="float" office:value="0">
            <text:p>0</text:p>
          </table:table-cell>
          <table:table-cell office:value-type="float" office:value="38">
            <text:p>38</text:p>
          </table:table-cell>
          <table:table-cell office:value-type="float" office:value="280">
            <text:p>280</text:p>
          </table:table-cell>
          <table:table-cell office:value-type="float" office:value="311">
            <text:p>311</text:p>
          </table:table-cell>
          <table:table-cell office:value-type="float" office:value="426">
            <text:p>426</text:p>
          </table:table-cell>
          <table:table-cell office:value-type="float" office:value="2142">
            <text:p>2142</text:p>
          </table:table-cell>
          <table:table-cell office:value-type="float" office:value="137">
            <text:p>137</text:p>
          </table:table-cell>
          <table:table-cell office:value-type="float" office:value="3517">
            <text:p>3517</text:p>
          </table:table-cell>
          <table:table-cell office:value-type="float" office:value="41">
            <text:p>41</text:p>
          </table:table-cell>
          <table:table-cell office:value-type="float" office:value="16">
            <text:p>16</text:p>
          </table:table-cell>
          <table:table-cell office:value-type="float" office:value="38">
            <text:p>38</text:p>
          </table:table-cell>
          <table:table-cell office:value-type="float" office:value="0">
            <text:p>0</text:p>
          </table:table-cell>
          <table:table-cell office:value-type="float" office:value="44">
            <text:p>44</text:p>
          </table:table-cell>
          <table:table-cell office:value-type="float" office:value="545">
            <text:p>545</text:p>
          </table:table-cell>
          <table:table-cell office:value-type="float" office:value="195">
            <text:p>195</text:p>
          </table:table-cell>
          <table:table-cell office:value-type="float" office:value="2">
            <text:p>2</text:p>
          </table:table-cell>
          <table:table-cell office:value-type="float" office:value="109">
            <text:p>109</text:p>
          </table:table-cell>
          <table:table-cell office:value-type="float" office:value="1146">
            <text:p>1146</text:p>
          </table:table-cell>
          <table:table-cell office:value-type="float" office:value="7">
            <text:p>7</text:p>
          </table:table-cell>
          <table:table-cell office:value-type="float" office:value="34">
            <text:p>34</text:p>
          </table:table-cell>
          <table:table-cell office:value-type="float" office:value="42">
            <text:p>42</text:p>
          </table:table-cell>
          <table:table-cell office:value-type="float" office:value="191">
            <text:p>191</text:p>
          </table:table-cell>
          <table:table-cell office:value-type="float" office:value="2178">
            <text:p>2178</text:p>
          </table:table-cell>
          <table:table-cell office:value-type="float" office:value="0">
            <text:p>0</text:p>
          </table:table-cell>
          <table:table-cell office:value-type="float" office:value="1624">
            <text:p>1624</text:p>
          </table:table-cell>
          <table:table-cell office:value-type="float" office:value="23">
            <text:p>23</text:p>
          </table:table-cell>
          <table:table-cell office:value-type="float" office:value="1">
            <text:p>1</text:p>
          </table:table-cell>
          <table:table-cell office:value-type="float" office:value="13091">
            <text:p>13091</text:p>
          </table:table-cell>
          <table:table-cell table:number-columns-repeated="994"/>
        </table:table-row>
        <table:table-row table:style-name="ro1">
          <table:table-cell office:value-type="string">
            <text:p>persons ages 18 and older</text:p>
          </table:table-cell>
          <table:table-cell office:value-type="float" office:value="121">
            <text:p>121</text:p>
          </table:table-cell>
          <table:table-cell office:value-type="float" office:value="5">
            <text:p>5</text:p>
          </table:table-cell>
          <table:table-cell office:value-type="float" office:value="220">
            <text:p>220</text:p>
          </table:table-cell>
          <table:table-cell office:value-type="float" office:value="1157">
            <text:p>1157</text:p>
          </table:table-cell>
          <table:table-cell office:value-type="float" office:value="2819">
            <text:p>2819</text:p>
          </table:table-cell>
          <table:table-cell office:value-type="float" office:value="2447">
            <text:p>2447</text:p>
          </table:table-cell>
          <table:table-cell office:value-type="float" office:value="12246">
            <text:p>12246</text:p>
          </table:table-cell>
          <table:table-cell office:value-type="float" office:value="481">
            <text:p>481</text:p>
          </table:table-cell>
          <table:table-cell office:value-type="float" office:value="20083">
            <text:p>20083</text:p>
          </table:table-cell>
          <table:table-cell office:value-type="float" office:value="91">
            <text:p>91</text:p>
          </table:table-cell>
          <table:table-cell office:value-type="float" office:value="809">
            <text:p>809</text:p>
          </table:table-cell>
          <table:table-cell office:value-type="float" office:value="1278">
            <text:p>1278</text:p>
          </table:table-cell>
          <table:table-cell office:value-type="float" office:value="167">
            <text:p>167</text:p>
          </table:table-cell>
          <table:table-cell office:value-type="float" office:value="393">
            <text:p>393</text:p>
          </table:table-cell>
          <table:table-cell office:value-type="float" office:value="1803">
            <text:p>1803</text:p>
          </table:table-cell>
          <table:table-cell office:value-type="float" office:value="1095">
            <text:p>1095</text:p>
          </table:table-cell>
          <table:table-cell office:value-type="float" office:value="377">
            <text:p>377</text:p>
          </table:table-cell>
          <table:table-cell office:value-type="float" office:value="502">
            <text:p>502</text:p>
          </table:table-cell>
          <table:table-cell office:value-type="float" office:value="12834">
            <text:p>12834</text:p>
          </table:table-cell>
          <table:table-cell office:value-type="float" office:value="54">
            <text:p>54</text:p>
          </table:table-cell>
          <table:table-cell office:value-type="float" office:value="1426">
            <text:p>1426</text:p>
          </table:table-cell>
          <table:table-cell office:value-type="float" office:value="8796">
            <text:p>8796</text:p>
          </table:table-cell>
          <table:table-cell office:value-type="float" office:value="819">
            <text:p>819</text:p>
          </table:table-cell>
          <table:table-cell office:value-type="float" office:value="11106">
            <text:p>11106</text:p>
          </table:table-cell>
          <table:table-cell office:value-type="float" office:value="41">
            <text:p>41</text:p>
          </table:table-cell>
          <table:table-cell office:value-type="float" office:value="28717">
            <text:p>28717</text:p>
          </table:table-cell>
          <table:table-cell table:number-columns-repeated="2"/>
          <table:table-cell office:value-type="float" office:value="109887">
            <text:p>109887</text:p>
          </table:table-cell>
          <table:table-cell table:number-columns-repeated="994"/>
        </table:table-row>
        <table:table-row table:style-name="ro1">
          <table:table-cell office:value-type="string">
            <text:p>total</text:p>
          </table:table-cell>
          <table:table-cell table:formula="of:=[.B42]+[.B43]" office:value-type="float" office:value="125">
            <text:p>125</text:p>
          </table:table-cell>
          <table:table-cell table:formula="of:=[.C42]+[.C43]" office:value-type="float" office:value="5">
            <text:p>5</text:p>
          </table:table-cell>
          <table:table-cell table:formula="of:=[.D42]+[.D43]" office:value-type="float" office:value="258">
            <text:p>258</text:p>
          </table:table-cell>
          <table:table-cell table:formula="of:=[.E42]+[.E43]" office:value-type="float" office:value="1437">
            <text:p>1437</text:p>
          </table:table-cell>
          <table:table-cell table:formula="of:=[.F42]+[.F43]" office:value-type="float" office:value="3130">
            <text:p>3130</text:p>
          </table:table-cell>
          <table:table-cell table:formula="of:=[.G42]+[.G43]" office:value-type="float" office:value="2873">
            <text:p>2873</text:p>
          </table:table-cell>
          <table:table-cell table:formula="of:=[.H42]+[.H43]" office:value-type="float" office:value="14388">
            <text:p>14388</text:p>
          </table:table-cell>
          <table:table-cell table:formula="of:=[.I42]+[.I43]" office:value-type="float" office:value="618">
            <text:p>618</text:p>
          </table:table-cell>
          <table:table-cell table:formula="of:=[.J42]+[.J43]" office:value-type="float" office:value="23600">
            <text:p>23600</text:p>
          </table:table-cell>
          <table:table-cell table:formula="of:=[.K42]+[.K43]" office:value-type="float" office:value="132">
            <text:p>132</text:p>
          </table:table-cell>
          <table:table-cell table:formula="of:=[.L42]+[.L43]" office:value-type="float" office:value="825">
            <text:p>825</text:p>
          </table:table-cell>
          <table:table-cell table:formula="of:=[.M42]+[.M43]" office:value-type="float" office:value="1316">
            <text:p>1316</text:p>
          </table:table-cell>
          <table:table-cell table:formula="of:=[.N42]+[.N43]" office:value-type="float" office:value="167">
            <text:p>167</text:p>
          </table:table-cell>
          <table:table-cell table:formula="of:=[.O42]+[.O43]" office:value-type="float" office:value="437">
            <text:p>437</text:p>
          </table:table-cell>
          <table:table-cell table:formula="of:=[.P42]+[.P43]" office:value-type="float" office:value="2348">
            <text:p>2348</text:p>
          </table:table-cell>
          <table:table-cell table:formula="of:=[.Q42]+[.Q43]" office:value-type="float" office:value="1290">
            <text:p>1290</text:p>
          </table:table-cell>
          <table:table-cell table:formula="of:=[.R42]+[.R43]" office:value-type="float" office:value="379">
            <text:p>379</text:p>
          </table:table-cell>
          <table:table-cell table:formula="of:=[.S42]+[.S43]" office:value-type="float" office:value="611">
            <text:p>611</text:p>
          </table:table-cell>
          <table:table-cell table:formula="of:=[.T42]+[.T43]" office:value-type="float" office:value="13980">
            <text:p>13980</text:p>
          </table:table-cell>
          <table:table-cell table:formula="of:=[.U42]+[.U43]" office:value-type="float" office:value="61">
            <text:p>61</text:p>
          </table:table-cell>
          <table:table-cell table:formula="of:=[.V42]+[.V43]" office:value-type="float" office:value="1460">
            <text:p>1460</text:p>
          </table:table-cell>
          <table:table-cell table:formula="of:=[.W42]+[.W43]" office:value-type="float" office:value="8838">
            <text:p>8838</text:p>
          </table:table-cell>
          <table:table-cell table:formula="of:=[.X42]+[.X43]" office:value-type="float" office:value="1010">
            <text:p>1010</text:p>
          </table:table-cell>
          <table:table-cell table:formula="of:=[.Y42]+[.Y43]" office:value-type="float" office:value="13284">
            <text:p>13284</text:p>
          </table:table-cell>
          <table:table-cell table:formula="of:=[.Z42]+[.Z43]" office:value-type="float" office:value="41">
            <text:p>41</text:p>
          </table:table-cell>
          <table:table-cell table:formula="of:=[.AA42]+[.AA43]" office:value-type="float" office:value="30341">
            <text:p>30341</text:p>
          </table:table-cell>
          <table:table-cell table:formula="of:=[.AB42]+[.AB43]" office:value-type="float" office:value="23">
            <text:p>23</text:p>
          </table:table-cell>
          <table:table-cell table:formula="of:=[.AC42]+[.AC43]" office:value-type="float" office:value="1">
            <text:p>1</text:p>
          </table:table-cell>
          <table:table-cell table:formula="of:=[.AD42]+[.AD43]" office:value-type="float" office:value="122978">
            <text:p>122978</text:p>
          </table:table-cell>
          <table:table-cell table:number-columns-repeated="994"/>
        </table:table-row>
        <table:table-row table:style-name="ro1" table:number-rows-repeated="4">
          <table:table-cell table:number-columns-repeated="1024"/>
        </table:table-row>
        <table:table-row table:style-name="ro4">
          <table:table-cell table:style-name="ce10" office:value-type="string">
            <text:p>Year </text:p>
          </table:table-cell>
          <table:table-cell table:style-name="ce10" office:value-type="string">
            <text:p>Murder </text:p>
          </table:table-cell>
          <table:table-cell table:style-name="ce10" office:value-type="string">
            <text:p>Negligent Manslaughter</text:p>
          </table:table-cell>
          <table:table-cell table:style-name="ce10" office:value-type="string">
            <text:p>Rape </text:p>
          </table:table-cell>
          <table:table-cell table:style-name="ce10" office:value-type="string">
            <text:p>Robbery </text:p>
          </table:table-cell>
          <table:table-cell table:style-name="ce10" office:value-type="string">
            <text:p>Aggravated Assault</text:p>
          </table:table-cell>
          <table:table-cell table:style-name="ce10" office:value-type="string">
            <text:p>Burglary </text:p>
          </table:table-cell>
          <table:table-cell table:style-name="ce10" office:value-type="string">
            <text:p>Larceny </text:p>
          </table:table-cell>
          <table:table-cell table:style-name="ce10" office:value-type="string">
            <text:p>MV Theft </text:p>
          </table:table-cell>
          <table:table-cell table:style-name="ce10" office:value-type="string">
            <text:p>Simple Assault</text:p>
          </table:table-cell>
          <table:table-cell table:style-name="ce10" office:value-type="string">
            <text:p>Arson </text:p>
          </table:table-cell>
          <table:table-cell table:style-name="ce10" office:value-type="string">
            <text:p>Forgery Counterfeiting</text:p>
          </table:table-cell>
          <table:table-cell table:style-name="ce10" office:value-type="string">
            <text:p>Fraud </text:p>
          </table:table-cell>
          <table:table-cell table:style-name="ce10" office:value-type="string">
            <text:p>Embezzlement </text:p>
          </table:table-cell>
          <table:table-cell table:style-name="ce10" office:value-type="string">
            <text:p>Stolen Property</text:p>
          </table:table-cell>
          <table:table-cell table:style-name="ce10" office:value-type="string">
            <text:p>Vandalism </text:p>
          </table:table-cell>
          <table:table-cell table:style-name="ce10" office:value-type="string">
            <text:p>Weapons Violations</text:p>
          </table:table-cell>
          <table:table-cell table:style-name="ce10" office:value-type="string">
            <text:p>Prostitution Vice</text:p>
          </table:table-cell>
          <table:table-cell table:style-name="ce10" office:value-type="string">
            <text:p>Other Sex Offenses</text:p>
          </table:table-cell>
          <table:table-cell table:style-name="ce10" office:value-type="string">
            <text:p>Drug Violations</text:p>
          </table:table-cell>
          <table:table-cell table:style-name="ce10" office:value-type="string">
            <text:p>Gambling Violations</text:p>
          </table:table-cell>
          <table:table-cell table:style-name="ce10" office:value-type="string">
            <text:p>Family Offenses</text:p>
          </table:table-cell>
          <table:table-cell table:style-name="ce10" office:value-type="string">
            <text:p>Driving Under Influence</text:p>
          </table:table-cell>
          <table:table-cell table:style-name="ce10" office:value-type="string">
            <text:p>Liquor Laws</text:p>
          </table:table-cell>
          <table:table-cell table:style-name="ce10" office:value-type="string">
            <text:p>Disorderly Conduct</text:p>
          </table:table-cell>
          <table:table-cell table:style-name="ce10" office:value-type="string">
            <text:p>Vagrancy </text:p>
          </table:table-cell>
          <table:table-cell table:style-name="ce10" office:value-type="string">
            <text:p>Other Offenses</text:p>
          </table:table-cell>
          <table:table-cell table:style-name="ce10" office:value-type="string">
            <text:p>Curfew/ Loitering</text:p>
          </table:table-cell>
          <table:table-cell table:style-name="ce10" office:value-type="string">
            <text:p>Runaways </text:p>
          </table:table-cell>
          <table:table-cell table:style-name="ce10" office:value-type="string">
            <text:p>ARREST TOTAL</text:p>
          </table:table-cell>
          <table:table-cell table:style-name="ce10" office:value-type="string">
            <text:p>Population </text:p>
          </table:table-cell>
          <table:table-cell table:style-name="ce10" table:number-columns-repeated="993"/>
        </table:table-row>
        <table:table-row table:style-name="ro6">
          <table:table-cell table:style-name="ce10" office:value-type="float" office:value="2011">
            <text:p>2011</text:p>
          </table:table-cell>
          <table:table-cell table:style-name="ce30" table:formula="of:=[.B44]" office:value-type="float" office:value="125">
            <text:p><text:s/>125 </text:p>
          </table:table-cell>
          <table:table-cell table:style-name="ce30" table:formula="of:=[.C44]" office:value-type="float" office:value="5">
            <text:p><text:s/>5 </text:p>
          </table:table-cell>
          <table:table-cell table:style-name="ce30" table:formula="of:=[.D44]" office:value-type="float" office:value="258">
            <text:p><text:s/>258 </text:p>
          </table:table-cell>
          <table:table-cell table:style-name="ce30" table:formula="of:=[.E44]" office:value-type="float" office:value="1437">
            <text:p><text:s/>1,437 </text:p>
          </table:table-cell>
          <table:table-cell table:style-name="ce30" table:formula="of:=[.F44]" office:value-type="float" office:value="3130">
            <text:p><text:s/>3,130 </text:p>
          </table:table-cell>
          <table:table-cell table:style-name="ce30" table:formula="of:=[.G44]" office:value-type="float" office:value="2873">
            <text:p><text:s/>2,873 </text:p>
          </table:table-cell>
          <table:table-cell table:style-name="ce30" table:formula="of:=[.H44]" office:value-type="float" office:value="14388">
            <text:p><text:s/>14,388 </text:p>
          </table:table-cell>
          <table:table-cell table:style-name="ce30" table:formula="of:=[.I44]" office:value-type="float" office:value="618">
            <text:p><text:s/>618 </text:p>
          </table:table-cell>
          <table:table-cell table:style-name="ce30" table:formula="of:=[.J44]" office:value-type="float" office:value="23600">
            <text:p><text:s/>23,600 </text:p>
          </table:table-cell>
          <table:table-cell table:style-name="ce30" table:formula="of:=[.K44]" office:value-type="float" office:value="132">
            <text:p><text:s/>132 </text:p>
          </table:table-cell>
          <table:table-cell table:style-name="ce30" table:formula="of:=[.L44]" office:value-type="float" office:value="825">
            <text:p><text:s/>825 </text:p>
          </table:table-cell>
          <table:table-cell table:style-name="ce30" table:formula="of:=[.M44]" office:value-type="float" office:value="1316">
            <text:p><text:s/>1,316 </text:p>
          </table:table-cell>
          <table:table-cell table:style-name="ce30" table:formula="of:=[.N44]" office:value-type="float" office:value="167">
            <text:p><text:s/>167 </text:p>
          </table:table-cell>
          <table:table-cell table:style-name="ce30" table:formula="of:=[.O44]" office:value-type="float" office:value="437">
            <text:p><text:s/>437 </text:p>
          </table:table-cell>
          <table:table-cell table:style-name="ce30" table:formula="of:=[.P44]" office:value-type="float" office:value="2348">
            <text:p><text:s/>2,348 </text:p>
          </table:table-cell>
          <table:table-cell table:style-name="ce30" table:formula="of:=[.Q44]" office:value-type="float" office:value="1290">
            <text:p><text:s/>1,290 </text:p>
          </table:table-cell>
          <table:table-cell table:style-name="ce30" table:formula="of:=[.R44]" office:value-type="float" office:value="379">
            <text:p><text:s/>379 </text:p>
          </table:table-cell>
          <table:table-cell table:style-name="ce30" table:formula="of:=[.S44]" office:value-type="float" office:value="611">
            <text:p><text:s/>611 </text:p>
          </table:table-cell>
          <table:table-cell table:style-name="ce30" table:formula="of:=[.T44]" office:value-type="float" office:value="13980">
            <text:p><text:s/>13,980 </text:p>
          </table:table-cell>
          <table:table-cell table:style-name="ce30" table:formula="of:=[.U44]" office:value-type="float" office:value="61">
            <text:p><text:s/>61 </text:p>
          </table:table-cell>
          <table:table-cell table:style-name="ce30" table:formula="of:=[.V44]" office:value-type="float" office:value="1460">
            <text:p><text:s/>1,460 </text:p>
          </table:table-cell>
          <table:table-cell table:style-name="ce30" table:formula="of:=[.W44]" office:value-type="float" office:value="8838">
            <text:p><text:s/>8,838 </text:p>
          </table:table-cell>
          <table:table-cell table:style-name="ce30" table:formula="of:=[.X44]" office:value-type="float" office:value="1010">
            <text:p><text:s/>1,010 </text:p>
          </table:table-cell>
          <table:table-cell table:style-name="ce30" table:formula="of:=[.Y44]" office:value-type="float" office:value="13284">
            <text:p><text:s/>13,284 </text:p>
          </table:table-cell>
          <table:table-cell table:style-name="ce30" table:formula="of:=[.Z44]" office:value-type="float" office:value="41">
            <text:p><text:s/>41 </text:p>
          </table:table-cell>
          <table:table-cell table:style-name="ce30" table:formula="of:=[.AA44]" office:value-type="float" office:value="30341">
            <text:p><text:s/>30,341 </text:p>
          </table:table-cell>
          <table:table-cell table:style-name="ce30" table:formula="of:=[.AB44]" office:value-type="float" office:value="23">
            <text:p><text:s/>23 </text:p>
          </table:table-cell>
          <table:table-cell table:style-name="ce30" table:formula="of:=[.AC44]" office:value-type="float" office:value="1">
            <text:p><text:s/>1 </text:p>
          </table:table-cell>
          <table:table-cell table:style-name="ce30" table:formula="of:=[.AD44]" office:value-type="float" office:value="122978">
            <text:p><text:s/>122,978 </text:p>
          </table:table-cell>
          <table:table-cell table:style-name="ce30"/>
          <table:table-cell table:style-name="ce10" table:number-columns-repeated="993"/>
        </table:table-row>
        <table:table-row table:style-name="ro1">
          <table:table-cell office:value-type="float" office:value="2010">
            <text:p>2010</text:p>
          </table:table-cell>
          <table:table-cell table:style-name="ce7" office:value-type="float" office:value="105">
            <text:p><text:s/>105 </text:p>
          </table:table-cell>
          <table:table-cell table:style-name="ce7" office:value-type="float" office:value="11">
            <text:p><text:s/>11 </text:p>
          </table:table-cell>
          <table:table-cell table:style-name="ce7" office:value-type="float" office:value="231">
            <text:p><text:s/>231 </text:p>
          </table:table-cell>
          <table:table-cell table:style-name="ce7" office:value-type="float" office:value="1473">
            <text:p><text:s/>1,473 </text:p>
          </table:table-cell>
          <table:table-cell table:style-name="ce7" office:value-type="float" office:value="3674">
            <text:p><text:s/>3,674 </text:p>
          </table:table-cell>
          <table:table-cell table:style-name="ce7" office:value-type="float" office:value="2945">
            <text:p><text:s/>2,945 </text:p>
          </table:table-cell>
          <table:table-cell table:style-name="ce7" office:value-type="float" office:value="14190">
            <text:p><text:s/>14,190 </text:p>
          </table:table-cell>
          <table:table-cell table:style-name="ce7" office:value-type="float" office:value="671">
            <text:p><text:s/>671 </text:p>
          </table:table-cell>
          <table:table-cell table:style-name="ce7" office:value-type="float" office:value="24296">
            <text:p><text:s/>24,296 </text:p>
          </table:table-cell>
          <table:table-cell table:style-name="ce7" office:value-type="float" office:value="139">
            <text:p><text:s/>139 </text:p>
          </table:table-cell>
          <table:table-cell table:style-name="ce7" office:value-type="float" office:value="765">
            <text:p><text:s/>765 </text:p>
          </table:table-cell>
          <table:table-cell table:style-name="ce7" office:value-type="float" office:value="1408">
            <text:p><text:s/>1,408 </text:p>
          </table:table-cell>
          <table:table-cell table:style-name="ce7" office:value-type="float" office:value="184">
            <text:p><text:s/>184 </text:p>
          </table:table-cell>
          <table:table-cell table:style-name="ce7" office:value-type="float" office:value="461">
            <text:p><text:s/>461 </text:p>
          </table:table-cell>
          <table:table-cell table:style-name="ce7" office:value-type="float" office:value="2619">
            <text:p><text:s/>2,619 </text:p>
          </table:table-cell>
          <table:table-cell table:style-name="ce7" office:value-type="float" office:value="1427">
            <text:p><text:s/>1,427 </text:p>
          </table:table-cell>
          <table:table-cell table:style-name="ce7" office:value-type="float" office:value="438">
            <text:p><text:s/>438 </text:p>
          </table:table-cell>
          <table:table-cell table:style-name="ce7" office:value-type="float" office:value="613">
            <text:p><text:s/>613 </text:p>
          </table:table-cell>
          <table:table-cell table:style-name="ce7" office:value-type="float" office:value="17579">
            <text:p><text:s/>17,579 </text:p>
          </table:table-cell>
          <table:table-cell table:style-name="ce7" office:value-type="float" office:value="19">
            <text:p><text:s/>19 </text:p>
          </table:table-cell>
          <table:table-cell table:style-name="ce7" office:value-type="float" office:value="1547">
            <text:p><text:s/>1,547 </text:p>
          </table:table-cell>
          <table:table-cell table:style-name="ce7" office:value-type="float" office:value="10232">
            <text:p><text:s/>10,232 </text:p>
          </table:table-cell>
          <table:table-cell table:style-name="ce7" office:value-type="float" office:value="1144">
            <text:p><text:s/>1,144 </text:p>
          </table:table-cell>
          <table:table-cell table:style-name="ce7" office:value-type="float" office:value="15085">
            <text:p><text:s/>15,085 </text:p>
          </table:table-cell>
          <table:table-cell table:style-name="ce7" office:value-type="float" office:value="29">
            <text:p><text:s/>29 </text:p>
          </table:table-cell>
          <table:table-cell table:style-name="ce7" office:value-type="float" office:value="32554">
            <text:p><text:s/>32,554 </text:p>
          </table:table-cell>
          <table:table-cell table:style-name="ce7" office:value-type="float" office:value="32">
            <text:p><text:s/>32 </text:p>
          </table:table-cell>
          <table:table-cell table:style-name="ce7" office:value-type="float" office:value="1">
            <text:p><text:s/>1 </text:p>
          </table:table-cell>
          <table:table-cell table:style-name="ce7" office:value-type="float" office:value="133872">
            <text:p><text:s/>133,872 </text:p>
          </table:table-cell>
          <table:table-cell table:style-name="ce7" office:value-type="float" office:value="3574086">
            <text:p><text:s/>3,574,086 </text:p>
          </table:table-cell>
          <table:table-cell table:style-name="ce14"/>
          <table:table-cell office:value-type="string">
            <text:p>2004 reported total arrests is 22 less than summed total</text:p>
          </table:table-cell>
          <table:table-cell table:number-columns-repeated="991"/>
        </table:table-row>
        <table:table-row table:style-name="ro1">
          <table:table-cell office:value-type="float" office:value="2009">
            <text:p>2009</text:p>
          </table:table-cell>
          <table:table-cell table:style-name="ce7" office:value-type="float" office:value="119">
            <text:p><text:s/>119 </text:p>
          </table:table-cell>
          <table:table-cell table:style-name="ce7" office:value-type="float" office:value="7">
            <text:p><text:s/>7 </text:p>
          </table:table-cell>
          <table:table-cell table:style-name="ce7" office:value-type="float" office:value="237">
            <text:p><text:s/>237 </text:p>
          </table:table-cell>
          <table:table-cell table:style-name="ce7" office:value-type="float" office:value="1474">
            <text:p><text:s/>1,474 </text:p>
          </table:table-cell>
          <table:table-cell table:style-name="ce7" office:value-type="float" office:value="3685">
            <text:p><text:s/>3,685 </text:p>
          </table:table-cell>
          <table:table-cell table:style-name="ce7" office:value-type="float" office:value="2974">
            <text:p><text:s/>2,974 </text:p>
          </table:table-cell>
          <table:table-cell table:style-name="ce7" office:value-type="float" office:value="15405">
            <text:p><text:s/>15,405 </text:p>
          </table:table-cell>
          <table:table-cell table:style-name="ce7" office:value-type="float" office:value="682">
            <text:p><text:s/>682 </text:p>
          </table:table-cell>
          <table:table-cell table:style-name="ce7" office:value-type="float" office:value="24804">
            <text:p><text:s/>24,804 </text:p>
          </table:table-cell>
          <table:table-cell table:style-name="ce7" office:value-type="float" office:value="97">
            <text:p><text:s/>97 </text:p>
          </table:table-cell>
          <table:table-cell table:style-name="ce7" office:value-type="float" office:value="824">
            <text:p><text:s/>824 </text:p>
          </table:table-cell>
          <table:table-cell table:style-name="ce7" office:value-type="float" office:value="1599">
            <text:p><text:s/>1,599 </text:p>
          </table:table-cell>
          <table:table-cell table:style-name="ce7" office:value-type="float" office:value="227">
            <text:p><text:s/>227 </text:p>
          </table:table-cell>
          <table:table-cell table:style-name="ce7" office:value-type="float" office:value="434">
            <text:p><text:s/>434 </text:p>
          </table:table-cell>
          <table:table-cell table:style-name="ce7" office:value-type="float" office:value="2720">
            <text:p><text:s/>2,720 </text:p>
          </table:table-cell>
          <table:table-cell table:style-name="ce7" office:value-type="float" office:value="1494">
            <text:p><text:s/>1,494 </text:p>
          </table:table-cell>
          <table:table-cell table:style-name="ce7" office:value-type="float" office:value="346">
            <text:p><text:s/>346 </text:p>
          </table:table-cell>
          <table:table-cell table:style-name="ce7" office:value-type="float" office:value="632">
            <text:p><text:s/>632 </text:p>
          </table:table-cell>
          <table:table-cell table:style-name="ce7" office:value-type="float" office:value="17791">
            <text:p><text:s/>17,791 </text:p>
          </table:table-cell>
          <table:table-cell table:style-name="ce7" office:value-type="float" office:value="73">
            <text:p><text:s/>73 </text:p>
          </table:table-cell>
          <table:table-cell table:style-name="ce7" office:value-type="float" office:value="1532">
            <text:p><text:s/>1,532 </text:p>
          </table:table-cell>
          <table:table-cell table:style-name="ce7" office:value-type="float" office:value="10207">
            <text:p><text:s/>10,207 </text:p>
          </table:table-cell>
          <table:table-cell table:style-name="ce7" office:value-type="float" office:value="1508">
            <text:p><text:s/>1,508 </text:p>
          </table:table-cell>
          <table:table-cell table:style-name="ce7" office:value-type="float" office:value="16318">
            <text:p><text:s/>16,318 </text:p>
          </table:table-cell>
          <table:table-cell table:style-name="ce7" office:value-type="float" office:value="44">
            <text:p><text:s/>44 </text:p>
          </table:table-cell>
          <table:table-cell table:style-name="ce7" office:value-type="float" office:value="33982">
            <text:p><text:s/>33,982 </text:p>
          </table:table-cell>
          <table:table-cell table:style-name="ce7" office:value-type="float" office:value="52">
            <text:p><text:s/>52 </text:p>
          </table:table-cell>
          <table:table-cell table:style-name="ce7" office:value-type="float" office:value="0">
            <text:p><text:s/>- <text:s text:c="2"/></text:p>
          </table:table-cell>
          <table:table-cell table:style-name="ce7" office:value-type="float" office:value="139267">
            <text:p><text:s/>139,267 </text:p>
          </table:table-cell>
          <table:table-cell table:style-name="ce7" office:value-type="float" office:value="3518272">
            <text:p><text:s/>3,518,272 </text:p>
          </table:table-cell>
          <table:table-cell table:style-name="ce14"/>
          <table:table-cell table:number-columns-repeated="992"/>
        </table:table-row>
        <table:table-row table:style-name="ro1">
          <table:table-cell office:value-type="float" office:value="2008">
            <text:p>2008</text:p>
          </table:table-cell>
          <table:table-cell table:style-name="ce7" office:value-type="float" office:value="122">
            <text:p><text:s/>122 </text:p>
          </table:table-cell>
          <table:table-cell table:style-name="ce7" office:value-type="float" office:value="11">
            <text:p><text:s/>11 </text:p>
          </table:table-cell>
          <table:table-cell table:style-name="ce7" office:value-type="float" office:value="261">
            <text:p><text:s/>261 </text:p>
          </table:table-cell>
          <table:table-cell table:style-name="ce7" office:value-type="float" office:value="1535">
            <text:p><text:s/>1,535 </text:p>
          </table:table-cell>
          <table:table-cell table:style-name="ce7" office:value-type="float" office:value="4984">
            <text:p><text:s/>4,984 </text:p>
          </table:table-cell>
          <table:table-cell table:style-name="ce7" office:value-type="float" office:value="3230">
            <text:p><text:s/>3,230 </text:p>
          </table:table-cell>
          <table:table-cell table:style-name="ce7" office:value-type="float" office:value="14957">
            <text:p><text:s/>14,957 </text:p>
          </table:table-cell>
          <table:table-cell table:style-name="ce7" office:value-type="float" office:value="850">
            <text:p><text:s/>850 </text:p>
          </table:table-cell>
          <table:table-cell table:style-name="ce7" office:value-type="float" office:value="24236">
            <text:p><text:s/>24,236 </text:p>
          </table:table-cell>
          <table:table-cell table:style-name="ce7" office:value-type="float" office:value="131">
            <text:p><text:s/>131 </text:p>
          </table:table-cell>
          <table:table-cell table:style-name="ce7" office:value-type="float" office:value="876">
            <text:p><text:s/>876 </text:p>
          </table:table-cell>
          <table:table-cell table:style-name="ce7" office:value-type="float" office:value="1697">
            <text:p><text:s/>1,697 </text:p>
          </table:table-cell>
          <table:table-cell table:style-name="ce7" office:value-type="float" office:value="222">
            <text:p><text:s/>222 </text:p>
          </table:table-cell>
          <table:table-cell table:style-name="ce7" office:value-type="float" office:value="509">
            <text:p><text:s/>509 </text:p>
          </table:table-cell>
          <table:table-cell table:style-name="ce7" office:value-type="float" office:value="3387">
            <text:p><text:s/>3,387 </text:p>
          </table:table-cell>
          <table:table-cell table:style-name="ce7" office:value-type="float" office:value="1616">
            <text:p><text:s/>1,616 </text:p>
          </table:table-cell>
          <table:table-cell table:style-name="ce7" office:value-type="float" office:value="614">
            <text:p><text:s/>614 </text:p>
          </table:table-cell>
          <table:table-cell table:style-name="ce7" office:value-type="float" office:value="637">
            <text:p><text:s/>637 </text:p>
          </table:table-cell>
          <table:table-cell table:style-name="ce7" office:value-type="float" office:value="18304">
            <text:p><text:s/>18,304 </text:p>
          </table:table-cell>
          <table:table-cell table:style-name="ce7" office:value-type="float" office:value="39">
            <text:p><text:s/>39 </text:p>
          </table:table-cell>
          <table:table-cell table:style-name="ce7" office:value-type="float" office:value="1377">
            <text:p><text:s/>1,377 </text:p>
          </table:table-cell>
          <table:table-cell table:style-name="ce7" office:value-type="float" office:value="10760">
            <text:p><text:s/>10,760 </text:p>
          </table:table-cell>
          <table:table-cell table:style-name="ce7" office:value-type="float" office:value="1553">
            <text:p><text:s/>1,553 </text:p>
          </table:table-cell>
          <table:table-cell table:style-name="ce7" office:value-type="float" office:value="17423">
            <text:p><text:s/>17,423 </text:p>
          </table:table-cell>
          <table:table-cell table:style-name="ce7" office:value-type="float" office:value="66">
            <text:p><text:s/>66 </text:p>
          </table:table-cell>
          <table:table-cell table:style-name="ce7" office:value-type="float" office:value="36048">
            <text:p><text:s/>36,048 </text:p>
          </table:table-cell>
          <table:table-cell table:style-name="ce7" office:value-type="float" office:value="54">
            <text:p><text:s/>54 </text:p>
          </table:table-cell>
          <table:table-cell table:style-name="ce7" office:value-type="float" office:value="15">
            <text:p><text:s/>15 </text:p>
          </table:table-cell>
          <table:table-cell table:style-name="ce7" office:value-type="float" office:value="145514">
            <text:p><text:s/>145,514 </text:p>
          </table:table-cell>
          <table:table-cell table:style-name="ce7" office:value-type="float" office:value="3501242">
            <text:p><text:s/>3,501,242 </text:p>
          </table:table-cell>
          <table:table-cell table:style-name="ce14"/>
          <table:table-cell office:value-type="string">
            <text:p>Connecticut State Police, online UCR query</text:p>
          </table:table-cell>
          <table:table-cell table:number-columns-repeated="991"/>
        </table:table-row>
        <table:table-row table:style-name="ro1">
          <table:table-cell office:value-type="float" office:value="2007">
            <text:p>2007</text:p>
          </table:table-cell>
          <table:table-cell table:style-name="ce7" office:value-type="float" office:value="80">
            <text:p><text:s/>80 </text:p>
          </table:table-cell>
          <table:table-cell table:style-name="ce7" office:value-type="float" office:value="9">
            <text:p><text:s/>9 </text:p>
          </table:table-cell>
          <table:table-cell table:style-name="ce7" office:value-type="float" office:value="269">
            <text:p><text:s/>269 </text:p>
          </table:table-cell>
          <table:table-cell table:style-name="ce7" office:value-type="float" office:value="1569">
            <text:p><text:s/>1,569 </text:p>
          </table:table-cell>
          <table:table-cell table:style-name="ce7" office:value-type="float" office:value="4804">
            <text:p><text:s/>4,804 </text:p>
          </table:table-cell>
          <table:table-cell table:style-name="ce7" office:value-type="float" office:value="3112">
            <text:p><text:s/>3,112 </text:p>
          </table:table-cell>
          <table:table-cell table:style-name="ce7" office:value-type="float" office:value="13984">
            <text:p><text:s/>13,984 </text:p>
          </table:table-cell>
          <table:table-cell table:style-name="ce7" office:value-type="float" office:value="1066">
            <text:p><text:s/>1,066 </text:p>
          </table:table-cell>
          <table:table-cell table:style-name="ce7" office:value-type="float" office:value="24587">
            <text:p><text:s/>24,587 </text:p>
          </table:table-cell>
          <table:table-cell table:style-name="ce7" office:value-type="float" office:value="165">
            <text:p><text:s/>165 </text:p>
          </table:table-cell>
          <table:table-cell table:style-name="ce7" office:value-type="float" office:value="956">
            <text:p><text:s/>956 </text:p>
          </table:table-cell>
          <table:table-cell table:style-name="ce7" office:value-type="float" office:value="1778">
            <text:p><text:s/>1,778 </text:p>
          </table:table-cell>
          <table:table-cell table:style-name="ce7" office:value-type="float" office:value="244">
            <text:p><text:s/>244 </text:p>
          </table:table-cell>
          <table:table-cell table:style-name="ce7" office:value-type="float" office:value="587">
            <text:p><text:s/>587 </text:p>
          </table:table-cell>
          <table:table-cell table:style-name="ce7" office:value-type="float" office:value="3225">
            <text:p><text:s/>3,225 </text:p>
          </table:table-cell>
          <table:table-cell table:style-name="ce7" office:value-type="float" office:value="1724">
            <text:p><text:s/>1,724 </text:p>
          </table:table-cell>
          <table:table-cell table:style-name="ce7" office:value-type="float" office:value="543">
            <text:p><text:s/>543 </text:p>
          </table:table-cell>
          <table:table-cell table:style-name="ce7" office:value-type="float" office:value="699">
            <text:p><text:s/>699 </text:p>
          </table:table-cell>
          <table:table-cell table:style-name="ce7" office:value-type="float" office:value="18189">
            <text:p><text:s/>18,189 </text:p>
          </table:table-cell>
          <table:table-cell table:style-name="ce7" office:value-type="float" office:value="35">
            <text:p><text:s/>35 </text:p>
          </table:table-cell>
          <table:table-cell table:style-name="ce7" office:value-type="float" office:value="1542">
            <text:p><text:s/>1,542 </text:p>
          </table:table-cell>
          <table:table-cell table:style-name="ce7" office:value-type="float" office:value="10453">
            <text:p><text:s/>10,453 </text:p>
          </table:table-cell>
          <table:table-cell table:style-name="ce7" office:value-type="float" office:value="1341">
            <text:p><text:s/>1,341 </text:p>
          </table:table-cell>
          <table:table-cell table:style-name="ce7" office:value-type="float" office:value="17666">
            <text:p><text:s/>17,666 </text:p>
          </table:table-cell>
          <table:table-cell table:style-name="ce7" office:value-type="float" office:value="90">
            <text:p><text:s/>90 </text:p>
          </table:table-cell>
          <table:table-cell table:style-name="ce7" office:value-type="float" office:value="38545">
            <text:p><text:s/>38,545 </text:p>
          </table:table-cell>
          <table:table-cell table:style-name="ce7" office:value-type="float" office:value="50">
            <text:p><text:s/>50 </text:p>
          </table:table-cell>
          <table:table-cell table:style-name="ce7" office:value-type="float" office:value="30">
            <text:p><text:s/>30 </text:p>
          </table:table-cell>
          <table:table-cell table:style-name="ce7" office:value-type="float" office:value="147342">
            <text:p><text:s/>147,342 </text:p>
          </table:table-cell>
          <table:table-cell table:style-name="ce7" office:value-type="float" office:value="3502305">
            <text:p><text:s/>3,502,305 </text:p>
          </table:table-cell>
          <table:table-cell table:style-name="ce14"/>
          <table:table-cell table:number-columns-repeated="992"/>
        </table:table-row>
        <table:table-row table:style-name="ro1">
          <table:table-cell office:value-type="float" office:value="2006">
            <text:p>2006</text:p>
          </table:table-cell>
          <table:table-cell table:style-name="ce7" office:value-type="float" office:value="138">
            <text:p><text:s/>138 </text:p>
          </table:table-cell>
          <table:table-cell table:style-name="ce7" office:value-type="float" office:value="27">
            <text:p><text:s/>27 </text:p>
          </table:table-cell>
          <table:table-cell table:style-name="ce7" office:value-type="float" office:value="333">
            <text:p><text:s/>333 </text:p>
          </table:table-cell>
          <table:table-cell table:style-name="ce7" office:value-type="float" office:value="1508">
            <text:p><text:s/>1,508 </text:p>
          </table:table-cell>
          <table:table-cell table:style-name="ce7" office:value-type="float" office:value="4470">
            <text:p><text:s/>4,470 </text:p>
          </table:table-cell>
          <table:table-cell table:style-name="ce7" office:value-type="float" office:value="2997">
            <text:p><text:s/>2,997 </text:p>
          </table:table-cell>
          <table:table-cell table:style-name="ce7" office:value-type="float" office:value="13331">
            <text:p><text:s/>13,331 </text:p>
          </table:table-cell>
          <table:table-cell table:style-name="ce7" office:value-type="float" office:value="1081">
            <text:p><text:s/>1,081 </text:p>
          </table:table-cell>
          <table:table-cell table:style-name="ce7" office:value-type="float" office:value="24373">
            <text:p><text:s/>24,373 </text:p>
          </table:table-cell>
          <table:table-cell table:style-name="ce7" office:value-type="float" office:value="165">
            <text:p><text:s/>165 </text:p>
          </table:table-cell>
          <table:table-cell table:style-name="ce7" office:value-type="float" office:value="984">
            <text:p><text:s/>984 </text:p>
          </table:table-cell>
          <table:table-cell table:style-name="ce7" office:value-type="float" office:value="1777">
            <text:p><text:s/>1,777 </text:p>
          </table:table-cell>
          <table:table-cell table:style-name="ce7" office:value-type="float" office:value="233">
            <text:p><text:s/>233 </text:p>
          </table:table-cell>
          <table:table-cell table:style-name="ce7" office:value-type="float" office:value="797">
            <text:p><text:s/>797 </text:p>
          </table:table-cell>
          <table:table-cell table:style-name="ce7" office:value-type="float" office:value="3141">
            <text:p><text:s/>3,141 </text:p>
          </table:table-cell>
          <table:table-cell table:style-name="ce7" office:value-type="float" office:value="1876">
            <text:p><text:s/>1,876 </text:p>
          </table:table-cell>
          <table:table-cell table:style-name="ce7" office:value-type="float" office:value="610">
            <text:p><text:s/>610 </text:p>
          </table:table-cell>
          <table:table-cell table:style-name="ce7" office:value-type="float" office:value="658">
            <text:p><text:s/>658 </text:p>
          </table:table-cell>
          <table:table-cell table:style-name="ce7" office:value-type="float" office:value="18729">
            <text:p><text:s/>18,729 </text:p>
          </table:table-cell>
          <table:table-cell table:style-name="ce7" office:value-type="float" office:value="23">
            <text:p><text:s/>23 </text:p>
          </table:table-cell>
          <table:table-cell table:style-name="ce7" office:value-type="float" office:value="1609">
            <text:p><text:s/>1,609 </text:p>
          </table:table-cell>
          <table:table-cell table:style-name="ce7" office:value-type="float" office:value="9926">
            <text:p><text:s/>9,926 </text:p>
          </table:table-cell>
          <table:table-cell table:style-name="ce7" office:value-type="float" office:value="1484">
            <text:p><text:s/>1,484 </text:p>
          </table:table-cell>
          <table:table-cell table:style-name="ce7" office:value-type="float" office:value="17693">
            <text:p><text:s/>17,693 </text:p>
          </table:table-cell>
          <table:table-cell table:style-name="ce7" office:value-type="float" office:value="93">
            <text:p><text:s/>93 </text:p>
          </table:table-cell>
          <table:table-cell table:style-name="ce7" office:value-type="float" office:value="41434">
            <text:p><text:s/>41,434 </text:p>
          </table:table-cell>
          <table:table-cell table:style-name="ce7" office:value-type="float" office:value="160">
            <text:p><text:s/>160 </text:p>
          </table:table-cell>
          <table:table-cell table:style-name="ce7" office:value-type="float" office:value="38">
            <text:p><text:s/>38 </text:p>
          </table:table-cell>
          <table:table-cell table:style-name="ce7" office:value-type="float" office:value="149688">
            <text:p><text:s/>149,688 </text:p>
          </table:table-cell>
          <table:table-cell table:style-name="ce7" office:value-type="float" office:value="3504804">
            <text:p><text:s/>3,504,804 </text:p>
          </table:table-cell>
          <table:table-cell table:style-name="ce14"/>
          <table:table-cell table:number-columns-repeated="992"/>
        </table:table-row>
        <table:table-row table:style-name="ro1">
          <table:table-cell office:value-type="float" office:value="2005">
            <text:p>2005</text:p>
          </table:table-cell>
          <table:table-cell table:style-name="ce7" office:value-type="float" office:value="127">
            <text:p><text:s/>127 </text:p>
          </table:table-cell>
          <table:table-cell table:style-name="ce7" office:value-type="float" office:value="12">
            <text:p><text:s/>12 </text:p>
          </table:table-cell>
          <table:table-cell table:style-name="ce7" office:value-type="float" office:value="290">
            <text:p><text:s/>290 </text:p>
          </table:table-cell>
          <table:table-cell table:style-name="ce7" office:value-type="float" office:value="1562">
            <text:p><text:s/>1,562 </text:p>
          </table:table-cell>
          <table:table-cell table:style-name="ce7" office:value-type="float" office:value="4458">
            <text:p><text:s/>4,458 </text:p>
          </table:table-cell>
          <table:table-cell table:style-name="ce7" office:value-type="float" office:value="2960">
            <text:p><text:s/>2,960 </text:p>
          </table:table-cell>
          <table:table-cell table:style-name="ce7" office:value-type="float" office:value="13378">
            <text:p><text:s/>13,378 </text:p>
          </table:table-cell>
          <table:table-cell table:style-name="ce7" office:value-type="float" office:value="1117">
            <text:p><text:s/>1,117 </text:p>
          </table:table-cell>
          <table:table-cell table:style-name="ce7" office:value-type="float" office:value="25243">
            <text:p><text:s/>25,243 </text:p>
          </table:table-cell>
          <table:table-cell table:style-name="ce7" office:value-type="float" office:value="205">
            <text:p><text:s/>205 </text:p>
          </table:table-cell>
          <table:table-cell table:style-name="ce7" office:value-type="float" office:value="964">
            <text:p><text:s/>964 </text:p>
          </table:table-cell>
          <table:table-cell table:style-name="ce7" office:value-type="float" office:value="1842">
            <text:p><text:s/>1,842 </text:p>
          </table:table-cell>
          <table:table-cell table:style-name="ce7" office:value-type="float" office:value="213">
            <text:p><text:s/>213 </text:p>
          </table:table-cell>
          <table:table-cell table:style-name="ce7" office:value-type="float" office:value="883">
            <text:p><text:s/>883 </text:p>
          </table:table-cell>
          <table:table-cell table:style-name="ce7" office:value-type="float" office:value="3188">
            <text:p><text:s/>3,188 </text:p>
          </table:table-cell>
          <table:table-cell table:style-name="ce7" office:value-type="float" office:value="1771">
            <text:p><text:s/>1,771 </text:p>
          </table:table-cell>
          <table:table-cell table:style-name="ce7" office:value-type="float" office:value="542">
            <text:p><text:s/>542 </text:p>
          </table:table-cell>
          <table:table-cell table:style-name="ce7" office:value-type="float" office:value="812">
            <text:p><text:s/>812 </text:p>
          </table:table-cell>
          <table:table-cell table:style-name="ce7" office:value-type="float" office:value="16567">
            <text:p><text:s/>16,567 </text:p>
          </table:table-cell>
          <table:table-cell table:style-name="ce7" office:value-type="float" office:value="85">
            <text:p><text:s/>85 </text:p>
          </table:table-cell>
          <table:table-cell table:style-name="ce7" office:value-type="float" office:value="1431">
            <text:p><text:s/>1,431 </text:p>
          </table:table-cell>
          <table:table-cell table:style-name="ce7" office:value-type="float" office:value="9875">
            <text:p><text:s/>9,875 </text:p>
          </table:table-cell>
          <table:table-cell table:style-name="ce7" office:value-type="float" office:value="1328">
            <text:p><text:s/>1,328 </text:p>
          </table:table-cell>
          <table:table-cell table:style-name="ce7" office:value-type="float" office:value="17737">
            <text:p><text:s/>17,737 </text:p>
          </table:table-cell>
          <table:table-cell table:style-name="ce7" office:value-type="float" office:value="144">
            <text:p><text:s/>144 </text:p>
          </table:table-cell>
          <table:table-cell table:style-name="ce7" office:value-type="float" office:value="36806">
            <text:p><text:s/>36,806 </text:p>
          </table:table-cell>
          <table:table-cell table:style-name="ce7" office:value-type="float" office:value="173">
            <text:p><text:s/>173 </text:p>
          </table:table-cell>
          <table:table-cell table:style-name="ce7" office:value-type="float" office:value="52">
            <text:p><text:s/>52 </text:p>
          </table:table-cell>
          <table:table-cell table:style-name="ce7" office:value-type="float" office:value="143765">
            <text:p><text:s/>143,765 </text:p>
          </table:table-cell>
          <table:table-cell table:style-name="ce7" office:value-type="float" office:value="3510294">
            <text:p><text:s/>3,510,294 </text:p>
          </table:table-cell>
          <table:table-cell table:style-name="ce14"/>
          <table:table-cell table:number-columns-repeated="992"/>
        </table:table-row>
        <table:table-row table:style-name="ro1">
          <table:table-cell office:value-type="float" office:value="2004">
            <text:p>2004</text:p>
          </table:table-cell>
          <table:table-cell table:style-name="ce7" office:value-type="float" office:value="110">
            <text:p><text:s/>110 </text:p>
          </table:table-cell>
          <table:table-cell table:style-name="ce7" office:value-type="float" office:value="4">
            <text:p><text:s/>4 </text:p>
          </table:table-cell>
          <table:table-cell table:style-name="ce7" office:value-type="float" office:value="306">
            <text:p><text:s/>306 </text:p>
          </table:table-cell>
          <table:table-cell table:style-name="ce7" office:value-type="float" office:value="1736">
            <text:p><text:s/>1,736 </text:p>
          </table:table-cell>
          <table:table-cell table:style-name="ce7" office:value-type="float" office:value="4379">
            <text:p><text:s/>4,379 </text:p>
          </table:table-cell>
          <table:table-cell table:style-name="ce7" office:value-type="float" office:value="2971">
            <text:p><text:s/>2,971 </text:p>
          </table:table-cell>
          <table:table-cell table:style-name="ce7" office:value-type="float" office:value="14363">
            <text:p><text:s/>14,363 </text:p>
          </table:table-cell>
          <table:table-cell table:style-name="ce7" office:value-type="float" office:value="1041">
            <text:p><text:s/>1,041 </text:p>
          </table:table-cell>
          <table:table-cell table:style-name="ce7" office:value-type="float" office:value="25753">
            <text:p><text:s/>25,753 </text:p>
          </table:table-cell>
          <table:table-cell table:style-name="ce7" office:value-type="float" office:value="183">
            <text:p><text:s/>183 </text:p>
          </table:table-cell>
          <table:table-cell table:style-name="ce7" office:value-type="float" office:value="961">
            <text:p><text:s/>961 </text:p>
          </table:table-cell>
          <table:table-cell table:style-name="ce7" office:value-type="float" office:value="1763">
            <text:p><text:s/>1,763 </text:p>
          </table:table-cell>
          <table:table-cell table:style-name="ce7" office:value-type="float" office:value="166">
            <text:p><text:s/>166 </text:p>
          </table:table-cell>
          <table:table-cell table:style-name="ce7" office:value-type="float" office:value="854">
            <text:p><text:s/>854 </text:p>
          </table:table-cell>
          <table:table-cell table:style-name="ce7" office:value-type="float" office:value="3082">
            <text:p><text:s/>3,082 </text:p>
          </table:table-cell>
          <table:table-cell table:style-name="ce7" office:value-type="float" office:value="1627">
            <text:p><text:s/>1,627 </text:p>
          </table:table-cell>
          <table:table-cell table:style-name="ce7" office:value-type="float" office:value="549">
            <text:p><text:s/>549 </text:p>
          </table:table-cell>
          <table:table-cell table:style-name="ce7" office:value-type="float" office:value="781">
            <text:p><text:s/>781 </text:p>
          </table:table-cell>
          <table:table-cell table:style-name="ce7" office:value-type="float" office:value="18162">
            <text:p><text:s/>18,162 </text:p>
          </table:table-cell>
          <table:table-cell table:style-name="ce7" office:value-type="float" office:value="30">
            <text:p><text:s/>30 </text:p>
          </table:table-cell>
          <table:table-cell table:style-name="ce7" office:value-type="float" office:value="1543">
            <text:p><text:s/>1,543 </text:p>
          </table:table-cell>
          <table:table-cell table:style-name="ce7" office:value-type="float" office:value="10702">
            <text:p><text:s/>10,702 </text:p>
          </table:table-cell>
          <table:table-cell table:style-name="ce7" office:value-type="float" office:value="1459">
            <text:p><text:s/>1,459 </text:p>
          </table:table-cell>
          <table:table-cell table:style-name="ce7" office:value-type="float" office:value="18323">
            <text:p><text:s/>18,323 </text:p>
          </table:table-cell>
          <table:table-cell table:style-name="ce7" office:value-type="float" office:value="60">
            <text:p><text:s/>60 </text:p>
          </table:table-cell>
          <table:table-cell table:style-name="ce7" office:value-type="float" office:value="36533">
            <text:p><text:s/>36,533 </text:p>
          </table:table-cell>
          <table:table-cell table:style-name="ce7" office:value-type="float" office:value="119">
            <text:p><text:s/>119 </text:p>
          </table:table-cell>
          <table:table-cell table:style-name="ce7" office:value-type="float" office:value="187">
            <text:p><text:s/>187 </text:p>
          </table:table-cell>
          <table:table-cell table:style-name="ce7" office:value-type="float" office:value="147725">
            <text:p><text:s/>147,725 </text:p>
          </table:table-cell>
          <table:table-cell table:style-name="ce7" office:value-type="float" office:value="3503605">
            <text:p><text:s/>3,503,605 </text:p>
          </table:table-cell>
          <table:table-cell table:style-name="ce14"/>
          <table:table-cell table:number-columns-repeated="992"/>
        </table:table-row>
        <table:table-row table:style-name="ro1">
          <table:table-cell office:value-type="float" office:value="2003">
            <text:p>2003</text:p>
          </table:table-cell>
          <table:table-cell table:style-name="ce7" office:value-type="float" office:value="125">
            <text:p><text:s/>125 </text:p>
          </table:table-cell>
          <table:table-cell table:style-name="ce7" office:value-type="float" office:value="11">
            <text:p><text:s/>11 </text:p>
          </table:table-cell>
          <table:table-cell table:style-name="ce7" office:value-type="float" office:value="285">
            <text:p><text:s/>285 </text:p>
          </table:table-cell>
          <table:table-cell table:style-name="ce7" office:value-type="float" office:value="1585">
            <text:p><text:s/>1,585 </text:p>
          </table:table-cell>
          <table:table-cell table:style-name="ce7" office:value-type="float" office:value="3967">
            <text:p><text:s/>3,967 </text:p>
          </table:table-cell>
          <table:table-cell table:style-name="ce7" office:value-type="float" office:value="2912">
            <text:p><text:s/>2,912 </text:p>
          </table:table-cell>
          <table:table-cell table:style-name="ce7" office:value-type="float" office:value="14563">
            <text:p><text:s/>14,563 </text:p>
          </table:table-cell>
          <table:table-cell table:style-name="ce7" office:value-type="float" office:value="1259">
            <text:p><text:s/>1,259 </text:p>
          </table:table-cell>
          <table:table-cell table:style-name="ce7" office:value-type="float" office:value="24556">
            <text:p><text:s/>24,556 </text:p>
          </table:table-cell>
          <table:table-cell table:style-name="ce7" office:value-type="float" office:value="204">
            <text:p><text:s/>204 </text:p>
          </table:table-cell>
          <table:table-cell table:style-name="ce7" office:value-type="float" office:value="926">
            <text:p><text:s/>926 </text:p>
          </table:table-cell>
          <table:table-cell table:style-name="ce7" office:value-type="float" office:value="1850">
            <text:p><text:s/>1,850 </text:p>
          </table:table-cell>
          <table:table-cell table:style-name="ce7" office:value-type="float" office:value="199">
            <text:p><text:s/>199 </text:p>
          </table:table-cell>
          <table:table-cell table:style-name="ce7" office:value-type="float" office:value="710">
            <text:p><text:s/>710 </text:p>
          </table:table-cell>
          <table:table-cell table:style-name="ce7" office:value-type="float" office:value="3388">
            <text:p><text:s/>3,388 </text:p>
          </table:table-cell>
          <table:table-cell table:style-name="ce7" office:value-type="float" office:value="1614">
            <text:p><text:s/>1,614 </text:p>
          </table:table-cell>
          <table:table-cell table:style-name="ce7" office:value-type="float" office:value="501">
            <text:p><text:s/>501 </text:p>
          </table:table-cell>
          <table:table-cell table:style-name="ce7" office:value-type="float" office:value="714">
            <text:p><text:s/>714 </text:p>
          </table:table-cell>
          <table:table-cell table:style-name="ce7" office:value-type="float" office:value="17981">
            <text:p><text:s/>17,981 </text:p>
          </table:table-cell>
          <table:table-cell table:style-name="ce7" office:value-type="float" office:value="38">
            <text:p><text:s/>38 </text:p>
          </table:table-cell>
          <table:table-cell table:style-name="ce7" office:value-type="float" office:value="1566">
            <text:p><text:s/>1,566 </text:p>
          </table:table-cell>
          <table:table-cell table:style-name="ce7" office:value-type="float" office:value="11396">
            <text:p><text:s/>11,396 </text:p>
          </table:table-cell>
          <table:table-cell table:style-name="ce7" office:value-type="float" office:value="1649">
            <text:p><text:s/>1,649 </text:p>
          </table:table-cell>
          <table:table-cell table:style-name="ce7" office:value-type="float" office:value="18807">
            <text:p><text:s/>18,807 </text:p>
          </table:table-cell>
          <table:table-cell table:style-name="ce7" office:value-type="float" office:value="133">
            <text:p><text:s/>133 </text:p>
          </table:table-cell>
          <table:table-cell table:style-name="ce7" office:value-type="float" office:value="38271">
            <text:p><text:s/>38,271 </text:p>
          </table:table-cell>
          <table:table-cell table:style-name="ce7" office:value-type="float" office:value="117">
            <text:p><text:s/>117 </text:p>
          </table:table-cell>
          <table:table-cell table:style-name="ce7" office:value-type="float" office:value="149">
            <text:p><text:s/>149 </text:p>
          </table:table-cell>
          <table:table-cell table:style-name="ce7" office:value-type="float" office:value="149476">
            <text:p><text:s/>149,476 </text:p>
          </table:table-cell>
          <table:table-cell table:style-name="ce7" office:value-type="float" office:value="3483371">
            <text:p><text:s/>3,483,371 </text:p>
          </table:table-cell>
          <table:table-cell table:style-name="ce14"/>
          <table:table-cell table:number-columns-repeated="992"/>
        </table:table-row>
        <table:table-row table:style-name="ro1">
          <table:table-cell office:value-type="float" office:value="2002">
            <text:p>2002</text:p>
          </table:table-cell>
          <table:table-cell table:style-name="ce7" office:value-type="float" office:value="76">
            <text:p><text:s/>76 </text:p>
          </table:table-cell>
          <table:table-cell table:style-name="ce7" office:value-type="float" office:value="16">
            <text:p><text:s/>16 </text:p>
          </table:table-cell>
          <table:table-cell table:style-name="ce7" office:value-type="float" office:value="335">
            <text:p><text:s/>335 </text:p>
          </table:table-cell>
          <table:table-cell table:style-name="ce7" office:value-type="float" office:value="1687">
            <text:p><text:s/>1,687 </text:p>
          </table:table-cell>
          <table:table-cell table:style-name="ce7" office:value-type="float" office:value="4492">
            <text:p><text:s/>4,492 </text:p>
          </table:table-cell>
          <table:table-cell table:style-name="ce7" office:value-type="float" office:value="3189">
            <text:p><text:s/>3,189 </text:p>
          </table:table-cell>
          <table:table-cell table:style-name="ce7" office:value-type="float" office:value="16040">
            <text:p><text:s/>16,040 </text:p>
          </table:table-cell>
          <table:table-cell table:style-name="ce7" office:value-type="float" office:value="1492">
            <text:p><text:s/>1,492 </text:p>
          </table:table-cell>
          <table:table-cell table:style-name="ce7" office:value-type="float" office:value="22448">
            <text:p><text:s/>22,448 </text:p>
          </table:table-cell>
          <table:table-cell table:style-name="ce7" office:value-type="float" office:value="193">
            <text:p><text:s/>193 </text:p>
          </table:table-cell>
          <table:table-cell table:style-name="ce7" office:value-type="float" office:value="1137">
            <text:p><text:s/>1,137 </text:p>
          </table:table-cell>
          <table:table-cell table:style-name="ce7" office:value-type="float" office:value="2214">
            <text:p><text:s/>2,214 </text:p>
          </table:table-cell>
          <table:table-cell table:style-name="ce7" office:value-type="float" office:value="204">
            <text:p><text:s/>204 </text:p>
          </table:table-cell>
          <table:table-cell table:style-name="ce7" office:value-type="float" office:value="552">
            <text:p><text:s/>552 </text:p>
          </table:table-cell>
          <table:table-cell table:style-name="ce7" office:value-type="float" office:value="3757">
            <text:p><text:s/>3,757 </text:p>
          </table:table-cell>
          <table:table-cell table:style-name="ce7" office:value-type="float" office:value="1714">
            <text:p><text:s/>1,714 </text:p>
          </table:table-cell>
          <table:table-cell table:style-name="ce7" office:value-type="float" office:value="670">
            <text:p><text:s/>670 </text:p>
          </table:table-cell>
          <table:table-cell table:style-name="ce7" office:value-type="float" office:value="919">
            <text:p><text:s/>919 </text:p>
          </table:table-cell>
          <table:table-cell table:style-name="ce7" office:value-type="float" office:value="19241">
            <text:p><text:s/>19,241 </text:p>
          </table:table-cell>
          <table:table-cell table:style-name="ce7" office:value-type="float" office:value="40">
            <text:p><text:s/>40 </text:p>
          </table:table-cell>
          <table:table-cell table:style-name="ce7" office:value-type="float" office:value="1757">
            <text:p><text:s/>1,757 </text:p>
          </table:table-cell>
          <table:table-cell table:style-name="ce7" office:value-type="float" office:value="12156">
            <text:p><text:s/>12,156 </text:p>
          </table:table-cell>
          <table:table-cell table:style-name="ce7" office:value-type="float" office:value="1906">
            <text:p><text:s/>1,906 </text:p>
          </table:table-cell>
          <table:table-cell table:style-name="ce7" office:value-type="float" office:value="20766">
            <text:p><text:s/>20,766 </text:p>
          </table:table-cell>
          <table:table-cell table:style-name="ce7" office:value-type="float" office:value="149">
            <text:p><text:s/>149 </text:p>
          </table:table-cell>
          <table:table-cell table:style-name="ce7" office:value-type="float" office:value="44686">
            <text:p><text:s/>44,686 </text:p>
          </table:table-cell>
          <table:table-cell table:style-name="ce7" office:value-type="float" office:value="118">
            <text:p><text:s/>118 </text:p>
          </table:table-cell>
          <table:table-cell table:style-name="ce7" office:value-type="float" office:value="255">
            <text:p><text:s/>255 </text:p>
          </table:table-cell>
          <table:table-cell table:style-name="ce7" office:value-type="float" office:value="162209">
            <text:p><text:s/>162,209 </text:p>
          </table:table-cell>
          <table:table-cell table:style-name="ce7" office:value-type="float" office:value="3460502">
            <text:p><text:s/>3,460,502 </text:p>
          </table:table-cell>
          <table:table-cell table:style-name="ce14"/>
          <table:table-cell table:number-columns-repeated="992"/>
        </table:table-row>
        <table:table-row table:style-name="ro1">
          <table:table-cell office:value-type="float" office:value="2001">
            <text:p>2001</text:p>
          </table:table-cell>
          <table:table-cell table:style-name="ce7" office:value-type="float" office:value="138">
            <text:p><text:s/>138 </text:p>
          </table:table-cell>
          <table:table-cell table:style-name="ce7" office:value-type="float" office:value="14">
            <text:p><text:s/>14 </text:p>
          </table:table-cell>
          <table:table-cell table:style-name="ce7" office:value-type="float" office:value="315">
            <text:p><text:s/>315 </text:p>
          </table:table-cell>
          <table:table-cell table:style-name="ce7" office:value-type="float" office:value="1560">
            <text:p><text:s/>1,560 </text:p>
          </table:table-cell>
          <table:table-cell table:style-name="ce7" office:value-type="float" office:value="4931">
            <text:p><text:s/>4,931 </text:p>
          </table:table-cell>
          <table:table-cell table:style-name="ce7" office:value-type="float" office:value="2993">
            <text:p><text:s/>2,993 </text:p>
          </table:table-cell>
          <table:table-cell table:style-name="ce7" office:value-type="float" office:value="16069">
            <text:p><text:s/>16,069 </text:p>
          </table:table-cell>
          <table:table-cell table:style-name="ce7" office:value-type="float" office:value="1304">
            <text:p><text:s/>1,304 </text:p>
          </table:table-cell>
          <table:table-cell table:style-name="ce7" office:value-type="float" office:value="19169">
            <text:p><text:s/>19,169 </text:p>
          </table:table-cell>
          <table:table-cell table:style-name="ce7" office:value-type="float" office:value="180">
            <text:p><text:s/>180 </text:p>
          </table:table-cell>
          <table:table-cell table:style-name="ce7" office:value-type="float" office:value="1005">
            <text:p><text:s/>1,005 </text:p>
          </table:table-cell>
          <table:table-cell table:style-name="ce7" office:value-type="float" office:value="2059">
            <text:p><text:s/>2,059 </text:p>
          </table:table-cell>
          <table:table-cell table:style-name="ce7" office:value-type="float" office:value="191">
            <text:p><text:s/>191 </text:p>
          </table:table-cell>
          <table:table-cell table:style-name="ce7" office:value-type="float" office:value="486">
            <text:p><text:s/>486 </text:p>
          </table:table-cell>
          <table:table-cell table:style-name="ce7" office:value-type="float" office:value="3732">
            <text:p><text:s/>3,732 </text:p>
          </table:table-cell>
          <table:table-cell table:style-name="ce7" office:value-type="float" office:value="1530">
            <text:p><text:s/>1,530 </text:p>
          </table:table-cell>
          <table:table-cell table:style-name="ce7" office:value-type="float" office:value="590">
            <text:p><text:s/>590 </text:p>
          </table:table-cell>
          <table:table-cell table:style-name="ce7" office:value-type="float" office:value="756">
            <text:p><text:s/>756 </text:p>
          </table:table-cell>
          <table:table-cell table:style-name="ce7" office:value-type="float" office:value="19058">
            <text:p><text:s/>19,058 </text:p>
          </table:table-cell>
          <table:table-cell table:style-name="ce7" office:value-type="float" office:value="40">
            <text:p><text:s/>40 </text:p>
          </table:table-cell>
          <table:table-cell table:style-name="ce7" office:value-type="float" office:value="1863">
            <text:p><text:s/>1,863 </text:p>
          </table:table-cell>
          <table:table-cell table:style-name="ce7" office:value-type="float" office:value="11752">
            <text:p><text:s/>11,752 </text:p>
          </table:table-cell>
          <table:table-cell table:style-name="ce7" office:value-type="float" office:value="1965">
            <text:p><text:s/>1,965 </text:p>
          </table:table-cell>
          <table:table-cell table:style-name="ce7" office:value-type="float" office:value="22733">
            <text:p><text:s/>22,733 </text:p>
          </table:table-cell>
          <table:table-cell table:style-name="ce7" office:value-type="float" office:value="18">
            <text:p><text:s/>18 </text:p>
          </table:table-cell>
          <table:table-cell table:style-name="ce7" office:value-type="float" office:value="45623">
            <text:p><text:s/>45,623 </text:p>
          </table:table-cell>
          <table:table-cell table:style-name="ce7" office:value-type="float" office:value="126">
            <text:p><text:s/>126 </text:p>
          </table:table-cell>
          <table:table-cell table:style-name="ce7" office:value-type="float" office:value="226">
            <text:p><text:s/>226 </text:p>
          </table:table-cell>
          <table:table-cell table:style-name="ce7" office:value-type="float" office:value="160426">
            <text:p><text:s/>160,426 </text:p>
          </table:table-cell>
          <table:table-cell table:style-name="ce7" office:value-type="float" office:value="3425074">
            <text:p><text:s/>3,425,074 </text:p>
          </table:table-cell>
          <table:table-cell table:style-name="ce14"/>
          <table:table-cell table:number-columns-repeated="992"/>
        </table:table-row>
        <table:table-row table:style-name="ro1">
          <table:table-cell office:value-type="float" office:value="2000">
            <text:p>2000</text:p>
          </table:table-cell>
          <table:table-cell table:style-name="ce7" office:value-type="float" office:value="93">
            <text:p><text:s/>93 </text:p>
          </table:table-cell>
          <table:table-cell table:style-name="ce7" office:value-type="float" office:value="19">
            <text:p><text:s/>19 </text:p>
          </table:table-cell>
          <table:table-cell table:style-name="ce7" office:value-type="float" office:value="306">
            <text:p><text:s/>306 </text:p>
          </table:table-cell>
          <table:table-cell table:style-name="ce7" office:value-type="float" office:value="1316">
            <text:p><text:s/>1,316 </text:p>
          </table:table-cell>
          <table:table-cell table:style-name="ce7" office:value-type="float" office:value="4895">
            <text:p><text:s/>4,895 </text:p>
          </table:table-cell>
          <table:table-cell table:style-name="ce7" office:value-type="float" office:value="2870">
            <text:p><text:s/>2,870 </text:p>
          </table:table-cell>
          <table:table-cell table:style-name="ce7" office:value-type="float" office:value="15201">
            <text:p><text:s/>15,201 </text:p>
          </table:table-cell>
          <table:table-cell table:style-name="ce7" office:value-type="float" office:value="1296">
            <text:p><text:s/>1,296 </text:p>
          </table:table-cell>
          <table:table-cell table:style-name="ce7" office:value-type="float" office:value="17340">
            <text:p><text:s/>17,340 </text:p>
          </table:table-cell>
          <table:table-cell table:style-name="ce7" office:value-type="float" office:value="212">
            <text:p><text:s/>212 </text:p>
          </table:table-cell>
          <table:table-cell table:style-name="ce7" office:value-type="float" office:value="856">
            <text:p><text:s/>856 </text:p>
          </table:table-cell>
          <table:table-cell table:style-name="ce7" office:value-type="float" office:value="1858">
            <text:p><text:s/>1,858 </text:p>
          </table:table-cell>
          <table:table-cell table:style-name="ce7" office:value-type="float" office:value="136">
            <text:p><text:s/>136 </text:p>
          </table:table-cell>
          <table:table-cell table:style-name="ce7" office:value-type="float" office:value="322">
            <text:p><text:s/>322 </text:p>
          </table:table-cell>
          <table:table-cell table:style-name="ce7" office:value-type="float" office:value="3790">
            <text:p><text:s/>3,790 </text:p>
          </table:table-cell>
          <table:table-cell table:style-name="ce7" office:value-type="float" office:value="1603">
            <text:p><text:s/>1,603 </text:p>
          </table:table-cell>
          <table:table-cell table:style-name="ce7" office:value-type="float" office:value="711">
            <text:p><text:s/>711 </text:p>
          </table:table-cell>
          <table:table-cell table:style-name="ce7" office:value-type="float" office:value="799">
            <text:p><text:s/>799 </text:p>
          </table:table-cell>
          <table:table-cell table:style-name="ce7" office:value-type="float" office:value="18154">
            <text:p><text:s/>18,154 </text:p>
          </table:table-cell>
          <table:table-cell table:style-name="ce7" office:value-type="float" office:value="59">
            <text:p><text:s/>59 </text:p>
          </table:table-cell>
          <table:table-cell table:style-name="ce7" office:value-type="float" office:value="1933">
            <text:p><text:s/>1,933 </text:p>
          </table:table-cell>
          <table:table-cell table:style-name="ce7" office:value-type="float" office:value="11458">
            <text:p><text:s/>11,458 </text:p>
          </table:table-cell>
          <table:table-cell table:style-name="ce7" office:value-type="float" office:value="2136">
            <text:p><text:s/>2,136 </text:p>
          </table:table-cell>
          <table:table-cell table:style-name="ce7" office:value-type="float" office:value="21147">
            <text:p><text:s/>21,147 </text:p>
          </table:table-cell>
          <table:table-cell table:style-name="ce7" office:value-type="float" office:value="17">
            <text:p><text:s/>17 </text:p>
          </table:table-cell>
          <table:table-cell table:style-name="ce7" office:value-type="float" office:value="47529">
            <text:p><text:s/>47,529 </text:p>
          </table:table-cell>
          <table:table-cell table:style-name="ce7" office:value-type="float" office:value="122">
            <text:p><text:s/>122 </text:p>
          </table:table-cell>
          <table:table-cell table:style-name="ce7" office:value-type="float" office:value="213">
            <text:p><text:s/>213 </text:p>
          </table:table-cell>
          <table:table-cell table:style-name="ce7" office:value-type="float" office:value="156391">
            <text:p><text:s/>156,391 </text:p>
          </table:table-cell>
          <table:table-cell table:style-name="ce7" office:value-type="float" office:value="3405565">
            <text:p><text:s/>3,405,565 </text:p>
          </table:table-cell>
          <table:table-cell table:style-name="ce14"/>
          <table:table-cell table:number-columns-repeated="992"/>
        </table:table-row>
        <table:table-row table:style-name="ro1">
          <table:table-cell office:value-type="float" office:value="1999">
            <text:p>1999</text:p>
          </table:table-cell>
          <table:table-cell table:style-name="ce7" office:value-type="float" office:value="89">
            <text:p><text:s/>89 </text:p>
          </table:table-cell>
          <table:table-cell table:style-name="ce7" office:value-type="float" office:value="23">
            <text:p><text:s/>23 </text:p>
          </table:table-cell>
          <table:table-cell table:style-name="ce7" office:value-type="float" office:value="303">
            <text:p><text:s/>303 </text:p>
          </table:table-cell>
          <table:table-cell table:style-name="ce7" office:value-type="float" office:value="1409">
            <text:p><text:s/>1,409 </text:p>
          </table:table-cell>
          <table:table-cell table:style-name="ce7" office:value-type="float" office:value="4560">
            <text:p><text:s/>4,560 </text:p>
          </table:table-cell>
          <table:table-cell table:style-name="ce7" office:value-type="float" office:value="2902">
            <text:p><text:s/>2,902 </text:p>
          </table:table-cell>
          <table:table-cell table:style-name="ce7" office:value-type="float" office:value="15897">
            <text:p><text:s/>15,897 </text:p>
          </table:table-cell>
          <table:table-cell table:style-name="ce7" office:value-type="float" office:value="1391">
            <text:p><text:s/>1,391 </text:p>
          </table:table-cell>
          <table:table-cell table:style-name="ce7" office:value-type="float" office:value="16162">
            <text:p><text:s/>16,162 </text:p>
          </table:table-cell>
          <table:table-cell table:style-name="ce7" office:value-type="float" office:value="146">
            <text:p><text:s/>146 </text:p>
          </table:table-cell>
          <table:table-cell table:style-name="ce7" office:value-type="float" office:value="908">
            <text:p><text:s/>908 </text:p>
          </table:table-cell>
          <table:table-cell table:style-name="ce7" office:value-type="float" office:value="1858">
            <text:p><text:s/>1,858 </text:p>
          </table:table-cell>
          <table:table-cell table:style-name="ce7" office:value-type="float" office:value="120">
            <text:p><text:s/>120 </text:p>
          </table:table-cell>
          <table:table-cell table:style-name="ce7" office:value-type="float" office:value="364">
            <text:p><text:s/>364 </text:p>
          </table:table-cell>
          <table:table-cell table:style-name="ce7" office:value-type="float" office:value="3808">
            <text:p><text:s/>3,808 </text:p>
          </table:table-cell>
          <table:table-cell table:style-name="ce7" office:value-type="float" office:value="1739">
            <text:p><text:s/>1,739 </text:p>
          </table:table-cell>
          <table:table-cell table:style-name="ce7" office:value-type="float" office:value="674">
            <text:p><text:s/>674 </text:p>
          </table:table-cell>
          <table:table-cell table:style-name="ce7" office:value-type="float" office:value="652">
            <text:p><text:s/>652 </text:p>
          </table:table-cell>
          <table:table-cell table:style-name="ce7" office:value-type="float" office:value="19009">
            <text:p><text:s/>19,009 </text:p>
          </table:table-cell>
          <table:table-cell table:style-name="ce7" office:value-type="float" office:value="45">
            <text:p><text:s/>45 </text:p>
          </table:table-cell>
          <table:table-cell table:style-name="ce7" office:value-type="float" office:value="2442">
            <text:p><text:s/>2,442 </text:p>
          </table:table-cell>
          <table:table-cell table:style-name="ce7" office:value-type="float" office:value="10993">
            <text:p><text:s/>10,993 </text:p>
          </table:table-cell>
          <table:table-cell table:style-name="ce7" office:value-type="float" office:value="2448">
            <text:p><text:s/>2,448 </text:p>
          </table:table-cell>
          <table:table-cell table:style-name="ce7" office:value-type="float" office:value="23835">
            <text:p><text:s/>23,835 </text:p>
          </table:table-cell>
          <table:table-cell table:style-name="ce7" office:value-type="float" office:value="35">
            <text:p><text:s/>35 </text:p>
          </table:table-cell>
          <table:table-cell table:style-name="ce7" office:value-type="float" office:value="50281">
            <text:p><text:s/>50,281 </text:p>
          </table:table-cell>
          <table:table-cell table:style-name="ce7" office:value-type="float" office:value="118">
            <text:p><text:s/>118 </text:p>
          </table:table-cell>
          <table:table-cell table:style-name="ce7" office:value-type="float" office:value="237">
            <text:p><text:s/>237 </text:p>
          </table:table-cell>
          <table:table-cell table:style-name="ce7" office:value-type="float" office:value="162448">
            <text:p><text:s/>162,448 </text:p>
          </table:table-cell>
          <table:table-cell table:style-name="ce7" office:value-type="float" office:value="3282000">
            <text:p><text:s/>3,282,000 </text:p>
          </table:table-cell>
          <table:table-cell table:style-name="ce14"/>
          <table:table-cell table:number-columns-repeated="992"/>
        </table:table-row>
        <table:table-row table:style-name="ro1">
          <table:table-cell office:value-type="float" office:value="1998">
            <text:p>1998</text:p>
          </table:table-cell>
          <table:table-cell table:style-name="ce7" office:value-type="float" office:value="146">
            <text:p><text:s/>146 </text:p>
          </table:table-cell>
          <table:table-cell table:style-name="ce7" office:value-type="float" office:value="22">
            <text:p><text:s/>22 </text:p>
          </table:table-cell>
          <table:table-cell table:style-name="ce7" office:value-type="float" office:value="349">
            <text:p><text:s/>349 </text:p>
          </table:table-cell>
          <table:table-cell table:style-name="ce7" office:value-type="float" office:value="1694">
            <text:p><text:s/>1,694 </text:p>
          </table:table-cell>
          <table:table-cell table:style-name="ce7" office:value-type="float" office:value="4783">
            <text:p><text:s/>4,783 </text:p>
          </table:table-cell>
          <table:table-cell table:style-name="ce7" office:value-type="float" office:value="3806">
            <text:p><text:s/>3,806 </text:p>
          </table:table-cell>
          <table:table-cell table:style-name="ce7" office:value-type="float" office:value="18069">
            <text:p><text:s/>18,069 </text:p>
          </table:table-cell>
          <table:table-cell table:style-name="ce7" office:value-type="float" office:value="1601">
            <text:p><text:s/>1,601 </text:p>
          </table:table-cell>
          <table:table-cell table:style-name="ce7" office:value-type="float" office:value="17588">
            <text:p><text:s/>17,588 </text:p>
          </table:table-cell>
          <table:table-cell table:style-name="ce7" office:value-type="float" office:value="138">
            <text:p><text:s/>138 </text:p>
          </table:table-cell>
          <table:table-cell table:style-name="ce7" office:value-type="float" office:value="918">
            <text:p><text:s/>918 </text:p>
          </table:table-cell>
          <table:table-cell table:style-name="ce7" office:value-type="float" office:value="2218">
            <text:p><text:s/>2,218 </text:p>
          </table:table-cell>
          <table:table-cell table:style-name="ce7" office:value-type="float" office:value="142">
            <text:p><text:s/>142 </text:p>
          </table:table-cell>
          <table:table-cell table:style-name="ce7" office:value-type="float" office:value="540">
            <text:p><text:s/>540 </text:p>
          </table:table-cell>
          <table:table-cell table:style-name="ce7" office:value-type="float" office:value="4361">
            <text:p><text:s/>4,361 </text:p>
          </table:table-cell>
          <table:table-cell table:style-name="ce7" office:value-type="float" office:value="2164">
            <text:p><text:s/>2,164 </text:p>
          </table:table-cell>
          <table:table-cell table:style-name="ce7" office:value-type="float" office:value="913">
            <text:p><text:s/>913 </text:p>
          </table:table-cell>
          <table:table-cell table:style-name="ce7" office:value-type="float" office:value="782">
            <text:p><text:s/>782 </text:p>
          </table:table-cell>
          <table:table-cell table:style-name="ce7" office:value-type="float" office:value="20500">
            <text:p><text:s/>20,500 </text:p>
          </table:table-cell>
          <table:table-cell table:style-name="ce7" office:value-type="float" office:value="203">
            <text:p><text:s/>203 </text:p>
          </table:table-cell>
          <table:table-cell table:style-name="ce7" office:value-type="float" office:value="2539">
            <text:p><text:s/>2,539 </text:p>
          </table:table-cell>
          <table:table-cell table:style-name="ce7" office:value-type="float" office:value="10930">
            <text:p><text:s/>10,930 </text:p>
          </table:table-cell>
          <table:table-cell table:style-name="ce7" office:value-type="float" office:value="2679">
            <text:p><text:s/>2,679 </text:p>
          </table:table-cell>
          <table:table-cell table:style-name="ce7" office:value-type="float" office:value="25435">
            <text:p><text:s/>25,435 </text:p>
          </table:table-cell>
          <table:table-cell table:style-name="ce7" office:value-type="float" office:value="67">
            <text:p><text:s/>67 </text:p>
          </table:table-cell>
          <table:table-cell table:style-name="ce7" office:value-type="float" office:value="52070">
            <text:p><text:s/>52,070 </text:p>
          </table:table-cell>
          <table:table-cell table:style-name="ce7" office:value-type="float" office:value="102">
            <text:p><text:s/>102 </text:p>
          </table:table-cell>
          <table:table-cell table:style-name="ce7" office:value-type="float" office:value="354">
            <text:p><text:s/>354 </text:p>
          </table:table-cell>
          <table:table-cell table:style-name="ce7" office:value-type="float" office:value="175113">
            <text:p><text:s/>175,113 </text:p>
          </table:table-cell>
          <table:table-cell table:style-name="ce7" office:value-type="float" office:value="3274000">
            <text:p><text:s/>3,274,000 </text:p>
          </table:table-cell>
          <table:table-cell table:style-name="ce14"/>
          <table:table-cell table:number-columns-repeated="992"/>
        </table:table-row>
        <table:table-row table:style-name="ro1">
          <table:table-cell office:value-type="float" office:value="1997">
            <text:p>1997</text:p>
          </table:table-cell>
          <table:table-cell table:style-name="ce7" office:value-type="float" office:value="146">
            <text:p><text:s/>146 </text:p>
          </table:table-cell>
          <table:table-cell table:style-name="ce7" office:value-type="float" office:value="21">
            <text:p><text:s/>21 </text:p>
          </table:table-cell>
          <table:table-cell table:style-name="ce7" office:value-type="float" office:value="379">
            <text:p><text:s/>379 </text:p>
          </table:table-cell>
          <table:table-cell table:style-name="ce7" office:value-type="float" office:value="1939">
            <text:p><text:s/>1,939 </text:p>
          </table:table-cell>
          <table:table-cell table:style-name="ce7" office:value-type="float" office:value="5000">
            <text:p><text:s/>5,000 </text:p>
          </table:table-cell>
          <table:table-cell table:style-name="ce7" office:value-type="float" office:value="4035">
            <text:p><text:s/>4,035 </text:p>
          </table:table-cell>
          <table:table-cell table:style-name="ce7" office:value-type="float" office:value="19714">
            <text:p><text:s/>19,714 </text:p>
          </table:table-cell>
          <table:table-cell table:style-name="ce7" office:value-type="float" office:value="1744">
            <text:p><text:s/>1,744 </text:p>
          </table:table-cell>
          <table:table-cell table:style-name="ce7" office:value-type="float" office:value="18199">
            <text:p><text:s/>18,199 </text:p>
          </table:table-cell>
          <table:table-cell table:style-name="ce7" office:value-type="float" office:value="204">
            <text:p><text:s/>204 </text:p>
          </table:table-cell>
          <table:table-cell table:style-name="ce7" office:value-type="float" office:value="1001">
            <text:p><text:s/>1,001 </text:p>
          </table:table-cell>
          <table:table-cell table:style-name="ce7" office:value-type="float" office:value="2826">
            <text:p><text:s/>2,826 </text:p>
          </table:table-cell>
          <table:table-cell table:style-name="ce7" office:value-type="float" office:value="124">
            <text:p><text:s/>124 </text:p>
          </table:table-cell>
          <table:table-cell table:style-name="ce7" office:value-type="float" office:value="491">
            <text:p><text:s/>491 </text:p>
          </table:table-cell>
          <table:table-cell table:style-name="ce7" office:value-type="float" office:value="4460">
            <text:p><text:s/>4,460 </text:p>
          </table:table-cell>
          <table:table-cell table:style-name="ce7" office:value-type="float" office:value="2173">
            <text:p><text:s/>2,173 </text:p>
          </table:table-cell>
          <table:table-cell table:style-name="ce7" office:value-type="float" office:value="999">
            <text:p><text:s/>999 </text:p>
          </table:table-cell>
          <table:table-cell table:style-name="ce7" office:value-type="float" office:value="811">
            <text:p><text:s/>811 </text:p>
          </table:table-cell>
          <table:table-cell table:style-name="ce7" office:value-type="float" office:value="20649">
            <text:p><text:s/>20,649 </text:p>
          </table:table-cell>
          <table:table-cell table:style-name="ce7" office:value-type="float" office:value="51">
            <text:p><text:s/>51 </text:p>
          </table:table-cell>
          <table:table-cell table:style-name="ce7" office:value-type="float" office:value="2457">
            <text:p><text:s/>2,457 </text:p>
          </table:table-cell>
          <table:table-cell table:style-name="ce7" office:value-type="float" office:value="11368">
            <text:p><text:s/>11,368 </text:p>
          </table:table-cell>
          <table:table-cell table:style-name="ce7" office:value-type="float" office:value="2219">
            <text:p><text:s/>2,219 </text:p>
          </table:table-cell>
          <table:table-cell table:style-name="ce7" office:value-type="float" office:value="26728">
            <text:p><text:s/>26,728 </text:p>
          </table:table-cell>
          <table:table-cell table:style-name="ce7" office:value-type="float" office:value="163">
            <text:p><text:s/>163 </text:p>
          </table:table-cell>
          <table:table-cell table:style-name="ce7" office:value-type="float" office:value="53063">
            <text:p><text:s/>53,063 </text:p>
          </table:table-cell>
          <table:table-cell table:style-name="ce7" office:value-type="float" office:value="115">
            <text:p><text:s/>115 </text:p>
          </table:table-cell>
          <table:table-cell table:style-name="ce7" office:value-type="float" office:value="876">
            <text:p><text:s/>876 </text:p>
          </table:table-cell>
          <table:table-cell table:style-name="ce7" office:value-type="float" office:value="181955">
            <text:p><text:s/>181,955 </text:p>
          </table:table-cell>
          <table:table-cell table:style-name="ce7" office:value-type="float" office:value="3270000">
            <text:p><text:s/>3,270,000 </text:p>
          </table:table-cell>
          <table:table-cell table:style-name="ce14"/>
          <table:table-cell table:number-columns-repeated="992"/>
        </table:table-row>
        <table:table-row table:style-name="ro1">
          <table:table-cell office:value-type="float" office:value="1996">
            <text:p>1996</text:p>
          </table:table-cell>
          <table:table-cell table:style-name="ce7" office:value-type="float" office:value="170">
            <text:p><text:s/>170 </text:p>
          </table:table-cell>
          <table:table-cell table:style-name="ce7" office:value-type="float" office:value="18">
            <text:p><text:s/>18 </text:p>
          </table:table-cell>
          <table:table-cell table:style-name="ce7" office:value-type="float" office:value="407">
            <text:p><text:s/>407 </text:p>
          </table:table-cell>
          <table:table-cell table:style-name="ce7" office:value-type="float" office:value="2052">
            <text:p><text:s/>2,052 </text:p>
          </table:table-cell>
          <table:table-cell table:style-name="ce7" office:value-type="float" office:value="5435">
            <text:p><text:s/>5,435 </text:p>
          </table:table-cell>
          <table:table-cell table:style-name="ce7" office:value-type="float" office:value="4924">
            <text:p><text:s/>4,924 </text:p>
          </table:table-cell>
          <table:table-cell table:style-name="ce7" office:value-type="float" office:value="20972">
            <text:p><text:s/>20,972 </text:p>
          </table:table-cell>
          <table:table-cell table:style-name="ce7" office:value-type="float" office:value="1999">
            <text:p><text:s/>1,999 </text:p>
          </table:table-cell>
          <table:table-cell table:style-name="ce7" office:value-type="float" office:value="18257">
            <text:p><text:s/>18,257 </text:p>
          </table:table-cell>
          <table:table-cell table:style-name="ce7" office:value-type="float" office:value="239">
            <text:p><text:s/>239 </text:p>
          </table:table-cell>
          <table:table-cell table:style-name="ce7" office:value-type="float" office:value="929">
            <text:p><text:s/>929 </text:p>
          </table:table-cell>
          <table:table-cell table:style-name="ce7" office:value-type="float" office:value="3374">
            <text:p><text:s/>3,374 </text:p>
          </table:table-cell>
          <table:table-cell table:style-name="ce7" office:value-type="float" office:value="117">
            <text:p><text:s/>117 </text:p>
          </table:table-cell>
          <table:table-cell table:style-name="ce7" office:value-type="float" office:value="475">
            <text:p><text:s/>475 </text:p>
          </table:table-cell>
          <table:table-cell table:style-name="ce7" office:value-type="float" office:value="4664">
            <text:p><text:s/>4,664 </text:p>
          </table:table-cell>
          <table:table-cell table:style-name="ce7" office:value-type="float" office:value="2225">
            <text:p><text:s/>2,225 </text:p>
          </table:table-cell>
          <table:table-cell table:style-name="ce7" office:value-type="float" office:value="900">
            <text:p><text:s/>900 </text:p>
          </table:table-cell>
          <table:table-cell table:style-name="ce7" office:value-type="float" office:value="804">
            <text:p><text:s/>804 </text:p>
          </table:table-cell>
          <table:table-cell table:style-name="ce7" office:value-type="float" office:value="21070">
            <text:p><text:s/>21,070 </text:p>
          </table:table-cell>
          <table:table-cell table:style-name="ce7" office:value-type="float" office:value="56">
            <text:p><text:s/>56 </text:p>
          </table:table-cell>
          <table:table-cell table:style-name="ce7" office:value-type="float" office:value="2370">
            <text:p><text:s/>2,370 </text:p>
          </table:table-cell>
          <table:table-cell table:style-name="ce7" office:value-type="float" office:value="10750">
            <text:p><text:s/>10,750 </text:p>
          </table:table-cell>
          <table:table-cell table:style-name="ce7" office:value-type="float" office:value="1951">
            <text:p><text:s/>1,951 </text:p>
          </table:table-cell>
          <table:table-cell table:style-name="ce7" office:value-type="float" office:value="26654">
            <text:p><text:s/>26,654 </text:p>
          </table:table-cell>
          <table:table-cell table:style-name="ce7" office:value-type="float" office:value="70">
            <text:p><text:s/>70 </text:p>
          </table:table-cell>
          <table:table-cell table:style-name="ce7" office:value-type="float" office:value="51949">
            <text:p><text:s/>51,949 </text:p>
          </table:table-cell>
          <table:table-cell table:style-name="ce7" office:value-type="float" office:value="170">
            <text:p><text:s/>170 </text:p>
          </table:table-cell>
          <table:table-cell table:style-name="ce7" office:value-type="float" office:value="788">
            <text:p><text:s/>788 </text:p>
          </table:table-cell>
          <table:table-cell table:style-name="ce7" office:value-type="float" office:value="183789">
            <text:p><text:s/>183,789 </text:p>
          </table:table-cell>
          <table:table-cell table:style-name="ce7" office:value-type="float" office:value="3274000">
            <text:p><text:s/>3,274,000 </text:p>
          </table:table-cell>
          <table:table-cell table:style-name="ce14"/>
          <table:table-cell table:number-columns-repeated="992"/>
        </table:table-row>
        <table:table-row table:style-name="ro1">
          <table:table-cell office:value-type="float" office:value="1995">
            <text:p>1995</text:p>
          </table:table-cell>
          <table:table-cell table:style-name="ce7" office:value-type="float" office:value="171">
            <text:p><text:s/>171 </text:p>
          </table:table-cell>
          <table:table-cell table:style-name="ce7" office:value-type="float" office:value="24">
            <text:p><text:s/>24 </text:p>
          </table:table-cell>
          <table:table-cell table:style-name="ce7" office:value-type="float" office:value="417">
            <text:p><text:s/>417 </text:p>
          </table:table-cell>
          <table:table-cell table:style-name="ce7" office:value-type="float" office:value="2135">
            <text:p><text:s/>2,135 </text:p>
          </table:table-cell>
          <table:table-cell table:style-name="ce7" office:value-type="float" office:value="5785">
            <text:p><text:s/>5,785 </text:p>
          </table:table-cell>
          <table:table-cell table:style-name="ce7" office:value-type="float" office:value="5320">
            <text:p><text:s/>5,320 </text:p>
          </table:table-cell>
          <table:table-cell table:style-name="ce7" office:value-type="float" office:value="23494">
            <text:p><text:s/>23,494 </text:p>
          </table:table-cell>
          <table:table-cell table:style-name="ce7" office:value-type="float" office:value="2342">
            <text:p><text:s/>2,342 </text:p>
          </table:table-cell>
          <table:table-cell table:style-name="ce7" office:value-type="float" office:value="19224">
            <text:p><text:s/>19,224 </text:p>
          </table:table-cell>
          <table:table-cell table:style-name="ce7" office:value-type="float" office:value="292">
            <text:p><text:s/>292 </text:p>
          </table:table-cell>
          <table:table-cell table:style-name="ce7" office:value-type="float" office:value="1193">
            <text:p><text:s/>1,193 </text:p>
          </table:table-cell>
          <table:table-cell table:style-name="ce7" office:value-type="float" office:value="3243">
            <text:p><text:s/>3,243 </text:p>
          </table:table-cell>
          <table:table-cell table:style-name="ce7" office:value-type="float" office:value="102">
            <text:p><text:s/>102 </text:p>
          </table:table-cell>
          <table:table-cell table:style-name="ce7" office:value-type="float" office:value="453">
            <text:p><text:s/>453 </text:p>
          </table:table-cell>
          <table:table-cell table:style-name="ce7" office:value-type="float" office:value="5532">
            <text:p><text:s/>5,532 </text:p>
          </table:table-cell>
          <table:table-cell table:style-name="ce7" office:value-type="float" office:value="2539">
            <text:p><text:s/>2,539 </text:p>
          </table:table-cell>
          <table:table-cell table:style-name="ce7" office:value-type="float" office:value="1024">
            <text:p><text:s/>1,024 </text:p>
          </table:table-cell>
          <table:table-cell table:style-name="ce7" office:value-type="float" office:value="862">
            <text:p><text:s/>862 </text:p>
          </table:table-cell>
          <table:table-cell table:style-name="ce7" office:value-type="float" office:value="21408">
            <text:p><text:s/>21,408 </text:p>
          </table:table-cell>
          <table:table-cell table:style-name="ce7" office:value-type="float" office:value="107">
            <text:p><text:s/>107 </text:p>
          </table:table-cell>
          <table:table-cell table:style-name="ce7" office:value-type="float" office:value="2043">
            <text:p><text:s/>2,043 </text:p>
          </table:table-cell>
          <table:table-cell table:style-name="ce7" office:value-type="float" office:value="10118">
            <text:p><text:s/>10,118 </text:p>
          </table:table-cell>
          <table:table-cell table:style-name="ce7" office:value-type="float" office:value="1630">
            <text:p><text:s/>1,630 </text:p>
          </table:table-cell>
          <table:table-cell table:style-name="ce7" office:value-type="float" office:value="26987">
            <text:p><text:s/>26,987 </text:p>
          </table:table-cell>
          <table:table-cell table:style-name="ce7" office:value-type="float" office:value="51">
            <text:p><text:s/>51 </text:p>
          </table:table-cell>
          <table:table-cell table:style-name="ce7" office:value-type="float" office:value="51980">
            <text:p><text:s/>51,980 </text:p>
          </table:table-cell>
          <table:table-cell table:style-name="ce7" office:value-type="float" office:value="201">
            <text:p><text:s/>201 </text:p>
          </table:table-cell>
          <table:table-cell table:style-name="ce7" office:value-type="float" office:value="832">
            <text:p><text:s/>832 </text:p>
          </table:table-cell>
          <table:table-cell table:style-name="ce7" office:value-type="float" office:value="189509">
            <text:p><text:s/>189,509 </text:p>
          </table:table-cell>
          <table:table-cell table:style-name="ce7" office:value-type="float" office:value="3275000">
            <text:p><text:s/>3,275,000 </text:p>
          </table:table-cell>
          <table:table-cell table:style-name="ce14"/>
          <table:table-cell table:number-columns-repeated="992"/>
        </table:table-row>
        <table:table-row table:style-name="ro1">
          <table:table-cell office:value-type="float" office:value="1994">
            <text:p>1994</text:p>
          </table:table-cell>
          <table:table-cell table:style-name="ce7" office:value-type="float" office:value="191">
            <text:p><text:s/>191 </text:p>
          </table:table-cell>
          <table:table-cell table:style-name="ce7" office:value-type="float" office:value="24">
            <text:p><text:s/>24 </text:p>
          </table:table-cell>
          <table:table-cell table:style-name="ce7" office:value-type="float" office:value="379">
            <text:p><text:s/>379 </text:p>
          </table:table-cell>
          <table:table-cell table:style-name="ce7" office:value-type="float" office:value="2185">
            <text:p><text:s/>2,185 </text:p>
          </table:table-cell>
          <table:table-cell table:style-name="ce7" office:value-type="float" office:value="5878">
            <text:p><text:s/>5,878 </text:p>
          </table:table-cell>
          <table:table-cell table:style-name="ce7" office:value-type="float" office:value="5386">
            <text:p><text:s/>5,386 </text:p>
          </table:table-cell>
          <table:table-cell table:style-name="ce7" office:value-type="float" office:value="22224">
            <text:p><text:s/>22,224 </text:p>
          </table:table-cell>
          <table:table-cell table:style-name="ce7" office:value-type="float" office:value="2639">
            <text:p><text:s/>2,639 </text:p>
          </table:table-cell>
          <table:table-cell table:style-name="ce7" office:value-type="float" office:value="18510">
            <text:p><text:s/>18,510 </text:p>
          </table:table-cell>
          <table:table-cell table:style-name="ce7" office:value-type="float" office:value="285">
            <text:p><text:s/>285 </text:p>
          </table:table-cell>
          <table:table-cell table:style-name="ce7" office:value-type="float" office:value="966">
            <text:p><text:s/>966 </text:p>
          </table:table-cell>
          <table:table-cell table:style-name="ce7" office:value-type="float" office:value="2834">
            <text:p><text:s/>2,834 </text:p>
          </table:table-cell>
          <table:table-cell table:style-name="ce7" office:value-type="float" office:value="95">
            <text:p><text:s/>95 </text:p>
          </table:table-cell>
          <table:table-cell table:style-name="ce7" office:value-type="float" office:value="425">
            <text:p><text:s/>425 </text:p>
          </table:table-cell>
          <table:table-cell table:style-name="ce7" office:value-type="float" office:value="5320">
            <text:p><text:s/>5,320 </text:p>
          </table:table-cell>
          <table:table-cell table:style-name="ce7" office:value-type="float" office:value="2996">
            <text:p><text:s/>2,996 </text:p>
          </table:table-cell>
          <table:table-cell table:style-name="ce7" office:value-type="float" office:value="829">
            <text:p><text:s/>829 </text:p>
          </table:table-cell>
          <table:table-cell table:style-name="ce7" office:value-type="float" office:value="854">
            <text:p><text:s/>854 </text:p>
          </table:table-cell>
          <table:table-cell table:style-name="ce7" office:value-type="float" office:value="19982">
            <text:p><text:s/>19,982 </text:p>
          </table:table-cell>
          <table:table-cell table:style-name="ce7" office:value-type="float" office:value="101">
            <text:p><text:s/>101 </text:p>
          </table:table-cell>
          <table:table-cell table:style-name="ce7" office:value-type="float" office:value="2469">
            <text:p><text:s/>2,469 </text:p>
          </table:table-cell>
          <table:table-cell table:style-name="ce7" office:value-type="float" office:value="10332">
            <text:p><text:s/>10,332 </text:p>
          </table:table-cell>
          <table:table-cell table:style-name="ce7" office:value-type="float" office:value="1786">
            <text:p><text:s/>1,786 </text:p>
          </table:table-cell>
          <table:table-cell table:style-name="ce7" office:value-type="float" office:value="26435">
            <text:p><text:s/>26,435 </text:p>
          </table:table-cell>
          <table:table-cell table:style-name="ce7" office:value-type="float" office:value="99">
            <text:p><text:s/>99 </text:p>
          </table:table-cell>
          <table:table-cell table:style-name="ce7" office:value-type="float" office:value="50549">
            <text:p><text:s/>50,549 </text:p>
          </table:table-cell>
          <table:table-cell table:style-name="ce7" office:value-type="float" office:value="176">
            <text:p><text:s/>176 </text:p>
          </table:table-cell>
          <table:table-cell table:style-name="ce7" office:value-type="float" office:value="1032">
            <text:p><text:s/>1,032 </text:p>
          </table:table-cell>
          <table:table-cell table:style-name="ce7" office:value-type="float" office:value="184981">
            <text:p><text:s/>184,981 </text:p>
          </table:table-cell>
          <table:table-cell table:style-name="ce7" office:value-type="float" office:value="3275000">
            <text:p><text:s/>3,275,000 </text:p>
          </table:table-cell>
          <table:table-cell table:style-name="ce14"/>
          <table:table-cell table:number-columns-repeated="992"/>
        </table:table-row>
        <table:table-row table:style-name="ro1">
          <table:table-cell office:value-type="float" office:value="1993">
            <text:p>1993</text:p>
          </table:table-cell>
          <table:table-cell table:style-name="ce7" office:value-type="float" office:value="156">
            <text:p><text:s/>156 </text:p>
          </table:table-cell>
          <table:table-cell table:style-name="ce7" office:value-type="float" office:value="21">
            <text:p><text:s/>21 </text:p>
          </table:table-cell>
          <table:table-cell table:style-name="ce7" office:value-type="float" office:value="466">
            <text:p><text:s/>466 </text:p>
          </table:table-cell>
          <table:table-cell table:style-name="ce7" office:value-type="float" office:value="2036">
            <text:p><text:s/>2,036 </text:p>
          </table:table-cell>
          <table:table-cell table:style-name="ce7" office:value-type="float" office:value="6276">
            <text:p><text:s/>6,276 </text:p>
          </table:table-cell>
          <table:table-cell table:style-name="ce7" office:value-type="float" office:value="5602">
            <text:p><text:s/>5,602 </text:p>
          </table:table-cell>
          <table:table-cell table:style-name="ce7" office:value-type="float" office:value="22778">
            <text:p><text:s/>22,778 </text:p>
          </table:table-cell>
          <table:table-cell table:style-name="ce7" office:value-type="float" office:value="2459">
            <text:p><text:s/>2,459 </text:p>
          </table:table-cell>
          <table:table-cell table:style-name="ce7" office:value-type="float" office:value="18383">
            <text:p><text:s/>18,383 </text:p>
          </table:table-cell>
          <table:table-cell table:style-name="ce7" office:value-type="float" office:value="275">
            <text:p><text:s/>275 </text:p>
          </table:table-cell>
          <table:table-cell table:style-name="ce7" office:value-type="float" office:value="1027">
            <text:p><text:s/>1,027 </text:p>
          </table:table-cell>
          <table:table-cell table:style-name="ce7" office:value-type="float" office:value="2785">
            <text:p><text:s/>2,785 </text:p>
          </table:table-cell>
          <table:table-cell table:style-name="ce7" office:value-type="float" office:value="63">
            <text:p><text:s/>63 </text:p>
          </table:table-cell>
          <table:table-cell table:style-name="ce7" office:value-type="float" office:value="430">
            <text:p><text:s/>430 </text:p>
          </table:table-cell>
          <table:table-cell table:style-name="ce7" office:value-type="float" office:value="4873">
            <text:p><text:s/>4,873 </text:p>
          </table:table-cell>
          <table:table-cell table:style-name="ce7" office:value-type="float" office:value="3214">
            <text:p><text:s/>3,214 </text:p>
          </table:table-cell>
          <table:table-cell table:style-name="ce7" office:value-type="float" office:value="896">
            <text:p><text:s/>896 </text:p>
          </table:table-cell>
          <table:table-cell table:style-name="ce7" office:value-type="float" office:value="971">
            <text:p><text:s/>971 </text:p>
          </table:table-cell>
          <table:table-cell table:style-name="ce7" office:value-type="float" office:value="18278">
            <text:p><text:s/>18,278 </text:p>
          </table:table-cell>
          <table:table-cell table:style-name="ce7" office:value-type="float" office:value="125">
            <text:p><text:s/>125 </text:p>
          </table:table-cell>
          <table:table-cell table:style-name="ce7" office:value-type="float" office:value="2122">
            <text:p><text:s/>2,122 </text:p>
          </table:table-cell>
          <table:table-cell table:style-name="ce7" office:value-type="float" office:value="11425">
            <text:p><text:s/>11,425 </text:p>
          </table:table-cell>
          <table:table-cell table:style-name="ce7" office:value-type="float" office:value="1719">
            <text:p><text:s/>1,719 </text:p>
          </table:table-cell>
          <table:table-cell table:style-name="ce7" office:value-type="float" office:value="27489">
            <text:p><text:s/>27,489 </text:p>
          </table:table-cell>
          <table:table-cell table:style-name="ce7" office:value-type="float" office:value="105">
            <text:p><text:s/>105 </text:p>
          </table:table-cell>
          <table:table-cell table:style-name="ce7" office:value-type="float" office:value="49937">
            <text:p><text:s/>49,937 </text:p>
          </table:table-cell>
          <table:table-cell table:style-name="ce7" office:value-type="float" office:value="138">
            <text:p><text:s/>138 </text:p>
          </table:table-cell>
          <table:table-cell table:style-name="ce7" office:value-type="float" office:value="922">
            <text:p><text:s/>922 </text:p>
          </table:table-cell>
          <table:table-cell table:style-name="ce7" office:value-type="float" office:value="184971">
            <text:p><text:s/>184,971 </text:p>
          </table:table-cell>
          <table:table-cell table:style-name="ce7" office:value-type="float" office:value="3277000">
            <text:p><text:s/>3,277,000 </text:p>
          </table:table-cell>
          <table:table-cell table:style-name="ce14"/>
          <table:table-cell table:number-columns-repeated="992"/>
        </table:table-row>
        <table:table-row table:style-name="ro1">
          <table:table-cell office:value-type="float" office:value="1992">
            <text:p>1992</text:p>
          </table:table-cell>
          <table:table-cell table:style-name="ce7" office:value-type="float" office:value="145">
            <text:p><text:s/>145 </text:p>
          </table:table-cell>
          <table:table-cell table:style-name="ce7" office:value-type="float" office:value="33">
            <text:p><text:s/>33 </text:p>
          </table:table-cell>
          <table:table-cell table:style-name="ce7" office:value-type="float" office:value="470">
            <text:p><text:s/>470 </text:p>
          </table:table-cell>
          <table:table-cell table:style-name="ce7" office:value-type="float" office:value="2046">
            <text:p><text:s/>2,046 </text:p>
          </table:table-cell>
          <table:table-cell table:style-name="ce7" office:value-type="float" office:value="7374">
            <text:p><text:s/>7,374 </text:p>
          </table:table-cell>
          <table:table-cell table:style-name="ce7" office:value-type="float" office:value="6690">
            <text:p><text:s/>6,690 </text:p>
          </table:table-cell>
          <table:table-cell table:style-name="ce7" office:value-type="float" office:value="25372">
            <text:p><text:s/>25,372 </text:p>
          </table:table-cell>
          <table:table-cell table:style-name="ce7" office:value-type="float" office:value="2628">
            <text:p><text:s/>2,628 </text:p>
          </table:table-cell>
          <table:table-cell table:style-name="ce7" office:value-type="float" office:value="17755">
            <text:p><text:s/>17,755 </text:p>
          </table:table-cell>
          <table:table-cell table:style-name="ce7" office:value-type="float" office:value="269">
            <text:p><text:s/>269 </text:p>
          </table:table-cell>
          <table:table-cell table:style-name="ce7" office:value-type="float" office:value="1031">
            <text:p><text:s/>1,031 </text:p>
          </table:table-cell>
          <table:table-cell table:style-name="ce7" office:value-type="float" office:value="3060">
            <text:p><text:s/>3,060 </text:p>
          </table:table-cell>
          <table:table-cell table:style-name="ce7" office:value-type="float" office:value="47">
            <text:p><text:s/>47 </text:p>
          </table:table-cell>
          <table:table-cell table:style-name="ce7" office:value-type="float" office:value="468">
            <text:p><text:s/>468 </text:p>
          </table:table-cell>
          <table:table-cell table:style-name="ce7" office:value-type="float" office:value="5020">
            <text:p><text:s/>5,020 </text:p>
          </table:table-cell>
          <table:table-cell table:style-name="ce7" office:value-type="float" office:value="3109">
            <text:p><text:s/>3,109 </text:p>
          </table:table-cell>
          <table:table-cell table:style-name="ce7" office:value-type="float" office:value="1047">
            <text:p><text:s/>1,047 </text:p>
          </table:table-cell>
          <table:table-cell table:style-name="ce7" office:value-type="float" office:value="986">
            <text:p><text:s/>986 </text:p>
          </table:table-cell>
          <table:table-cell table:style-name="ce7" office:value-type="float" office:value="17005">
            <text:p><text:s/>17,005 </text:p>
          </table:table-cell>
          <table:table-cell table:style-name="ce7" office:value-type="float" office:value="203">
            <text:p><text:s/>203 </text:p>
          </table:table-cell>
          <table:table-cell table:style-name="ce7" office:value-type="float" office:value="1727">
            <text:p><text:s/>1,727 </text:p>
          </table:table-cell>
          <table:table-cell table:style-name="ce7" office:value-type="float" office:value="12088">
            <text:p><text:s/>12,088 </text:p>
          </table:table-cell>
          <table:table-cell table:style-name="ce7" office:value-type="float" office:value="2096">
            <text:p><text:s/>2,096 </text:p>
          </table:table-cell>
          <table:table-cell table:style-name="ce7" office:value-type="float" office:value="29593">
            <text:p><text:s/>29,593 </text:p>
          </table:table-cell>
          <table:table-cell table:style-name="ce7" office:value-type="float" office:value="83">
            <text:p><text:s/>83 </text:p>
          </table:table-cell>
          <table:table-cell table:style-name="ce7" office:value-type="float" office:value="43981">
            <text:p><text:s/>43,981 </text:p>
          </table:table-cell>
          <table:table-cell table:style-name="ce7" office:value-type="float" office:value="146">
            <text:p><text:s/>146 </text:p>
          </table:table-cell>
          <table:table-cell table:style-name="ce7" office:value-type="float" office:value="594">
            <text:p><text:s/>594 </text:p>
          </table:table-cell>
          <table:table-cell table:style-name="ce7" office:value-type="float" office:value="185066">
            <text:p><text:s/>185,066 </text:p>
          </table:table-cell>
          <table:table-cell table:style-name="ce7" office:value-type="float" office:value="3281000">
            <text:p><text:s/>3,281,000 </text:p>
          </table:table-cell>
          <table:table-cell table:style-name="ce14"/>
          <table:table-cell table:number-columns-repeated="992"/>
        </table:table-row>
        <table:table-row table:style-name="ro1">
          <table:table-cell office:value-type="float" office:value="1991">
            <text:p>1991</text:p>
          </table:table-cell>
          <table:table-cell table:style-name="ce7" office:value-type="float" office:value="214">
            <text:p><text:s/>214 </text:p>
          </table:table-cell>
          <table:table-cell table:style-name="ce7" office:value-type="float" office:value="35">
            <text:p><text:s/>35 </text:p>
          </table:table-cell>
          <table:table-cell table:style-name="ce7" office:value-type="float" office:value="555">
            <text:p><text:s/>555 </text:p>
          </table:table-cell>
          <table:table-cell table:style-name="ce7" office:value-type="float" office:value="2352">
            <text:p><text:s/>2,352 </text:p>
          </table:table-cell>
          <table:table-cell table:style-name="ce7" office:value-type="float" office:value="7414">
            <text:p><text:s/>7,414 </text:p>
          </table:table-cell>
          <table:table-cell table:style-name="ce7" office:value-type="float" office:value="6565">
            <text:p><text:s/>6,565 </text:p>
          </table:table-cell>
          <table:table-cell table:style-name="ce7" office:value-type="float" office:value="27588">
            <text:p><text:s/>27,588 </text:p>
          </table:table-cell>
          <table:table-cell table:style-name="ce7" office:value-type="float" office:value="2664">
            <text:p><text:s/>2,664 </text:p>
          </table:table-cell>
          <table:table-cell table:style-name="ce7" office:value-type="float" office:value="20496">
            <text:p><text:s/>20,496 </text:p>
          </table:table-cell>
          <table:table-cell table:style-name="ce7" office:value-type="float" office:value="290">
            <text:p><text:s/>290 </text:p>
          </table:table-cell>
          <table:table-cell table:style-name="ce7" office:value-type="float" office:value="959">
            <text:p><text:s/>959 </text:p>
          </table:table-cell>
          <table:table-cell table:style-name="ce7" office:value-type="float" office:value="2971">
            <text:p><text:s/>2,971 </text:p>
          </table:table-cell>
          <table:table-cell table:style-name="ce7" office:value-type="float" office:value="47">
            <text:p><text:s/>47 </text:p>
          </table:table-cell>
          <table:table-cell table:style-name="ce7" office:value-type="float" office:value="487">
            <text:p><text:s/>487 </text:p>
          </table:table-cell>
          <table:table-cell table:style-name="ce7" office:value-type="float" office:value="5334">
            <text:p><text:s/>5,334 </text:p>
          </table:table-cell>
          <table:table-cell table:style-name="ce7" office:value-type="float" office:value="3027">
            <text:p><text:s/>3,027 </text:p>
          </table:table-cell>
          <table:table-cell table:style-name="ce7" office:value-type="float" office:value="1305">
            <text:p><text:s/>1,305 </text:p>
          </table:table-cell>
          <table:table-cell table:style-name="ce7" office:value-type="float" office:value="981">
            <text:p><text:s/>981 </text:p>
          </table:table-cell>
          <table:table-cell table:style-name="ce7" office:value-type="float" office:value="15804">
            <text:p><text:s/>15,804 </text:p>
          </table:table-cell>
          <table:table-cell table:style-name="ce7" office:value-type="float" office:value="131">
            <text:p><text:s/>131 </text:p>
          </table:table-cell>
          <table:table-cell table:style-name="ce7" office:value-type="float" office:value="1835">
            <text:p><text:s/>1,835 </text:p>
          </table:table-cell>
          <table:table-cell table:style-name="ce7" office:value-type="float" office:value="14309">
            <text:p><text:s/>14,309 </text:p>
          </table:table-cell>
          <table:table-cell table:style-name="ce7" office:value-type="float" office:value="2487">
            <text:p><text:s/>2,487 </text:p>
          </table:table-cell>
          <table:table-cell table:style-name="ce7" office:value-type="float" office:value="33795">
            <text:p><text:s/>33,795 </text:p>
          </table:table-cell>
          <table:table-cell table:style-name="ce7" office:value-type="float" office:value="96">
            <text:p><text:s/>96 </text:p>
          </table:table-cell>
          <table:table-cell table:style-name="ce7" office:value-type="float" office:value="43794">
            <text:p><text:s/>43,794 </text:p>
          </table:table-cell>
          <table:table-cell table:style-name="ce7" office:value-type="float" office:value="104">
            <text:p><text:s/>104 </text:p>
          </table:table-cell>
          <table:table-cell table:style-name="ce7" office:value-type="float" office:value="632">
            <text:p><text:s/>632 </text:p>
          </table:table-cell>
          <table:table-cell table:style-name="ce7" office:value-type="float" office:value="196271">
            <text:p><text:s/>196,271 </text:p>
          </table:table-cell>
          <table:table-cell table:style-name="ce7" office:value-type="float" office:value="3291000">
            <text:p><text:s/>3,291,000 </text:p>
          </table:table-cell>
          <table:table-cell table:style-name="ce14"/>
          <table:table-cell table:number-columns-repeated="992"/>
        </table:table-row>
        <table:table-row table:style-name="ro1">
          <table:table-cell office:value-type="float" office:value="1990">
            <text:p>1990</text:p>
          </table:table-cell>
          <table:table-cell table:style-name="ce7" office:value-type="float" office:value="176">
            <text:p><text:s/>176 </text:p>
          </table:table-cell>
          <table:table-cell table:style-name="ce7" office:value-type="float" office:value="44">
            <text:p><text:s/>44 </text:p>
          </table:table-cell>
          <table:table-cell table:style-name="ce7" office:value-type="float" office:value="526">
            <text:p><text:s/>526 </text:p>
          </table:table-cell>
          <table:table-cell table:style-name="ce7" office:value-type="float" office:value="2442">
            <text:p><text:s/>2,442 </text:p>
          </table:table-cell>
          <table:table-cell table:style-name="ce7" office:value-type="float" office:value="7994">
            <text:p><text:s/>7,994 </text:p>
          </table:table-cell>
          <table:table-cell table:style-name="ce7" office:value-type="float" office:value="6875">
            <text:p><text:s/>6,875 </text:p>
          </table:table-cell>
          <table:table-cell table:style-name="ce7" office:value-type="float" office:value="29561">
            <text:p><text:s/>29,561 </text:p>
          </table:table-cell>
          <table:table-cell table:style-name="ce7" office:value-type="float" office:value="2736">
            <text:p><text:s/>2,736 </text:p>
          </table:table-cell>
          <table:table-cell table:style-name="ce7" office:value-type="float" office:value="21972">
            <text:p><text:s/>21,972 </text:p>
          </table:table-cell>
          <table:table-cell table:style-name="ce7" office:value-type="float" office:value="249">
            <text:p><text:s/>249 </text:p>
          </table:table-cell>
          <table:table-cell table:style-name="ce7" office:value-type="float" office:value="951">
            <text:p><text:s/>951 </text:p>
          </table:table-cell>
          <table:table-cell table:style-name="ce7" office:value-type="float" office:value="3199">
            <text:p><text:s/>3,199 </text:p>
          </table:table-cell>
          <table:table-cell table:style-name="ce7" office:value-type="float" office:value="40">
            <text:p><text:s/>40 </text:p>
          </table:table-cell>
          <table:table-cell table:style-name="ce7" office:value-type="float" office:value="536">
            <text:p><text:s/>536 </text:p>
          </table:table-cell>
          <table:table-cell table:style-name="ce7" office:value-type="float" office:value="5643">
            <text:p><text:s/>5,643 </text:p>
          </table:table-cell>
          <table:table-cell table:style-name="ce7" office:value-type="float" office:value="3140">
            <text:p><text:s/>3,140 </text:p>
          </table:table-cell>
          <table:table-cell table:style-name="ce7" office:value-type="float" office:value="1336">
            <text:p><text:s/>1,336 </text:p>
          </table:table-cell>
          <table:table-cell table:style-name="ce7" office:value-type="float" office:value="872">
            <text:p><text:s/>872 </text:p>
          </table:table-cell>
          <table:table-cell table:style-name="ce7" office:value-type="float" office:value="20050">
            <text:p><text:s/>20,050 </text:p>
          </table:table-cell>
          <table:table-cell table:style-name="ce7" office:value-type="float" office:value="145">
            <text:p><text:s/>145 </text:p>
          </table:table-cell>
          <table:table-cell table:style-name="ce7" office:value-type="float" office:value="1502">
            <text:p><text:s/>1,502 </text:p>
          </table:table-cell>
          <table:table-cell table:style-name="ce7" office:value-type="float" office:value="16512">
            <text:p><text:s/>16,512 </text:p>
          </table:table-cell>
          <table:table-cell table:style-name="ce7" office:value-type="float" office:value="3898">
            <text:p><text:s/>3,898 </text:p>
          </table:table-cell>
          <table:table-cell table:style-name="ce7" office:value-type="float" office:value="38050">
            <text:p><text:s/>38,050 </text:p>
          </table:table-cell>
          <table:table-cell table:style-name="ce7" office:value-type="float" office:value="57">
            <text:p><text:s/>57 </text:p>
          </table:table-cell>
          <table:table-cell table:style-name="ce7" office:value-type="float" office:value="48786">
            <text:p><text:s/>48,786 </text:p>
          </table:table-cell>
          <table:table-cell table:style-name="ce7" office:value-type="float" office:value="134">
            <text:p><text:s/>134 </text:p>
          </table:table-cell>
          <table:table-cell table:style-name="ce7" office:value-type="float" office:value="689">
            <text:p><text:s/>689 </text:p>
          </table:table-cell>
          <table:table-cell table:style-name="ce7" office:value-type="float" office:value="218115">
            <text:p><text:s/>218,115 </text:p>
          </table:table-cell>
          <table:table-cell table:style-name="ce7" office:value-type="float" office:value="3287116">
            <text:p><text:s/>3,287,116 </text:p>
          </table:table-cell>
          <table:table-cell table:style-name="ce14"/>
          <table:table-cell table:number-columns-repeated="992"/>
        </table:table-row>
        <table:table-row table:style-name="ro1">
          <table:table-cell office:value-type="float" office:value="1989">
            <text:p>1989</text:p>
          </table:table-cell>
          <table:table-cell table:style-name="ce7" office:value-type="float" office:value="190">
            <text:p><text:s/>190 </text:p>
          </table:table-cell>
          <table:table-cell table:style-name="ce7" office:value-type="float" office:value="40">
            <text:p><text:s/>40 </text:p>
          </table:table-cell>
          <table:table-cell table:style-name="ce7" office:value-type="float" office:value="479">
            <text:p><text:s/>479 </text:p>
          </table:table-cell>
          <table:table-cell table:style-name="ce7" office:value-type="float" office:value="2086">
            <text:p><text:s/>2,086 </text:p>
          </table:table-cell>
          <table:table-cell table:style-name="ce7" office:value-type="float" office:value="7266">
            <text:p><text:s/>7,266 </text:p>
          </table:table-cell>
          <table:table-cell table:style-name="ce7" office:value-type="float" office:value="7294">
            <text:p><text:s/>7,294 </text:p>
          </table:table-cell>
          <table:table-cell table:style-name="ce7" office:value-type="float" office:value="28783">
            <text:p><text:s/>28,783 </text:p>
          </table:table-cell>
          <table:table-cell table:style-name="ce7" office:value-type="float" office:value="2640">
            <text:p><text:s/>2,640 </text:p>
          </table:table-cell>
          <table:table-cell table:style-name="ce7" office:value-type="float" office:value="21406">
            <text:p><text:s/>21,406 </text:p>
          </table:table-cell>
          <table:table-cell table:style-name="ce7" office:value-type="float" office:value="257">
            <text:p><text:s/>257 </text:p>
          </table:table-cell>
          <table:table-cell table:style-name="ce7" office:value-type="float" office:value="991">
            <text:p><text:s/>991 </text:p>
          </table:table-cell>
          <table:table-cell table:style-name="ce7" office:value-type="float" office:value="3567">
            <text:p><text:s/>3,567 </text:p>
          </table:table-cell>
          <table:table-cell table:style-name="ce7" office:value-type="float" office:value="81">
            <text:p><text:s/>81 </text:p>
          </table:table-cell>
          <table:table-cell table:style-name="ce7" office:value-type="float" office:value="527">
            <text:p><text:s/>527 </text:p>
          </table:table-cell>
          <table:table-cell table:style-name="ce7" office:value-type="float" office:value="5688">
            <text:p><text:s/>5,688 </text:p>
          </table:table-cell>
          <table:table-cell table:style-name="ce7" office:value-type="float" office:value="3497">
            <text:p><text:s/>3,497 </text:p>
          </table:table-cell>
          <table:table-cell table:style-name="ce7" office:value-type="float" office:value="915">
            <text:p><text:s/>915 </text:p>
          </table:table-cell>
          <table:table-cell table:style-name="ce7" office:value-type="float" office:value="946">
            <text:p><text:s/>946 </text:p>
          </table:table-cell>
          <table:table-cell table:style-name="ce7" office:value-type="float" office:value="21816">
            <text:p><text:s/>21,816 </text:p>
          </table:table-cell>
          <table:table-cell table:style-name="ce7" office:value-type="float" office:value="173">
            <text:p><text:s/>173 </text:p>
          </table:table-cell>
          <table:table-cell table:style-name="ce7" office:value-type="float" office:value="1361">
            <text:p><text:s/>1,361 </text:p>
          </table:table-cell>
          <table:table-cell table:style-name="ce7" office:value-type="float" office:value="17538">
            <text:p><text:s/>17,538 </text:p>
          </table:table-cell>
          <table:table-cell table:style-name="ce7" office:value-type="float" office:value="4354">
            <text:p><text:s/>4,354 </text:p>
          </table:table-cell>
          <table:table-cell table:style-name="ce7" office:value-type="float" office:value="38276">
            <text:p><text:s/>38,276 </text:p>
          </table:table-cell>
          <table:table-cell table:style-name="ce7" office:value-type="float" office:value="117">
            <text:p><text:s/>117 </text:p>
          </table:table-cell>
          <table:table-cell table:style-name="ce7" office:value-type="float" office:value="52840">
            <text:p><text:s/>52,840 </text:p>
          </table:table-cell>
          <table:table-cell table:style-name="ce7" office:value-type="float" office:value="190">
            <text:p><text:s/>190 </text:p>
          </table:table-cell>
          <table:table-cell table:style-name="ce7" office:value-type="float" office:value="687">
            <text:p><text:s/>687 </text:p>
          </table:table-cell>
          <table:table-cell table:style-name="ce7" office:value-type="float" office:value="224005">
            <text:p><text:s/>224,005 </text:p>
          </table:table-cell>
          <table:table-cell table:style-name="ce7" office:value-type="float" office:value="3239000">
            <text:p><text:s/>3,239,000 </text:p>
          </table:table-cell>
          <table:table-cell table:style-name="ce14"/>
          <table:table-cell table:number-columns-repeated="992"/>
        </table:table-row>
        <table:table-row table:style-name="ro1">
          <table:table-cell office:value-type="float" office:value="1988">
            <text:p>1988</text:p>
          </table:table-cell>
          <table:table-cell table:style-name="ce7" office:value-type="float" office:value="183">
            <text:p><text:s/>183 </text:p>
          </table:table-cell>
          <table:table-cell table:style-name="ce7" office:value-type="float" office:value="33">
            <text:p><text:s/>33 </text:p>
          </table:table-cell>
          <table:table-cell table:style-name="ce7" office:value-type="float" office:value="438">
            <text:p><text:s/>438 </text:p>
          </table:table-cell>
          <table:table-cell table:style-name="ce7" office:value-type="float" office:value="1912">
            <text:p><text:s/>1,912 </text:p>
          </table:table-cell>
          <table:table-cell table:style-name="ce7" office:value-type="float" office:value="6429">
            <text:p><text:s/>6,429 </text:p>
          </table:table-cell>
          <table:table-cell table:style-name="ce7" office:value-type="float" office:value="6423">
            <text:p><text:s/>6,423 </text:p>
          </table:table-cell>
          <table:table-cell table:style-name="ce7" office:value-type="float" office:value="26788">
            <text:p><text:s/>26,788 </text:p>
          </table:table-cell>
          <table:table-cell table:style-name="ce7" office:value-type="float" office:value="2073">
            <text:p><text:s/>2,073 </text:p>
          </table:table-cell>
          <table:table-cell table:style-name="ce7" office:value-type="float" office:value="21094">
            <text:p><text:s/>21,094 </text:p>
          </table:table-cell>
          <table:table-cell table:style-name="ce7" office:value-type="float" office:value="293">
            <text:p><text:s/>293 </text:p>
          </table:table-cell>
          <table:table-cell table:style-name="ce7" office:value-type="float" office:value="966">
            <text:p><text:s/>966 </text:p>
          </table:table-cell>
          <table:table-cell table:style-name="ce7" office:value-type="float" office:value="3522">
            <text:p><text:s/>3,522 </text:p>
          </table:table-cell>
          <table:table-cell table:style-name="ce7" office:value-type="float" office:value="70">
            <text:p><text:s/>70 </text:p>
          </table:table-cell>
          <table:table-cell table:style-name="ce7" office:value-type="float" office:value="338">
            <text:p><text:s/>338 </text:p>
          </table:table-cell>
          <table:table-cell table:style-name="ce7" office:value-type="float" office:value="5402">
            <text:p><text:s/>5,402 </text:p>
          </table:table-cell>
          <table:table-cell table:style-name="ce7" office:value-type="float" office:value="3334">
            <text:p><text:s/>3,334 </text:p>
          </table:table-cell>
          <table:table-cell table:style-name="ce7" office:value-type="float" office:value="1010">
            <text:p><text:s/>1,010 </text:p>
          </table:table-cell>
          <table:table-cell table:style-name="ce7" office:value-type="float" office:value="852">
            <text:p><text:s/>852 </text:p>
          </table:table-cell>
          <table:table-cell table:style-name="ce7" office:value-type="float" office:value="19870">
            <text:p><text:s/>19,870 </text:p>
          </table:table-cell>
          <table:table-cell table:style-name="ce7" office:value-type="float" office:value="165">
            <text:p><text:s/>165 </text:p>
          </table:table-cell>
          <table:table-cell table:style-name="ce7" office:value-type="float" office:value="1218">
            <text:p><text:s/>1,218 </text:p>
          </table:table-cell>
          <table:table-cell table:style-name="ce7" office:value-type="float" office:value="17070">
            <text:p><text:s/>17,070 </text:p>
          </table:table-cell>
          <table:table-cell table:style-name="ce7" office:value-type="float" office:value="4372">
            <text:p><text:s/>4,372 </text:p>
          </table:table-cell>
          <table:table-cell table:style-name="ce7" office:value-type="float" office:value="36472">
            <text:p><text:s/>36,472 </text:p>
          </table:table-cell>
          <table:table-cell table:style-name="ce7" office:value-type="float" office:value="148">
            <text:p><text:s/>148 </text:p>
          </table:table-cell>
          <table:table-cell table:style-name="ce7" office:value-type="float" office:value="49228">
            <text:p><text:s/>49,228 </text:p>
          </table:table-cell>
          <table:table-cell table:style-name="ce7" office:value-type="float" office:value="234">
            <text:p><text:s/>234 </text:p>
          </table:table-cell>
          <table:table-cell table:style-name="ce7" office:value-type="float" office:value="635">
            <text:p><text:s/>635 </text:p>
          </table:table-cell>
          <table:table-cell table:style-name="ce7" office:value-type="float" office:value="210572">
            <text:p><text:s/>210,572 </text:p>
          </table:table-cell>
          <table:table-cell table:style-name="ce7" office:value-type="float" office:value="3241000">
            <text:p><text:s/>3,241,000 </text:p>
          </table:table-cell>
          <table:table-cell table:style-name="ce14"/>
          <table:table-cell table:number-columns-repeated="992"/>
        </table:table-row>
        <table:table-row table:style-name="ro1">
          <table:table-cell office:value-type="float" office:value="1987">
            <text:p>1987</text:p>
          </table:table-cell>
          <table:table-cell table:style-name="ce7" office:value-type="float" office:value="179">
            <text:p><text:s/>179 </text:p>
          </table:table-cell>
          <table:table-cell table:style-name="ce7" office:value-type="float" office:value="40">
            <text:p><text:s/>40 </text:p>
          </table:table-cell>
          <table:table-cell table:style-name="ce7" office:value-type="float" office:value="414">
            <text:p><text:s/>414 </text:p>
          </table:table-cell>
          <table:table-cell table:style-name="ce7" office:value-type="float" office:value="1818">
            <text:p><text:s/>1,818 </text:p>
          </table:table-cell>
          <table:table-cell table:style-name="ce7" office:value-type="float" office:value="5526">
            <text:p><text:s/>5,526 </text:p>
          </table:table-cell>
          <table:table-cell table:style-name="ce7" office:value-type="float" office:value="6361">
            <text:p><text:s/>6,361 </text:p>
          </table:table-cell>
          <table:table-cell table:style-name="ce7" office:value-type="float" office:value="27507">
            <text:p><text:s/>27,507 </text:p>
          </table:table-cell>
          <table:table-cell table:style-name="ce7" office:value-type="float" office:value="1736">
            <text:p><text:s/>1,736 </text:p>
          </table:table-cell>
          <table:table-cell table:style-name="ce7" office:value-type="float" office:value="19805">
            <text:p><text:s/>19,805 </text:p>
          </table:table-cell>
          <table:table-cell table:style-name="ce7" office:value-type="float" office:value="235">
            <text:p><text:s/>235 </text:p>
          </table:table-cell>
          <table:table-cell table:style-name="ce7" office:value-type="float" office:value="1099">
            <text:p><text:s/>1,099 </text:p>
          </table:table-cell>
          <table:table-cell table:style-name="ce7" office:value-type="float" office:value="3900">
            <text:p><text:s/>3,900 </text:p>
          </table:table-cell>
          <table:table-cell table:style-name="ce7" office:value-type="float" office:value="30">
            <text:p><text:s/>30 </text:p>
          </table:table-cell>
          <table:table-cell table:style-name="ce7" office:value-type="float" office:value="206">
            <text:p><text:s/>206 </text:p>
          </table:table-cell>
          <table:table-cell table:style-name="ce7" office:value-type="float" office:value="5873">
            <text:p><text:s/>5,873 </text:p>
          </table:table-cell>
          <table:table-cell table:style-name="ce7" office:value-type="float" office:value="3132">
            <text:p><text:s/>3,132 </text:p>
          </table:table-cell>
          <table:table-cell table:style-name="ce7" office:value-type="float" office:value="882">
            <text:p><text:s/>882 </text:p>
          </table:table-cell>
          <table:table-cell table:style-name="ce7" office:value-type="float" office:value="1061">
            <text:p><text:s/>1,061 </text:p>
          </table:table-cell>
          <table:table-cell table:style-name="ce7" office:value-type="float" office:value="14874">
            <text:p><text:s/>14,874 </text:p>
          </table:table-cell>
          <table:table-cell table:style-name="ce7" office:value-type="float" office:value="188">
            <text:p><text:s/>188 </text:p>
          </table:table-cell>
          <table:table-cell table:style-name="ce7" office:value-type="float" office:value="1256">
            <text:p><text:s/>1,256 </text:p>
          </table:table-cell>
          <table:table-cell table:style-name="ce7" office:value-type="float" office:value="17759">
            <text:p><text:s/>17,759 </text:p>
          </table:table-cell>
          <table:table-cell table:style-name="ce7" office:value-type="float" office:value="5271">
            <text:p><text:s/>5,271 </text:p>
          </table:table-cell>
          <table:table-cell table:style-name="ce7" office:value-type="float" office:value="37021">
            <text:p><text:s/>37,021 </text:p>
          </table:table-cell>
          <table:table-cell table:style-name="ce7" office:value-type="float" office:value="77">
            <text:p><text:s/>77 </text:p>
          </table:table-cell>
          <table:table-cell table:style-name="ce7" office:value-type="float" office:value="40448">
            <text:p><text:s/>40,448 </text:p>
          </table:table-cell>
          <table:table-cell table:style-name="ce7" office:value-type="float" office:value="260">
            <text:p><text:s/>260 </text:p>
          </table:table-cell>
          <table:table-cell table:style-name="ce7" office:value-type="float" office:value="667">
            <text:p><text:s/>667 </text:p>
          </table:table-cell>
          <table:table-cell table:style-name="ce7" office:value-type="float" office:value="197625">
            <text:p><text:s/>197,625 </text:p>
          </table:table-cell>
          <table:table-cell table:style-name="ce7" office:value-type="float" office:value="3211000">
            <text:p><text:s/>3,211,000 </text:p>
          </table:table-cell>
          <table:table-cell table:style-name="ce14"/>
          <table:table-cell table:number-columns-repeated="992"/>
        </table:table-row>
        <table:table-row table:style-name="ro1">
          <table:table-cell office:value-type="float" office:value="1986">
            <text:p>1986</text:p>
          </table:table-cell>
          <table:table-cell table:style-name="ce7" office:value-type="float" office:value="132">
            <text:p><text:s/>132 </text:p>
          </table:table-cell>
          <table:table-cell table:style-name="ce7" office:value-type="float" office:value="32">
            <text:p><text:s/>32 </text:p>
          </table:table-cell>
          <table:table-cell table:style-name="ce7" office:value-type="float" office:value="423">
            <text:p><text:s/>423 </text:p>
          </table:table-cell>
          <table:table-cell table:style-name="ce7" office:value-type="float" office:value="2048">
            <text:p><text:s/>2,048 </text:p>
          </table:table-cell>
          <table:table-cell table:style-name="ce7" office:value-type="float" office:value="4618">
            <text:p><text:s/>4,618 </text:p>
          </table:table-cell>
          <table:table-cell table:style-name="ce7" office:value-type="float" office:value="6049">
            <text:p><text:s/>6,049 </text:p>
          </table:table-cell>
          <table:table-cell table:style-name="ce7" office:value-type="float" office:value="24364">
            <text:p><text:s/>24,364 </text:p>
          </table:table-cell>
          <table:table-cell table:style-name="ce7" office:value-type="float" office:value="1363">
            <text:p><text:s/>1,363 </text:p>
          </table:table-cell>
          <table:table-cell table:style-name="ce7" office:value-type="float" office:value="13930">
            <text:p><text:s/>13,930 </text:p>
          </table:table-cell>
          <table:table-cell table:style-name="ce7" office:value-type="float" office:value="245">
            <text:p><text:s/>245 </text:p>
          </table:table-cell>
          <table:table-cell table:style-name="ce7" office:value-type="float" office:value="810">
            <text:p><text:s/>810 </text:p>
          </table:table-cell>
          <table:table-cell table:style-name="ce7" office:value-type="float" office:value="3802">
            <text:p><text:s/>3,802 </text:p>
          </table:table-cell>
          <table:table-cell table:style-name="ce7" office:value-type="float" office:value="47">
            <text:p><text:s/>47 </text:p>
          </table:table-cell>
          <table:table-cell table:style-name="ce7" office:value-type="float" office:value="175">
            <text:p><text:s/>175 </text:p>
          </table:table-cell>
          <table:table-cell table:style-name="ce7" office:value-type="float" office:value="6060">
            <text:p><text:s/>6,060 </text:p>
          </table:table-cell>
          <table:table-cell table:style-name="ce7" office:value-type="float" office:value="3077">
            <text:p><text:s/>3,077 </text:p>
          </table:table-cell>
          <table:table-cell table:style-name="ce7" office:value-type="float" office:value="718">
            <text:p><text:s/>718 </text:p>
          </table:table-cell>
          <table:table-cell table:style-name="ce7" office:value-type="float" office:value="1171">
            <text:p><text:s/>1,171 </text:p>
          </table:table-cell>
          <table:table-cell table:style-name="ce7" office:value-type="float" office:value="11154">
            <text:p><text:s/>11,154 </text:p>
          </table:table-cell>
          <table:table-cell table:style-name="ce7" office:value-type="float" office:value="149">
            <text:p><text:s/>149 </text:p>
          </table:table-cell>
          <table:table-cell table:style-name="ce7" office:value-type="float" office:value="850">
            <text:p><text:s/>850 </text:p>
          </table:table-cell>
          <table:table-cell table:style-name="ce7" office:value-type="float" office:value="17273">
            <text:p><text:s/>17,273 </text:p>
          </table:table-cell>
          <table:table-cell table:style-name="ce7" office:value-type="float" office:value="4139">
            <text:p><text:s/>4,139 </text:p>
          </table:table-cell>
          <table:table-cell table:style-name="ce7" office:value-type="float" office:value="31268">
            <text:p><text:s/>31,268 </text:p>
          </table:table-cell>
          <table:table-cell table:style-name="ce7" office:value-type="float" office:value="116">
            <text:p><text:s/>116 </text:p>
          </table:table-cell>
          <table:table-cell table:style-name="ce7" office:value-type="float" office:value="35488">
            <text:p><text:s/>35,488 </text:p>
          </table:table-cell>
          <table:table-cell table:style-name="ce7" office:value-type="float" office:value="276">
            <text:p><text:s/>276 </text:p>
          </table:table-cell>
          <table:table-cell table:style-name="ce7" office:value-type="float" office:value="829">
            <text:p><text:s/>829 </text:p>
          </table:table-cell>
          <table:table-cell table:style-name="ce7" office:value-type="float" office:value="170606">
            <text:p><text:s/>170,606 </text:p>
          </table:table-cell>
          <table:table-cell table:style-name="ce7" office:value-type="float" office:value="3189000">
            <text:p><text:s/>3,189,000 </text:p>
          </table:table-cell>
          <table:table-cell table:style-name="ce14"/>
          <table:table-cell table:number-columns-repeated="992"/>
        </table:table-row>
        <table:table-row table:style-name="ro1">
          <table:table-cell office:value-type="float" office:value="1985">
            <text:p>1985</text:p>
          </table:table-cell>
          <table:table-cell table:style-name="ce7" office:value-type="float" office:value="131">
            <text:p><text:s/>131 </text:p>
          </table:table-cell>
          <table:table-cell table:style-name="ce7" office:value-type="float" office:value="37">
            <text:p><text:s/>37 </text:p>
          </table:table-cell>
          <table:table-cell table:style-name="ce7" office:value-type="float" office:value="416">
            <text:p><text:s/>416 </text:p>
          </table:table-cell>
          <table:table-cell table:style-name="ce7" office:value-type="float" office:value="1924">
            <text:p><text:s/>1,924 </text:p>
          </table:table-cell>
          <table:table-cell table:style-name="ce7" office:value-type="float" office:value="3665">
            <text:p><text:s/>3,665 </text:p>
          </table:table-cell>
          <table:table-cell table:style-name="ce7" office:value-type="float" office:value="6499">
            <text:p><text:s/>6,499 </text:p>
          </table:table-cell>
          <table:table-cell table:style-name="ce7" office:value-type="float" office:value="22546">
            <text:p><text:s/>22,546 </text:p>
          </table:table-cell>
          <table:table-cell table:style-name="ce7" office:value-type="float" office:value="1331">
            <text:p><text:s/>1,331 </text:p>
          </table:table-cell>
          <table:table-cell table:style-name="ce7" office:value-type="float" office:value="10287">
            <text:p><text:s/>10,287 </text:p>
          </table:table-cell>
          <table:table-cell table:style-name="ce7" office:value-type="float" office:value="272">
            <text:p><text:s/>272 </text:p>
          </table:table-cell>
          <table:table-cell table:style-name="ce7" office:value-type="float" office:value="786">
            <text:p><text:s/>786 </text:p>
          </table:table-cell>
          <table:table-cell table:style-name="ce7" office:value-type="float" office:value="3809">
            <text:p><text:s/>3,809 </text:p>
          </table:table-cell>
          <table:table-cell table:style-name="ce7" office:value-type="float" office:value="28">
            <text:p><text:s/>28 </text:p>
          </table:table-cell>
          <table:table-cell table:style-name="ce7" office:value-type="float" office:value="226">
            <text:p><text:s/>226 </text:p>
          </table:table-cell>
          <table:table-cell table:style-name="ce7" office:value-type="float" office:value="5779">
            <text:p><text:s/>5,779 </text:p>
          </table:table-cell>
          <table:table-cell table:style-name="ce7" office:value-type="float" office:value="2796">
            <text:p><text:s/>2,796 </text:p>
          </table:table-cell>
          <table:table-cell table:style-name="ce7" office:value-type="float" office:value="738">
            <text:p><text:s/>738 </text:p>
          </table:table-cell>
          <table:table-cell table:style-name="ce7" office:value-type="float" office:value="1316">
            <text:p><text:s/>1,316 </text:p>
          </table:table-cell>
          <table:table-cell table:style-name="ce7" office:value-type="float" office:value="11087">
            <text:p><text:s/>11,087 </text:p>
          </table:table-cell>
          <table:table-cell table:style-name="ce7" office:value-type="float" office:value="387">
            <text:p><text:s/>387 </text:p>
          </table:table-cell>
          <table:table-cell table:style-name="ce7" office:value-type="float" office:value="720">
            <text:p><text:s/>720 </text:p>
          </table:table-cell>
          <table:table-cell table:style-name="ce7" office:value-type="float" office:value="19488">
            <text:p><text:s/>19,488 </text:p>
          </table:table-cell>
          <table:table-cell table:style-name="ce7" office:value-type="float" office:value="3915">
            <text:p><text:s/>3,915 </text:p>
          </table:table-cell>
          <table:table-cell table:style-name="ce7" office:value-type="float" office:value="27983">
            <text:p><text:s/>27,983 </text:p>
          </table:table-cell>
          <table:table-cell table:style-name="ce7" office:value-type="float" office:value="41">
            <text:p><text:s/>41 </text:p>
          </table:table-cell>
          <table:table-cell table:style-name="ce7" office:value-type="float" office:value="30818">
            <text:p><text:s/>30,818 </text:p>
          </table:table-cell>
          <table:table-cell table:style-name="ce7" office:value-type="float" office:value="277">
            <text:p><text:s/>277 </text:p>
          </table:table-cell>
          <table:table-cell table:style-name="ce7" office:value-type="float" office:value="812">
            <text:p><text:s/>812 </text:p>
          </table:table-cell>
          <table:table-cell table:style-name="ce7" office:value-type="float" office:value="158114">
            <text:p><text:s/>158,114 </text:p>
          </table:table-cell>
          <table:table-cell table:style-name="ce7" office:value-type="float" office:value="3174020">
            <text:p><text:s/>3,174,020 </text:p>
          </table:table-cell>
          <table:table-cell table:style-name="ce14"/>
          <table:table-cell table:number-columns-repeated="992"/>
        </table:table-row>
        <table:table-row table:style-name="ro1" table:number-rows-repeated="1048499">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 </number:text>
      <number:number number:decimal-places="2" number:min-integer-digits="1" number:grouping="true"/>
      <number:text> </number:text>
    </number:number-style>
    <number:number-style style:name="N116P1" style:volatile="true">
      <number:text> (</number:text>
      <number:number number:decimal-places="2" number:min-integer-digits="1" number:grouping="true"/>
      <number:text>)</number:text>
    </number:number-style>
    <number:number-style style:name="N116P2" style:volatile="true">
      <number:text> -</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8000" number:language="en" number:country="US">
      <number:number number:min-integer-digits="1"/>
    </number:number-style>
    <number:percentage-style style:name="N8010" number:language="en" number:country="US">
      <number:number number:decimal-places="0" number:min-integer-digits="1"/>
      <number:text>%</number:text>
    </number:percentage-style>
    <number:number-style style:name="N117">
      <number:number number:decimal-places="1" number:min-integer-digits="1"/>
    </number:number-style>
    <number:number-style style:name="N118P0" style:volatile="true">
      <number:text> </number:text>
      <number:number number:decimal-places="0" number:min-integer-digits="1" number:grouping="true"/>
      <number:text> </number:text>
    </number:number-style>
    <number:number-style style:name="N118P1" style:volatile="true">
      <number:text> (</number:text>
      <number:number number:decimal-places="0" number:min-integer-digits="1" number:grouping="true"/>
      <number:text>)</number:text>
    </number:number-style>
    <number:number-style style:name="N118P2" style:volatile="true">
      <number:text> -</number:text>
      <number:number number:decimal-places="0" number:min-integer-digits="0"/>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currency-style style:name="N8116P0" style:volatile="true" number:language="en" number:country="US">
      <number:currency-symbol/>
      <number:number number:decimal-places="0" number:min-integer-digits="1" number:grouping="true"/>
      <number:text> </number:text>
    </number:currency-style>
    <number:currency-style style:name="N8116" number:language="en" number:country="US">
      <number:text>(</number:text>
      <number:currency-symbol/>
      <number:number number:decimal-places="0" number:min-integer-digits="1" number:grouping="true"/>
      <number:text>)</number:text>
      <style:map style:condition="value()&gt;=0" style:apply-style-name="N8116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style:text-properties fo:color="#ff0000"/>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2" number:min-integer-digits="1" number:grouping="true"/>
      <number:text> </number:text>
    </number:currency-style>
    <number:currency-style style:name="N8118" number:language="en" number:country="US">
      <number:text>(</number:text>
      <number:currency-symbol/>
      <number:number number:decimal-places="2" number:min-integer-digits="1" number:grouping="true"/>
      <number:text>)</number:text>
      <style:map style:condition="value()&gt;=0" style:apply-style-name="N8118P0"/>
    </number:currency-style>
    <number:currency-style style:name="N8119P0" style:volatile="true" number:language="en" number:country="US">
      <number:currency-symbol/>
      <number:number number:decimal-places="2" number:min-integer-digits="1" number:grouping="true"/>
      <number:text> </number:text>
    </number:currency-style>
    <number:currency-style style:name="N8119" number:language="en" number:country="US">
      <style:text-properties fo:color="#ff0000"/>
      <number:text>(</number:text>
      <number:currency-symbol/>
      <number:number number:decimal-places="2" number:min-integer-digits="1" number:grouping="true"/>
      <number:text>)</number:text>
      <style:map style:condition="value()&gt;=0" style:apply-style-name="N8119P0"/>
    </number:currency-style>
    <number:date-style style:name="N8120" number:language="en" number:country="US">
      <number:month/>
      <number:text>/</number:text>
      <number:day/>
      <number:text>/</number:text>
      <number:year number:style="long"/>
    </number:date-style>
    <number:date-style style:name="N8121" number:language="en" number:country="US">
      <number:day/>
      <number:text>-</number:text>
      <number:month number:textual="true"/>
      <number:text>-</number:text>
      <number:year/>
    </number:date-style>
    <number:date-style style:name="N8122" number:language="en" number:country="US">
      <number:day/>
      <number:text>-</number:text>
      <number:month number:textual="true"/>
    </number:date-style>
    <number:date-style style:name="N8123" number:language="en" number:country="US">
      <number:month number:textual="true"/>
      <number:text>-</number:text>
      <number:year/>
    </number:date-style>
    <number:time-style style:name="N8124" number:language="en" number:country="US">
      <number:hours/>
      <number:text>:</number:text>
      <number:minutes number:style="long"/>
      <number:text> </number:text>
      <number:am-pm/>
    </number:time-style>
    <number:time-style style:name="N8125" number:language="en" number:country="US">
      <number:hours/>
      <number:text>:</number:text>
      <number:minutes number:style="long"/>
      <number:text>:</number:text>
      <number:seconds number:style="long"/>
      <number:text> </number:text>
      <number:am-pm/>
    </number:time-style>
    <number:time-style style:name="N8126" number:language="en" number:country="US">
      <number:hours/>
      <number:text>:</number:text>
      <number:minutes number:style="long"/>
    </number:time-style>
    <number:time-style style:name="N8127" number:language="en" number:country="US">
      <number:hours/>
      <number:text>:</number:text>
      <number:minutes number:style="long"/>
      <number:text>:</number:text>
      <number:seconds number:style="long"/>
    </number:time-style>
    <number:date-style style:name="N8128" number:language="en" number:country="US">
      <number:month/>
      <number:text>/</number:text>
      <number:day/>
      <number:text>/</number:text>
      <number:year number:style="long"/>
      <number:text> </number:text>
      <number:hours/>
      <number:text>:</number:text>
      <number:minutes number:style="long"/>
    </number:date-style>
    <number:number-style style:name="N8129P0" style:volatile="true" number:language="en" number:country="US">
      <number:number number:decimal-places="0" number:min-integer-digits="1" number:grouping="true"/>
      <number:text> </number:text>
    </number:number-style>
    <number:number-style style:name="N8129" number:language="en" number:country="US">
      <number:text>(</number:text>
      <number:number number:decimal-places="0" number:min-integer-digits="1" number:grouping="true"/>
      <number:text>)</number:text>
      <style:map style:condition="value()&gt;=0" style:apply-style-name="N8129P0"/>
    </number:number-style>
    <number:number-style style:name="N8130P0" style:volatile="true" number:language="en" number:country="US">
      <number:number number:decimal-places="0" number:min-integer-digits="1" number:grouping="true"/>
      <number:text> </number:text>
    </number:number-style>
    <number:number-style style:name="N8130" number:language="en" number:country="US">
      <style:text-properties fo:color="#ff0000"/>
      <number:text>(</number:text>
      <number:number number:decimal-places="0" number:min-integer-digits="1" number:grouping="true"/>
      <number:text>)</number:text>
      <style:map style:condition="value()&gt;=0" style:apply-style-name="N8130P0"/>
    </number:number-style>
    <number:number-style style:name="N8131P0" style:volatile="true" number:language="en" number:country="US">
      <number:number number:decimal-places="2" number:min-integer-digits="1" number:grouping="true"/>
      <number:text> </number:text>
    </number:number-style>
    <number:number-style style:name="N8131" number:language="en" number:country="US">
      <number:text>(</number:text>
      <number:number number:decimal-places="2" number:min-integer-digits="1" number:grouping="true"/>
      <number:text>)</number:text>
      <style:map style:condition="value()&gt;=0" style:apply-style-name="N8131P0"/>
    </number:number-style>
    <number:number-style style:name="N8132P0" style:volatile="true" number:language="en" number:country="US">
      <number:number number:decimal-places="2" number:min-integer-digits="1" number:grouping="true"/>
      <number:text> </number:text>
    </number:number-style>
    <number:number-style style:name="N8132" number:language="en" number:country="US">
      <style:text-properties fo:color="#ff0000"/>
      <number:text>(</number:text>
      <number:number number:decimal-places="2" number:min-integer-digits="1" number:grouping="true"/>
      <number:text>)</number:text>
      <style:map style:condition="value()&gt;=0" style:apply-style-name="N8132P0"/>
    </number:number-style>
    <number:number-style style:name="N8133P0" style:volatile="true" number:language="en" number:country="US">
      <number:text> </number:text>
      <number:number number:decimal-places="0" number:min-integer-digits="1" number:grouping="true"/>
      <number:text> </number:text>
    </number:number-style>
    <number:number-style style:name="N8133P1" style:volatile="true" number:language="en" number:country="US">
      <number:text> (</number:text>
      <number:number number:decimal-places="0" number:min-integer-digits="1" number:grouping="true"/>
      <number:text>)</number:text>
    </number:number-style>
    <number:number-style style:name="N8133P2" style:volatile="true" number:language="en" number:country="US">
      <number:text> - </number:text>
    </number:number-style>
    <number:text-style style:name="N8133" number:language="en" number:country="US">
      <number:text> </number:text>
      <number:text-content/>
      <number:text> </number:text>
      <style:map style:condition="value()&gt;0" style:apply-style-name="N8133P0"/>
      <style:map style:condition="value()&lt;0" style:apply-style-name="N8133P1"/>
      <style:map style:condition="value()=0" style:apply-style-name="N8133P2"/>
    </number:text-style>
    <number:currency-style style:name="N8134P0" style:volatile="true" number:language="en" number:country="US">
      <number:text> </number:text>
      <number:currency-symbol/>
      <number:number number:decimal-places="0" number:min-integer-digits="1" number:grouping="true"/>
      <number:text> </number:text>
    </number:currency-style>
    <number:currency-style style:name="N8134P1" style:volatile="true" number:language="en" number:country="US">
      <number:text> </number:text>
      <number:currency-symbol/>
      <number:text>(</number:text>
      <number:number number:decimal-places="0" number:min-integer-digits="1" number:grouping="true"/>
      <number:text>)</number:text>
    </number:currency-style>
    <number:currency-style style:name="N8134P2" style:volatile="true" number:language="en" number:country="US">
      <number:text> </number:text>
      <number:currency-symbol/>
      <number:text>- </number:text>
    </number:currency-style>
    <number:text-style style:name="N8134" number:language="en" number:country="US">
      <number:text> </number:text>
      <number:text-content/>
      <number:text> </number:text>
      <style:map style:condition="value()&gt;0" style:apply-style-name="N8134P0"/>
      <style:map style:condition="value()&lt;0" style:apply-style-name="N8134P1"/>
      <style:map style:condition="value()=0" style:apply-style-name="N8134P2"/>
    </number:text-style>
    <number:currency-style style:name="N8135P0" style:volatile="true" number:language="en" number:country="US">
      <number:text> </number:text>
      <number:currency-symbol/>
      <number:number number:decimal-places="2" number:min-integer-digits="1" number:grouping="true"/>
      <number:text> </number:text>
    </number:currency-style>
    <number:currency-style style:name="N8135P1" style:volatile="true" number:language="en" number:country="US">
      <number:text> </number:text>
      <number:currency-symbol/>
      <number:text>(</number:text>
      <number:number number:decimal-places="2" number:min-integer-digits="1" number:grouping="true"/>
      <number:text>)</number:text>
    </number:currency-style>
    <number:currency-style style:name="N8135P2" style:volatile="true" number:language="en" number:country="US">
      <number:text> </number:text>
      <number:currency-symbol/>
      <number:text>-</number:text>
      <number:number number:decimal-places="0" number:min-integer-digits="0"/>
      <number:text> </number:text>
    </number:currency-style>
    <number:text-style style:name="N8135" number:language="en" number:country="US">
      <number:text> </number:text>
      <number:text-content/>
      <number:text> </number:text>
      <style:map style:condition="value()&gt;0" style:apply-style-name="N8135P0"/>
      <style:map style:condition="value()&lt;0" style:apply-style-name="N8135P1"/>
      <style:map style:condition="value()=0" style:apply-style-name="N8135P2"/>
    </number:text-style>
    <number:time-style style:name="N8136" number:language="en" number:country="US">
      <number:minutes number:style="long"/>
      <number:text>:</number:text>
      <number:seconds number:style="long"/>
    </number:time-style>
    <number:time-style style:name="N8137" number:language="en" number:country="US" number:truncate-on-overflow="false">
      <number:hours/>
      <number:text>:</number:text>
      <number:minutes number:style="long"/>
      <number:text>:</number:text>
      <number:seconds number:style="long"/>
    </number:time-style>
    <number:time-style style:name="N8138" number:language="en" number:country="US">
      <number:minutes number:style="long"/>
      <number:text>:</number:text>
      <number:seconds number:style="long" number:decimal-places="1"/>
    </number:time-style>
    <number:number-style style:name="N8139"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20_Built-in_20_Comma" style:display-name="Excel Built-in Comma" style:family="table-cell" style:parent-style-name="Excel_20_Built-in_20_Normal" style:data-style-name="N116"/>
    <style:style style:name="Excel_20_Built-in_20_Percent" style:display-name="Excel Built-in Percent" style:family="table-cell" style:parent-style-name="Excel_20_Built-in_20_Normal" style:data-style-name="N8010"/>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26">10/26/2014</text:date>, <text:time>16:24:48</text:time></text:p>
        </style:region-right>
      </style:header>
      <style:header-left style:display="false"/>
      <style:footer>
        <text:p>Page <text:page-number>1</text:page-number> / <text:page-count>99</text:page-count></text:p>
      </style:footer>
      <style:footer-left style:display="false"/>
    </style:master-page>
    <style:master-page style:name="PageStyle_5f_restraining_20_orders" style:display-name="PageStyle_restraining orders" style:page-layout-name="Mpm3">
      <style:header style:display="false"/>
      <style:header-left style:display="false"/>
      <style:footer style:display="false"/>
      <style:footer-left style:display="false"/>
    </style:master-page>
    <style:master-page style:name="PageStyle_5f_DV_20_arrests" style:display-name="PageStyle_DV arrests" style:page-layout-name="Mpm3">
      <style:header style:display="false"/>
      <style:header-left style:display="false"/>
      <style:footer style:display="false"/>
      <style:footer-left style:display="false"/>
    </style:master-page>
    <style:master-page style:name="PageStyle_5f_DV_20_factors" style:display-name="PageStyle_DV factors" style:page-layout-name="Mpm3">
      <style:header style:display="false"/>
      <style:header-left style:display="false"/>
      <style:footer style:display="false"/>
      <style:footer-left style:display="false"/>
    </style:master-page>
    <style:master-page style:name="PageStyle_5f_DV_20_deaths" style:display-name="PageStyle_DV deaths" style:page-layout-name="Mpm3">
      <style:header style:display="false"/>
      <style:header-left style:display="false"/>
      <style:footer style:display="false"/>
      <style:footer-left style:display="false"/>
    </style:master-page>
    <style:master-page style:name="PageStyle_5f_all_20_arrests" style:display-name="PageStyle_all arres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2503" meta:object-count="0"/>
    <meta:generator>OpenOffice/4.1.1$Win32 OpenOffice.org_project/411m6$Build-9775</meta:generator>
  </office:meta>
</office:document-meta>
</file>